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10000000000004B60000037D09A2EDD99A9656CB.jpg" manifest:media-type="image/jpe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3" svg:font-family="Arial"/>
    <style:font-face style:name="Liberation Serif2" svg:font-family="'Liberation Serif'"/>
    <style:font-face style:name="Arial6" svg:font-family="Arial" style:font-family-generic="modern"/>
    <style:font-face style:name="Courier New1" svg:font-family="'Courier New'" style:font-family-generic="modern"/>
    <style:font-face style:name="Arial5" svg:font-family="Arial" style:font-family-generic="roman"/>
    <style:font-face style:name="Bookman Old Style1" svg:font-family="'Bookman Old Style'" style:font-family-generic="roman"/>
    <style:font-face style:name="Liberation Sans4" svg:font-family="'Liberation Sans'" style:font-family-generic="roman"/>
    <style:font-face style:name="Times New Roman3" svg:font-family="'Times New Roman'" style:font-family-generic="roman"/>
    <style:font-face style:name="Times New Roman" svg:font-family="'Times New Roman', 'Times New Roman'" style:font-family-generic="roman"/>
    <style:font-face style:name="Arial" svg:font-family="Arial" style:font-family-generic="swiss"/>
    <style:font-face style:name="DejaVu Sans1" svg:font-family="'DejaVu Sans'" style:font-family-generic="swiss"/>
    <style:font-face style:name="Liberation Sans1" svg:font-family="'Liberation Sans'" style:font-family-generic="swiss"/>
    <style:font-face style:name="Courier New" svg:font-family="'Courier New'" style:font-family-generic="modern" style:font-pitch="fixed"/>
    <style:font-face style:name="Arial2" svg:font-family="Arial" style:font-pitch="variable"/>
    <style:font-face style:name="Liberation Sans3" svg:font-family="'Liberation Sans'" style:font-pitch="variable"/>
    <style:font-face style:name="Liberation Serif1" svg:font-family="'Liberation Serif'" style:font-pitch="variable"/>
    <style:font-face style:name="Lucida Sans2" svg:font-family="'Lucida Sans'" style:font-pitch="variable"/>
    <style:font-face style:name="Microsoft YaHei1" svg:font-family="'Microsoft YaHei'" style:font-pitch="variable"/>
    <style:font-face style:name="Arial4" svg:font-family="Arial" style:font-family-generic="roman"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2" svg:font-family="'Microsoft YaHei'"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Times New Roman1"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Impact" svg:font-family="Impact" style:font-family-generic="swiss" style:font-pitch="variable"/>
    <style:font-face style:name="Liberation Sans2" svg:font-family="'Liberation Sans'" style:font-family-generic="swiss" style:font-pitch="variable"/>
    <style:font-face style:name="Lucida Sans3" svg:font-family="'Lucida Sans'" style:font-family-generic="swiss" style:font-pitch="variable"/>
    <style:font-face style:name="Microsoft YaHei3"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4" svg:font-family="'Times New Roman', 'Times New Roman'"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3" style:family="graphic" style:parent-style-name="Standard_5f_1">
      <style:graphic-properties draw:stroke="none" svg:stroke-color="#000000" draw:fill="none" draw:fill-color="#ffffff" draw:auto-grow-height="true" draw:auto-grow-width="false" fo:max-height="0cm" fo:min-height="1.102cm"/>
      <style:paragraph-properties style:writing-mode="lr-tb"/>
    </style:style>
    <style:style style:name="gr4" style:family="graphic" style:parent-style-name="standard">
      <style:graphic-properties svg:stroke-color="#ffffff" draw:fill-color="#ffffff" draw:textarea-horizontal-align="justify" draw:textarea-vertical-align="middle" draw:auto-grow-height="false" fo:min-height="0.848cm" fo:min-width="0.386cm"/>
    </style:style>
    <style:style style:name="gr5" style:family="graphic" style:parent-style-name="Standard_5f_1">
      <style:graphic-properties draw:stroke="none" svg:stroke-color="#000000" draw:fill="none" draw:fill-color="#ffffff" draw:auto-grow-height="true" draw:auto-grow-width="false" fo:max-height="0cm" fo:min-height="2.533cm"/>
      <style:paragraph-properties style:writing-mode="lr-tb"/>
    </style:style>
    <style:style style:name="gr6" style:family="graphic" style:parent-style-name="standard">
      <style:graphic-properties svg:stroke-color="#ffffff" draw:fill-color="#ffffff" draw:textarea-horizontal-align="justify" draw:textarea-vertical-align="middle" draw:auto-grow-height="false" fo:min-height="0.993cm" fo:min-width="0.609cm"/>
    </style:style>
    <style:style style:name="gr7" style:family="graphic" style:parent-style-name="Standard_5f_1">
      <style:graphic-properties draw:stroke="none" svg:stroke-color="#000000" draw:fill="none" draw:fill-color="#ffffff" draw:opacity="100%" draw:auto-grow-height="true" draw:auto-grow-width="false" fo:max-height="0cm" fo:min-height="1.137cm"/>
      <style:paragraph-properties style:writing-mode="lr-tb"/>
    </style:style>
    <style:style style:name="gr8" style:family="graphic" style:parent-style-name="standard">
      <style:graphic-properties svg:stroke-color="#ffffff" draw:fill-color="#ffffff" draw:textarea-horizontal-align="justify" draw:textarea-vertical-align="middle" draw:auto-grow-height="false" fo:min-height="0.59cm" fo:min-width="0.25cm"/>
    </style:style>
    <style:style style:name="gr9" style:family="graphic" style:parent-style-name="standard">
      <style:graphic-properties svg:stroke-color="#ffffff" draw:fill-color="#ffffff" draw:textarea-horizontal-align="justify" draw:textarea-vertical-align="middle" draw:auto-grow-height="false" fo:min-height="0.272cm" fo:min-width="0cm"/>
    </style:style>
    <style:style style:name="gr10" style:family="graphic" style:parent-style-name="Standard_5f_1">
      <style:graphic-properties draw:shadow="visible"/>
    </style:style>
    <style:style style:name="gr11" style:family="graphic" style:parent-style-name="objectwithoutfill">
      <style:graphic-properties svg:stroke-color="#333333" draw:fill="none" draw:textarea-vertical-align="middle"/>
    </style:style>
    <style:style style:name="gr12" style:family="graphic" style:parent-style-name="objectwithoutfill">
      <style:graphic-properties svg:stroke-width="0.1cm" svg:stroke-color="#333333" draw:marker-start-width="0.35cm" draw:marker-end-width="0.35cm" draw:fill="none" draw:textarea-vertical-align="middle" fo:padding-top="0.175cm" fo:padding-bottom="0.175cm" fo:padding-left="0.3cm" fo:padding-right="0.3cm"/>
    </style:style>
    <style:style style:name="gr13" style:family="graphic" style:parent-style-name="objectwithoutfill">
      <style:graphic-properties svg:stroke-width="0.018cm" svg:stroke-color="#ffffff" draw:marker-start-width="0.227cm" draw:marker-end-width="0.227cm" draw:fill="none" draw:textarea-vertical-align="middle" fo:padding-top="0.134cm" fo:padding-bottom="0.134cm" fo:padding-left="0.259cm" fo:padding-right="0.259cm"/>
    </style:style>
    <style:style style:name="gr14" style:family="graphic" style:parent-style-name="standard" style:list-style-name="L1">
      <style:graphic-properties draw:stroke="none" svg:stroke-color="#000000" draw:fill="solid" draw:fill-color="#ffffff" draw:auto-grow-height="true" draw:auto-grow-width="false" fo:max-height="0cm" fo:min-height="14.25cm"/>
      <style:paragraph-properties style:writing-mode="lr-tb"/>
    </style:style>
    <style:style style:name="gr15" style:family="graphic" style:parent-style-name="standard" style:list-style-name="L1">
      <style:graphic-properties draw:stroke="none" svg:stroke-color="#000000" draw:fill="solid" draw:fill-color="#ffffff" draw:auto-grow-height="true" draw:auto-grow-width="false" fo:max-height="0cm" fo:min-height="14.25cm"/>
      <style:paragraph-properties style:writing-mode="lr-tb"/>
    </style:style>
    <style:style style:name="gr16" style:family="graphic" style:parent-style-name="standard">
      <style:graphic-properties svg:stroke-color="#000000" draw:fill-color="#b2b2b2" draw:opacity="50%" draw:textarea-horizontal-align="justify" draw:textarea-vertical-align="middle" draw:auto-grow-height="false" fo:min-height="0.95cm" fo:min-width="2.3cm"/>
    </style:style>
    <style:style style:name="gr17" style:family="graphic" style:parent-style-name="standard">
      <style:graphic-properties svg:stroke-color="#000000" draw:fill-color="#b2b2b2" draw:opacity="50%" draw:textarea-horizontal-align="justify" draw:textarea-vertical-align="middle" draw:auto-grow-height="false" fo:min-height="0.95cm" fo:min-width="1.8cm"/>
    </style:style>
    <style:style style:name="gr18" style:family="graphic" style:parent-style-name="standard">
      <style:graphic-properties svg:stroke-opacity="0%" draw:fill-color="#ffffff" draw:textarea-horizontal-align="justify" draw:textarea-vertical-align="middle" draw:auto-grow-height="false" fo:min-height="1.064cm" fo:min-width="7.517cm"/>
    </style:style>
    <style:style style:name="gr19" style:family="graphic" style:parent-style-name="standard">
      <style:graphic-properties svg:stroke-color="#000000" draw:fill-color="#b2b2b2" draw:opacity="50%" draw:textarea-horizontal-align="justify" draw:textarea-vertical-align="middle" draw:auto-grow-height="false" fo:min-height="0.95cm" fo:min-width="2.39cm"/>
    </style:style>
    <style:style style:name="gr2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1" style:family="graphic" style:parent-style-name="standard" style:list-style-name="L2">
      <style:graphic-properties draw:stroke="none" svg:stroke-color="#000000" draw:fill="none" draw:fill-color="#ffffff" draw:auto-grow-height="true" draw:auto-grow-width="false" fo:max-height="0cm" fo:min-height="2.153cm"/>
      <style:paragraph-properties style:writing-mode="lr-tb"/>
    </style:style>
    <style:style style:name="gr22" style:family="graphic" style:parent-style-name="standard" style:list-style-name="L2">
      <style:graphic-properties draw:stroke="none" svg:stroke-color="#000000" draw:fill="none" draw:fill-color="#ffffff" draw:auto-grow-height="true" draw:auto-grow-width="false" fo:max-height="0cm" fo:min-height="2.127cm"/>
      <style:paragraph-properties style:writing-mode="lr-tb"/>
    </style:style>
    <style:style style:name="gr23" style:family="graphic" style:parent-style-name="standard" style:list-style-name="L10">
      <style:graphic-properties draw:stroke="none" svg:stroke-color="#000000" draw:fill="none" draw:fill-color="#ffffff" draw:auto-grow-height="true" draw:auto-grow-width="false" fo:max-height="0cm" fo:min-height="3.858cm"/>
      <style:paragraph-properties style:writing-mode="lr-tb"/>
    </style:style>
    <style:style style:name="gr24" style:family="graphic" style:parent-style-name="standard" style:list-style-name="L1">
      <style:graphic-properties draw:stroke="none" svg:stroke-color="#000000" draw:fill="solid" draw:fill-color="#ffffff" draw:auto-grow-height="true" draw:auto-grow-width="false" fo:max-height="0cm" fo:min-height="14.25cm"/>
      <style:paragraph-properties style:writing-mode="lr-tb"/>
    </style:style>
    <style:style style:name="gr25" style:family="graphic" style:parent-style-name="standard" style:list-style-name="L1">
      <style:graphic-properties draw:stroke="none" svg:stroke-color="#000000" draw:fill="solid" draw:fill-color="#ffffff" draw:auto-grow-height="true" draw:auto-grow-width="false" fo:max-height="0cm" fo:min-height="14.795cm"/>
      <style:paragraph-properties style:writing-mode="lr-tb"/>
    </style:style>
    <style:style style:name="gr26" style:family="graphic" style:parent-style-name="standard" style:list-style-name="L1">
      <style:graphic-properties draw:stroke="none" svg:stroke-color="#000000" draw:fill="solid" draw:fill-color="#ffffff" draw:opacity="100%" draw:auto-grow-height="true" draw:auto-grow-width="false" fo:max-height="0cm" fo:min-height="7.009cm"/>
      <style:paragraph-properties style:writing-mode="lr-tb"/>
    </style:style>
    <style:style style:name="gr27" style:family="graphic" style:parent-style-name="standard">
      <style:graphic-properties svg:stroke-color="#eeeeee" svg:stroke-opacity="100%" draw:stroke-linejoin="bevel" svg:stroke-linecap="square" draw:fill-color="#eeeeee" draw:textarea-horizontal-align="justify" draw:textarea-vertical-align="middle" draw:auto-grow-height="false" fo:min-height="2.05cm" fo:min-width="0cm" loext:softedge-radius="0.071cm"/>
    </style:style>
    <style:style style:name="gr28" style:family="graphic" style:parent-style-name="standard">
      <style:graphic-properties svg:stroke-color="#eeeeee" svg:stroke-linecap="square" draw:fill-color="#eeeeee" draw:textarea-horizontal-align="justify" draw:textarea-vertical-align="middle" draw:auto-grow-height="false" fo:min-height="0.95cm" fo:min-width="1.5cm" loext:softedge-radius="0.035cm"/>
    </style:style>
    <style:style style:name="pr1" style:family="presentation" style:parent-style-name="Standard-title">
      <style:graphic-properties fo:min-height="9.149cm"/>
      <style:paragraph-properties style:writing-mode="lr-tb"/>
    </style:style>
    <style:style style:name="pr2" style:family="presentation" style:parent-style-name="Standard-subtitle">
      <style:graphic-properties draw:fill-color="#ffffff" fo:min-height="6.8cm"/>
      <style:paragraph-properties style:writing-mode="lr-tb"/>
    </style:style>
    <style:style style:name="pr3" style:family="presentation" style:parent-style-name="Standard-notes">
      <style:graphic-properties draw:fill-color="#ffffff" draw:auto-grow-height="true" fo:min-height="11.429cm"/>
      <style:paragraph-properties style:writing-mode="lr-tb"/>
    </style:style>
    <style:style style:name="pr4" style:family="presentation" style:parent-style-name="Title_20_and_20_chart_20_1-title">
      <style:graphic-properties draw:auto-grow-height="true" fo:min-height="3.435cm"/>
      <style:paragraph-properties style:writing-mode="lr-tb"/>
    </style:style>
    <style:style style:name="pr5" style:family="presentation" style:parent-style-name="Title_20_and_20_chart_20_1-outline1">
      <style:graphic-properties fo:min-height="8.884cm"/>
      <style:paragraph-properties style:writing-mode="lr-tb"/>
    </style:style>
    <style:style style:name="pr6" style:family="presentation" style:parent-style-name="Title_20_and_20_chart_20_1-notes">
      <style:graphic-properties draw:fill-color="#ffffff" draw:auto-grow-height="true" fo:min-height="13.364cm"/>
      <style:paragraph-properties style:writing-mode="lr-tb"/>
    </style:style>
    <style:style style:name="pr7" style:family="presentation" style:parent-style-name="Title_20_and_20_chart_20_1-title">
      <style:graphic-properties draw:opacity="50%" fo:min-height="3.18cm"/>
      <style:paragraph-properties style:writing-mode="lr-tb"/>
    </style:style>
    <style:style style:name="pr8" style:family="presentation" style:parent-style-name="Title_20_and_20_chart_20_1-title">
      <style:graphic-properties fo:min-height="3.18cm"/>
      <style:paragraph-properties style:writing-mode="lr-tb"/>
    </style:style>
    <style:style style:name="pr9" style:family="presentation" style:parent-style-name="Title_20_and_20_chart_20_1-outline1" style:list-style-name="L2">
      <style:graphic-properties fo:min-height="13.005cm"/>
      <style:paragraph-properties style:writing-mode="lr-tb"/>
    </style:style>
    <style:style style:name="pr10" style:family="presentation" style:parent-style-name="Title_20_and_20_chart_20_1-outline1">
      <style:graphic-properties fo:min-height="13.005cm"/>
      <style:paragraph-properties style:writing-mode="lr-tb"/>
    </style:style>
    <style:style style:name="pr11" style:family="presentation" style:parent-style-name="Title_20_and_20_chart_20_1-title">
      <style:graphic-properties fo:min-height="3.473cm"/>
      <style:paragraph-properties style:writing-mode="lr-tb"/>
    </style:style>
    <style:style style:name="pr12" style:family="presentation" style:parent-style-name="Title_20_and_20_chart_20_1-title">
      <style:graphic-properties draw:auto-grow-height="true" fo:min-height="3.473cm"/>
      <style:paragraph-properties style:writing-mode="lr-tb"/>
    </style:style>
    <style:style style:name="pr13" style:family="presentation" style:parent-style-name="Title_20_and_20_chart_20_1-outline1" style:list-style-name="L11">
      <style:graphic-properties fo:min-height="13.005cm"/>
      <style:paragraph-properties style:writing-mode="lr-tb"/>
    </style:style>
    <style:style style:name="co1" style:family="table-column">
      <style:table-column-properties style:column-width="4.814cm" style:use-optimal-column-width="false"/>
    </style:style>
    <style:style style:name="co2" style:family="table-column">
      <style:table-column-properties style:column-width="4.496cm" style:use-optimal-column-width="false"/>
    </style:style>
    <style:style style:name="co3" style:family="table-column">
      <style:table-column-properties style:column-width="4.912cm" style:use-optimal-column-width="false"/>
    </style:style>
    <style:style style:name="co4" style:family="table-column">
      <style:table-column-properties style:column-width="4.254cm" style:use-optimal-column-width="false"/>
    </style:style>
    <style:style style:name="co5" style:family="table-column">
      <style:table-column-properties style:column-width="5.257cm" style:use-optimal-column-width="false"/>
    </style:style>
    <style:style style:name="co6" style:family="table-column">
      <style:table-column-properties style:column-width="3.946cm" style:use-optimal-column-width="false"/>
    </style:style>
    <style:style style:name="co7" style:family="table-column">
      <style:table-column-properties style:column-width="3.813cm" style:use-optimal-column-width="false"/>
    </style:style>
    <style:style style:name="co8" style:family="table-column">
      <style:table-column-properties style:column-width="1.464cm" style:use-optimal-column-width="false"/>
    </style:style>
    <style:style style:name="co9" style:family="table-column">
      <style:table-column-properties style:column-width="1.757cm" style:use-optimal-column-width="false"/>
    </style:style>
    <style:style style:name="co10" style:family="table-column">
      <style:table-column-properties style:column-width="1.38cm" style:use-optimal-column-width="false"/>
    </style:style>
    <style:style style:name="co11" style:family="table-column">
      <style:table-column-properties style:column-width="1.655cm" style:use-optimal-column-width="false"/>
    </style:style>
    <style:style style:name="co12" style:family="table-column">
      <style:table-column-properties style:column-width="1.54cm" style:use-optimal-column-width="false"/>
    </style:style>
    <style:style style:name="co13" style:family="table-column">
      <style:table-column-properties style:column-width="2.295cm" style:use-optimal-column-width="false"/>
    </style:style>
    <style:style style:name="co14" style:family="table-column">
      <style:table-column-properties style:column-width="1.925cm" style:use-optimal-column-width="false"/>
    </style:style>
    <style:style style:name="co15" style:family="table-column">
      <style:table-column-properties style:column-width="2.133cm" style:use-optimal-column-width="false"/>
    </style:style>
    <style:style style:name="co16" style:family="table-column">
      <style:table-column-properties style:column-width="2.081cm" style:use-optimal-column-width="false"/>
    </style:style>
    <style:style style:name="co17" style:family="table-column">
      <style:table-column-properties style:column-width="2.075cm" style:use-optimal-column-width="false"/>
    </style:style>
    <style:style style:name="co18" style:family="table-column">
      <style:table-column-properties style:column-width="1.063cm" style:use-optimal-column-width="false"/>
    </style:style>
    <style:style style:name="co19" style:family="table-column">
      <style:table-column-properties style:column-width="1.393cm" style:use-optimal-column-width="false"/>
    </style:style>
    <style:style style:name="co20" style:family="table-column">
      <style:table-column-properties style:column-width="1.727cm" style:use-optimal-column-width="false"/>
    </style:style>
    <style:style style:name="co21" style:family="table-column">
      <style:table-column-properties style:column-width="1.26cm" style:use-optimal-column-width="false"/>
    </style:style>
    <style:style style:name="co22" style:family="table-column">
      <style:table-column-properties style:column-width="1.354cm" style:use-optimal-column-width="false"/>
    </style:style>
    <style:style style:name="co23" style:family="table-column">
      <style:table-column-properties style:column-width="2.4cm" style:use-optimal-column-width="false"/>
    </style:style>
    <style:style style:name="co24" style:family="table-column">
      <style:table-column-properties style:column-width="1.23cm" style:use-optimal-column-width="false"/>
    </style:style>
    <style:style style:name="co25" style:family="table-column">
      <style:table-column-properties style:column-width="1.108cm" style:use-optimal-column-width="false"/>
    </style:style>
    <style:style style:name="co26" style:family="table-column">
      <style:table-column-properties style:column-width="2.338cm" style:use-optimal-column-width="false"/>
    </style:style>
    <style:style style:name="co27" style:family="table-column">
      <style:table-column-properties style:column-width="1.446cm" style:use-optimal-column-width="false"/>
    </style:style>
    <style:style style:name="co28" style:family="table-column">
      <style:table-column-properties style:column-width="1.415cm" style:use-optimal-column-width="false"/>
    </style:style>
    <style:style style:name="co29" style:family="table-column">
      <style:table-column-properties style:column-width="2.615cm" style:use-optimal-column-width="false"/>
    </style:style>
    <style:style style:name="co30" style:family="table-column">
      <style:table-column-properties style:column-width="2.692cm" style:use-optimal-column-width="false"/>
    </style:style>
    <style:style style:name="co31" style:family="table-column">
      <style:table-column-properties style:column-width="2.046cm" style:use-optimal-column-width="false"/>
    </style:style>
    <style:style style:name="co32" style:family="table-column">
      <style:table-column-properties style:column-width="2.082cm" style:use-optimal-column-width="false"/>
    </style:style>
    <style:style style:name="co33" style:family="table-column">
      <style:table-column-properties style:column-width="2.716cm" style:use-optimal-column-width="false"/>
    </style:style>
    <style:style style:name="co34" style:family="table-column">
      <style:table-column-properties style:column-width="2.416cm" style:use-optimal-column-width="false"/>
    </style:style>
    <style:style style:name="co35" style:family="table-column">
      <style:table-column-properties style:column-width="3.549cm" style:use-optimal-column-width="false"/>
    </style:style>
    <style:style style:name="co36" style:family="table-column">
      <style:table-column-properties style:column-width="3.472cm" style:use-optimal-column-width="false"/>
    </style:style>
    <style:style style:name="co37" style:family="table-column">
      <style:table-column-properties style:column-width="3.511cm" style:use-optimal-column-width="false"/>
    </style:style>
    <style:style style:name="co38" style:family="table-column">
      <style:table-column-properties style:column-width="3.885cm" style:use-optimal-column-width="false"/>
    </style:style>
    <style:style style:name="co39" style:family="table-column">
      <style:table-column-properties style:column-width="3.137cm" style:use-optimal-column-width="false"/>
    </style:style>
    <style:style style:name="co40" style:family="table-column">
      <style:table-column-properties style:column-width="3.086cm" style:use-optimal-column-width="false"/>
    </style:style>
    <style:style style:name="co41" style:family="table-column">
      <style:table-column-properties style:column-width="2.366cm" style:use-optimal-column-width="false"/>
    </style:style>
    <style:style style:name="co42" style:family="table-column">
      <style:table-column-properties style:column-width="2.419cm" style:use-optimal-column-width="false"/>
    </style:style>
    <style:style style:name="co43" style:family="table-column">
      <style:table-column-properties style:column-width="2.393cm" style:use-optimal-column-width="false"/>
    </style:style>
    <style:style style:name="co44" style:family="table-column">
      <style:table-column-properties style:column-width="2.402cm" style:use-optimal-column-width="false"/>
    </style:style>
    <style:style style:name="co45" style:family="table-column">
      <style:table-column-properties style:column-width="1.917cm" style:use-optimal-column-width="false"/>
    </style:style>
    <style:style style:name="co46" style:family="table-column">
      <style:table-column-properties style:column-width="2.814cm" style:use-optimal-column-width="false"/>
    </style:style>
    <style:style style:name="co47" style:family="table-column">
      <style:table-column-properties style:column-width="1.851cm" style:use-optimal-column-width="false"/>
    </style:style>
    <style:style style:name="co48" style:family="table-column">
      <style:table-column-properties style:column-width="2.418cm" style:use-optimal-column-width="false"/>
    </style:style>
    <style:style style:name="co49" style:family="table-column">
      <style:table-column-properties style:column-width="2.674cm" style:use-optimal-column-width="false"/>
    </style:style>
    <style:style style:name="co50" style:family="table-column">
      <style:table-column-properties style:column-width="2.306cm" style:use-optimal-column-width="false"/>
    </style:style>
    <style:style style:name="co51" style:family="table-column">
      <style:table-column-properties style:column-width="2.166cm" style:use-optimal-column-width="false"/>
    </style:style>
    <style:style style:name="co52" style:family="table-column">
      <style:table-column-properties style:column-width="2.933cm" style:use-optimal-column-width="false"/>
    </style:style>
    <style:style style:name="co53" style:family="table-column">
      <style:table-column-properties style:column-width="2.897cm" style:use-optimal-column-width="false"/>
    </style:style>
    <style:style style:name="co54" style:family="table-column">
      <style:table-column-properties style:column-width="9.771cm" style:use-optimal-column-width="false"/>
    </style:style>
    <style:style style:name="co55" style:family="table-column">
      <style:table-column-properties style:column-width="6.272cm" style:use-optimal-column-width="false"/>
    </style:style>
    <style:style style:name="co56" style:family="table-column">
      <style:table-column-properties style:column-width="6.402cm" style:use-optimal-column-width="false"/>
    </style:style>
    <style:style style:name="co57" style:family="table-column">
      <style:table-column-properties style:column-width="6.155cm" style:use-optimal-column-width="false"/>
    </style:style>
    <style:style style:name="ro1" style:family="table-row">
      <style:table-row-properties style:row-height="1.911cm" style:use-optimal-row-height="false"/>
    </style:style>
    <style:style style:name="ro2" style:family="table-row">
      <style:table-row-properties style:row-height="1.52cm" style:use-optimal-row-height="false"/>
    </style:style>
    <style:style style:name="ro3" style:family="table-row">
      <style:table-row-properties style:row-height="1.363cm" style:use-optimal-row-height="false"/>
    </style:style>
    <style:style style:name="ro4" style:family="table-row">
      <style:table-row-properties style:row-height="1.364cm" style:use-optimal-row-height="false"/>
    </style:style>
    <style:style style:name="ro5" style:family="table-row">
      <style:table-row-properties style:row-height="1.391cm" style:use-optimal-row-height="false"/>
    </style:style>
    <style:style style:name="ro6" style:family="table-row">
      <style:table-row-properties style:row-height="1.345cm" style:use-optimal-row-height="false"/>
    </style:style>
    <style:style style:name="ro7" style:family="table-row">
      <style:table-row-properties style:row-height="1.346cm" style:use-optimal-row-height="false"/>
    </style:style>
    <style:style style:name="ro8" style:family="table-row">
      <style:table-row-properties style:row-height="1.264cm" style:use-optimal-row-height="false"/>
    </style:style>
    <style:style style:name="ro9" style:family="table-row">
      <style:table-row-properties style:row-height="1.455cm" style:use-optimal-row-height="false"/>
    </style:style>
    <style:style style:name="ro10" style:family="table-row">
      <style:table-row-properties style:row-height="1.286cm" style:use-optimal-row-height="false"/>
    </style:style>
    <style:style style:name="ro11" style:family="table-row">
      <style:table-row-properties style:row-height="1.212cm" style:use-optimal-row-height="false"/>
    </style:style>
    <style:style style:name="ro12" style:family="table-row">
      <style:table-row-properties style:row-height="1.344cm" style:use-optimal-row-height="false"/>
    </style:style>
    <style:style style:name="ro13" style:family="table-row">
      <style:table-row-properties style:row-height="1.412cm" style:use-optimal-row-height="false"/>
    </style:style>
    <style:style style:name="ro14" style:family="table-row">
      <style:table-row-properties style:row-height="1.301cm" style:use-optimal-row-height="false"/>
    </style:style>
    <style:style style:name="ro15" style:family="table-row">
      <style:table-row-properties style:row-height="1.643cm" style:use-optimal-row-height="false"/>
    </style:style>
    <style:style style:name="ro16" style:family="table-row">
      <style:table-row-properties style:row-height="1.275cm" style:use-optimal-row-height="false"/>
    </style:style>
    <style:style style:name="ro17" style:family="table-row">
      <style:table-row-properties style:row-height="0.6cm" style:use-optimal-row-height="false"/>
    </style:style>
    <style:style style:name="ro18" style:family="table-row">
      <style:table-row-properties style:row-height="1.234cm" style:use-optimal-row-height="false"/>
    </style:style>
    <style:style style:name="ro19" style:family="table-row">
      <style:table-row-properties style:row-height="1.214cm" style:use-optimal-row-height="false"/>
    </style:style>
    <style:style style:name="ro20" style:family="table-row">
      <style:table-row-properties style:row-height="1.215cm" style:use-optimal-row-height="false"/>
    </style:style>
    <style:style style:name="ro21" style:family="table-row">
      <style:table-row-properties style:row-height="1.205cm" style:use-optimal-row-height="false"/>
    </style:style>
    <style:style style:name="ro22" style:family="table-row">
      <style:table-row-properties style:row-height="1.176cm" style:use-optimal-row-height="false"/>
    </style:style>
    <style:style style:name="ro23" style:family="table-row">
      <style:table-row-properties style:row-height="0.763cm" style:use-optimal-row-height="false"/>
    </style:style>
    <style:style style:name="ro24" style:family="table-row">
      <style:table-row-properties style:row-height="1.194cm" style:use-optimal-row-height="false"/>
    </style:style>
    <style:style style:name="ro25" style:family="table-row">
      <style:table-row-properties style:row-height="1.222cm" style:use-optimal-row-height="false"/>
    </style:style>
    <style:style style:name="ro26" style:family="table-row">
      <style:table-row-properties style:row-height="0.974cm" style:use-optimal-row-height="false"/>
    </style:style>
    <style:style style:name="ro27" style:family="table-row">
      <style:table-row-properties style:row-height="0.92cm" style:use-optimal-row-height="false"/>
    </style:style>
    <style:style style:name="ro28" style:family="table-row">
      <style:table-row-properties style:row-height="0.9cm" style:use-optimal-row-height="false"/>
    </style:style>
    <style:style style:name="ro29" style:family="table-row">
      <style:table-row-properties style:row-height="2.149cm" style:use-optimal-row-height="false"/>
    </style:style>
    <style:style style:name="ro30" style:family="table-row">
      <style:table-row-properties style:row-height="0.747cm" style:use-optimal-row-height="false"/>
    </style:style>
    <style:style style:name="ro31" style:family="table-row">
      <style:table-row-properties style:row-height="1.074cm" style:use-optimal-row-height="false"/>
    </style:style>
    <style:style style:name="ro32" style:family="table-row">
      <style:table-row-properties style:row-height="1.865cm" style:use-optimal-row-height="false"/>
    </style:style>
    <style:style style:name="ro33" style:family="table-row">
      <style:table-row-properties style:row-height="2.175cm" style:use-optimal-row-height="false"/>
    </style:style>
    <style:style style:name="ro34" style:family="table-row">
      <style:table-row-properties style:row-height="1.546cm" style:use-optimal-row-height="false"/>
    </style:style>
    <style:style style:name="ce1" style:family="table-cell">
      <style:text-properties style:font-name="Liberation Serif" fo:font-size="22pt" fo:font-style="normal" fo:font-weight="bold" style:font-size-asian="26pt" style:font-style-asian="normal" style:font-weight-asian="bold" style:font-size-complex="26pt" style:font-style-complex="normal" style:font-weight-complex="bold"/>
    </style:style>
    <style:style style:name="ce2" style:family="table-cell">
      <style:paragraph-properties fo:margin-left="0cm" fo:margin-right="0cm" fo:margin-top="0cm" fo:margin-bottom="0cm" fo:line-height="100%" fo:text-indent="0cm"/>
      <style:text-properties style:font-name="Liberation Serif" fo:font-size="22pt" fo:font-style="normal" fo:font-weight="bold" style:font-size-asian="26pt" style:font-style-asian="normal" style:font-weight-asian="bold" style:font-size-complex="26pt" style:font-style-complex="normal" style:font-weight-complex="bold"/>
    </style:style>
    <style:style style:name="ce3" style:family="table-cell">
      <style:paragraph-properties fo:margin-left="0cm" fo:margin-right="0cm" fo:margin-top="0cm" fo:margin-bottom="0cm" fo:line-height="100%" fo:text-indent="0cm"/>
      <style:text-properties style:font-name="Liberation Serif" fo:font-size="22pt" fo:font-style="normal" style:font-size-asian="26pt" style:font-style-asian="normal" style:font-size-complex="26pt" style:font-style-complex="normal"/>
    </style:style>
    <style:style style:name="ce4" style:family="table-cell">
      <loext:graphic-properties draw:textarea-vertical-align="middle"/>
      <style:paragraph-properties fo:line-height="115%"/>
      <style:text-properties fo:color="#000000" loext:opacity="100%" fo:font-size="24pt" style:font-size-asian="24pt" style:font-size-complex="24pt"/>
    </style:style>
    <style:style style:name="ce5" style:family="table-cell">
      <loext:graphic-properties draw:textarea-vertical-align="middle"/>
      <style:text-properties fo:font-size="24pt" fo:font-style="italic" style:font-size-asian="24pt" style:font-style-asian="italic" style:font-size-complex="24pt" style:font-style-complex="italic"/>
    </style:style>
    <style:style style:name="ce6" style:family="table-cell">
      <loext:graphic-properties draw:textarea-vertical-align="middle"/>
      <style:text-properties style:font-name="Bookman Old Style" fo:font-size="26pt" style:font-size-asian="26pt" style:font-size-complex="26pt"/>
    </style:style>
    <style:style style:name="ce7" style:family="table-cell">
      <loext:graphic-properties draw:textarea-vertical-align="middle"/>
      <style:paragraph-properties fo:margin-left="0cm" fo:margin-right="0cm" fo:margin-top="0cm" fo:margin-bottom="0cm" fo:line-height="100%" fo:text-indent="0cm"/>
      <style:text-properties style:font-name="Liberation Sans2" fo:font-size="24pt" style:font-size-asian="24pt" style:font-size-complex="24pt"/>
    </style:style>
    <style:style style:name="ce8" style:family="table-cell">
      <loext:graphic-properties draw:textarea-vertical-align="middle"/>
      <style:paragraph-properties fo:margin-left="0cm" fo:margin-right="0cm" fo:margin-top="0.176cm" fo:margin-bottom="0.071cm" style:line-height-at-least="0.383cm" fo:text-indent="0cm"/>
      <style:text-properties fo:color="#000000" loext:opacity="100%" style:font-name="Liberation Sans2" fo:font-size="24pt" style:font-name-asian="Times New Roman" style:font-size-asian="24pt" style:font-name-complex="Times New Roman" style:font-size-complex="24pt"/>
    </style:style>
    <style:style style:name="ce9" style:family="table-cell">
      <loext:graphic-properties draw:textarea-vertical-align="middle"/>
      <style:text-properties style:font-name="Liberation Sans2" fo:font-size="24pt" style:font-size-asian="24pt" style:font-size-complex="24pt"/>
    </style:style>
    <style:style style:name="ce10" style:family="table-cell">
      <loext:graphic-properties draw:textarea-vertical-align="middle"/>
      <style:paragraph-properties fo:margin-left="0cm" fo:margin-right="0cm" fo:margin-top="0cm" fo:margin-bottom="0cm" fo:line-height="115%" fo:text-indent="0cm"/>
      <style:text-properties style:font-name="Liberation Sans2" fo:font-size="24pt" style:font-size-asian="24pt" style:font-size-complex="24pt"/>
    </style:style>
    <style:style style:name="ce11" style:family="table-cell">
      <loext:graphic-properties draw:fill-color="#cccccc" draw:textarea-vertical-align="middle"/>
      <style:text-properties fo:font-size="24pt" style:font-size-asian="24pt" style:font-size-complex="24pt"/>
    </style:style>
    <style:style style:name="ce12" style:family="table-cell">
      <loext:graphic-properties draw:fill-color="#cccccc" draw:textarea-vertical-align="middle"/>
      <style:text-properties fo:font-size="24pt" fo:font-style="italic" style:font-size-asian="24pt" style:font-style-asian="italic" style:font-size-complex="24pt" style:font-style-complex="italic"/>
    </style:style>
    <style:style style:name="ce13" style:family="table-cell">
      <loext:graphic-properties draw:fill-color="#cccccc" draw:textarea-vertical-align="middle"/>
      <style:text-properties style:font-name="Bookman Old Style" fo:font-size="26pt" style:font-size-asian="26pt" style:font-size-complex="26pt"/>
    </style:style>
    <style:style style:name="ce14" style:family="table-cell">
      <loext:graphic-properties draw:fill-color="#cccccc" draw:textarea-vertical-align="middle"/>
      <style:paragraph-properties fo:margin-left="0cm" fo:margin-right="0cm" fo:margin-top="0cm" fo:margin-bottom="0cm" fo:line-height="100%" fo:text-indent="0cm"/>
      <style:text-properties style:font-name="Liberation Sans2" fo:font-size="24pt" style:font-size-asian="24pt" style:font-size-complex="24pt"/>
    </style:style>
    <style:style style:name="ce15" style:family="table-cell">
      <loext:graphic-properties draw:fill-color="#cccccc" draw:textarea-vertical-align="middle"/>
      <style:text-properties style:font-name="Liberation Sans2" fo:font-size="24pt" style:font-size-asian="24pt" style:font-size-complex="24pt"/>
    </style:style>
    <style:style style:name="ce16" style:family="table-cell">
      <loext:graphic-properties draw:fill-color="#cccccc" draw:textarea-vertical-align="middle"/>
      <style:paragraph-properties fo:margin-left="0cm" fo:margin-right="0cm" fo:margin-top="0cm" fo:margin-bottom="0cm" fo:line-height="100%" fo:text-indent="0cm"/>
      <style:text-properties style:font-name="Liberation Serif" fo:font-size="26pt" fo:font-style="italic" style:font-size-asian="26pt" style:font-style-asian="italic" style:font-size-complex="26pt" style:font-style-complex="italic"/>
    </style:style>
    <style:style style:name="ce17" style:family="table-cell">
      <loext:graphic-properties draw:fill-color="#cccccc" draw:textarea-vertical-align="middle"/>
      <style:paragraph-properties fo:margin-left="0cm" fo:margin-right="0cm" fo:margin-top="0cm" fo:margin-bottom="0cm" fo:line-height="100%" fo:text-indent="0cm"/>
      <style:text-properties style:font-name="Bookman Old Style" fo:font-size="26pt" fo:font-style="normal" style:font-size-asian="26pt" style:font-style-asian="normal" style:font-size-complex="26pt" style:font-style-complex="normal"/>
    </style:style>
    <style:style style:name="ce18" style:family="table-cell">
      <loext:graphic-properties draw:fill-color="#cccccc" draw:textarea-vertical-align="middle"/>
      <style:paragraph-properties fo:margin-left="0cm" fo:margin-right="0cm" fo:margin-top="0cm" fo:margin-bottom="0cm" fo:line-height="100%" fo:text-indent="0cm"/>
      <style:text-properties style:font-name="Liberation Sans2" fo:font-size="24pt" fo:font-style="normal" style:font-size-asian="24pt" style:font-style-asian="normal" style:font-size-complex="24pt" style:font-style-complex="normal"/>
    </style:style>
    <style:style style:name="ce19" style:family="table-cell">
      <loext:graphic-properties draw:fill-color="#cccccc"/>
      <style:paragraph-properties fo:text-align="start" fo:border="0.03pt solid #ffffff"/>
      <style:text-properties fo:font-size="26pt" style:font-size-asian="26pt" style:font-size-complex="26pt"/>
    </style:style>
    <style:style style:name="ce20" style:family="table-cell">
      <loext:graphic-properties draw:fill-color="#cccccc"/>
      <style:paragraph-properties fo:margin-left="0cm" fo:margin-right="0cm" fo:margin-top="0cm" fo:margin-bottom="0cm" fo:line-height="100%" fo:text-align="start" fo:text-indent="0cm" fo:border="0.03pt solid #ffffff"/>
      <style:text-properties style:font-name="Liberation Sans2"/>
    </style:style>
    <style:style style:name="ce21" style:family="table-cell">
      <loext:graphic-properties draw:fill-color="#cccccc"/>
      <style:paragraph-properties fo:text-align="center" fo:border="0.03pt solid #ffffff"/>
      <style:text-properties style:font-name="Liberation Sans2" fo:font-size="26pt" style:font-size-asian="26pt" style:font-size-complex="26pt"/>
    </style:style>
    <style:style style:name="ce22" style:family="table-cell">
      <loext:graphic-properties draw:fill-color="#cccccc"/>
      <style:paragraph-properties fo:text-align="end" fo:border="0.03pt solid #ffffff"/>
      <style:text-properties fo:font-size="26pt" style:font-size-asian="26pt" style:font-size-complex="26pt"/>
    </style:style>
    <style:style style:name="ce23" style:family="table-cell">
      <loext:graphic-properties draw:fill-color="#cccccc"/>
      <style:paragraph-properties fo:text-align="center" fo:border="0.03pt solid #ffffff"/>
      <style:text-properties fo:font-size="26pt" style:font-size-asian="26pt" style:font-size-complex="26pt"/>
    </style:style>
    <style:style style:name="ce24" style:family="table-cell">
      <style:paragraph-properties fo:border="0.03pt solid #ffffff"/>
    </style:style>
    <style:style style:name="ce25" style:family="table-cell">
      <loext:graphic-properties draw:fill-color="#cccccc"/>
      <style:paragraph-properties fo:text-align="center"/>
      <style:text-properties fo:font-size="26pt" style:font-size-asian="26pt" style:font-size-complex="26pt"/>
    </style:style>
    <style:style style:name="ce26" style:family="table-cell">
      <loext:graphic-properties draw:fill-color="#cccccc" draw:textarea-vertical-align="bottom"/>
      <style:paragraph-properties fo:margin-left="0cm" fo:margin-right="0cm" fo:margin-top="0cm" fo:margin-bottom="0cm" fo:line-height="100%" fo:text-align="start" fo:text-indent="0cm"/>
      <style:text-properties style:font-name="Liberation Sans2" fo:font-size="26pt" fo:font-weight="normal" style:font-size-asian="26pt" style:font-weight-asian="normal" style:font-size-complex="26pt" style:font-weight-complex="normal"/>
    </style:style>
    <style:style style:name="ce27" style:family="table-cell">
      <loext:graphic-properties draw:fill-color="#cccccc" draw:textarea-vertical-align="bottom"/>
      <style:paragraph-properties fo:margin-left="0cm" fo:margin-right="0cm" fo:margin-top="0cm" fo:margin-bottom="0cm" fo:line-height="100%" fo:text-align="end" fo:text-indent="0cm" style:text-autospace="none"/>
      <style:text-properties style:font-name="Liberation Sans2" fo:font-size="26pt" fo:font-weight="normal" style:font-size-asian="26pt" style:font-weight-asian="normal" style:font-size-complex="26pt" style:font-weight-complex="normal"/>
    </style:style>
    <style:style style:name="ce28" style:family="table-cell">
      <loext:graphic-properties draw:fill-color="#cccccc" draw:textarea-vertical-align="bottom"/>
      <style:paragraph-properties fo:margin-left="0cm" fo:margin-right="0cm" fo:margin-top="0cm" fo:margin-bottom="0cm" fo:line-height="100%" fo:text-align="center" fo:text-indent="0cm" fo:border-left="0.03pt solid #ffffff" fo:border-right="0.57pt solid #ffffff" fo:border-top="0.03pt solid #ffffff" fo:border-bottom="0.03pt solid #ffffff" style:text-autospace="none"/>
      <style:text-properties style:font-name="Liberation Sans2" fo:font-size="26pt" fo:font-weight="normal" style:font-size-asian="26pt" style:font-weight-asian="normal" style:font-size-complex="26pt" style:font-weight-complex="normal"/>
    </style:style>
    <style:style style:name="ce29" style:family="table-cell">
      <loext:graphic-properties draw:fill-color="#cccccc" draw:textarea-vertical-align="bottom"/>
      <style:paragraph-properties fo:margin-left="0cm" fo:margin-right="0cm" fo:margin-top="0cm" fo:margin-bottom="0cm" fo:line-height="100%" fo:text-align="center" fo:text-indent="0cm" style:text-autospace="none"/>
      <style:text-properties style:font-name="Liberation Sans2" fo:font-size="26pt" fo:font-weight="normal" style:font-size-asian="26pt" style:font-weight-asian="normal" style:font-size-complex="26pt" style:font-weight-complex="normal"/>
    </style:style>
    <style:style style:name="ce30" style:family="table-cell">
      <loext:graphic-properties draw:fill-color="#cccccc" draw:textarea-vertical-align="middle"/>
      <style:paragraph-properties fo:text-align="center"/>
      <style:text-properties style:font-name="Liberation Sans2" fo:font-size="26pt" fo:font-weight="normal" style:font-size-asian="26pt" style:font-weight-asian="normal" style:font-size-complex="26pt" style:font-weight-complex="normal"/>
    </style:style>
    <style:style style:name="ce31" style:family="table-cell">
      <loext:graphic-properties draw:fill-color="#cccccc" draw:textarea-vertical-align="middle"/>
      <style:paragraph-properties fo:margin-left="0cm" fo:margin-right="0cm" fo:margin-top="0cm" fo:margin-bottom="0cm" fo:line-height="100%" fo:text-align="start" fo:text-indent="0cm"/>
      <style:text-properties style:font-name="Liberation Sans2" fo:font-size="26pt" fo:font-weight="normal" style:font-size-asian="26pt" style:font-weight-asian="normal" style:font-size-complex="26pt" style:font-weight-complex="normal"/>
    </style:style>
    <style:style style:name="ce32" style:family="table-cell">
      <loext:graphic-properties draw:fill-color="#cccccc" draw:textarea-vertical-align="middle"/>
      <style:paragraph-properties fo:margin-left="0cm" fo:margin-right="0cm" fo:margin-top="0cm" fo:margin-bottom="0cm" fo:line-height="100%" fo:text-align="end" fo:text-indent="0cm" style:text-autospace="none"/>
      <style:text-properties style:font-name="Liberation Sans2" fo:font-size="26pt" fo:font-weight="normal" style:font-size-asian="26pt" style:font-weight-asian="normal" style:font-size-complex="26pt" style:font-weight-complex="normal"/>
    </style:style>
    <style:style style:name="ce33" style:family="table-cell">
      <loext:graphic-properties draw:fill-color="#cccccc" draw:textarea-vertical-align="top"/>
      <style:paragraph-properties fo:margin-left="0cm" fo:margin-right="0cm" fo:margin-top="0cm" fo:margin-bottom="0cm" fo:line-height="100%" fo:text-align="center" fo:text-indent="0cm" fo:border-left="0.03pt solid #ffffff" fo:border-right="0.57pt solid #ffffff" fo:border-top="0.03pt solid #ffffff" fo:border-bottom="0.03pt solid #ffffff" style:text-autospace="none"/>
      <style:text-properties style:font-name="Liberation Sans2" fo:font-size="26pt" fo:font-weight="normal" style:font-size-asian="26pt" style:font-weight-asian="normal" style:font-size-complex="26pt" style:font-weight-complex="normal"/>
    </style:style>
    <style:style style:name="ce34" style:family="table-cell">
      <loext:graphic-properties draw:fill-color="#cccccc"/>
      <style:text-properties fo:font-size="26pt" style:font-size-asian="26pt" style:font-size-complex="26pt"/>
    </style:style>
    <style:style style:name="ce35" style:family="table-cell">
      <loext:graphic-properties draw:fill-color="#cccccc"/>
      <style:paragraph-properties fo:text-align="end"/>
      <style:text-properties fo:font-size="26pt" style:font-size-asian="26pt" style:font-size-complex="26pt"/>
    </style:style>
    <style:style style:name="ce36" style:family="table-cell">
      <loext:graphic-properties draw:fill-color="#cccccc" draw:textarea-vertical-align="bottom"/>
      <style:paragraph-properties fo:text-align="end" style:text-autospace="none"/>
      <style:text-properties fo:font-size="26pt" style:font-size-asian="26pt" style:font-size-complex="26pt"/>
    </style:style>
    <style:style style:name="ce37" style:family="table-cell">
      <loext:graphic-properties draw:fill-color="#cccccc" draw:textarea-vertical-align="top"/>
      <style:paragraph-properties fo:text-align="start"/>
      <style:text-properties fo:font-size="26pt" style:font-size-asian="26pt" style:font-size-complex="26pt"/>
    </style:style>
    <style:style style:name="ce38" style:family="table-cell">
      <loext:graphic-properties draw:textarea-vertical-align="bottom"/>
      <style:paragraph-properties fo:border-left="0.57pt solid #000000" fo:border-right="none" fo:border-top="0.57pt solid #000000" fo:border-bottom="none"/>
      <style:text-properties fo:font-weight="bold" style:font-weight-asian="bold" style:font-weight-complex="bold"/>
    </style:style>
    <style:style style:name="ce39" style:family="table-cell">
      <loext:graphic-properties draw:textarea-vertical-align="top"/>
      <style:paragraph-properties fo:text-align="end" fo:border-left="none" fo:border-right="none" fo:border-top="0.57pt solid #000000" fo:border-bottom="none"/>
      <style:text-properties fo:font-size="21.7999992370605pt" fo:font-weight="bold" style:font-weight-asian="bold" style:font-weight-complex="bold"/>
    </style:style>
    <style:style style:name="ce40" style:family="table-cell">
      <loext:graphic-properties draw:textarea-vertical-align="top"/>
      <style:paragraph-properties fo:text-align="center" fo:border="0.57pt solid #333333" style:text-autospace="none"/>
      <style:text-properties fo:font-size="24pt" fo:font-weight="bold" style:font-size-asian="24pt" style:font-weight-asian="bold" style:font-size-complex="24pt" style:font-weight-complex="bold"/>
    </style:style>
    <style:style style:name="ce41" style:family="table-cell">
      <loext:graphic-properties draw:textarea-vertical-align="top"/>
      <style:paragraph-properties fo:text-align="center" fo:border="0.57pt solid #333333" style:text-autospace="none"/>
      <style:text-properties fo:font-size="24pt" fo:font-style="italic" style:text-underline-style="none" fo:font-weight="bold" style:font-size-asian="24pt" style:font-style-asian="italic" style:font-weight-asian="bold" style:font-size-complex="24pt" style:font-style-complex="italic" style:font-weight-complex="bold"/>
    </style:style>
    <style:style style:name="ce42" style:family="table-cell">
      <loext:graphic-properties draw:textarea-vertical-align="top"/>
      <style:paragraph-properties fo:text-align="center" fo:border="0.57pt solid #333333"/>
      <style:text-properties fo:font-size="24pt" fo:font-style="italic" style:text-underline-style="none" fo:font-weight="bold" style:font-size-asian="24pt" style:font-style-asian="italic" style:font-weight-asian="bold" style:font-size-complex="24pt" style:font-style-complex="italic" style:font-weight-complex="bold"/>
    </style:style>
    <style:style style:name="ce43" style:family="table-cell">
      <loext:graphic-properties draw:textarea-vertical-align="top"/>
      <style:paragraph-properties fo:text-align="center" fo:border="0.57pt solid #333333" style:text-autospace="none"/>
      <style:text-properties fo:font-size="24pt" fo:font-style="italic" fo:font-weight="bold" style:font-size-asian="24pt" style:font-style-asian="italic" style:font-weight-asian="bold" style:font-size-complex="24pt" style:font-style-complex="italic" style:font-weight-complex="bold"/>
    </style:style>
    <style:style style:name="ce44" style:family="table-cell">
      <loext:graphic-properties draw:textarea-vertical-align="top"/>
      <style:paragraph-properties fo:text-align="center" fo:border-left="0.57pt solid #333333" fo:border-right="0.57pt solid #333333" fo:border-top="0.57pt solid #333333" fo:border-bottom="0.57pt solid #111111" style:text-autospace="none"/>
      <style:text-properties fo:font-size="24pt" fo:font-style="italic" fo:font-weight="bold" style:font-size-asian="24pt" style:font-style-asian="italic" style:font-weight-asian="bold" style:font-size-complex="24pt" style:font-style-complex="italic" style:font-weight-complex="bold"/>
    </style:style>
    <style:style style:name="ce45" style:family="table-cell">
      <loext:graphic-properties draw:textarea-vertical-align="top"/>
      <style:paragraph-properties fo:text-align="center" fo:border-left="0.57pt solid #333333" fo:border-right="0.57pt solid #333333" fo:border-top="0.57pt solid #333333" fo:border-bottom="0.57pt solid #111111" style:text-autospace="none"/>
      <style:text-properties fo:font-size="24pt" fo:font-style="italic" style:font-size-asian="24pt" style:font-style-asian="italic" style:font-size-complex="24pt" style:font-style-complex="italic"/>
    </style:style>
    <style:style style:name="ce46" style:family="table-cell">
      <loext:graphic-properties draw:textarea-vertical-align="top"/>
      <style:paragraph-properties fo:text-align="center" fo:border-left="0.57pt solid #333333" fo:border-right="0.57pt solid #333333" fo:border-top="0.57pt solid #333333" fo:border-bottom="none" style:text-autospace="none"/>
      <style:text-properties style:font-name="Liberation Sans2" fo:font-size="24pt" fo:font-style="normal" fo:font-weight="bold" style:font-size-asian="24pt" style:font-style-asian="normal" style:font-weight-asian="bold" style:font-size-complex="24pt" style:font-style-complex="normal" style:font-weight-complex="bold"/>
    </style:style>
    <style:style style:name="ce47" style:family="table-cell">
      <style:paragraph-properties fo:text-align="center" fo:border-left="0.03pt solid #ffffff" fo:border-right="0.03pt solid #ffffff" fo:border-top="0.03pt solid #000000" fo:border-bottom="none" style:text-autospace="none"/>
      <style:text-properties fo:font-style="italic" fo:font-weight="bold" style:font-style-asian="italic" style:font-weight-asian="bold" style:font-style-complex="italic" style:font-weight-complex="bold"/>
    </style:style>
    <style:style style:name="ce48" style:family="table-cell">
      <loext:graphic-properties draw:textarea-vertical-align="top"/>
      <style:paragraph-properties fo:text-align="center" fo:border-left="0.57pt solid #333333" fo:border-right="0.57pt solid #333333" fo:border-top="0.57pt solid #333333" fo:border-bottom="none" style:text-autospace="none"/>
      <style:text-properties fo:font-size="24pt" fo:font-weight="bold" style:font-size-asian="24pt" style:font-weight-asian="bold" style:font-size-complex="24pt" style:font-weight-complex="bold"/>
    </style:style>
    <style:style style:name="ce49" style:family="table-cell">
      <loext:graphic-properties draw:textarea-vertical-align="top"/>
      <style:paragraph-properties fo:border-left="0.57pt solid #333333" fo:border-right="0.57pt solid #333333" fo:border-top="0.57pt solid #333333" fo:border-bottom="none"/>
      <style:text-properties fo:font-size="24pt" style:font-size-asian="24pt" style:font-size-complex="24pt"/>
    </style:style>
    <style:style style:name="ce50" style:family="table-cell">
      <loext:graphic-properties draw:fill-color="#b2b2b2" draw:textarea-vertical-align="top"/>
      <style:paragraph-properties fo:text-align="center" fo:border-left="0.57pt solid #333333" fo:border-right="0.57pt solid #333333" fo:border-top="0.57pt solid #333333" fo:border-bottom="none" style:text-autospace="none"/>
      <style:text-properties fo:font-size="24pt" fo:font-style="italic" style:font-size-asian="24pt" style:font-style-asian="italic" style:font-size-complex="24pt" style:font-style-complex="italic"/>
    </style:style>
    <style:style style:name="ce51" style:family="table-cell">
      <loext:graphic-properties draw:fill-color="#b2b2b2" draw:textarea-vertical-align="middle"/>
      <style:paragraph-properties fo:text-align="start" fo:border="0.57pt solid #000000" style:text-autospace="none"/>
      <style:text-properties fo:font-size="24pt" fo:font-weight="bold" style:font-size-asian="24pt" style:font-weight-asian="bold" style:font-size-complex="24pt" style:font-weight-complex="bold"/>
    </style:style>
    <style:style style:name="ce52" style:family="table-cell">
      <loext:graphic-properties draw:fill-color="#b2b2b2"/>
      <style:paragraph-properties fo:text-align="start" fo:border-left="0.57pt solid #000000" fo:border-right="none" fo:border-top="0.57pt solid #000000" fo:border-bottom="0.57pt solid #000000"/>
      <style:text-properties fo:font-size="24pt" style:font-size-asian="24pt" style:font-size-complex="24pt"/>
    </style:style>
    <style:style style:name="ce53" style:family="table-cell">
      <loext:graphic-properties draw:fill="solid" draw:fill-color="#cccccc" draw:textarea-vertical-align="middle"/>
      <style:paragraph-properties fo:text-align="center" fo:border="0.57pt solid #333333" style:text-autospace="none"/>
      <style:text-properties fo:color="#000000" loext:opacity="100%" fo:font-size="23pt" style:font-size-asian="23pt" style:font-size-complex="23pt"/>
    </style:style>
    <style:style style:name="ce54" style:family="table-cell">
      <loext:graphic-properties draw:fill="solid" draw:fill-color="#cccccc" draw:textarea-vertical-align="middle"/>
      <style:paragraph-properties fo:text-align="center" fo:border="0.57pt solid #333333" style:text-autospace="none"/>
      <style:text-properties fo:color="#000000" loext:opacity="100%" fo:font-size="23pt" fo:font-style="italic" style:font-size-asian="23pt" style:font-style-asian="italic" style:font-size-complex="23pt" style:font-style-complex="italic"/>
    </style:style>
    <style:style style:name="ce55" style:family="table-cell">
      <style:paragraph-properties fo:border="0.57pt solid #333333"/>
      <style:text-properties fo:font-size="23pt" style:font-size-asian="23pt" style:font-size-complex="23pt"/>
    </style:style>
    <style:style style:name="ce56" style:family="table-cell">
      <loext:graphic-properties draw:fill="solid" draw:fill-color="#cccccc" draw:textarea-vertical-align="middle"/>
      <style:paragraph-properties fo:text-align="center" fo:border-left="0.57pt solid #333333" fo:border-right="0.57pt solid #111111" fo:border-top="0.57pt solid #333333" fo:border-bottom="0.57pt solid #333333" style:text-autospace="none"/>
      <style:text-properties fo:color="#000000" loext:opacity="100%" fo:font-size="23pt" fo:font-style="italic" style:font-size-asian="23pt" style:font-style-asian="italic" style:font-size-complex="23pt" style:font-style-complex="italic"/>
    </style:style>
    <style:style style:name="ce57" style:family="table-cell">
      <loext:graphic-properties draw:fill="solid" draw:fill-color="#cccccc" draw:textarea-vertical-align="middle"/>
      <style:paragraph-properties fo:margin-left="0cm" fo:margin-right="0cm" fo:margin-top="0cm" fo:margin-bottom="0cm" fo:line-height="100%" fo:text-align="center" fo:text-indent="0cm" fo:border="0.57pt solid #111111" style:text-autospace="none"/>
      <style:text-properties fo:color="#000000" loext:opacity="100%" fo:font-size="23pt" fo:font-style="italic" style:font-size-asian="23pt" style:font-style-asian="italic" style:font-size-complex="23pt" style:font-style-complex="italic"/>
    </style:style>
    <style:style style:name="ce58" style:family="table-cell">
      <style:paragraph-properties fo:border-left="0.57pt solid #111111" fo:border-right="none" fo:border-top="0.57pt solid #111111" fo:border-bottom="0.57pt solid #111111"/>
      <style:text-properties fo:font-size="23pt" style:font-size-asian="23pt" style:font-size-complex="23pt"/>
    </style:style>
    <style:style style:name="ce59" style:family="table-cell">
      <loext:graphic-properties draw:fill-color="#ffffff" draw:textarea-vertical-align="middle"/>
      <style:paragraph-properties fo:text-align="center" fo:border="0.57pt solid #000000"/>
      <style:text-properties fo:font-size="23pt" style:font-size-asian="23pt" style:font-size-complex="23pt"/>
    </style:style>
    <style:style style:name="ce60" style:family="table-cell">
      <loext:graphic-properties draw:fill-color="#ffffff"/>
      <style:paragraph-properties fo:border-left="0.03pt solid #000000" fo:border-right="0.03pt solid #000000" fo:border-top="none" fo:border-bottom="0.03pt solid #000000"/>
    </style:style>
    <style:style style:name="ce61" style:family="table-cell">
      <loext:graphic-properties draw:fill="solid" draw:fill-color="#ffffff" draw:textarea-vertical-align="middle"/>
      <style:paragraph-properties fo:text-align="center" fo:border-left="none" fo:border-right="0.57pt solid #000000" fo:border-top="0.57pt solid #000000" fo:border-bottom="0.57pt solid #000000" style:text-autospace="none"/>
      <style:text-properties fo:font-size="23pt" style:font-size-asian="23pt" style:font-size-complex="23pt"/>
    </style:style>
    <style:style style:name="ce62" style:family="table-cell">
      <loext:graphic-properties draw:fill="solid" draw:fill-color="#ffffff"/>
      <style:paragraph-properties fo:border="0.57pt solid #000000"/>
      <style:text-properties fo:font-size="23pt" style:font-size-asian="23pt" style:font-size-complex="23pt"/>
    </style:style>
    <style:style style:name="ce63" style:family="table-cell">
      <loext:graphic-properties draw:fill="solid" draw:fill-color="#eeeeee" draw:textarea-vertical-align="middle"/>
      <style:paragraph-properties fo:text-align="center" fo:border="0.57pt solid #333333" style:text-autospace="none"/>
      <style:text-properties fo:color="#000000" loext:opacity="100%" fo:font-size="18pt" style:font-size-asian="23pt" style:font-size-complex="23pt"/>
    </style:style>
    <style:style style:name="ce64" style:family="table-cell">
      <loext:graphic-properties draw:fill="solid" draw:fill-color="#eeeeee" draw:textarea-vertical-align="middle"/>
      <style:paragraph-properties fo:text-align="center" fo:border="0.57pt solid #333333" style:text-autospace="none"/>
      <style:text-properties fo:color="#000000" loext:opacity="100%" fo:font-size="18pt" fo:font-style="italic" style:font-size-asian="23pt" style:font-style-asian="italic" style:font-size-complex="23pt" style:font-style-complex="italic"/>
    </style:style>
    <style:style style:name="ce65" style:family="table-cell">
      <loext:graphic-properties draw:fill-color="#eeeeee"/>
      <style:paragraph-properties fo:border="0.57pt solid #333333"/>
      <style:text-properties fo:font-size="18pt" style:font-size-asian="23pt" style:font-size-complex="23pt"/>
    </style:style>
    <style:style style:name="ce66" style:family="table-cell">
      <loext:graphic-properties draw:fill="solid" draw:fill-color="#eeeeee" draw:textarea-vertical-align="middle"/>
      <style:paragraph-properties fo:text-align="center" fo:border-left="0.57pt solid #333333" fo:border-right="0.57pt solid #111111" fo:border-top="0.57pt solid #333333" fo:border-bottom="0.57pt solid #333333" style:text-autospace="none"/>
      <style:text-properties fo:color="#000000" loext:opacity="100%" fo:font-size="18pt" fo:font-style="italic" style:font-size-asian="23pt" style:font-style-asian="italic" style:font-size-complex="23pt" style:font-style-complex="italic"/>
    </style:style>
    <style:style style:name="ce67" style:family="table-cell">
      <loext:graphic-properties draw:fill="solid" draw:fill-color="#ffffff" draw:textarea-vertical-align="middle"/>
      <style:paragraph-properties fo:text-align="center" fo:border="0.57pt solid #111111" style:text-autospace="none"/>
      <style:text-properties fo:color="#000000" loext:opacity="100%" fo:font-size="18pt" fo:font-style="italic" style:font-size-asian="23pt" style:font-style-asian="italic" style:font-size-complex="23pt" style:font-style-complex="italic"/>
    </style:style>
    <style:style style:name="ce68" style:family="table-cell">
      <loext:graphic-properties draw:fill="solid" draw:fill-color="#ffffff"/>
      <style:paragraph-properties fo:border-left="0.57pt solid #111111" fo:border-right="none" fo:border-top="0.57pt solid #111111" fo:border-bottom="0.57pt solid #111111"/>
      <style:text-properties fo:font-size="18pt" style:font-size-asian="23pt" style:font-size-complex="23pt"/>
    </style:style>
    <style:style style:name="ce69" style:family="table-cell">
      <loext:graphic-properties draw:fill="solid" draw:fill-color="#ffffff" draw:textarea-vertical-align="middle"/>
      <style:paragraph-properties fo:text-align="center" fo:border="0.57pt solid #000000" style:text-autospace="none"/>
      <style:text-properties fo:font-size="18pt" style:font-size-asian="23pt" style:font-size-complex="23pt"/>
    </style:style>
    <style:style style:name="ce70" style:family="table-cell">
      <loext:graphic-properties draw:fill-color="#ffffff"/>
      <style:paragraph-properties fo:border-left="0.57pt solid #000000" fo:border-right="0.03pt solid #000000" fo:border-top="0.57pt solid #000000" fo:border-bottom="0.57pt solid #000000"/>
      <style:text-properties fo:font-size="18pt"/>
    </style:style>
    <style:style style:name="ce71" style:family="table-cell">
      <loext:graphic-properties draw:fill="solid" draw:fill-color="#ffffff" draw:textarea-vertical-align="middle"/>
      <style:paragraph-properties fo:text-align="center" fo:border="0.57pt solid #111111"/>
      <style:text-properties fo:font-size="18pt" fo:font-style="italic" style:font-size-asian="23pt" style:font-style-asian="italic" style:font-size-complex="23pt" style:font-style-complex="italic"/>
    </style:style>
    <style:style style:name="ce72" style:family="table-cell">
      <loext:graphic-properties draw:fill="solid" draw:fill-color="#ffffff"/>
      <style:paragraph-properties fo:text-align="center" fo:border-left="0.57pt solid #111111" fo:border-right="none" fo:border-top="0.57pt solid #111111" fo:border-bottom="0.57pt solid #111111"/>
      <style:text-properties fo:font-size="18pt" fo:font-style="italic" style:font-size-asian="23pt" style:font-style-asian="italic" style:font-size-complex="23pt" style:font-style-complex="italic"/>
    </style:style>
    <style:style style:name="ce73" style:family="table-cell">
      <loext:graphic-properties draw:fill="solid" draw:fill-color="#ffffff" draw:textarea-vertical-align="middle"/>
      <style:paragraph-properties fo:text-align="center" fo:border="0.57pt solid #333333" style:text-autospace="none"/>
      <style:text-properties fo:color="#000000" loext:opacity="100%" fo:font-size="23pt" style:font-size-asian="23pt" style:font-size-complex="23pt"/>
    </style:style>
    <style:style style:name="ce74" style:family="table-cell">
      <loext:graphic-properties draw:fill="solid" draw:fill-color="#ffffff" draw:textarea-vertical-align="middle"/>
      <style:paragraph-properties fo:text-align="center" fo:border="0.57pt solid #333333" style:text-autospace="none"/>
      <style:text-properties fo:color="#000000" loext:opacity="100%" fo:font-size="23pt" fo:font-style="italic" style:font-size-asian="23pt" style:font-style-asian="italic" style:font-size-complex="23pt" style:font-style-complex="italic"/>
    </style:style>
    <style:style style:name="ce75" style:family="table-cell">
      <loext:graphic-properties draw:fill="solid" draw:fill-color="#ffffff"/>
      <style:paragraph-properties fo:border="0.57pt solid #333333"/>
      <style:text-properties fo:font-size="23pt" style:font-size-asian="23pt" style:font-size-complex="23pt"/>
    </style:style>
    <style:style style:name="ce76" style:family="table-cell">
      <loext:graphic-properties draw:fill="solid" draw:fill-color="#ffffff" draw:textarea-vertical-align="middle"/>
      <style:paragraph-properties fo:text-align="center" fo:border-left="0.57pt solid #333333" fo:border-right="0.57pt solid #111111" fo:border-top="0.57pt solid #333333" fo:border-bottom="0.57pt solid #333333" style:text-autospace="none"/>
      <style:text-properties fo:color="#000000" loext:opacity="100%" fo:font-size="23pt" fo:font-style="italic" style:font-size-asian="23pt" style:font-style-asian="italic" style:font-size-complex="23pt" style:font-style-complex="italic"/>
    </style:style>
    <style:style style:name="ce77" style:family="table-cell">
      <loext:graphic-properties draw:fill="solid" draw:fill-color="#ffffff" draw:textarea-vertical-align="middle"/>
      <style:paragraph-properties fo:text-align="center" fo:border="0.57pt solid #111111" style:text-autospace="none"/>
      <style:text-properties fo:color="#000000" loext:opacity="100%" fo:font-size="23pt" fo:font-style="italic" style:font-size-asian="23pt" style:font-style-asian="italic" style:font-size-complex="23pt" style:font-style-complex="italic"/>
    </style:style>
    <style:style style:name="ce78" style:family="table-cell">
      <loext:graphic-properties draw:fill="solid" draw:fill-color="#ffffff"/>
      <style:paragraph-properties fo:border-left="0.57pt solid #111111" fo:border-right="none" fo:border-top="0.57pt solid #111111" fo:border-bottom="0.57pt solid #111111"/>
      <style:text-properties fo:font-size="23pt" style:font-size-asian="23pt" style:font-size-complex="23pt"/>
    </style:style>
    <style:style style:name="ce79" style:family="table-cell">
      <loext:graphic-properties draw:fill="solid" draw:fill-color="#ffffff" draw:textarea-vertical-align="middle"/>
      <style:paragraph-properties fo:text-align="center" fo:border="0.57pt solid #000000"/>
      <style:text-properties fo:font-size="23pt" style:font-size-asian="23pt" style:font-size-complex="23pt"/>
    </style:style>
    <style:style style:name="ce80" style:family="table-cell">
      <loext:graphic-properties draw:textarea-vertical-align="middle"/>
      <style:paragraph-properties fo:text-align="center" fo:border-left="0.57pt solid #000000" fo:border-right="0.03pt solid #000000" fo:border-top="0.57pt solid #000000" fo:border-bottom="0.57pt solid #000000"/>
    </style:style>
    <style:style style:name="ce81" style:family="table-cell">
      <style:paragraph-properties fo:border="0.57pt solid #111111"/>
      <style:text-properties fo:font-size="23pt" style:font-size-asian="23pt" style:font-size-complex="23pt"/>
    </style:style>
    <style:style style:name="ce82" style:family="table-cell">
      <loext:graphic-properties draw:fill-color="#ffffff" draw:textarea-vertical-align="middle"/>
      <style:paragraph-properties fo:text-align="center" fo:border-left="0.57pt solid #111111" fo:border-right="none" fo:border-top="none" fo:border-bottom="0.57pt solid #333333"/>
      <style:text-properties fo:font-size="23pt" style:font-size-asian="23pt" style:font-size-complex="23pt"/>
    </style:style>
    <style:style style:name="ce83" style:family="table-cell">
      <loext:graphic-properties draw:fill-color="#ffffff" draw:textarea-vertical-align="middle"/>
      <style:paragraph-properties fo:text-align="center" fo:border-left="0.03pt solid #000000" fo:border-right="0.03pt solid #000000" fo:border-top="none" fo:border-bottom="0.03pt solid #000000"/>
      <style:text-properties fo:font-style="italic" style:font-style-asian="italic" style:font-style-complex="italic"/>
    </style:style>
    <style:style style:name="ce84" style:family="table-cell">
      <loext:graphic-properties draw:fill="solid" draw:fill-color="#ffffff" draw:textarea-vertical-align="middle"/>
      <style:paragraph-properties fo:text-align="center" fo:border-left="none" fo:border-right="0.57pt solid #333333" fo:border-top="none" fo:border-bottom="none" style:text-autospace="none"/>
      <style:text-properties fo:font-size="23pt" style:font-size-asian="23pt" style:font-size-complex="23pt"/>
    </style:style>
    <style:style style:name="ce85" style:family="table-cell">
      <loext:graphic-properties draw:fill="solid" draw:fill-color="#ffffff"/>
      <style:paragraph-properties fo:border-left="0.57pt solid #333333" fo:border-right="0.57pt solid #333333" fo:border-top="none" fo:border-bottom="none"/>
      <style:text-properties fo:font-size="23pt" style:font-size-asian="23pt" style:font-size-complex="23pt"/>
    </style:style>
    <style:style style:name="ce86" style:family="table-cell">
      <loext:graphic-properties draw:fill="solid" draw:fill-color="#ffffff" draw:textarea-vertical-align="middle"/>
      <style:paragraph-properties fo:text-align="center" fo:border-left="0.57pt solid #333333" fo:border-right="0.57pt solid #333333" fo:border-top="none" fo:border-bottom="none" style:text-autospace="none"/>
      <style:text-properties fo:font-size="23pt" fo:font-style="italic" style:font-size-asian="23pt" style:font-style-asian="italic" style:font-size-complex="23pt" style:font-style-complex="italic"/>
    </style:style>
    <style:style style:name="ce87" style:family="table-cell">
      <loext:graphic-properties draw:fill="solid" draw:fill-color="#eeeeee" draw:textarea-vertical-align="middle"/>
      <style:paragraph-properties fo:text-align="center" fo:border="0.57pt solid #111111" style:text-autospace="none"/>
      <style:text-properties fo:color="#000000" loext:opacity="100%" fo:font-size="18pt" fo:font-style="italic" style:font-size-asian="23pt" style:font-style-asian="italic" style:font-size-complex="23pt" style:font-style-complex="italic"/>
    </style:style>
    <style:style style:name="ce88" style:family="table-cell">
      <loext:graphic-properties draw:fill-color="#eeeeee"/>
      <style:paragraph-properties fo:border="0.57pt solid #111111"/>
      <style:text-properties fo:font-size="18pt" style:font-size-asian="23pt" style:font-size-complex="23pt"/>
    </style:style>
    <style:style style:name="ce89" style:family="table-cell">
      <loext:graphic-properties draw:fill-color="#eeeeee" draw:textarea-vertical-align="middle"/>
      <style:paragraph-properties fo:text-align="center" fo:border-left="0.57pt solid #111111" fo:border-right="0.57pt solid #000000" fo:border-top="0.57pt solid #333333" fo:border-bottom="0.57pt solid #333333"/>
      <style:text-properties fo:font-size="18pt" style:font-size-asian="23pt" style:font-size-complex="23pt"/>
    </style:style>
    <style:style style:name="ce90" style:family="table-cell">
      <loext:graphic-properties draw:fill-color="#eeeeee" draw:textarea-vertical-align="middle"/>
      <style:paragraph-properties fo:text-align="center" fo:border-left="0.57pt solid #000000" fo:border-right="0.57pt solid #000000" fo:border-top="none" fo:border-bottom="0.57pt solid #000000"/>
      <style:text-properties fo:font-size="18pt" fo:font-style="italic" style:font-size-asian="23pt" style:font-style-asian="italic" style:font-size-complex="23pt" style:font-style-complex="italic"/>
    </style:style>
    <style:style style:name="ce91" style:family="table-cell">
      <loext:graphic-properties draw:fill="solid" draw:fill-color="#ffffff" draw:textarea-vertical-align="middle"/>
      <style:paragraph-properties fo:text-align="center" fo:border="0.57pt solid #000000" style:text-autospace="none"/>
      <style:text-properties fo:font-size="23pt" style:font-size-asian="23pt" style:font-size-complex="23pt"/>
    </style:style>
    <style:style style:name="ce92" style:family="table-cell">
      <loext:graphic-properties draw:fill="solid" draw:fill-color="#ffffff"/>
      <style:paragraph-properties fo:text-align="center" fo:border="0.57pt solid #000000" style:text-autospace="none"/>
      <style:text-properties fo:font-size="23pt" fo:font-style="italic" style:font-size-asian="23pt" style:font-style-asian="italic" style:font-size-complex="23pt" style:font-style-complex="italic"/>
    </style:style>
    <style:style style:name="ce93" style:family="table-cell">
      <loext:graphic-properties draw:fill-color="#eeeeee" draw:textarea-vertical-align="middle"/>
      <style:paragraph-properties fo:text-align="center" fo:border-left="0.03pt solid #000000" fo:border-right="0.57pt solid #000000" fo:border-top="0.03pt solid #000000" fo:border-bottom="0.57pt solid #000000"/>
      <style:text-properties fo:font-size="18pt" fo:font-style="italic" style:font-style-asian="italic" style:font-style-complex="italic"/>
    </style:style>
    <style:style style:name="ce94" style:family="table-cell">
      <loext:graphic-properties draw:fill="solid" draw:fill-color="#ffffff" draw:textarea-vertical-align="middle"/>
      <style:paragraph-properties fo:text-align="center" fo:border="0.57pt solid #000000" style:text-autospace="none"/>
      <style:text-properties fo:font-size="23pt" fo:font-style="italic" style:font-size-asian="23pt" style:font-style-asian="italic" style:font-size-complex="23pt" style:font-style-complex="italic"/>
    </style:style>
    <style:style style:name="ce95" style:family="table-cell">
      <loext:graphic-properties draw:fill="solid" draw:fill-color="#ffffff"/>
      <style:paragraph-properties fo:border="0.57pt solid #000000"/>
      <style:text-properties fo:font-size="23pt" fo:font-style="italic" style:font-size-asian="23pt" style:font-style-asian="italic" style:font-size-complex="23pt" style:font-style-complex="italic"/>
    </style:style>
    <style:style style:name="ce96" style:family="table-cell">
      <loext:graphic-properties draw:fill="solid" draw:fill-color="#ffffff" draw:textarea-vertical-align="middle"/>
      <style:paragraph-properties fo:text-align="center" fo:border="0.57pt solid #333333" style:text-autospace="none"/>
      <style:text-properties fo:font-size="23pt" style:font-size-asian="23pt" style:font-size-complex="23pt"/>
    </style:style>
    <style:style style:name="ce97" style:family="table-cell">
      <loext:graphic-properties draw:fill="solid" draw:fill-color="#ffffff" draw:textarea-vertical-align="middle"/>
      <style:paragraph-properties fo:text-align="center" fo:border="0.57pt solid #333333" style:text-autospace="none"/>
      <style:text-properties fo:font-size="23pt" fo:font-style="italic" style:font-size-asian="23pt" style:font-style-asian="italic" style:font-size-complex="23pt" style:font-style-complex="italic"/>
    </style:style>
    <style:style style:name="ce98" style:family="table-cell">
      <loext:graphic-properties draw:fill="solid" draw:fill-color="#ffffff" draw:textarea-vertical-align="middle"/>
      <style:paragraph-properties fo:text-align="center" fo:border-left="0.57pt solid #333333" fo:border-right="0.57pt solid #111111" fo:border-top="0.57pt solid #333333" fo:border-bottom="0.57pt solid #333333" style:text-autospace="none"/>
      <style:text-properties fo:font-size="23pt" fo:font-style="italic" style:font-size-asian="23pt" style:font-style-asian="italic" style:font-size-complex="23pt" style:font-style-complex="italic"/>
    </style:style>
    <style:style style:name="ce99" style:family="table-cell">
      <loext:graphic-properties draw:fill="solid" draw:fill-color="#eeeeee" draw:textarea-vertical-align="middle"/>
      <style:paragraph-properties fo:text-align="center" fo:border="0.57pt solid #111111" style:text-autospace="none"/>
      <style:text-properties fo:font-size="18pt" fo:font-style="italic" style:font-size-asian="23pt" style:font-style-asian="italic" style:font-size-complex="23pt" style:font-style-complex="italic"/>
    </style:style>
    <style:style style:name="ce100" style:family="table-cell">
      <loext:graphic-properties draw:fill="solid" draw:fill-color="#eeeeee"/>
      <style:paragraph-properties fo:border="0.57pt solid #111111"/>
      <style:text-properties fo:font-size="18pt" style:font-size-asian="23pt" style:font-size-complex="23pt"/>
    </style:style>
    <style:style style:name="ce101" style:family="table-cell">
      <loext:graphic-properties draw:fill="solid" draw:fill-color="#eeeeee" draw:textarea-vertical-align="middle"/>
      <style:paragraph-properties fo:text-align="center" fo:border-left="0.57pt solid #111111" fo:border-right="0.57pt solid #000000" fo:border-top="0.57pt solid #333333" fo:border-bottom="0.57pt solid #333333"/>
      <style:text-properties fo:font-size="18pt" style:font-size-asian="23pt" style:font-size-complex="23pt"/>
    </style:style>
    <style:style style:name="ce102" style:family="table-cell">
      <loext:graphic-properties draw:fill="solid" draw:fill-color="#eeeeee" draw:textarea-vertical-align="middle"/>
      <style:paragraph-properties fo:text-align="center" fo:border="0.57pt solid #000000"/>
      <style:text-properties fo:font-size="18pt" fo:font-style="italic" style:font-size-asian="23pt" style:font-style-asian="italic" style:font-size-complex="23pt" style:font-style-complex="italic"/>
    </style:style>
    <style:style style:name="ce103" style:family="table-cell">
      <loext:graphic-properties draw:fill="solid" draw:fill-color="#ffffff" draw:textarea-vertical-align="middle"/>
      <style:paragraph-properties fo:text-align="center" fo:border-left="0.57pt solid #000000" fo:border-right="0.57pt solid #333333" fo:border-top="none" fo:border-bottom="0.57pt solid #333333" style:text-autospace="none"/>
      <style:text-properties fo:font-size="23pt" style:font-size-asian="23pt" style:font-size-complex="23pt"/>
    </style:style>
    <style:style style:name="ce104" style:family="table-cell">
      <loext:graphic-properties draw:fill="solid" draw:fill-color="#ffffff" draw:textarea-vertical-align="middle"/>
      <style:paragraph-properties fo:text-align="center" fo:border-left="0.57pt solid #333333" fo:border-right="0.57pt solid #333333" fo:border-top="none" fo:border-bottom="0.57pt solid #333333" style:text-autospace="none"/>
      <style:text-properties fo:font-size="23pt" fo:font-style="italic" style:font-size-asian="23pt" style:font-style-asian="italic" style:font-size-complex="23pt" style:font-style-complex="italic"/>
    </style:style>
    <style:style style:name="ce105" style:family="table-cell">
      <loext:graphic-properties draw:fill="solid" draw:fill-color="#ffffff"/>
      <style:paragraph-properties fo:border-left="0.57pt solid #333333" fo:border-right="0.57pt solid #333333" fo:border-top="none" fo:border-bottom="0.57pt solid #333333"/>
      <style:text-properties fo:font-size="23pt" fo:font-style="italic" style:font-size-asian="23pt" style:font-style-asian="italic" style:font-size-complex="23pt" style:font-style-complex="italic"/>
    </style:style>
    <style:style style:name="ce106" style:family="table-cell">
      <loext:graphic-properties draw:fill-color="#eeeeee" draw:textarea-vertical-align="middle"/>
      <style:paragraph-properties fo:text-align="center" fo:border-left="0.57pt solid #000000" fo:border-right="0.57pt solid #000000" fo:border-top="0.57pt solid #000000" fo:border-bottom="0.03pt solid #000000"/>
      <style:text-properties fo:font-size="18pt" fo:font-style="italic" style:font-style-asian="italic" style:font-style-complex="italic"/>
    </style:style>
    <style:style style:name="ce107" style:family="table-cell">
      <loext:graphic-properties draw:fill="solid" draw:fill-color="#ffffff" draw:textarea-vertical-align="middle"/>
      <style:paragraph-properties fo:text-align="center" fo:border-left="0.57pt solid #000000" fo:border-right="0.57pt solid #333333" fo:border-top="0.57pt solid #333333" fo:border-bottom="0.57pt solid #333333" style:text-autospace="none"/>
      <style:text-properties fo:font-size="23pt" style:font-size-asian="23pt" style:font-size-complex="23pt"/>
    </style:style>
    <style:style style:name="ce108" style:family="table-cell">
      <loext:graphic-properties draw:fill="solid" draw:fill-color="#ffffff"/>
      <style:paragraph-properties fo:border="0.57pt solid #333333"/>
      <style:text-properties fo:font-size="23pt" fo:font-style="italic" style:font-size-asian="23pt" style:font-style-asian="italic" style:font-size-complex="23pt" style:font-style-complex="italic"/>
    </style:style>
    <style:style style:name="ce109" style:family="table-cell">
      <loext:graphic-properties draw:fill-color="#b2b2b2" draw:textarea-vertical-align="middle"/>
      <style:paragraph-properties fo:border="0.03pt solid #000000"/>
      <style:text-properties fo:font-size="24pt" style:font-size-asian="24pt" style:font-size-complex="24pt"/>
    </style:style>
    <style:style style:name="ce110" style:family="table-cell">
      <loext:graphic-properties draw:textarea-vertical-align="middle"/>
      <style:paragraph-properties fo:text-align="center" fo:border="0.03pt solid #000000" style:text-autospace="none"/>
      <style:text-properties fo:font-size="24pt" fo:font-weight="bold" style:font-size-asian="24pt" style:font-weight-asian="bold" style:font-size-complex="24pt" style:font-weight-complex="bold"/>
    </style:style>
    <style:style style:name="ce111" style:family="table-cell">
      <loext:graphic-properties draw:fill-color="#b2b2b2" draw:textarea-vertical-align="middle"/>
      <style:paragraph-properties fo:border="0.03pt solid #000000" style:text-autospace="none"/>
      <style:text-properties fo:font-size="24pt" fo:font-weight="bold" style:font-size-asian="24pt" style:font-weight-asian="bold" style:font-size-complex="24pt" style:font-weight-complex="bold"/>
    </style:style>
    <style:style style:name="ce112" style:family="table-cell">
      <loext:graphic-properties draw:fill-color="#ffff6d" draw:textarea-vertical-align="middle"/>
      <style:paragraph-properties fo:text-align="center" fo:border="0.03pt solid #000000" style:text-autospace="none"/>
      <style:text-properties fo:color="#784b04" loext:opacity="100%" fo:font-size="22pt" style:font-size-asian="22pt" style:font-size-complex="22pt"/>
    </style:style>
    <style:style style:name="ce113" style:family="table-cell">
      <loext:graphic-properties draw:fill-color="#afd095" draw:textarea-vertical-align="middle"/>
      <style:paragraph-properties fo:text-align="center" fo:border="0.03pt solid #000000" style:text-autospace="none"/>
      <style:text-properties fo:color="#224b12" loext:opacity="100%" fo:font-size="22pt" style:font-size-asian="22pt" style:font-size-complex="22pt"/>
    </style:style>
    <style:style style:name="ce114" style:family="table-cell">
      <loext:graphic-properties draw:fill-color="#ffa6a6" draw:textarea-vertical-align="middle"/>
      <style:paragraph-properties fo:text-align="center" fo:border="0.03pt solid #000000" style:text-autospace="none"/>
      <style:text-properties fo:color="#8d281e" loext:opacity="100%" fo:font-size="22pt" style:font-size-asian="22pt" style:font-size-complex="22pt"/>
    </style:style>
    <style:style style:name="ce115" style:family="table-cell">
      <loext:graphic-properties draw:fill-color="#cccccc" draw:textarea-vertical-align="middle"/>
      <style:paragraph-properties fo:text-align="center" fo:border="0.03pt solid #000000" style:text-autospace="none"/>
      <style:text-properties fo:color="#666666" loext:opacity="100%" fo:font-size="22pt" style:font-size-asian="22pt" style:font-size-complex="22pt"/>
    </style:style>
    <style:style style:name="ce116" style:family="table-cell">
      <loext:graphic-properties draw:fill-color="#ffa6a6" draw:textarea-vertical-align="middle"/>
      <style:paragraph-properties fo:text-align="center" fo:border="0.03pt solid #000000" style:text-autospace="none"/>
      <style:text-properties fo:font-size="22pt" style:font-size-asian="22pt" style:font-size-complex="22pt"/>
    </style:style>
    <style:style style:name="ce117" style:family="table-cell">
      <loext:graphic-properties draw:fill-color="#ffa6a6" draw:textarea-vertical-align="middle"/>
      <style:paragraph-properties fo:text-align="center" fo:border="0.03pt solid #000000" style:text-autospace="none"/>
      <style:text-properties fo:color="#8d281e" loext:opacity="100%" style:font-name="Bookman Old Style" fo:font-size="21pt" style:font-size-asian="21pt" style:font-size-complex="21pt"/>
    </style:style>
    <style:style style:name="ce118" style:family="table-cell">
      <loext:graphic-properties draw:fill-color="#cccccc" draw:textarea-vertical-align="middle"/>
      <style:paragraph-properties fo:text-align="center" fo:border="0.03pt solid #000000" style:text-autospace="none"/>
      <style:text-properties fo:color="#666666" loext:opacity="100%" style:font-name="Liberation Sans2" fo:font-size="22pt" style:font-size-asian="22pt" style:font-size-complex="22pt"/>
    </style:style>
    <style:style style:name="ce119" style:family="table-cell">
      <loext:graphic-properties draw:fill-color="#cccccc" draw:textarea-vertical-align="middle"/>
      <style:paragraph-properties fo:text-align="center" fo:border="0.03pt solid #000000" style:text-autospace="none"/>
      <style:text-properties fo:color="#666666" loext:opacity="100%" style:font-name="Bookman Old Style" fo:font-size="21pt" style:font-size-asian="21pt" style:font-size-complex="21pt"/>
    </style:style>
    <style:style style:name="ce120" style:family="table-cell">
      <loext:graphic-properties draw:fill-color="#b2b2b2" draw:textarea-vertical-align="middle"/>
      <style:paragraph-properties style:border-line-width-right="0.015cm 0.002cm 0.03cm" fo:border-left="0.03pt solid #000000" fo:border-right="1.33pt double #000000" fo:border-top="0.03pt solid #000000" fo:border-bottom="0.03pt solid #000000"/>
      <style:text-properties fo:font-size="24pt" style:font-size-asian="24pt" style:font-size-complex="24pt"/>
    </style:style>
    <style:style style:name="ce121" style:family="table-cell">
      <loext:graphic-properties draw:textarea-vertical-align="middle"/>
      <style:paragraph-properties fo:text-align="center" style:border-line-width-left="0.015cm 0.002cm 0.03cm" style:border-line-width-right="0.015cm 0.002cm 0.03cm" style:border-line-width-top="0.015cm 0.002cm 0.03cm" fo:border-left="1.33pt double #000000" fo:border-right="1.33pt double #000000" fo:border-top="1.33pt double #000000" fo:border-bottom="none" style:text-autospace="none"/>
      <style:text-properties fo:font-size="24pt" fo:font-weight="bold" style:font-size-asian="24pt" style:font-weight-asian="bold" style:font-size-complex="24pt" style:font-weight-complex="bold"/>
    </style:style>
    <style:style style:name="ce122" style:family="table-cell">
      <loext:graphic-properties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font-size="24pt" fo:font-weight="bold" style:font-size-asian="24pt" style:font-weight-asian="bold" style:font-size-complex="24pt" style:font-weight-complex="bold"/>
    </style:style>
    <style:style style:name="ce123" style:family="table-cell">
      <loext:graphic-properties draw:textarea-vertical-align="middle"/>
      <style:paragraph-properties fo:text-align="center" fo:border-left="0.03pt solid #000000" fo:border-right="none" fo:border-top="0.03pt solid #000000" fo:border-bottom="0.03pt solid #000000" style:text-autospace="none"/>
      <style:text-properties fo:font-size="24pt" fo:font-weight="bold" style:font-size-asian="24pt" style:font-weight-asian="bold" style:font-size-complex="24pt" style:font-weight-complex="bold"/>
    </style:style>
    <style:style style:name="ce124" style:family="table-cell">
      <loext:graphic-properties draw:textarea-vertical-align="middle"/>
      <style:paragraph-properties fo:text-align="center" fo:border-left="none" fo:border-right="0.03pt solid #000000" fo:border-top="0.03pt solid #000000" fo:border-bottom="0.03pt solid #000000" style:text-autospace="none"/>
      <style:text-properties fo:font-size="24pt" fo:font-weight="bold" style:font-size-asian="24pt" style:font-weight-asian="bold" style:font-size-complex="24pt" style:font-weight-complex="bold"/>
    </style:style>
    <style:style style:name="ce125" style:family="table-cell">
      <loext:graphic-properties draw:fill-color="#b2b2b2" draw:textarea-vertical-align="middle"/>
      <style:paragraph-properties style:border-line-width-right="0.015cm 0.002cm 0.03cm" fo:border-left="0.03pt solid #000000" fo:border-right="1.33pt double #000000" fo:border-top="0.03pt solid #000000" fo:border-bottom="0.03pt solid #000000" style:text-autospace="none"/>
      <style:text-properties fo:font-size="24pt" fo:font-weight="bold" style:font-size-asian="24pt" style:font-weight-asian="bold" style:font-size-complex="24pt" style:font-weight-complex="bold"/>
    </style:style>
    <style:style style:name="ce126" style:family="table-cell">
      <loext:graphic-properties draw:fill-color="#afd095"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color="#224b12" loext:opacity="100%" fo:font-size="22pt" style:font-size-asian="22pt" style:font-size-complex="22pt"/>
    </style:style>
    <style:style style:name="ce127" style:family="table-cell">
      <loext:graphic-properties draw:fill-color="#ffff6d" draw:textarea-vertical-align="middle"/>
      <style:paragraph-properties fo:text-align="center" fo:border-left="0.03pt solid #000000" fo:border-right="none" fo:border-top="0.03pt solid #000000" fo:border-bottom="0.03pt solid #000000" style:text-autospace="none"/>
      <style:text-properties fo:color="#784b04" loext:opacity="100%" fo:font-size="22pt" style:font-size-asian="22pt" style:font-size-complex="22pt"/>
    </style:style>
    <style:style style:name="ce128" style:family="table-cell">
      <loext:graphic-properties draw:fill-color="#ffa6a6" draw:textarea-vertical-align="middle"/>
      <style:paragraph-properties fo:text-align="center" style:border-line-width-left="0.015cm 0.002cm 0.03cm" style:border-line-width-right="0.015cm 0.002cm 0.03cm" fo:border-left="1.33pt double #000000" fo:border-right="1.33pt double #000000" fo:border-top="0.03pt solid #000000" fo:border-bottom="0.03pt solid #000000" style:text-autospace="none"/>
      <style:text-properties fo:color="#8d281e" loext:opacity="100%" fo:font-size="22pt" style:font-size-asian="22pt" style:font-size-complex="22pt"/>
    </style:style>
    <style:style style:name="ce129" style:family="table-cell">
      <loext:graphic-properties draw:fill-color="#afd095" draw:textarea-vertical-align="middle"/>
      <style:paragraph-properties fo:text-align="center" fo:border-left="none" fo:border-right="0.03pt solid #000000" fo:border-top="0.03pt solid #000000" fo:border-bottom="0.03pt solid #000000" style:text-autospace="none"/>
      <style:text-properties fo:color="#224b12" loext:opacity="100%" fo:font-size="22pt" style:font-size-asian="22pt" style:font-size-complex="22pt"/>
    </style:style>
    <style:style style:name="ce130" style:family="table-cell">
      <loext:graphic-properties draw:fill-color="#cccccc" draw:textarea-vertical-align="middle"/>
      <style:paragraph-properties fo:text-align="center" style:border-line-width-left="0.015cm 0.002cm 0.03cm" style:border-line-width-right="0.015cm 0.002cm 0.03cm" style:border-line-width-bottom="0.015cm 0.002cm 0.03cm" fo:border-left="1.33pt double #000000" fo:border-right="1.33pt double #000000" fo:border-top="none" fo:border-bottom="1.33pt double #000000" style:text-autospace="none"/>
      <style:text-properties fo:color="#666666" loext:opacity="100%" fo:font-size="22pt" style:font-size-asian="22pt" style:font-size-complex="22pt"/>
    </style:style>
    <style:style style:name="ce131" style:family="table-cell">
      <loext:graphic-properties draw:fill-color="#ffa6a6"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font-size="22pt" style:font-size-asian="22pt" style:font-size-complex="22pt"/>
    </style:style>
    <style:style style:name="ce132" style:family="table-cell">
      <loext:graphic-properties draw:fill-color="#afd095" draw:textarea-vertical-align="middle"/>
      <style:paragraph-properties fo:text-align="center" fo:border-left="0.03pt solid #000000" fo:border-right="none" fo:border-top="0.03pt solid #000000" fo:border-bottom="0.03pt solid #000000" style:text-autospace="none"/>
      <style:text-properties fo:color="#224b12" loext:opacity="100%" fo:font-size="22pt" style:font-size-asian="22pt" style:font-size-complex="22pt"/>
    </style:style>
    <style:style style:name="ce133" style:family="table-cell">
      <loext:graphic-properties draw:fill-color="#ffff6d" draw:textarea-vertical-align="middle"/>
      <style:paragraph-properties fo:text-align="center" style:border-line-width-left="0.015cm 0.002cm 0.03cm" style:border-line-width-right="0.015cm 0.002cm 0.03cm" style:border-line-width-bottom="0.015cm 0.002cm 0.03cm" fo:border-left="1.33pt double #000000" fo:border-right="1.33pt double #000000" fo:border-top="none" fo:border-bottom="1.33pt double #000000" style:text-autospace="none"/>
      <style:text-properties fo:color="#784b04" loext:opacity="100%" fo:font-size="22pt" style:font-size-asian="22pt" style:font-size-complex="22pt"/>
    </style:style>
    <style:style style:name="ce134" style:family="table-cell">
      <loext:graphic-properties draw:fill-color="#ffff6d" draw:textarea-vertical-align="middle"/>
      <style:paragraph-properties fo:text-align="center" fo:border-left="none" fo:border-right="0.03pt solid #000000" fo:border-top="0.03pt solid #000000" fo:border-bottom="0.03pt solid #000000" style:text-autospace="none"/>
      <style:text-properties fo:color="#784b04" loext:opacity="100%" fo:font-size="22pt" style:font-size-asian="22pt" style:font-size-complex="22pt"/>
    </style:style>
    <style:style style:name="ce135" style:family="table-cell">
      <loext:graphic-properties draw:fill-color="#b2b2b2" draw:textarea-vertical-align="middle"/>
      <style:paragraph-properties style:border-line-width-bottom="0.015cm 0.002cm 0.03cm" fo:border-left="0.03pt solid #000000" fo:border-right="0.03pt solid #000000" fo:border-top="0.03pt solid #000000" fo:border-bottom="1.33pt double #000000"/>
      <style:text-properties fo:font-size="24pt" style:font-size-asian="24pt" style:font-size-complex="24pt"/>
    </style:style>
    <style:style style:name="ce136" style:family="table-cell">
      <loext:graphic-properties draw:textarea-vertical-align="middle"/>
      <style:paragraph-properties fo:text-align="center" style:border-line-width-bottom="0.015cm 0.002cm 0.03cm" fo:border-left="0.03pt solid #000000" fo:border-right="0.03pt solid #000000" fo:border-top="0.03pt solid #000000" fo:border-bottom="1.33pt double #000000" style:text-autospace="none"/>
      <style:text-properties fo:font-size="24pt" fo:font-weight="bold" style:font-size-asian="24pt" style:font-weight-asian="bold" style:font-size-complex="24pt" style:font-weight-complex="bold"/>
    </style:style>
    <style:style style:name="ce137" style:family="table-cell">
      <loext:graphic-properties draw:fill-color="#b2b2b2" draw:textarea-vertical-align="middle"/>
      <style:paragraph-properties style:border-line-width-left="0.015cm 0.002cm 0.03cm" style:border-line-width-top="0.015cm 0.002cm 0.03cm" style:border-line-width-bottom="0.015cm 0.002cm 0.03cm" fo:border-left="1.33pt double #000000" fo:border-right="none" fo:border-top="1.33pt double #000000" fo:border-bottom="1.33pt double #000000" style:text-autospace="none"/>
      <style:text-properties fo:font-size="24pt" fo:font-weight="bold" style:font-size-asian="24pt" style:font-weight-asian="bold" style:font-size-complex="24pt" style:font-weight-complex="bold"/>
    </style:style>
    <style:style style:name="ce138" style:family="table-cell">
      <loext:graphic-properties draw:fill-color="#ffa6a6" draw:textarea-vertical-align="middle"/>
      <style:paragraph-properties fo:text-align="center" style:border-line-width-right="0.015cm 0.002cm 0.03cm" style:border-line-width-top="0.015cm 0.002cm 0.03cm" style:border-line-width-bottom="0.015cm 0.002cm 0.03cm" fo:border-left="none" fo:border-right="1.33pt double #000000" fo:border-top="1.33pt double #000000" fo:border-bottom="1.33pt double #000000" style:text-autospace="none"/>
      <style:text-properties fo:color="#8d281e" loext:opacity="100%" fo:font-size="22pt" style:font-size-asian="22pt" style:font-size-complex="22pt"/>
    </style:style>
    <style:style style:name="ce139" style:family="table-cell">
      <loext:graphic-properties draw:fill-color="#b2b2b2" draw:textarea-vertical-align="middle"/>
      <style:paragraph-properties style:border-line-width-top="0.015cm 0.002cm 0.03cm" fo:border-left="0.03pt solid #000000" fo:border-right="0.03pt solid #000000" fo:border-top="1.33pt double #000000" fo:border-bottom="0.03pt solid #000000" style:text-autospace="none"/>
      <style:text-properties fo:font-size="24pt" fo:font-weight="bold" style:font-size-asian="24pt" style:font-weight-asian="bold" style:font-size-complex="24pt" style:font-weight-complex="bold"/>
    </style:style>
    <style:style style:name="ce140" style:family="table-cell">
      <loext:graphic-properties draw:fill-color="#ffa6a6" draw:textarea-vertical-align="middle"/>
      <style:paragraph-properties fo:margin-left="0cm" fo:margin-right="0cm" fo:margin-top="0cm" fo:margin-bottom="0cm" fo:line-height="100%" fo:text-align="center" fo:text-indent="0cm" style:border-line-width-top="0.015cm 0.002cm 0.03cm" fo:border-left="0.03pt solid #000000" fo:border-right="0.03pt solid #000000" fo:border-top="1.33pt double #000000" fo:border-bottom="0.03pt solid #000000" style:text-autospace="none"/>
      <style:text-properties fo:color="#8d281e" loext:opacity="100%" fo:font-size="22pt" style:font-size-asian="22pt" style:font-size-complex="22pt"/>
    </style:style>
    <style:style style:name="ce141" style:family="table-cell">
      <loext:graphic-properties draw:fill-color="#ffff6d" draw:textarea-vertical-align="middle"/>
      <style:paragraph-properties fo:margin-left="0cm" fo:margin-right="0cm" fo:margin-top="0cm" fo:margin-bottom="0cm" fo:line-height="100%" fo:text-align="center" fo:text-indent="0cm" style:border-line-width-top="0.015cm 0.002cm 0.03cm" fo:border-left="0.03pt solid #000000" fo:border-right="0.03pt solid #000000" fo:border-top="1.33pt double #000000" fo:border-bottom="0.03pt solid #000000" style:text-autospace="none"/>
      <style:text-properties fo:color="#784b04" loext:opacity="100%" fo:font-size="22pt" style:font-size-asian="22pt" style:font-size-complex="22pt"/>
    </style:style>
    <style:style style:name="ce142" style:family="table-cell">
      <loext:graphic-properties draw:fill-color="#b2b2b2" draw:textarea-vertical-align="middle"/>
      <style:paragraph-properties style:border-line-width-bottom="0.015cm 0.002cm 0.03cm" fo:border-left="0.03pt solid #000000" fo:border-right="0.03pt solid #000000" fo:border-top="0.03pt solid #000000" fo:border-bottom="1.33pt double #000000" style:text-autospace="none"/>
      <style:text-properties fo:font-size="24pt" fo:font-weight="bold" style:font-size-asian="24pt" style:font-weight-asian="bold" style:font-size-complex="24pt" style:font-weight-complex="bold"/>
    </style:style>
    <style:style style:name="ce143" style:family="table-cell">
      <loext:graphic-properties draw:fill-color="#ffa6a6" draw:textarea-vertical-align="middle"/>
      <style:paragraph-properties fo:text-align="center" style:border-line-width-bottom="0.015cm 0.002cm 0.03cm" fo:border-left="0.03pt solid #000000" fo:border-right="0.03pt solid #000000" fo:border-top="0.03pt solid #000000" fo:border-bottom="1.33pt double #000000" style:text-autospace="none"/>
      <style:text-properties fo:color="#8d281e" loext:opacity="100%" fo:font-size="22pt" style:font-size-asian="22pt" style:font-size-complex="22pt"/>
    </style:style>
    <style:style style:name="ce144" style:family="table-cell">
      <loext:graphic-properties draw:fill-color="#ffff6d" draw:textarea-vertical-align="middle"/>
      <style:paragraph-properties fo:text-align="center" style:border-line-width-bottom="0.015cm 0.002cm 0.03cm" fo:border-left="0.03pt solid #000000" fo:border-right="0.03pt solid #000000" fo:border-top="0.03pt solid #000000" fo:border-bottom="1.33pt double #000000" style:text-autospace="none"/>
      <style:text-properties fo:color="#784b04" loext:opacity="100%" fo:font-size="22pt" style:font-size-asian="22pt" style:font-size-complex="22pt"/>
    </style:style>
    <style:style style:name="ce145" style:family="table-cell">
      <loext:graphic-properties draw:fill-color="#cccccc" draw:textarea-vertical-align="middle"/>
      <style:paragraph-properties fo:text-align="center" style:border-line-width-top="0.015cm 0.002cm 0.03cm" style:border-line-width-bottom="0.015cm 0.002cm 0.03cm" fo:border-left="0.03pt solid #000000" fo:border-right="0.03pt solid #000000" fo:border-top="1.33pt double #000000" fo:border-bottom="1.33pt double #000000" style:text-autospace="none"/>
      <style:text-properties fo:color="#666666" loext:opacity="100%" fo:font-size="22pt" style:font-size-asian="22pt" style:font-size-complex="22pt"/>
    </style:style>
    <style:style style:name="ce146" style:family="table-cell">
      <loext:graphic-properties draw:fill-color="#ffff6d" draw:textarea-vertical-align="middle"/>
      <style:paragraph-properties fo:text-align="center" style:border-line-width-right="0.015cm 0.002cm 0.03cm" style:border-line-width-top="0.015cm 0.002cm 0.03cm" style:border-line-width-bottom="0.015cm 0.002cm 0.03cm" fo:border-left="none" fo:border-right="1.33pt double #000000" fo:border-top="1.33pt double #000000" fo:border-bottom="1.33pt double #000000" style:text-autospace="none"/>
      <style:text-properties fo:color="#784b04" loext:opacity="100%" fo:font-size="22pt" style:font-size-asian="22pt" style:font-size-complex="22pt"/>
    </style:style>
    <style:style style:name="ce147" style:family="table-cell">
      <loext:graphic-properties draw:fill-color="#cccccc" draw:textarea-vertical-align="middle"/>
      <style:paragraph-properties fo:text-align="center" style:border-line-width-top="0.015cm 0.002cm 0.03cm" fo:border-left="0.03pt solid #000000" fo:border-right="0.03pt solid #000000" fo:border-top="1.33pt double #000000" fo:border-bottom="0.03pt solid #000000" style:text-autospace="none"/>
      <style:text-properties fo:color="#666666" loext:opacity="100%" fo:font-size="22pt" style:font-size-asian="22pt" style:font-size-complex="22pt"/>
    </style:style>
    <style:style style:name="ce148" style:family="table-cell">
      <loext:graphic-properties draw:fill-color="#b2b2b2" draw:textarea-vertical-align="middle"/>
      <style:paragraph-properties fo:margin-left="0cm" fo:margin-right="0cm" fo:text-indent="0cm" fo:border="0.03pt solid #000000" style:text-autospace="none"/>
      <style:text-properties fo:font-size="24pt" fo:font-weight="bold" style:font-size-asian="24pt" style:font-weight-asian="bold" style:font-size-complex="24pt" style:font-weight-complex="bold"/>
    </style:style>
    <style:style style:name="ce149" style:family="table-cell">
      <loext:graphic-properties draw:fill-color="#cccccc" draw:textarea-vertical-align="middle"/>
      <style:paragraph-properties fo:margin-left="0cm" fo:margin-right="0cm" fo:text-align="center" fo:text-indent="0cm" fo:border="0.03pt solid #000000" style:text-autospace="none"/>
      <style:text-properties fo:color="#666666" loext:opacity="100%" fo:font-size="22pt" style:font-size-asian="22pt" style:font-size-complex="22pt"/>
    </style:style>
    <style:style style:name="ce150" style:family="table-cell">
      <loext:graphic-properties draw:fill="none" draw:fill-color="#cccccc" draw:textarea-vertical-align="middle"/>
      <style:paragraph-properties fo:margin-left="0cm" fo:margin-right="0cm" fo:text-align="center" fo:text-indent="0cm" fo:border="0.03pt solid #000000" style:text-autospace="none"/>
      <style:text-properties fo:color="#666666" loext:opacity="100%" fo:font-size="22pt" style:font-size-asian="22pt" style:font-size-complex="22pt"/>
    </style:style>
    <style:style style:name="ce151" style:family="table-cell">
      <loext:graphic-properties draw:fill-color="#b2b2b2" draw:textarea-vertical-align="middle"/>
      <style:paragraph-properties fo:margin-left="0cm" fo:margin-right="0cm" fo:text-indent="0cm" fo:border-left="0.03pt solid #000000" fo:border-right="none" fo:border-top="0.03pt solid #000000" fo:border-bottom="none"/>
      <style:text-properties fo:font-size="18pt" style:font-size-asian="24pt" style:font-size-complex="24pt"/>
    </style:style>
    <style:style style:name="ce152" style:family="table-cell">
      <loext:graphic-properties draw:textarea-vertical-align="middle"/>
      <style:paragraph-properties fo:margin-left="0cm" fo:margin-right="0cm" fo:text-align="center" fo:text-indent="0cm" fo:border-left="0.03pt solid #000000" fo:border-right="none" fo:border-top="0.03pt solid #000000" fo:border-bottom="none" style:text-autospace="none"/>
      <style:text-properties fo:font-size="24pt" fo:font-weight="bold" style:font-size-asian="24pt" style:font-weight-asian="bold" style:font-size-complex="24pt" style:font-weight-complex="bold"/>
    </style:style>
    <style:style style:name="ce153" style:family="table-cell">
      <loext:graphic-properties draw:textarea-vertical-align="middle"/>
      <style:paragraph-properties fo:margin-left="0cm" fo:margin-right="0cm" fo:text-align="center" fo:text-indent="0cm" fo:border-left="0.03pt solid #000000" fo:border-right="none" fo:border-top="0.03pt solid #000000" fo:border-bottom="none" style:text-autospace="none"/>
      <style:text-properties fo:font-size="18pt" fo:font-weight="bold" style:font-size-asian="24pt" style:font-weight-asian="bold" style:font-size-complex="24pt" style:font-weight-complex="bold"/>
    </style:style>
    <style:style style:name="ce154" style:family="table-cell">
      <loext:graphic-properties draw:textarea-vertical-align="middle"/>
      <style:paragraph-properties fo:margin-left="0cm" fo:margin-right="0cm" fo:text-align="center" fo:text-indent="0cm" style:border-line-width-left="0.015cm 0.002cm 0.03cm" style:border-line-width-top="0.015cm 0.002cm 0.03cm" fo:border-left="1.33pt double #000000" fo:border-right="none" fo:border-top="1.33pt double #000000" fo:border-bottom="none" style:text-autospace="none"/>
      <style:text-properties fo:font-size="24pt" fo:font-weight="bold" style:font-size-asian="24pt" style:font-weight-asian="bold" style:font-size-complex="24pt" style:font-weight-complex="bold"/>
    </style:style>
    <style:style style:name="ce155" style:family="table-cell">
      <loext:graphic-properties draw:textarea-vertical-align="middle"/>
      <style:paragraph-properties fo:margin-left="0cm" fo:margin-right="0cm" fo:text-align="center" fo:text-indent="0cm" style:border-line-width-left="0.015cm 0.002cm 0.03cm" fo:border-left="1.33pt double #000000" fo:border-right="0.03pt solid #000000" fo:border-top="0.03pt solid #000000" fo:border-bottom="none" style:text-autospace="none"/>
      <style:text-properties fo:font-size="24pt" fo:font-weight="bold" style:font-size-asian="24pt" style:font-weight-asian="bold" style:font-size-complex="24pt" style:font-weight-complex="bold"/>
    </style:style>
    <style:style style:name="ce156" style:family="table-cell">
      <loext:graphic-properties draw:textarea-vertical-align="middle"/>
      <style:paragraph-properties fo:margin-left="0cm" fo:margin-right="0cm" fo:text-align="center" fo:text-indent="0cm" fo:border-left="none" fo:border-right="0.03pt solid #000000" fo:border-top="0.03pt solid #000000" fo:border-bottom="none" style:text-autospace="none"/>
      <style:text-properties fo:font-size="24pt" fo:font-weight="bold" style:font-size-asian="24pt" style:font-weight-asian="bold" style:font-size-complex="24pt" style:font-weight-complex="bold"/>
    </style:style>
    <style:style style:name="ce157" style:family="table-cell">
      <loext:graphic-properties draw:textarea-vertical-align="middle"/>
      <style:paragraph-properties fo:margin-left="0cm" fo:margin-right="0cm" fo:text-align="center" fo:text-indent="0cm" style:border-line-width-right="0.015cm 0.002cm 0.03cm" fo:border-left="none" fo:border-right="1.33pt double #000000" fo:border-top="0.03pt solid #000000" fo:border-bottom="none" style:text-autospace="none"/>
      <style:text-properties fo:font-size="24pt" fo:font-weight="bold" style:font-size-asian="24pt" style:font-weight-asian="bold" style:font-size-complex="24pt" style:font-weight-complex="bold"/>
    </style:style>
    <style:style style:name="ce158" style:family="table-cell">
      <loext:graphic-properties draw:textarea-vertical-align="middle"/>
      <style:paragraph-properties fo:margin-left="0cm" fo:margin-right="0cm" fo:text-align="center" fo:text-indent="0cm" style:border-line-width-right="0.015cm 0.002cm 0.03cm" style:border-line-width-top="0.015cm 0.002cm 0.03cm" fo:border-left="none" fo:border-right="1.33pt double #000000" fo:border-top="1.33pt double #000000" fo:border-bottom="none" style:text-autospace="none"/>
      <style:text-properties fo:font-size="24pt" fo:font-weight="bold" style:font-size-asian="24pt" style:font-weight-asian="bold" style:font-size-complex="24pt" style:font-weight-complex="bold"/>
    </style:style>
    <style:style style:name="ce159" style:family="table-cell">
      <loext:graphic-properties draw:fill-color="#ffff6d" draw:textarea-vertical-align="middle"/>
      <style:paragraph-properties fo:margin-left="0cm" fo:margin-right="0cm" fo:text-align="center" fo:text-indent="0cm" fo:border="0.03pt solid #000000" style:text-autospace="none"/>
      <style:text-properties fo:color="#784b04" loext:opacity="100%" fo:font-size="22pt" style:font-size-asian="22pt" style:font-size-complex="22pt"/>
    </style:style>
    <style:style style:name="ce160" style:family="table-cell">
      <loext:graphic-properties draw:fill-color="#afd095" draw:textarea-vertical-align="middle"/>
      <style:paragraph-properties fo:margin-left="0cm" fo:margin-right="0cm" fo:text-align="center" fo:text-indent="0cm" style:border-line-width-right="0.015cm 0.002cm 0.03cm" fo:border-left="0.03pt solid #000000" fo:border-right="1.33pt double #000000" fo:border-top="0.03pt solid #000000" fo:border-bottom="0.03pt solid #000000" style:text-autospace="none"/>
      <style:text-properties fo:color="#224b12" loext:opacity="100%" fo:font-size="22pt" style:font-size-asian="22pt" style:font-size-complex="22pt"/>
    </style:style>
    <style:style style:name="ce161" style:family="table-cell">
      <loext:graphic-properties draw:fill-color="#ffff6d" draw:textarea-vertical-align="middle"/>
      <style:paragraph-properties fo:margin-left="0cm" fo:margin-right="0cm" fo:text-align="center" fo:text-indent="0cm" style:border-line-width-left="0.015cm 0.002cm 0.03cm" style:border-line-width-right="0.015cm 0.002cm 0.03cm" fo:border-left="1.33pt double #000000" fo:border-right="1.33pt double #000000" fo:border-top="0.03pt solid #000000" fo:border-bottom="0.03pt solid #000000" style:text-autospace="none"/>
      <style:text-properties fo:color="#784b04" loext:opacity="100%" fo:font-size="22pt" style:font-size-asian="22pt" style:font-size-complex="22pt"/>
    </style:style>
    <style:style style:name="ce162" style:family="table-cell">
      <loext:graphic-properties draw:fill-color="#ffff6d" draw:textarea-vertical-align="middle"/>
      <style:paragraph-properties fo:margin-left="0cm" fo:margin-right="0cm" fo:text-align="center" fo:text-indent="0cm" style:border-line-width-left="0.015cm 0.002cm 0.03cm" fo:border-left="1.33pt double #000000" fo:border-right="0.03pt solid #000000" fo:border-top="0.03pt solid #000000" fo:border-bottom="0.03pt solid #000000" style:text-autospace="none"/>
      <style:text-properties fo:color="#784b04" loext:opacity="100%" fo:font-size="22pt" style:font-size-asian="22pt" style:font-size-complex="22pt"/>
    </style:style>
    <style:style style:name="ce163" style:family="table-cell">
      <loext:graphic-properties draw:fill-color="#ffa6a6" draw:textarea-vertical-align="middle"/>
      <style:paragraph-properties fo:margin-left="0cm" fo:margin-right="0cm" fo:text-align="center" fo:text-indent="0cm" fo:border="0.03pt solid #000000" style:text-autospace="none"/>
      <style:text-properties fo:color="#8d281e" loext:opacity="100%" fo:font-size="22pt" style:font-size-asian="22pt" style:font-size-complex="22pt"/>
    </style:style>
    <style:style style:name="ce164" style:family="table-cell">
      <loext:graphic-properties draw:fill-color="#afd095" draw:textarea-vertical-align="middle"/>
      <style:paragraph-properties fo:margin-left="0cm" fo:margin-right="0cm" fo:text-align="center" fo:text-indent="0cm" style:border-line-width-left="0.015cm 0.002cm 0.03cm" style:border-line-width-right="0.015cm 0.002cm 0.03cm" fo:border-left="1.33pt double #000000" fo:border-right="1.33pt double #000000" fo:border-top="0.03pt solid #000000" fo:border-bottom="0.03pt solid #000000" style:text-autospace="none"/>
      <style:text-properties fo:color="#224b12" loext:opacity="100%" fo:font-size="22pt" style:font-size-asian="22pt" style:font-size-complex="22pt"/>
    </style:style>
    <style:style style:name="ce165" style:family="table-cell">
      <loext:graphic-properties draw:fill-color="#b2b2b2" draw:textarea-vertical-align="middle"/>
      <style:paragraph-properties fo:margin-left="0cm" fo:margin-right="0cm" fo:text-indent="0cm" fo:border-left="0.03pt solid #000000" fo:border-right="none" fo:border-top="0.03pt solid #000000" fo:border-bottom="0.03pt solid #000000" style:text-autospace="none"/>
      <style:text-properties fo:font-size="24pt" fo:font-weight="bold" style:font-size-asian="24pt" style:font-weight-asian="bold" style:font-size-complex="24pt" style:font-weight-complex="bold"/>
    </style:style>
    <style:style style:name="ce166" style:family="table-cell">
      <loext:graphic-properties draw:fill-color="#cccccc" draw:textarea-vertical-align="middle"/>
      <style:paragraph-properties fo:margin-left="0cm" fo:margin-right="0cm" fo:text-align="center" fo:text-indent="0cm" style:border-line-width-right="0.015cm 0.002cm 0.03cm" fo:border-left="0.03pt solid #000000" fo:border-right="1.33pt double #000000" fo:border-top="0.03pt solid #000000" fo:border-bottom="0.03pt solid #000000" style:text-autospace="none"/>
      <style:text-properties fo:color="#666666" loext:opacity="100%" fo:font-size="22pt" style:font-size-asian="22pt" style:font-size-complex="22pt"/>
    </style:style>
    <style:style style:name="ce167" style:family="table-cell">
      <loext:graphic-properties draw:fill-color="#ffa6a6" draw:textarea-vertical-align="middle"/>
      <style:paragraph-properties fo:margin-left="0cm" fo:margin-right="0cm" fo:text-align="center" fo:text-indent="0cm" style:border-line-width-left="0.015cm 0.002cm 0.03cm" style:border-line-width-right="0.015cm 0.002cm 0.03cm" fo:border-left="1.33pt double #000000" fo:border-right="1.33pt double #000000" fo:border-top="0.03pt solid #000000" fo:border-bottom="0.03pt solid #000000" style:text-autospace="none"/>
      <style:text-properties fo:color="#784b04" loext:opacity="100%" fo:font-size="22pt" style:font-size-asian="22pt" style:font-size-complex="22pt"/>
    </style:style>
    <style:style style:name="ce168" style:family="table-cell">
      <loext:graphic-properties draw:fill-color="#afd095" draw:textarea-vertical-align="middle"/>
      <style:paragraph-properties fo:margin-left="0cm" fo:margin-right="0cm" fo:text-align="center" fo:text-indent="0cm" style:border-line-width-left="0.015cm 0.002cm 0.03cm" fo:border-left="1.33pt double #000000" fo:border-right="0.03pt solid #000000" fo:border-top="0.03pt solid #000000" fo:border-bottom="0.03pt solid #000000" style:text-autospace="none"/>
      <style:text-properties fo:color="#224b12" loext:opacity="100%" fo:font-size="22pt" style:font-size-asian="22pt" style:font-size-complex="22pt"/>
    </style:style>
    <style:style style:name="ce169" style:family="table-cell">
      <loext:graphic-properties draw:fill-color="#cccccc" draw:textarea-vertical-align="middle"/>
      <style:paragraph-properties fo:margin-left="0cm" fo:margin-right="0cm" fo:text-align="center" fo:text-indent="0cm" fo:border-left="0.03pt solid #000000" fo:border-right="none" fo:border-top="0.03pt solid #000000" fo:border-bottom="0.03pt solid #000000" style:text-autospace="none"/>
      <style:text-properties fo:color="#666666" loext:opacity="100%" fo:font-size="22pt" style:font-size-asian="22pt" style:font-size-complex="22pt"/>
    </style:style>
    <style:style style:name="ce170" style:family="table-cell">
      <loext:graphic-properties draw:fill-color="#ffff6d" draw:textarea-vertical-align="middle"/>
      <style:paragraph-properties fo:margin-left="0cm" fo:margin-right="0cm" fo:text-align="center" fo:text-indent="0cm" style:border-line-width-right="0.015cm 0.002cm 0.03cm" fo:border-left="0.03pt solid #000000" fo:border-right="1.33pt double #000000" fo:border-top="0.03pt solid #000000" fo:border-bottom="0.03pt solid #000000" style:text-autospace="none"/>
      <style:text-properties fo:color="#784b04" loext:opacity="100%" fo:font-size="22pt" style:font-size-asian="22pt" style:font-size-complex="22pt"/>
    </style:style>
    <style:style style:name="ce171" style:family="table-cell">
      <loext:graphic-properties draw:fill-color="#cccccc" draw:textarea-vertical-align="middle"/>
      <style:paragraph-properties fo:margin-left="0cm" fo:margin-right="0cm" fo:text-align="center" fo:text-indent="0cm" style:border-line-width-right="0.015cm 0.002cm 0.03cm" fo:border-left="none" fo:border-right="1.33pt double #000000" fo:border-top="0.03pt solid #000000" fo:border-bottom="0.03pt solid #000000" style:text-autospace="none"/>
      <style:text-properties fo:color="#666666" loext:opacity="100%" fo:font-size="22pt" style:font-size-asian="22pt" style:font-size-complex="22pt"/>
    </style:style>
    <style:style style:name="ce172" style:family="table-cell">
      <loext:graphic-properties draw:fill-color="#b2b2b2" draw:textarea-vertical-align="middle"/>
      <style:paragraph-properties fo:margin-left="0cm" fo:margin-right="0cm" fo:text-indent="0cm" fo:border-left="0.03pt solid #000000" fo:border-right="none" fo:border-top="none" fo:border-bottom="0.03pt solid #000000" style:text-autospace="none"/>
      <style:text-properties fo:font-size="24pt" fo:font-weight="bold" style:font-size-asian="24pt" style:font-weight-asian="bold" style:font-size-complex="24pt" style:font-weight-complex="bold"/>
    </style:style>
    <style:style style:name="ce173" style:family="table-cell">
      <loext:graphic-properties draw:fill-color="#ffa6a6" draw:textarea-vertical-align="middle"/>
      <style:paragraph-properties fo:margin-left="0cm" fo:margin-right="0cm" fo:text-align="center" fo:text-indent="0cm" fo:border-left="0.03pt solid #000000" fo:border-right="0.03pt solid #000000" fo:border-top="none" fo:border-bottom="0.03pt solid #000000" style:text-autospace="none"/>
      <style:text-properties fo:color="#8d281e" loext:opacity="100%" fo:font-size="22pt" style:font-size-asian="22pt" style:font-size-complex="22pt"/>
    </style:style>
    <style:style style:name="ce174" style:family="table-cell">
      <loext:graphic-properties draw:fill-color="#cccccc" draw:textarea-vertical-align="middle"/>
      <style:paragraph-properties fo:margin-left="0cm" fo:margin-right="0cm" fo:text-align="center" fo:text-indent="0cm" fo:border-left="none" fo:border-right="none" fo:border-top="none" fo:border-bottom="0.03pt solid #000000" style:text-autospace="none"/>
      <style:text-properties fo:color="#666666" loext:opacity="100%" fo:font-size="22pt" style:font-size-asian="22pt" style:font-size-complex="22pt"/>
    </style:style>
    <style:style style:name="ce175" style:family="table-cell">
      <loext:graphic-properties draw:fill-color="#ffff6d" draw:textarea-vertical-align="middle"/>
      <style:paragraph-properties fo:margin-left="0cm" fo:margin-right="0cm" fo:text-align="center" fo:text-indent="0cm" style:border-line-width-left="0.015cm 0.002cm 0.03cm" style:border-line-width-right="0.015cm 0.002cm 0.03cm" style:border-line-width-bottom="0.015cm 0.002cm 0.03cm" fo:border-left="1.33pt double #000000" fo:border-right="1.33pt double #000000" fo:border-top="none" fo:border-bottom="1.33pt double #000000" style:text-autospace="none"/>
      <style:text-properties fo:color="#784b04" loext:opacity="100%" fo:font-size="22pt" style:font-size-asian="22pt" style:font-size-complex="22pt"/>
    </style:style>
    <style:style style:name="ce176" style:family="table-cell">
      <loext:graphic-properties draw:fill-color="#ffa6a6" draw:textarea-vertical-align="middle"/>
      <style:paragraph-properties fo:margin-left="0cm" fo:margin-right="0cm" fo:text-align="center" fo:text-indent="0cm" fo:border-left="0.03pt solid #000000" fo:border-right="none" fo:border-top="none" fo:border-bottom="0.03pt solid #000000" style:text-autospace="none"/>
      <style:text-properties fo:color="#8d281e" loext:opacity="100%" style:font-name="Bookman Old Style" fo:font-size="21pt" style:font-size-asian="21pt" style:font-size-complex="21pt"/>
    </style:style>
    <style:style style:name="ce177" style:family="table-cell">
      <loext:graphic-properties draw:fill-color="#cccccc" draw:textarea-vertical-align="middle"/>
      <style:paragraph-properties fo:margin-left="0cm" fo:margin-right="0cm" fo:text-align="center" fo:text-indent="0cm" style:border-line-width-right="0.015cm 0.002cm 0.03cm" fo:border-left="0.03pt solid #000000" fo:border-right="1.33pt double #000000" fo:border-top="none" fo:border-bottom="0.03pt solid #000000" style:text-autospace="none"/>
      <style:text-properties fo:color="#666666" loext:opacity="100%" style:font-name="Liberation Sans2" fo:font-size="22pt" style:font-size-asian="22pt" style:font-size-complex="22pt"/>
    </style:style>
    <style:style style:name="ce178" style:family="table-cell">
      <loext:graphic-properties draw:fill-color="#afd095" draw:textarea-vertical-align="middle"/>
      <style:paragraph-properties fo:margin-left="0cm" fo:margin-right="0cm" fo:margin-top="0cm" fo:margin-bottom="0cm" fo:line-height="100%" fo:text-align="center" fo:text-indent="0cm" style:border-line-width-right="0.015cm 0.002cm 0.03cm" style:border-line-width-bottom="0.015cm 0.002cm 0.03cm" fo:border-left="none" fo:border-right="1.33pt double #000000" fo:border-top="none" fo:border-bottom="1.33pt double #000000" style:text-autospace="none"/>
      <style:text-properties fo:color="#224b12" loext:opacity="100%" fo:font-size="22pt" style:font-size-asian="22pt" style:font-size-complex="22pt"/>
    </style:style>
    <style:style style:name="ce179" style:family="table-cell">
      <loext:graphic-properties draw:fill-color="#b2b2b2" draw:textarea-vertical-align="middle"/>
      <style:paragraph-properties fo:border-left="0.03pt solid #000000" fo:border-right="0.03pt solid #000000" fo:border-top="0.03pt solid #000000" fo:border-bottom="none"/>
      <style:text-properties fo:font-size="18pt" style:font-size-asian="24pt" style:font-size-complex="24pt"/>
    </style:style>
    <style:style style:name="ce180" style:family="table-cell">
      <loext:graphic-properties draw:fill-color="#b2b2b2" draw:textarea-vertical-align="middle"/>
      <style:paragraph-properties fo:text-align="center" fo:border-left="0.03pt solid #000000" fo:border-right="0.03pt solid #000000" fo:border-top="0.03pt solid #000000" fo:border-bottom="none" style:text-autospace="none"/>
      <style:text-properties fo:font-size="24pt" fo:font-weight="bold" style:font-size-asian="24pt" style:font-weight-asian="bold" style:font-size-complex="24pt" style:font-weight-complex="bold"/>
    </style:style>
    <style:style style:name="ce181" style:family="table-cell">
      <loext:graphic-properties draw:fill-color="#b2b2b2" draw:textarea-vertical-align="middle"/>
      <style:paragraph-properties fo:text-align="center" style:border-line-width-bottom="0.015cm 0.002cm 0.03cm" fo:border-left="0.03pt solid #000000" fo:border-right="0.03pt solid #000000" fo:border-top="0.03pt solid #000000" fo:border-bottom="1.33pt double #000000" style:text-autospace="none"/>
      <style:text-properties fo:font-size="24pt" fo:font-weight="bold" style:font-size-asian="24pt" style:font-weight-asian="bold" style:font-size-complex="24pt" style:font-weight-complex="bold"/>
    </style:style>
    <style:style style:name="ce182" style:family="table-cell">
      <loext:graphic-properties draw:fill-color="#b2b2b2" draw:textarea-vertical-align="middle"/>
      <style:paragraph-properties style:border-line-width-left="0.015cm 0.002cm 0.03cm" style:border-line-width-top="0.015cm 0.002cm 0.03cm" style:border-line-width-bottom="0.015cm 0.002cm 0.03cm" fo:border-left="1.33pt double #000000" fo:border-right="none" fo:border-top="1.33pt double #000000" fo:border-bottom="1.33pt double #000000" style:text-autospace="none"/>
      <style:text-properties fo:font-size="18pt" fo:font-weight="bold" style:font-size-asian="24pt" style:font-weight-asian="bold" style:font-size-complex="24pt" style:font-weight-complex="bold"/>
    </style:style>
    <style:style style:name="ce183" style:family="table-cell">
      <loext:graphic-properties draw:fill-color="#ffff6d" draw:textarea-vertical-align="middle"/>
      <style:paragraph-properties fo:text-align="center" style:border-line-width-top="0.015cm 0.002cm 0.03cm" style:border-line-width-bottom="0.015cm 0.002cm 0.03cm" fo:border-left="0.03pt solid #000000" fo:border-right="none" fo:border-top="1.33pt double #000000" fo:border-bottom="1.33pt double #000000" style:text-autospace="none"/>
      <style:text-properties fo:color="#784b04" loext:opacity="100%" fo:font-size="22pt" style:font-size-asian="22pt" style:font-size-complex="22pt"/>
    </style:style>
    <style:style style:name="ce184" style:family="table-cell">
      <loext:graphic-properties draw:fill-color="#afd095" draw:textarea-vertical-align="middle"/>
      <style:paragraph-properties fo:text-align="center" style:border-line-width-top="0.015cm 0.002cm 0.03cm" style:border-line-width-bottom="0.015cm 0.002cm 0.03cm" fo:border-left="0.03pt solid #000000" fo:border-right="0.03pt solid #000000" fo:border-top="1.33pt double #000000" fo:border-bottom="1.33pt double #000000" style:text-autospace="none"/>
      <style:text-properties fo:color="#224b12" loext:opacity="100%" fo:font-size="22pt" style:font-size-asian="22pt" style:font-size-complex="22pt"/>
    </style:style>
    <style:style style:name="ce185" style:family="table-cell">
      <loext:graphic-properties draw:fill-color="#afd095" draw:textarea-vertical-align="middle"/>
      <style:paragraph-properties fo:text-align="center" style:border-line-width-right="0.015cm 0.002cm 0.03cm" style:border-line-width-top="0.015cm 0.002cm 0.03cm" style:border-line-width-bottom="0.015cm 0.002cm 0.03cm" fo:border-left="none" fo:border-right="1.33pt double #000000" fo:border-top="1.33pt double #000000" fo:border-bottom="1.33pt double #000000" style:text-autospace="none"/>
      <style:text-properties fo:color="#224b12" loext:opacity="100%" fo:font-size="22pt" style:font-size-asian="22pt" style:font-size-complex="22pt"/>
    </style:style>
    <style:style style:name="ce186" style:family="table-cell">
      <loext:graphic-properties draw:fill-color="#b2b2b2" draw:textarea-vertical-align="middle"/>
      <style:paragraph-properties fo:border-left="0.03pt solid #000000" fo:border-right="0.03pt solid #000000" fo:border-top="none" fo:border-bottom="0.03pt solid #000000" style:text-autospace="none"/>
      <style:text-properties fo:font-size="18pt" fo:font-weight="bold" style:font-size-asian="24pt" style:font-weight-asian="bold" style:font-size-complex="24pt" style:font-weight-complex="bold"/>
    </style:style>
    <style:style style:name="ce187" style:family="table-cell">
      <loext:graphic-properties draw:fill-color="#ffa6a6" draw:textarea-vertical-align="middle"/>
      <style:paragraph-properties fo:margin-left="0cm" fo:margin-right="0cm" fo:margin-top="0cm" fo:margin-bottom="0cm" fo:line-height="100%" fo:text-align="center" fo:text-indent="0cm" fo:border-left="0.03pt solid #000000" fo:border-right="0.03pt solid #000000" fo:border-top="none" fo:border-bottom="0.03pt solid #000000" style:text-autospace="none"/>
      <style:text-properties fo:color="#8d281e" loext:opacity="100%" fo:font-size="22pt" style:font-size-asian="22pt" style:font-size-complex="22pt"/>
    </style:style>
    <style:style style:name="ce188" style:family="table-cell">
      <loext:graphic-properties draw:fill-color="#afd095" draw:textarea-vertical-align="middle"/>
      <style:paragraph-properties fo:margin-left="0cm" fo:margin-right="0cm" fo:margin-top="0cm" fo:margin-bottom="0cm" fo:line-height="100%" fo:text-align="center" fo:text-indent="0cm" style:border-line-width-top="0.015cm 0.002cm 0.03cm" fo:border-left="0.03pt solid #000000" fo:border-right="0.03pt solid #000000" fo:border-top="1.33pt double #000000" fo:border-bottom="0.03pt solid #000000" style:text-autospace="none"/>
      <style:text-properties fo:color="#224b12" loext:opacity="100%" fo:font-size="22pt" style:font-size-asian="22pt" style:font-size-complex="22pt"/>
    </style:style>
    <style:style style:name="ce189" style:family="table-cell">
      <loext:graphic-properties draw:fill-color="#b2b2b2" draw:textarea-vertical-align="middle"/>
      <style:paragraph-properties fo:border="0.03pt solid #000000" style:text-autospace="none"/>
      <style:text-properties fo:font-size="18pt" fo:font-weight="bold" style:font-size-asian="24pt" style:font-weight-asian="bold" style:font-size-complex="24pt" style:font-weight-complex="bold"/>
    </style:style>
    <style:style style:name="ce190" style:family="table-cell">
      <loext:graphic-properties draw:fill-color="#b2b2b2" draw:textarea-vertical-align="middle"/>
      <style:paragraph-properties fo:border-left="0.03pt solid #000000" fo:border-right="0.03pt solid #000000" fo:border-top="0.03pt solid #000000" fo:border-bottom="none" style:text-autospace="none"/>
      <style:text-properties fo:font-size="18pt" fo:font-weight="bold" style:font-size-asian="24pt" style:font-weight-asian="bold" style:font-size-complex="24pt" style:font-weight-complex="bold"/>
    </style:style>
    <style:style style:name="ce191" style:family="table-cell">
      <loext:graphic-properties draw:fill-color="#ffa6a6" draw:textarea-vertical-align="middle"/>
      <style:paragraph-properties fo:text-align="center" fo:border-left="0.03pt solid #000000" fo:border-right="0.03pt solid #000000" fo:border-top="0.03pt solid #000000" fo:border-bottom="none" style:text-autospace="none"/>
      <style:text-properties fo:color="#8d281e" loext:opacity="100%" fo:font-size="22pt" style:font-size-asian="22pt" style:font-size-complex="22pt"/>
    </style:style>
    <style:style style:name="ce192" style:family="table-cell">
      <loext:graphic-properties draw:fill-color="#cccccc" draw:textarea-vertical-align="middle"/>
      <style:paragraph-properties fo:text-align="center" fo:border-left="0.03pt solid #000000" fo:border-right="0.03pt solid #000000" fo:border-top="none" fo:border-bottom="0.03pt solid #000000" style:text-autospace="none"/>
      <style:text-properties fo:color="#666666" loext:opacity="100%" fo:font-size="22pt" style:font-size-asian="22pt" style:font-size-complex="22pt"/>
    </style:style>
    <style:style style:name="ce193" style:family="table-cell">
      <loext:graphic-properties draw:fill-color="#ffa6a6" draw:textarea-vertical-align="middle"/>
      <style:paragraph-properties fo:text-align="center" fo:border="0.03pt solid #000000" style:text-autospace="none"/>
      <style:text-properties fo:color="#8d281e" loext:opacity="100%" style:font-name="Liberation Sans2" fo:font-size="22pt" style:font-size-asian="22pt" style:font-size-complex="22pt"/>
    </style:style>
    <style:style style:name="ce194" style:family="table-cell">
      <loext:graphic-properties draw:fill-color="#afd095" draw:textarea-vertical-align="middle"/>
      <style:paragraph-properties fo:text-align="center" fo:border="0.03pt solid #000000" style:text-autospace="none"/>
      <style:text-properties fo:color="#224b12" loext:opacity="100%" style:font-name="Bookman Old Style" fo:font-size="22pt" style:font-size-asian="22pt" style:font-size-complex="22pt"/>
    </style:style>
    <style:style style:name="ce195" style:family="table-cell">
      <loext:graphic-properties draw:fill="solid" draw:fill-color="#ffff6d" draw:textarea-vertical-align="middle"/>
      <style:paragraph-properties fo:margin-left="0cm" fo:margin-right="0cm" fo:text-align="center" fo:text-indent="0cm" fo:border="0.03pt solid #000000" style:text-autospace="none"/>
      <style:text-properties fo:color="#784b04" loext:opacity="100%" fo:font-size="22pt" style:font-size-asian="22pt" style:font-size-complex="22pt"/>
    </style:style>
    <style:style style:name="ce196" style:family="table-cell">
      <loext:graphic-properties draw:textarea-vertical-align="middle"/>
      <style:paragraph-properties fo:margin-left="0cm" fo:margin-right="0cm" fo:text-align="center" fo:text-indent="0cm" fo:border-left="0.03pt solid #000000" fo:border-right="0.03pt solid #000000" fo:border-top="0.03pt solid #000000" fo:border-bottom="none" style:text-autospace="none"/>
      <style:text-properties fo:font-size="24pt" fo:font-weight="bold" style:font-size-asian="24pt" style:font-weight-asian="bold" style:font-size-complex="24pt" style:font-weight-complex="bold"/>
    </style:style>
    <style:style style:name="ce197" style:family="table-cell">
      <loext:graphic-properties draw:fill-color="#ffa6a6" draw:textarea-vertical-align="middle"/>
      <style:paragraph-properties fo:margin-left="0cm" fo:margin-right="0cm" fo:text-align="center" fo:text-indent="0cm" fo:border="0.03pt solid #000000" style:text-autospace="none"/>
      <style:text-properties fo:color="#784b04" loext:opacity="100%" fo:font-size="22pt" style:font-size-asian="22pt" style:font-size-complex="22pt"/>
    </style:style>
    <style:style style:name="ce198" style:family="table-cell">
      <loext:graphic-properties draw:fill-color="#afd095" draw:textarea-vertical-align="middle"/>
      <style:paragraph-properties fo:margin-left="0cm" fo:margin-right="0cm" fo:text-align="center" fo:text-indent="0cm" fo:border-left="none" fo:border-right="0.03pt solid #000000" fo:border-top="0.03pt solid #000000" fo:border-bottom="0.03pt solid #000000" style:text-autospace="none"/>
      <style:text-properties fo:color="#224b12" loext:opacity="100%" fo:font-size="22pt" style:font-size-asian="22pt" style:font-size-complex="22pt"/>
    </style:style>
    <style:style style:name="ce199" style:family="table-cell">
      <loext:graphic-properties draw:fill-color="#cccccc" draw:textarea-vertical-align="middle"/>
      <style:paragraph-properties fo:margin-left="0cm" fo:margin-right="0cm" fo:text-align="center" fo:text-indent="0cm" style:border-line-width-left="0.015cm 0.002cm 0.03cm" style:border-line-width-right="0.015cm 0.002cm 0.03cm" style:border-line-width-bottom="0.015cm 0.002cm 0.03cm" fo:border-left="1.33pt double #000000" fo:border-right="1.33pt double #000000" fo:border-top="none" fo:border-bottom="1.33pt double #000000" style:text-autospace="none"/>
      <style:text-properties fo:color="#666666" loext:opacity="100%" style:font-name="Liberation Sans2" fo:font-size="22pt" style:font-size-asian="22pt" style:font-size-complex="22pt"/>
    </style:style>
    <style:style style:name="ce200" style:family="table-cell">
      <loext:graphic-properties draw:fill-color="#b2b2b2" draw:textarea-vertical-align="middle"/>
      <style:paragraph-properties fo:border-left="0.03pt solid #000000" fo:border-right="none" fo:border-top="0.03pt solid #000000" fo:border-bottom="0.03pt solid #000000" style:text-autospace="none"/>
      <style:text-properties fo:font-size="18pt" fo:font-weight="bold" style:font-size-asian="24pt" style:font-weight-asian="bold" style:font-size-complex="24pt" style:font-weight-complex="bold"/>
    </style:style>
    <style:style style:name="ce201" style:family="table-cell">
      <loext:graphic-properties draw:fill-color="#afd095" draw:textarea-vertical-align="middle"/>
      <style:paragraph-properties fo:margin-left="0cm" fo:margin-right="0cm" fo:margin-top="0cm" fo:margin-bottom="0cm" fo:line-height="100%" fo:text-align="center" fo:text-indent="0cm" fo:border-left="0.03pt solid #000000" fo:border-right="0.03pt solid #000000" fo:border-top="none" fo:border-bottom="0.03pt solid #000000" style:text-autospace="none"/>
      <style:text-properties fo:color="#224b12" loext:opacity="100%" fo:font-size="22pt" style:font-size-asian="22pt" style:font-size-complex="22pt"/>
    </style:style>
    <style:style style:name="ce202" style:family="table-cell">
      <loext:graphic-properties draw:fill-color="#b2b2b2" draw:textarea-vertical-align="middle"/>
      <style:paragraph-properties style:border-line-width-bottom="0.03cm 0.002cm 0.015cm" fo:border-left="0.03pt solid #000000" fo:border-right="0.03pt solid #000000" fo:border-top="0.03pt solid #000000" fo:border-bottom="1.33pt double #000000" style:text-autospace="none"/>
      <style:text-properties fo:font-size="18pt" fo:font-weight="bold" style:font-size-asian="24pt" style:font-weight-asian="bold" style:font-size-complex="24pt" style:font-weight-complex="bold"/>
    </style:style>
    <style:style style:name="ce203" style:family="table-cell">
      <loext:graphic-properties draw:fill-color="#ffff6d" draw:textarea-vertical-align="middle"/>
      <style:paragraph-properties fo:text-align="center" style:border-line-width-bottom="0.03cm 0.002cm 0.015cm" fo:border-left="0.03pt solid #000000" fo:border-right="0.03pt solid #000000" fo:border-top="0.03pt solid #000000" fo:border-bottom="1.33pt double #000000" style:text-autospace="none"/>
      <style:text-properties fo:color="#784b04" loext:opacity="100%" fo:font-size="22pt" style:font-size-asian="22pt" style:font-size-complex="22pt"/>
    </style:style>
    <style:style style:name="ce204" style:family="table-cell">
      <loext:graphic-properties draw:fill-color="#cccccc" draw:textarea-vertical-align="middle"/>
      <style:paragraph-properties fo:text-align="center" style:border-line-width-bottom="0.03cm 0.002cm 0.015cm" fo:border-left="0.03pt solid #000000" fo:border-right="0.03pt solid #000000" fo:border-top="0.03pt solid #000000" fo:border-bottom="1.33pt double #000000" style:text-autospace="none"/>
      <style:text-properties fo:color="#666666" loext:opacity="100%" fo:font-size="22pt" style:font-size-asian="22pt" style:font-size-complex="22pt"/>
    </style:style>
    <style:style style:name="ce205" style:family="table-cell">
      <loext:graphic-properties draw:fill-color="#b2b2b2" draw:textarea-vertical-align="middle"/>
      <style:paragraph-properties style:border-line-width-left="0.03cm 0.002cm 0.015cm" style:border-line-width-bottom="0.015cm 0.002cm 0.03cm" fo:border-left="1.33pt double #000000" fo:border-right="none" fo:border-top="none" fo:border-bottom="1.33pt double #000000" style:text-autospace="none"/>
      <style:text-properties fo:font-size="18pt" fo:font-weight="bold" style:font-size-asian="24pt" style:font-weight-asian="bold" style:font-size-complex="24pt" style:font-weight-complex="bold"/>
    </style:style>
    <style:style style:name="ce206" style:family="table-cell">
      <loext:graphic-properties draw:fill-color="#ffff6d" draw:textarea-vertical-align="middle"/>
      <style:paragraph-properties fo:text-align="center" style:border-line-width-top="0.03cm 0.002cm 0.015cm" style:border-line-width-bottom="0.015cm 0.002cm 0.03cm" fo:border-left="0.03pt solid #000000" fo:border-right="0.03pt solid #000000" fo:border-top="1.33pt double #000000" fo:border-bottom="1.33pt double #000000" style:text-autospace="none"/>
      <style:text-properties fo:color="#784b04" loext:opacity="100%" fo:font-size="22pt" style:font-size-asian="22pt" style:font-size-complex="22pt"/>
    </style:style>
    <style:style style:name="ce207" style:family="table-cell">
      <loext:graphic-properties draw:fill-color="#cccccc" draw:textarea-vertical-align="middle"/>
      <style:paragraph-properties fo:text-align="center" style:border-line-width-right="0.03cm 0.002cm 0.015cm" style:border-line-width-top="0.03cm 0.002cm 0.015cm" style:border-line-width-bottom="0.015cm 0.002cm 0.03cm" fo:border-left="none" fo:border-right="1.33pt double #000000" fo:border-top="1.33pt double #000000" fo:border-bottom="1.33pt double #000000" style:text-autospace="none"/>
      <style:text-properties fo:color="#666666" loext:opacity="100%" fo:font-size="22pt" style:font-size-asian="22pt" style:font-size-complex="22pt"/>
    </style:style>
    <style:style style:name="ce208" style:family="table-cell">
      <loext:graphic-properties draw:fill-color="#b2b2b2" draw:textarea-vertical-align="middle"/>
      <style:paragraph-properties style:border-line-width-left="0.015cm 0.002cm 0.03cm" style:border-line-width-bottom="0.015cm 0.002cm 0.03cm" fo:border-left="1.33pt double #000000" fo:border-right="none" fo:border-top="none" fo:border-bottom="1.33pt double #000000" style:text-autospace="none"/>
      <style:text-properties fo:font-size="18pt" fo:font-weight="bold" style:font-size-asian="24pt" style:font-weight-asian="bold" style:font-size-complex="24pt" style:font-weight-complex="bold"/>
    </style:style>
    <style:style style:name="ce209" style:family="table-cell">
      <loext:graphic-properties draw:fill-color="#cccccc" draw:textarea-vertical-align="middle"/>
      <style:paragraph-properties fo:text-align="center" style:border-line-width-top="0.015cm 0.002cm 0.03cm" style:border-line-width-bottom="0.015cm 0.002cm 0.03cm" fo:border-left="0.03pt solid #000000" fo:border-right="0.03pt solid #000000" fo:border-top="1.33pt double #000000" fo:border-bottom="1.33pt double #000000" style:text-autospace="none"/>
      <style:text-properties fo:color="#666666" loext:opacity="100%" style:font-name="Liberation Sans2" fo:font-size="22pt" style:font-size-asian="22pt" style:font-size-complex="22pt"/>
    </style:style>
    <style:style style:name="ce210" style:family="table-cell">
      <loext:graphic-properties draw:fill-color="#afd095" draw:textarea-vertical-align="middle"/>
      <style:paragraph-properties fo:margin-left="0cm" fo:margin-right="0cm" fo:margin-top="0cm" fo:margin-bottom="0cm" fo:line-height="100%" fo:text-align="center" fo:text-indent="0cm" style:border-line-width-right="0.015cm 0.002cm 0.03cm" style:border-line-width-top="0.015cm 0.002cm 0.03cm" style:border-line-width-bottom="0.015cm 0.002cm 0.03cm" fo:border-left="none" fo:border-right="1.33pt double #000000" fo:border-top="1.33pt double #000000" fo:border-bottom="1.33pt double #000000" style:text-autospace="none"/>
      <style:text-properties fo:color="#224b12" loext:opacity="100%" style:font-name="Bookman Old Style" fo:font-size="22pt" style:font-size-asian="22pt" style:font-size-complex="22pt"/>
    </style:style>
    <style:style style:name="ce211" style:family="table-cell">
      <loext:graphic-properties draw:fill-color="#b2b2b2" draw:textarea-vertical-align="middle"/>
      <style:paragraph-properties style:border-line-width-bottom="0.005cm 0.005cm 0.01cm" fo:border-left="0.03pt solid #000000" fo:border-right="0.03pt solid #000000" fo:border-top="0.03pt solid #000000" fo:border-bottom="0.57pt double #000000"/>
      <style:text-properties fo:font-size="18pt" style:font-size-asian="24pt" style:font-size-complex="24pt"/>
    </style:style>
    <style:style style:name="ce212" style:family="table-cell">
      <loext:graphic-properties draw:textarea-vertical-align="middle"/>
      <style:paragraph-properties fo:text-align="center" style:border-line-width-bottom="0.005cm 0.005cm 0.01cm" fo:border-left="0.03pt solid #000000" fo:border-right="0.03pt solid #000000" fo:border-top="0.03pt solid #000000" fo:border-bottom="0.57pt double #000000" style:text-autospace="none"/>
      <style:text-properties fo:font-size="18pt" fo:font-weight="bold" style:font-size-asian="24pt" style:font-weight-asian="bold" style:font-size-complex="24pt" style:font-weight-complex="bold"/>
    </style:style>
    <style:style style:name="ce213" style:family="table-cell">
      <loext:graphic-properties draw:fill-color="#b2b2b2" draw:textarea-vertical-align="middle"/>
      <style:paragraph-properties style:border-line-width-left="0.005cm 0.005cm 0.01cm" style:border-line-width-top="0.005cm 0.005cm 0.01cm" fo:border-left="0.57pt double #000000" fo:border-right="none" fo:border-top="0.57pt double #000000" fo:border-bottom="none" style:text-autospace="none"/>
      <style:text-properties fo:font-size="18pt" fo:font-weight="bold" style:font-size-asian="24pt" style:font-weight-asian="bold" style:font-size-complex="24pt" style:font-weight-complex="bold"/>
    </style:style>
    <style:style style:name="ce214" style:family="table-cell">
      <loext:graphic-properties draw:fill-color="#ffff6d" draw:textarea-vertical-align="middle"/>
      <style:paragraph-properties fo:text-align="center" style:border-line-width-top="0.005cm 0.005cm 0.01cm" fo:border-left="0.03pt solid #000000" fo:border-right="none" fo:border-top="0.57pt double #000000" fo:border-bottom="none" style:text-autospace="none"/>
      <style:text-properties fo:color="#784b04" loext:opacity="100%" fo:font-size="18pt" style:font-size-asian="22pt" style:font-size-complex="22pt"/>
    </style:style>
    <style:style style:name="ce215" style:family="table-cell">
      <loext:graphic-properties draw:fill-color="#afd095" draw:textarea-vertical-align="middle"/>
      <style:paragraph-properties fo:text-align="center" style:border-line-width-top="0.005cm 0.005cm 0.01cm" fo:border-left="0.03pt solid #000000" fo:border-right="none" fo:border-top="0.57pt double #000000" fo:border-bottom="none" style:text-autospace="none"/>
      <style:text-properties fo:color="#224b12" loext:opacity="100%" fo:font-size="18pt" style:font-size-asian="22pt" style:font-size-complex="22pt"/>
    </style:style>
    <style:style style:name="ce216" style:family="table-cell">
      <loext:graphic-properties draw:fill-color="#ffff6d" draw:textarea-vertical-align="middle"/>
      <style:paragraph-properties fo:text-align="center" style:border-line-width-top="0.005cm 0.005cm 0.01cm" fo:border-left="0.03pt solid #000000" fo:border-right="0.03pt solid #000000" fo:border-top="0.57pt double #000000" fo:border-bottom="none" style:text-autospace="none"/>
      <style:text-properties fo:color="#784b04" loext:opacity="100%" fo:font-size="18pt" style:font-size-asian="22pt" style:font-size-complex="22pt"/>
    </style:style>
    <style:style style:name="ce217" style:family="table-cell">
      <loext:graphic-properties draw:fill-color="#ffff6d" draw:textarea-vertical-align="middle"/>
      <style:paragraph-properties fo:text-align="center" style:border-line-width-top="0.005cm 0.005cm 0.01cm" fo:border-left="none" fo:border-right="0.03pt solid #000000" fo:border-top="0.57pt double #000000" fo:border-bottom="none" style:text-autospace="none"/>
      <style:text-properties fo:color="#784b04" loext:opacity="100%" fo:font-size="18pt" style:font-size-asian="22pt" style:font-size-complex="22pt"/>
    </style:style>
    <style:style style:name="ce218" style:family="table-cell">
      <loext:graphic-properties draw:fill-color="#ffa6a6" draw:textarea-vertical-align="middle"/>
      <style:paragraph-properties fo:text-align="center" style:border-line-width-top="0.005cm 0.005cm 0.01cm" fo:border-left="none" fo:border-right="none" fo:border-top="0.57pt double #000000" fo:border-bottom="none" style:text-autospace="none"/>
      <style:text-properties fo:color="#8d281e" loext:opacity="100%" fo:font-size="18pt" style:font-size-asian="22pt" style:font-size-complex="22pt"/>
    </style:style>
    <style:style style:name="ce219" style:family="table-cell">
      <loext:graphic-properties draw:fill-color="#afd095" draw:textarea-vertical-align="middle"/>
      <style:paragraph-properties fo:text-align="center" style:border-line-width-top="0.005cm 0.005cm 0.01cm" fo:border-left="0.03pt solid #000000" fo:border-right="0.03pt solid #000000" fo:border-top="0.57pt double #000000" fo:border-bottom="none" style:text-autospace="none"/>
      <style:text-properties fo:color="#224b12" loext:opacity="100%" fo:font-size="18pt" style:font-size-asian="22pt" style:font-size-complex="22pt"/>
    </style:style>
    <style:style style:name="ce220" style:family="table-cell">
      <loext:graphic-properties draw:fill-color="#afd095" draw:textarea-vertical-align="middle"/>
      <style:paragraph-properties fo:text-align="center" style:border-line-width-right="0.005cm 0.005cm 0.01cm" style:border-line-width-top="0.005cm 0.005cm 0.01cm" fo:border-left="none" fo:border-right="0.57pt double #000000" fo:border-top="0.57pt double #000000" fo:border-bottom="none" style:text-autospace="none"/>
      <style:text-properties fo:color="#224b12" loext:opacity="100%" fo:font-size="18pt" style:font-size-asian="22pt" style:font-size-complex="22pt"/>
    </style:style>
    <style:style style:name="ce221" style:family="table-cell">
      <loext:graphic-properties draw:fill-color="#b2b2b2" draw:textarea-vertical-align="middle"/>
      <style:paragraph-properties style:border-line-width-left="0.005cm 0.005cm 0.01cm" fo:border-left="0.57pt double #000000" fo:border-right="none" fo:border-top="0.03pt solid #000000" fo:border-bottom="0.03pt solid #000000" style:text-autospace="none"/>
      <style:text-properties fo:font-size="18pt" fo:font-weight="bold" style:font-size-asian="24pt" style:font-weight-asian="bold" style:font-size-complex="24pt" style:font-weight-complex="bold"/>
    </style:style>
    <style:style style:name="ce222" style:family="table-cell">
      <loext:graphic-properties draw:fill-color="#ffa6a6" draw:textarea-vertical-align="middle"/>
      <style:paragraph-properties fo:margin-left="0cm" fo:margin-right="0cm" fo:margin-top="0cm" fo:margin-bottom="0cm" fo:line-height="100%" fo:text-align="center" fo:text-indent="0cm" fo:border-left="0.03pt solid #000000" fo:border-right="none" fo:border-top="0.03pt solid #000000" fo:border-bottom="0.03pt solid #000000" style:text-autospace="none"/>
      <style:text-properties fo:color="#8d281e" loext:opacity="100%" fo:font-size="18pt" style:font-size-asian="22pt" style:font-size-complex="22pt"/>
    </style:style>
    <style:style style:name="ce223" style:family="table-cell">
      <loext:graphic-properties draw:fill-color="#afd095" draw:textarea-vertical-align="middle"/>
      <style:paragraph-properties fo:text-align="center" fo:border-left="0.03pt solid #000000" fo:border-right="none" fo:border-top="0.03pt solid #000000" fo:border-bottom="0.03pt solid #000000" style:text-autospace="none"/>
      <style:text-properties fo:color="#224b12" loext:opacity="100%" fo:font-size="18pt" style:font-size-asian="22pt" style:font-size-complex="22pt"/>
    </style:style>
    <style:style style:name="ce224" style:family="table-cell">
      <loext:graphic-properties draw:fill-color="#ffff6d" draw:textarea-vertical-align="middle"/>
      <style:paragraph-properties fo:text-align="center" fo:border="0.03pt solid #000000" style:text-autospace="none"/>
      <style:text-properties fo:color="#784b04" loext:opacity="100%" fo:font-size="18pt" style:font-size-asian="22pt" style:font-size-complex="22pt"/>
    </style:style>
    <style:style style:name="ce225" style:family="table-cell">
      <loext:graphic-properties draw:fill-color="#ffff6d" draw:textarea-vertical-align="middle"/>
      <style:paragraph-properties fo:text-align="center" fo:border-left="none" fo:border-right="0.03pt solid #000000" fo:border-top="0.03pt solid #000000" fo:border-bottom="0.03pt solid #000000" style:text-autospace="none"/>
      <style:text-properties fo:color="#784b04" loext:opacity="100%" fo:font-size="18pt" style:font-size-asian="22pt" style:font-size-complex="22pt"/>
    </style:style>
    <style:style style:name="ce226" style:family="table-cell">
      <loext:graphic-properties draw:fill-color="#ffff6d" draw:textarea-vertical-align="middle"/>
      <style:paragraph-properties fo:margin-left="0cm" fo:margin-right="0cm" fo:margin-top="0cm" fo:margin-bottom="0cm" fo:line-height="100%" fo:text-align="center" fo:text-indent="0cm" fo:border-left="none" fo:border-right="none" fo:border-top="0.03pt solid #000000" fo:border-bottom="0.03pt solid #000000" style:text-autospace="none"/>
      <style:text-properties fo:color="#784b04" loext:opacity="100%" fo:font-size="18pt" style:font-size-asian="22pt" style:font-size-complex="22pt"/>
    </style:style>
    <style:style style:name="ce227" style:family="table-cell">
      <loext:graphic-properties draw:fill-color="#afd095" draw:textarea-vertical-align="middle"/>
      <style:paragraph-properties fo:text-align="center" fo:border="0.03pt solid #000000" style:text-autospace="none"/>
      <style:text-properties fo:color="#224b12" loext:opacity="100%" fo:font-size="18pt" style:font-size-asian="22pt" style:font-size-complex="22pt"/>
    </style:style>
    <style:style style:name="ce228" style:family="table-cell">
      <loext:graphic-properties draw:fill-color="#afd095" draw:textarea-vertical-align="middle"/>
      <style:paragraph-properties fo:margin-left="0cm" fo:margin-right="0cm" fo:margin-top="0cm" fo:margin-bottom="0cm" fo:line-height="100%" fo:text-align="center" fo:text-indent="0cm" style:border-line-width-right="0.005cm 0.005cm 0.01cm" fo:border-left="none" fo:border-right="0.57pt double #000000" fo:border-top="0.03pt solid #000000" fo:border-bottom="0.03pt solid #000000" style:text-autospace="none"/>
      <style:text-properties fo:color="#224b12" loext:opacity="100%" fo:font-size="18pt" style:font-size-asian="22pt" style:font-size-complex="22pt"/>
    </style:style>
    <style:style style:name="ce229" style:family="table-cell">
      <loext:graphic-properties draw:fill-color="#ffa6a6" draw:textarea-vertical-align="middle"/>
      <style:paragraph-properties fo:text-align="center" fo:border-left="0.03pt solid #000000" fo:border-right="none" fo:border-top="0.03pt solid #000000" fo:border-bottom="0.03pt solid #000000" style:text-autospace="none"/>
      <style:text-properties fo:color="#8d281e" loext:opacity="100%" fo:font-size="18pt" style:font-size-asian="22pt" style:font-size-complex="22pt"/>
    </style:style>
    <style:style style:name="ce230" style:family="table-cell">
      <loext:graphic-properties draw:fill-color="#ffff6d" draw:textarea-vertical-align="middle"/>
      <style:paragraph-properties fo:text-align="center" fo:border-left="none" fo:border-right="none" fo:border-top="0.03pt solid #000000" fo:border-bottom="0.03pt solid #000000" style:text-autospace="none"/>
      <style:text-properties fo:color="#784b04" loext:opacity="100%" fo:font-size="18pt" style:font-size-asian="22pt" style:font-size-complex="22pt"/>
    </style:style>
    <style:style style:name="ce231" style:family="table-cell">
      <loext:graphic-properties draw:fill-color="#b2b2b2" draw:textarea-vertical-align="middle"/>
      <style:paragraph-properties style:border-line-width-left="0.005cm 0.005cm 0.01cm" style:border-line-width-bottom="0.005cm 0.005cm 0.01cm" fo:border-left="0.57pt double #000000" fo:border-right="none" fo:border-top="none" fo:border-bottom="0.57pt double #000000" style:text-autospace="none"/>
      <style:text-properties fo:font-size="18pt" fo:font-weight="bold" style:font-size-asian="24pt" style:font-weight-asian="bold" style:font-size-complex="24pt" style:font-weight-complex="bold"/>
    </style:style>
    <style:style style:name="ce232" style:family="table-cell">
      <loext:graphic-properties draw:fill-color="#ffa6a6" draw:textarea-vertical-align="middle"/>
      <style:paragraph-properties fo:text-align="center" style:border-line-width-bottom="0.005cm 0.005cm 0.01cm" fo:border-left="0.03pt solid #000000" fo:border-right="none" fo:border-top="none" fo:border-bottom="0.57pt double #000000" style:text-autospace="none"/>
      <style:text-properties fo:color="#8d281e" loext:opacity="100%" fo:font-size="18pt" style:font-size-asian="22pt" style:font-size-complex="22pt"/>
    </style:style>
    <style:style style:name="ce233" style:family="table-cell">
      <loext:graphic-properties draw:fill-color="#afd095" draw:textarea-vertical-align="middle"/>
      <style:paragraph-properties fo:text-align="center" style:border-line-width-bottom="0.005cm 0.005cm 0.01cm" fo:border-left="0.03pt solid #000000" fo:border-right="none" fo:border-top="none" fo:border-bottom="0.57pt double #000000" style:text-autospace="none"/>
      <style:text-properties fo:color="#224b12" loext:opacity="100%" fo:font-size="18pt" style:font-size-asian="22pt" style:font-size-complex="22pt"/>
    </style:style>
    <style:style style:name="ce234" style:family="table-cell">
      <loext:graphic-properties draw:fill-color="#ffff6d" draw:textarea-vertical-align="middle"/>
      <style:paragraph-properties fo:text-align="center" style:border-line-width-bottom="0.005cm 0.005cm 0.01cm" fo:border-left="0.03pt solid #000000" fo:border-right="0.03pt solid #000000" fo:border-top="none" fo:border-bottom="0.57pt double #000000" style:text-autospace="none"/>
      <style:text-properties fo:color="#784b04" loext:opacity="100%" fo:font-size="18pt" style:font-size-asian="22pt" style:font-size-complex="22pt"/>
    </style:style>
    <style:style style:name="ce235" style:family="table-cell">
      <loext:graphic-properties draw:fill-color="#ffff6d" draw:textarea-vertical-align="middle"/>
      <style:paragraph-properties fo:text-align="center" style:border-line-width-bottom="0.005cm 0.005cm 0.01cm" fo:border-left="none" fo:border-right="0.03pt solid #000000" fo:border-top="none" fo:border-bottom="0.57pt double #000000" style:text-autospace="none"/>
      <style:text-properties fo:color="#784b04" loext:opacity="100%" fo:font-size="18pt" style:font-size-asian="22pt" style:font-size-complex="22pt"/>
    </style:style>
    <style:style style:name="ce236" style:family="table-cell">
      <loext:graphic-properties draw:fill-color="#ffff6d" draw:textarea-vertical-align="middle"/>
      <style:paragraph-properties fo:text-align="center" style:border-line-width-bottom="0.005cm 0.005cm 0.01cm" fo:border-left="none" fo:border-right="none" fo:border-top="none" fo:border-bottom="0.57pt double #000000" style:text-autospace="none"/>
      <style:text-properties fo:color="#784b04" loext:opacity="100%" fo:font-size="18pt" style:font-size-asian="22pt" style:font-size-complex="22pt"/>
    </style:style>
    <style:style style:name="ce237" style:family="table-cell">
      <loext:graphic-properties draw:fill-color="#afd095" draw:textarea-vertical-align="middle"/>
      <style:paragraph-properties fo:text-align="center" style:border-line-width-bottom="0.005cm 0.005cm 0.01cm" fo:border-left="0.03pt solid #000000" fo:border-right="0.03pt solid #000000" fo:border-top="none" fo:border-bottom="0.57pt double #000000" style:text-autospace="none"/>
      <style:text-properties fo:color="#224b12" loext:opacity="100%" fo:font-size="18pt" style:font-size-asian="22pt" style:font-size-complex="22pt"/>
    </style:style>
    <style:style style:name="ce238" style:family="table-cell">
      <loext:graphic-properties draw:fill-color="#afd095" draw:textarea-vertical-align="middle"/>
      <style:paragraph-properties fo:margin-left="0cm" fo:margin-right="0cm" fo:margin-top="0cm" fo:margin-bottom="0cm" fo:line-height="100%" fo:text-align="center" fo:text-indent="0cm" style:border-line-width-right="0.005cm 0.005cm 0.01cm" style:border-line-width-bottom="0.005cm 0.005cm 0.01cm" fo:border-left="none" fo:border-right="0.57pt double #000000" fo:border-top="none" fo:border-bottom="0.57pt double #000000" style:text-autospace="none"/>
      <style:text-properties fo:color="#224b12" loext:opacity="100%" fo:font-size="18pt" style:font-size-asian="22pt" style:font-size-complex="22pt"/>
    </style:style>
    <style:style style:name="ce239" style:family="table-cell">
      <loext:graphic-properties draw:fill-color="#b2b2b2" draw:textarea-vertical-align="middle"/>
      <style:paragraph-properties style:border-line-width-top="0.005cm 0.005cm 0.01cm" fo:border-left="0.03pt solid #000000" fo:border-right="0.03pt solid #000000" fo:border-top="0.57pt double #000000" fo:border-bottom="0.03pt solid #000000" style:text-autospace="none"/>
      <style:text-properties fo:font-size="18pt" fo:font-weight="bold" style:font-size-asian="24pt" style:font-weight-asian="bold" style:font-size-complex="24pt" style:font-weight-complex="bold"/>
    </style:style>
    <style:style style:name="ce240" style:family="table-cell">
      <loext:graphic-properties draw:fill-color="#cccccc" draw:textarea-vertical-align="middle"/>
      <style:paragraph-properties fo:text-align="center" style:border-line-width-top="0.005cm 0.005cm 0.01cm" fo:border-left="0.03pt solid #000000" fo:border-right="0.03pt solid #000000" fo:border-top="0.57pt double #000000" fo:border-bottom="0.03pt solid #000000" style:text-autospace="none"/>
      <style:text-properties fo:color="#666666" loext:opacity="100%" fo:font-size="18pt" style:font-size-asian="22pt" style:font-size-complex="22pt"/>
    </style:style>
    <style:style style:name="ce241" style:family="table-cell">
      <loext:graphic-properties draw:fill-color="#ffa6a6" draw:textarea-vertical-align="middle"/>
      <style:paragraph-properties fo:text-align="center" style:border-line-width-top="0.005cm 0.005cm 0.01cm" fo:border-left="0.03pt solid #000000" fo:border-right="0.03pt solid #000000" fo:border-top="0.57pt double #000000" fo:border-bottom="0.03pt solid #000000" style:text-autospace="none"/>
      <style:text-properties fo:font-size="18pt" style:font-size-asian="22pt" style:font-size-complex="22pt"/>
    </style:style>
    <style:style style:name="ce242" style:family="table-cell">
      <loext:graphic-properties draw:fill-color="#afd095" draw:textarea-vertical-align="middle"/>
      <style:paragraph-properties fo:text-align="center" style:border-line-width-top="0.005cm 0.005cm 0.01cm" fo:border-left="0.03pt solid #000000" fo:border-right="0.03pt solid #000000" fo:border-top="0.57pt double #000000" fo:border-bottom="0.03pt solid #000000" style:text-autospace="none"/>
      <style:text-properties fo:color="#224b12" loext:opacity="100%" fo:font-size="18pt" style:font-size-asian="22pt" style:font-size-complex="22pt"/>
    </style:style>
    <style:style style:name="ce243" style:family="table-cell">
      <loext:graphic-properties draw:fill-color="#ffff6d" draw:textarea-vertical-align="middle"/>
      <style:paragraph-properties fo:text-align="center" style:border-line-width-top="0.005cm 0.005cm 0.01cm" fo:border-left="0.03pt solid #000000" fo:border-right="0.03pt solid #000000" fo:border-top="0.57pt double #000000" fo:border-bottom="0.03pt solid #000000" style:text-autospace="none"/>
      <style:text-properties fo:color="#784b04" loext:opacity="100%" fo:font-size="18pt" style:font-size-asian="22pt" style:font-size-complex="22pt"/>
    </style:style>
    <style:style style:name="ce244" style:family="table-cell">
      <loext:graphic-properties draw:textarea-vertical-align="middle"/>
      <style:paragraph-properties fo:text-align="center" style:border-line-width-right="0.015cm 0.002cm 0.03cm" style:border-line-width-bottom="0.005cm 0.005cm 0.01cm" fo:border-left="0.03pt solid #000000" fo:border-right="1.33pt double #000000" fo:border-top="0.03pt solid #000000" fo:border-bottom="0.57pt double #000000" style:text-autospace="none"/>
      <style:text-properties fo:font-size="18pt" fo:font-weight="bold" style:font-size-asian="24pt" style:font-weight-asian="bold" style:font-size-complex="24pt" style:font-weight-complex="bold"/>
    </style:style>
    <style:style style:name="ce245" style:family="table-cell">
      <loext:graphic-properties draw:textarea-vertical-align="middle"/>
      <style:paragraph-properties fo:text-align="center" style:border-line-width-left="0.015cm 0.002cm 0.03cm" style:border-line-width-top="0.015cm 0.002cm 0.03cm" fo:border-left="1.33pt double #000000" fo:border-right="none" fo:border-top="1.33pt double #000000" fo:border-bottom="none" style:text-autospace="none"/>
      <style:text-properties fo:font-size="18pt" fo:font-weight="bold" style:font-size-asian="24pt" style:font-weight-asian="bold" style:font-size-complex="24pt" style:font-weight-complex="bold"/>
    </style:style>
    <style:style style:name="ce246" style:family="table-cell">
      <loext:graphic-properties draw:textarea-vertical-align="middle"/>
      <style:paragraph-properties fo:text-align="center" style:border-line-width-right="0.015cm 0.002cm 0.03cm" style:border-line-width-top="0.015cm 0.002cm 0.03cm" fo:border-left="0.03pt solid #000000" fo:border-right="1.33pt double #000000" fo:border-top="1.33pt double #000000" fo:border-bottom="none" style:text-autospace="none"/>
      <style:text-properties fo:font-size="18pt" fo:font-weight="bold" style:font-size-asian="24pt" style:font-weight-asian="bold" style:font-size-complex="24pt" style:font-weight-complex="bold"/>
    </style:style>
    <style:style style:name="ce247" style:family="table-cell">
      <loext:graphic-properties draw:textarea-vertical-align="middle"/>
      <style:paragraph-properties fo:text-align="center" style:border-line-width-left="0.015cm 0.002cm 0.03cm" style:border-line-width-bottom="0.005cm 0.005cm 0.01cm" fo:border-left="1.33pt double #000000" fo:border-right="0.03pt solid #000000" fo:border-top="0.03pt solid #000000" fo:border-bottom="0.57pt double #000000" style:text-autospace="none"/>
      <style:text-properties fo:font-size="18pt" fo:font-weight="bold" style:font-size-asian="24pt" style:font-weight-asian="bold" style:font-size-complex="24pt" style:font-weight-complex="bold"/>
    </style:style>
    <style:style style:name="ce248" style:family="table-cell">
      <loext:graphic-properties draw:fill-color="#ffff6d" draw:textarea-vertical-align="middle"/>
      <style:paragraph-properties fo:text-align="center" style:border-line-width-left="0.015cm 0.002cm 0.03cm" style:border-line-width-top="0.015cm 0.002cm 0.03cm" fo:border-left="1.33pt double #000000" fo:border-right="none" fo:border-top="1.33pt double #000000" fo:border-bottom="0.03pt solid #000000" style:text-autospace="none"/>
      <style:text-properties fo:color="#784b04" loext:opacity="100%" fo:font-size="18pt" style:font-size-asian="22pt" style:font-size-complex="22pt"/>
    </style:style>
    <style:style style:name="ce249" style:family="table-cell">
      <loext:graphic-properties draw:fill-color="#ffff6d" draw:textarea-vertical-align="middle"/>
      <style:paragraph-properties fo:text-align="center" style:border-line-width-right="0.015cm 0.002cm 0.03cm" style:border-line-width-top="0.015cm 0.002cm 0.03cm" fo:border-left="0.03pt solid #000000" fo:border-right="1.33pt double #000000" fo:border-top="1.33pt double #000000" fo:border-bottom="none" style:text-autospace="none"/>
      <style:text-properties fo:color="#784b04" loext:opacity="100%" fo:font-size="18pt" style:font-size-asian="22pt" style:font-size-complex="22pt"/>
    </style:style>
    <style:style style:name="ce250" style:family="table-cell">
      <loext:graphic-properties draw:fill-color="#ffff6d" draw:textarea-vertical-align="middle"/>
      <style:paragraph-properties fo:text-align="center" style:border-line-width-left="0.015cm 0.002cm 0.03cm" fo:border-left="1.33pt double #000000" fo:border-right="none" fo:border-top="0.03pt solid #000000" fo:border-bottom="0.03pt solid #000000" style:text-autospace="none"/>
      <style:text-properties fo:color="#784b04" loext:opacity="100%" fo:font-size="18pt" style:font-size-asian="22pt" style:font-size-complex="22pt"/>
    </style:style>
    <style:style style:name="ce251" style:family="table-cell">
      <loext:graphic-properties draw:fill-color="#ffff6d" draw:textarea-vertical-align="middle"/>
      <style:paragraph-properties fo:text-align="center" style:border-line-width-right="0.015cm 0.002cm 0.03cm" fo:border-left="0.03pt solid #000000" fo:border-right="1.33pt double #000000" fo:border-top="0.03pt solid #000000" fo:border-bottom="0.03pt solid #000000" style:text-autospace="none"/>
      <style:text-properties fo:color="#784b04" loext:opacity="100%" fo:font-size="18pt" style:font-size-asian="22pt" style:font-size-complex="22pt"/>
    </style:style>
    <style:style style:name="ce252" style:family="table-cell">
      <loext:graphic-properties draw:fill-color="#ffff6d" draw:textarea-vertical-align="middle"/>
      <style:paragraph-properties fo:text-align="center" style:border-line-width-left="0.015cm 0.002cm 0.03cm" style:border-line-width-bottom="0.015cm 0.002cm 0.03cm" fo:border-left="1.33pt double #000000" fo:border-right="none" fo:border-top="none" fo:border-bottom="1.33pt double #000000" style:text-autospace="none"/>
      <style:text-properties fo:color="#784b04" loext:opacity="100%" fo:font-size="18pt" style:font-size-asian="22pt" style:font-size-complex="22pt"/>
    </style:style>
    <style:style style:name="ce253" style:family="table-cell">
      <loext:graphic-properties draw:fill-color="#ffff6d" draw:textarea-vertical-align="middle"/>
      <style:paragraph-properties fo:text-align="center" style:border-line-width-right="0.015cm 0.002cm 0.03cm" style:border-line-width-bottom="0.015cm 0.002cm 0.03cm" fo:border-left="0.03pt solid #000000" fo:border-right="1.33pt double #000000" fo:border-top="none" fo:border-bottom="1.33pt double #000000" style:text-autospace="none"/>
      <style:text-properties fo:color="#784b04" loext:opacity="100%" fo:font-size="18pt" style:font-size-asian="22pt" style:font-size-complex="22pt"/>
    </style:style>
    <style:style style:name="ce254" style:family="table-cell">
      <loext:graphic-properties draw:fill-color="#ffa6a6" draw:textarea-vertical-align="middle"/>
      <style:paragraph-properties fo:text-align="center" style:border-line-width-right="0.015cm 0.002cm 0.03cm" style:border-line-width-top="0.005cm 0.005cm 0.01cm" fo:border-left="0.03pt solid #000000" fo:border-right="1.33pt double #000000" fo:border-top="0.57pt double #000000" fo:border-bottom="0.03pt solid #000000" style:text-autospace="none"/>
      <style:text-properties fo:font-size="18pt" style:font-size-asian="22pt" style:font-size-complex="22pt"/>
    </style:style>
    <style:style style:name="ce255" style:family="table-cell">
      <loext:graphic-properties draw:fill-color="#afd095" draw:textarea-vertical-align="middle"/>
      <style:paragraph-properties fo:text-align="center" style:border-line-width-left="0.015cm 0.002cm 0.03cm" style:border-line-width-top="0.015cm 0.002cm 0.03cm" fo:border-left="1.33pt double #000000" fo:border-right="none" fo:border-top="1.33pt double #000000" fo:border-bottom="0.03pt solid #000000" style:text-autospace="none"/>
      <style:text-properties fo:color="#224b12" loext:opacity="100%" fo:font-size="18pt" style:font-size-asian="22pt" style:font-size-complex="22pt"/>
    </style:style>
    <style:style style:name="ce256" style:family="table-cell">
      <loext:graphic-properties draw:fill-color="#afd095" draw:textarea-vertical-align="middle"/>
      <style:paragraph-properties fo:text-align="center" style:border-line-width-right="0.015cm 0.002cm 0.03cm" style:border-line-width-top="0.015cm 0.002cm 0.03cm" fo:border-left="0.03pt solid #000000" fo:border-right="1.33pt double #000000" fo:border-top="1.33pt double #000000" fo:border-bottom="none" style:text-autospace="none"/>
      <style:text-properties fo:color="#224b12" loext:opacity="100%" fo:font-size="18pt" style:font-size-asian="22pt" style:font-size-complex="22pt"/>
    </style:style>
    <style:style style:name="ce257" style:family="table-cell">
      <loext:graphic-properties draw:fill-color="#ffff6d" draw:textarea-vertical-align="middle"/>
      <style:paragraph-properties fo:text-align="center" style:border-line-width-left="0.015cm 0.002cm 0.03cm" style:border-line-width-top="0.005cm 0.005cm 0.01cm" fo:border-left="1.33pt double #000000" fo:border-right="0.03pt solid #000000" fo:border-top="0.57pt double #000000" fo:border-bottom="0.03pt solid #000000" style:text-autospace="none"/>
      <style:text-properties fo:color="#784b04" loext:opacity="100%" fo:font-size="18pt" style:font-size-asian="22pt" style:font-size-complex="22pt"/>
    </style:style>
    <style:style style:name="ce258" style:family="table-cell">
      <loext:graphic-properties draw:fill-color="#cccccc" draw:textarea-vertical-align="middle"/>
      <style:paragraph-properties fo:text-align="center" style:border-line-width-right="0.015cm 0.002cm 0.03cm" fo:border-left="0.03pt solid #000000" fo:border-right="1.33pt double #000000" fo:border-top="0.03pt solid #000000" fo:border-bottom="0.03pt solid #000000" style:text-autospace="none"/>
      <style:text-properties fo:color="#666666" loext:opacity="100%" fo:font-size="18pt" style:font-size-asian="22pt" style:font-size-complex="22pt"/>
    </style:style>
    <style:style style:name="ce259" style:family="table-cell">
      <loext:graphic-properties draw:fill-color="#ffa6a6" draw:textarea-vertical-align="middle"/>
      <style:paragraph-properties fo:text-align="center" style:border-line-width-left="0.015cm 0.002cm 0.03cm" fo:border-left="1.33pt double #000000" fo:border-right="none" fo:border-top="0.03pt solid #000000" fo:border-bottom="0.03pt solid #000000" style:text-autospace="none"/>
      <style:text-properties fo:font-size="18pt" style:font-size-asian="22pt" style:font-size-complex="22pt"/>
    </style:style>
    <style:style style:name="ce260" style:family="table-cell">
      <loext:graphic-properties draw:fill-color="#afd095" draw:textarea-vertical-align="middle"/>
      <style:paragraph-properties fo:text-align="center" style:border-line-width-right="0.015cm 0.002cm 0.03cm" fo:border-left="0.03pt solid #000000" fo:border-right="1.33pt double #000000" fo:border-top="0.03pt solid #000000" fo:border-bottom="0.03pt solid #000000" style:text-autospace="none"/>
      <style:text-properties fo:color="#224b12" loext:opacity="100%" fo:font-size="18pt" style:font-size-asian="22pt" style:font-size-complex="22pt"/>
    </style:style>
    <style:style style:name="ce261" style:family="table-cell">
      <loext:graphic-properties draw:fill-color="#cccccc"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color="#666666" loext:opacity="100%" fo:font-size="18pt" style:font-size-asian="22pt" style:font-size-complex="22pt"/>
    </style:style>
    <style:style style:name="ce262" style:family="table-cell">
      <loext:graphic-properties draw:fill-color="#ffa6a6"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color="#8d281e" loext:opacity="100%" style:font-name="Bookman Old Style" fo:font-size="18pt" style:font-size-asian="21pt" style:font-size-complex="21pt"/>
    </style:style>
    <style:style style:name="ce263" style:family="table-cell">
      <loext:graphic-properties draw:fill-color="#ffa6a6" draw:textarea-vertical-align="middle"/>
      <style:paragraph-properties fo:text-align="center" style:border-line-width-right="0.015cm 0.002cm 0.03cm" fo:border-left="0.03pt solid #000000" fo:border-right="1.33pt double #000000" fo:border-top="0.03pt solid #000000" fo:border-bottom="0.03pt solid #000000" style:text-autospace="none"/>
      <style:text-properties fo:color="#8d281e" loext:opacity="100%" fo:font-size="18pt" style:font-size-asian="22pt" style:font-size-complex="22pt"/>
    </style:style>
    <style:style style:name="ce264" style:family="table-cell">
      <loext:graphic-properties draw:fill-color="#afd095" draw:textarea-vertical-align="middle"/>
      <style:paragraph-properties fo:text-align="center" style:border-line-width-left="0.015cm 0.002cm 0.03cm" fo:border-left="1.33pt double #000000" fo:border-right="none" fo:border-top="0.03pt solid #000000" fo:border-bottom="0.03pt solid #000000" style:text-autospace="none"/>
      <style:text-properties fo:color="#224b12" loext:opacity="100%" fo:font-size="18pt" style:font-size-asian="22pt" style:font-size-complex="22pt"/>
    </style:style>
    <style:style style:name="ce265" style:family="table-cell">
      <loext:graphic-properties draw:fill-color="#ffff6d"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color="#784b04" loext:opacity="100%" fo:font-size="18pt" style:font-size-asian="22pt" style:font-size-complex="22pt"/>
    </style:style>
    <style:style style:name="ce266" style:family="table-cell">
      <loext:graphic-properties draw:fill-color="#ffa6a6" draw:textarea-vertical-align="middle"/>
      <style:paragraph-properties fo:text-align="center" style:border-line-width-left="0.015cm 0.002cm 0.03cm" fo:border-left="1.33pt double #000000" fo:border-right="0.03pt solid #000000" fo:border-top="0.03pt solid #000000" fo:border-bottom="0.03pt solid #000000" style:text-autospace="none"/>
      <style:text-properties fo:color="#8d281e" loext:opacity="100%" fo:font-size="18pt" style:font-size-asian="22pt" style:font-size-complex="22pt"/>
    </style:style>
    <style:style style:name="ce267" style:family="table-cell">
      <loext:graphic-properties draw:fill-color="#cccccc" draw:textarea-vertical-align="middle"/>
      <style:paragraph-properties fo:text-align="center" style:border-line-width-left="0.015cm 0.002cm 0.03cm" style:border-line-width-bottom="0.015cm 0.002cm 0.03cm" fo:border-left="1.33pt double #000000" fo:border-right="none" fo:border-top="none" fo:border-bottom="1.33pt double #000000" style:text-autospace="none"/>
      <style:text-properties fo:color="#666666" loext:opacity="100%" fo:font-size="18pt" style:font-size-asian="22pt" style:font-size-complex="22pt"/>
    </style:style>
    <style:style style:name="ce268" style:family="table-cell">
      <loext:graphic-properties draw:fill-color="#afd095" draw:textarea-vertical-align="middle"/>
      <style:paragraph-properties fo:text-align="center" style:border-line-width-right="0.015cm 0.002cm 0.03cm" style:border-line-width-bottom="0.015cm 0.002cm 0.03cm" fo:border-left="0.03pt solid #000000" fo:border-right="1.33pt double #000000" fo:border-top="none" fo:border-bottom="1.33pt double #000000" style:text-autospace="none"/>
      <style:text-properties fo:color="#224b12" loext:opacity="100%" fo:font-size="18pt" style:font-size-asian="22pt" style:font-size-complex="22pt"/>
    </style:style>
    <style:style style:name="ce269" style:family="table-cell">
      <loext:graphic-properties draw:fill-color="#999999"/>
      <style:paragraph-properties fo:border="0.03pt solid #000000"/>
    </style:style>
    <style:style style:name="ce270" style:family="table-cell">
      <loext:graphic-properties draw:fill-color="#b2b2b2"/>
      <style:paragraph-properties fo:border="0.03pt solid #000000"/>
      <style:text-properties fo:color="#000000" loext:opacity="100%" fo:font-size="24pt" fo:font-weight="bold" style:font-size-asian="24pt" style:font-weight-asian="bold" style:font-size-complex="24pt" style:font-weight-complex="bold"/>
    </style:style>
    <style:style style:name="ce271" style:family="table-cell">
      <loext:graphic-properties draw:fill-color="#b2b2b2"/>
      <style:paragraph-properties fo:border="0.03pt solid #000000"/>
      <style:text-properties fo:font-size="24pt" fo:font-weight="bold" style:font-size-asian="24pt" style:font-weight-asian="bold" style:font-size-complex="24pt" style:font-weight-complex="bold"/>
    </style:style>
    <style:style style:name="ce272" style:family="table-cell">
      <loext:graphic-properties draw:fill-color="#b2b2b2"/>
      <style:paragraph-properties fo:border-left="0.03pt solid #000000" fo:border-right="0.03pt solid #000000" fo:border-top="0.03pt solid #000000" fo:border-bottom="0.57pt solid #000000"/>
      <style:text-properties fo:font-size="24pt" fo:font-weight="bold" style:font-size-asian="24pt" style:font-weight-asian="bold" style:font-size-complex="24pt" style:font-weight-complex="bold"/>
    </style:style>
    <style:style style:name="ce273" style:family="table-cell">
      <loext:graphic-properties draw:fill-color="#b2b2b2"/>
      <style:paragraph-properties fo:border="0.03pt solid #000000"/>
      <style:text-properties fo:font-size="24pt" style:font-size-asian="24pt" style:font-size-complex="24pt"/>
    </style:style>
    <style:style style:name="ce274" style:family="table-cell">
      <loext:graphic-properties draw:fill-color="#cccccc"/>
      <style:paragraph-properties fo:border="0.03pt solid #000000"/>
      <style:text-properties fo:color="#000000" loext:opacity="100%"/>
    </style:style>
    <style:style style:name="ce275" style:family="table-cell">
      <loext:graphic-properties draw:fill-color="#eeeeee"/>
      <style:paragraph-properties fo:border-left="0.03pt solid #000000" fo:border-right="0.57pt solid #000000" fo:border-top="0.03pt solid #000000" fo:border-bottom="0.03pt solid #000000"/>
    </style:style>
    <style:style style:name="ce276" style:family="table-cell">
      <loext:graphic-properties draw:fill-color="#dddddd" draw:textarea-vertical-align="middle"/>
      <style:paragraph-properties fo:border="0.57pt solid #000000"/>
      <style:text-properties fo:font-size="23pt" style:font-size-asian="23pt" style:font-size-complex="23pt"/>
    </style:style>
    <style:style style:name="ce277" style:family="table-cell">
      <loext:graphic-properties draw:fill-color="#cccccc"/>
      <style:paragraph-properties fo:border-left="0.03pt solid #000000" fo:border-right="none" fo:border-top="0.03pt solid #000000" fo:border-bottom="0.03pt solid #000000"/>
      <style:text-properties fo:color="#000000" loext:opacity="100%"/>
    </style:style>
    <style:style style:name="ce278" style:family="table-cell">
      <loext:graphic-properties draw:fill-color="#eeeeee"/>
      <style:paragraph-properties fo:border="0.03pt solid #000000"/>
      <style:text-properties fo:color="#000000" loext:opacity="100%"/>
    </style:style>
    <style:style style:name="ce279" style:family="table-cell">
      <loext:graphic-properties draw:fill-color="#dddddd"/>
      <style:paragraph-properties fo:border-left="none" fo:border-right="0.57pt solid #000000" fo:border-top="0.57pt solid #000000" fo:border-bottom="0.57pt solid #000000"/>
      <style:text-properties fo:color="#000000" loext:opacity="100%"/>
    </style:style>
    <style:style style:name="ce280" style:family="table-cell">
      <style:paragraph-properties fo:border-left="0.03pt solid #ffffff" fo:border-right="none" fo:border-top="0.03pt solid #ffffff" fo:border-bottom="0.03pt solid #ffffff"/>
    </style:style>
    <style:style style:name="ce281" style:family="table-cell">
      <style:paragraph-properties fo:border="0.03pt solid #000000"/>
    </style:style>
    <style:style style:name="ce282" style:family="table-cell">
      <loext:graphic-properties draw:fill-color="#eeeeee"/>
      <style:paragraph-properties fo:border-left="none" fo:border-right="0.57pt solid #000000" fo:border-top="0.57pt solid #000000" fo:border-bottom="0.57pt solid #000000"/>
    </style:style>
    <style:style style:name="ce283" style:family="table-cell">
      <loext:graphic-properties draw:fill-color="#eeeeee"/>
      <style:paragraph-properties fo:border="0.03pt solid #000000"/>
      <style:text-properties style:font-name="Arial1" fo:font-size="22pt" style:font-size-asian="22pt" style:font-size-complex="22pt"/>
    </style:style>
    <style:style style:name="ce284" style:family="table-cell">
      <loext:graphic-properties draw:fill-color="#eeeeee"/>
      <style:paragraph-properties fo:border-left="0.03pt solid #000000" fo:border-right="0.03pt solid #000000" fo:border-top="0.57pt solid #000000" fo:border-bottom="0.03pt solid #000000"/>
    </style:style>
    <style:style style:name="ce285" style:family="table-cell">
      <loext:graphic-properties draw:fill-color="#eeeeee"/>
      <style:paragraph-properties fo:border="0.03pt solid #000000"/>
    </style:style>
    <style:style style:name="ce286" style:family="table-cell">
      <loext:graphic-properties draw:fill-color="#cccccc"/>
      <style:paragraph-properties fo:border="0.03pt solid #000000"/>
      <style:text-properties fo:color="#000000" loext:opacity="100%" fo:letter-spacing="-0.06cm" fo:text-shadow="none"/>
    </style:style>
    <style:style style:name="ce287" style:family="table-cell">
      <loext:graphic-properties draw:fill-color="#dddddd"/>
      <style:paragraph-properties fo:border="0.03pt solid #000000"/>
      <style:text-properties fo:color="#111111" loext:opacity="100%" fo:text-shadow="1pt 1pt"/>
    </style:style>
    <style:style style:name="P1" style:family="paragraph">
      <style:paragraph-properties style:writing-mode="lr-tb"/>
      <style:text-properties style:text-outline="true" style:font-name="Impact"/>
    </style:style>
    <style:style style:name="P2" style:family="paragraph">
      <style:paragraph-properties style:writing-mode="lr-tb"/>
    </style:style>
    <style:style style:name="P3" style:family="paragraph">
      <style:paragraph-properties fo:margin-left="0cm" fo:margin-right="0cm" fo:text-align="center" fo:text-indent="0cm" style:writing-mode="lr-tb"/>
    </style:style>
    <style:style style:name="P4" style:family="paragraph">
      <loext:graphic-properties draw:fill-color="#ffffff"/>
      <style:paragraph-properties style:writing-mode="lr-tb"/>
      <style:text-properties fo:color="#ffffff" loext:opacity="100%" style:text-outline="true" style:font-name="Arial1" fo:font-size="38.7000007629395pt"/>
    </style:style>
    <style:style style:name="P5" style:family="paragraph">
      <loext:graphic-properties draw:fill-color="#ffffff"/>
      <style:paragraph-properties style:writing-mode="lr-tb"/>
      <style:text-properties fo:font-size="17.1000003814697pt"/>
    </style:style>
    <style:style style:name="P6" style:family="paragraph">
      <style:paragraph-properties fo:text-align="center"/>
    </style:style>
    <style:style style:name="P7" style:family="paragraph">
      <style:paragraph-properties fo:text-align="center" style:writing-mode="lr-tb"/>
      <style:text-properties fo:font-size="44pt" style:font-size-asian="44pt" style:font-size-complex="44pt"/>
    </style:style>
    <style:style style:name="P8" style:family="paragraph">
      <style:paragraph-properties fo:margin-top="0.3cm" fo:margin-bottom="0cm"/>
    </style:style>
    <style:style style:name="P9" style:family="paragraph">
      <style:paragraph-properties fo:margin-top="0.3cm" fo:margin-bottom="0cm" fo:line-height="100%" fo:text-align="start" style:punctuation-wrap="hanging" style:writing-mode="lr-tb"/>
      <style:text-properties fo:hyphenate="false"/>
    </style:style>
    <style:style style:name="P10" style:family="paragraph">
      <style:paragraph-properties fo:margin-top="0.3cm" fo:margin-bottom="0cm" style:writing-mode="lr-tb"/>
      <style:text-properties style:font-name="Arial1" fo:font-size="32pt" style:font-size-asian="32pt" style:font-size-complex="32pt"/>
    </style:style>
    <style:style style:name="P11" style:family="paragraph">
      <loext:graphic-properties draw:opacity="50%"/>
      <style:paragraph-properties fo:text-align="center" style:writing-mode="lr-tb"/>
      <style:text-properties fo:font-size="44pt"/>
    </style:style>
    <style:style style:name="P12" style:family="paragraph">
      <style:paragraph-properties fo:margin-left="0cm" fo:margin-right="0cm" fo:margin-top="0cm" fo:margin-bottom="0cm" fo:line-height="100%" fo:text-indent="0cm"/>
    </style:style>
    <style:style style:name="P13" style:family="paragraph">
      <style:paragraph-properties fo:line-height="115%"/>
    </style:style>
    <style:style style:name="P14" style:family="paragraph">
      <style:paragraph-properties fo:margin-left="0cm" fo:margin-right="0cm" fo:margin-top="0.176cm" fo:margin-bottom="0.071cm" style:line-height-at-least="0.383cm" fo:text-indent="0cm"/>
    </style:style>
    <style:style style:name="P15" style:family="paragraph">
      <style:paragraph-properties fo:margin-left="0cm" fo:margin-right="0cm" fo:margin-top="0cm" fo:margin-bottom="0cm" fo:line-height="115%" fo:text-indent="0cm"/>
    </style:style>
    <style:style style:name="P16" style:family="paragraph">
      <style:paragraph-properties fo:margin-top="0.2cm" fo:margin-bottom="0cm" fo:line-height="110%" fo:text-align="start" style:punctuation-wrap="hanging" style:writing-mode="lr-tb"/>
      <style:text-properties fo:hyphenate="false"/>
    </style:style>
    <style:style style:name="P17" style:family="paragraph">
      <style:paragraph-properties fo:margin-top="0.2cm" fo:margin-bottom="0cm"/>
    </style:style>
    <style:style style:name="P18" style:family="paragraph">
      <loext:graphic-properties draw:fill="none" draw:fill-color="#ffffff"/>
      <style:paragraph-properties style:writing-mode="lr-tb"/>
      <style:text-properties fo:font-size="18pt"/>
    </style:style>
    <style:style style:name="P19" style:family="paragraph">
      <style:paragraph-properties fo:text-align="start"/>
    </style:style>
    <style:style style:name="P20" style:family="paragraph">
      <style:paragraph-properties fo:margin-left="0cm" fo:margin-right="0cm" fo:margin-top="0cm" fo:margin-bottom="0cm" fo:line-height="100%" fo:text-align="start" fo:text-indent="0cm"/>
    </style:style>
    <style:style style:name="P21" style:family="paragraph">
      <style:paragraph-properties fo:text-align="end"/>
    </style:style>
    <style:style style:name="P22" style:family="paragraph">
      <style:paragraph-properties fo:margin-top="0cm" fo:margin-bottom="0.1cm" fo:line-height="110%" fo:text-align="start" style:punctuation-wrap="hanging" style:writing-mode="lr-tb"/>
      <style:text-properties fo:hyphenate="false"/>
    </style:style>
    <style:style style:name="P23" style:family="paragraph">
      <style:paragraph-properties fo:margin-left="0cm" fo:margin-right="0cm" fo:margin-top="0.2cm" fo:margin-bottom="0.1cm" fo:line-height="100%" fo:text-align="start" fo:text-indent="0cm" style:punctuation-wrap="hanging" style:writing-mode="lr-tb"/>
      <style:text-properties fo:hyphenate="false"/>
    </style:style>
    <style:style style:name="P24" style:family="paragraph">
      <loext:graphic-properties draw:fill="none" draw:fill-color="#ffffff"/>
      <style:paragraph-properties style:writing-mode="lr-tb"/>
      <style:text-properties fo:font-size="28pt" fo:font-weight="bold" style:font-weight-asian="bold" style:font-weight-complex="bold"/>
    </style:style>
    <style:style style:name="P25" style:family="paragraph">
      <loext:graphic-properties draw:fill-color="#ffffff"/>
      <style:paragraph-properties fo:text-align="center"/>
    </style:style>
    <style:style style:name="P26" style:family="paragraph">
      <style:paragraph-properties fo:text-align="center" style:writing-mode="lr-tb"/>
      <style:text-properties fo:font-size="44pt"/>
    </style:style>
    <style:style style:name="P27" style:family="paragraph">
      <style:paragraph-properties fo:margin-left="0cm" fo:margin-right="0cm" fo:margin-top="0.2cm" fo:margin-bottom="0cm" fo:line-height="100%" fo:text-align="start" fo:text-indent="0cm" style:text-autospace="none" style:punctuation-wrap="hanging" style:writing-mode="lr-tb"/>
      <style:text-properties fo:hyphenate="false"/>
    </style:style>
    <style:style style:name="P28" style:family="paragraph">
      <loext:graphic-properties draw:fill="none" draw:fill-color="#ffffff"/>
      <style:paragraph-properties style:writing-mode="lr-tb"/>
      <style:text-properties fo:font-size="32pt" fo:font-weight="bold" style:font-size-asian="32pt" style:font-weight-asian="bold" style:font-size-complex="32pt" style:font-weight-complex="bold"/>
    </style:style>
    <style:style style:name="P29" style:family="paragraph">
      <style:paragraph-properties fo:margin-left="0cm" fo:margin-right="0cm" fo:margin-top="0cm" fo:margin-bottom="0cm" fo:line-height="100%" fo:text-align="end" fo:text-indent="0cm" style:text-autospace="none"/>
    </style:style>
    <style:style style:name="P30" style:family="paragraph">
      <style:paragraph-properties fo:margin-left="0cm" fo:margin-right="0cm" fo:margin-top="0cm" fo:margin-bottom="0cm" fo:line-height="100%" fo:text-align="center" fo:text-indent="0cm" style:text-autospace="none"/>
    </style:style>
    <style:style style:name="P31" style:family="paragraph">
      <loext:graphic-properties draw:fill="none" draw:fill-color="#ffffff"/>
      <style:paragraph-properties style:writing-mode="lr-tb"/>
      <style:text-properties fo:font-size="28pt" fo:font-weight="bold" style:font-size-asian="28pt" style:font-weight-asian="bold" style:font-size-complex="28pt" style:font-weight-complex="bold"/>
    </style:style>
    <style:style style:name="P32" style:family="paragraph">
      <loext:graphic-properties draw:fill="none" draw:fill-color="#ffffff" draw:opacity="100%"/>
      <style:paragraph-properties style:writing-mode="lr-tb"/>
      <style:text-properties fo:font-size="28pt" fo:font-weight="bold" style:font-weight-asian="bold" style:font-weight-complex="bold"/>
    </style:style>
    <style:style style:name="P33" style:family="paragraph">
      <style:paragraph-properties fo:text-align="end"/>
      <style:text-properties fo:font-size="26pt" style:font-size-asian="26pt" style:font-size-complex="26pt"/>
    </style:style>
    <style:style style:name="P34" style:family="paragraph">
      <style:paragraph-properties fo:text-align="end" style:text-autospace="none"/>
      <style:text-properties style:font-size-asian="26pt" style:font-size-complex="26pt"/>
    </style:style>
    <style:style style:name="P35" style:family="paragraph">
      <style:paragraph-properties fo:text-align="start"/>
      <style:text-properties fo:font-size="26pt" style:font-size-asian="26pt" style:font-size-complex="26pt"/>
    </style:style>
    <style:style style:name="P36" style:family="paragraph">
      <style:paragraph-properties fo:margin-left="0cm" fo:margin-right="0cm" fo:margin-top="0.6cm" fo:margin-bottom="0cm" fo:line-height="100%" fo:text-align="start" fo:text-indent="0cm" style:punctuation-wrap="hanging" style:writing-mode="lr-tb"/>
      <style:text-properties fo:hyphenate="false"/>
    </style:style>
    <style:style style:name="P37" style:family="paragraph">
      <style:paragraph-properties fo:margin-left="0cm" fo:margin-right="0cm" fo:margin-top="0cm" fo:margin-bottom="0cm" fo:line-height="110%" fo:text-align="start" fo:text-indent="0cm" style:punctuation-wrap="hanging" style:writing-mode="lr-tb"/>
      <style:text-properties fo:hyphenate="false" loext:hyphenation-no-caps="false"/>
    </style:style>
    <style:style style:name="P38" style:family="paragraph">
      <style:paragraph-properties fo:margin-left="0cm" fo:margin-right="0cm" fo:margin-top="0.6cm" fo:margin-bottom="0cm" fo:line-height="110%" fo:text-align="start" fo:text-indent="0cm" style:punctuation-wrap="hanging" style:writing-mode="lr-tb"/>
      <style:text-properties fo:hyphenate="false" loext:hyphenation-no-caps="false"/>
    </style:style>
    <style:style style:name="P39" style:family="paragraph">
      <style:paragraph-properties fo:margin-left="0cm" fo:margin-right="0cm" fo:margin-top="0.6cm" fo:margin-bottom="0cm" fo:line-height="100%" fo:text-align="start" fo:text-indent="0cm" style:punctuation-wrap="hanging" style:writing-mode="lr-tb"/>
      <style:text-properties fo:color="#000000" loext:opacity="100%" fo:hyphenate="false"/>
    </style:style>
    <style:style style:name="P40" style:family="paragraph">
      <style:paragraph-properties fo:text-align="center" style:text-autospace="none"/>
    </style:style>
    <style:style style:name="P41" style:family="paragraph">
      <style:paragraph-properties fo:text-align="start" style:text-autospace="none"/>
    </style:style>
    <style:style style:name="P42" style:family="paragraph">
      <loext:graphic-properties draw:fill="none"/>
      <style:paragraph-properties fo:text-align="center"/>
    </style:style>
    <style:style style:name="P43" style:family="paragraph">
      <loext:graphic-properties draw:fill-color="#ffffff"/>
      <style:paragraph-properties style:writing-mode="lr-tb"/>
    </style:style>
    <style:style style:name="P44" style:family="paragraph">
      <style:paragraph-properties fo:margin-top="0.5cm" fo:margin-bottom="0cm" fo:line-height="100%" fo:text-align="start" style:punctuation-wrap="hanging" style:writing-mode="lr-tb"/>
      <style:text-properties fo:hyphenate="false"/>
    </style:style>
    <style:style style:name="P45" style:family="paragraph">
      <style:paragraph-properties fo:margin-top="0cm" fo:margin-bottom="0cm" fo:text-align="justify"/>
      <style:text-properties fo:hyphenate="false" loext:hyphenation-no-caps="false"/>
    </style:style>
    <style:style style:name="P46" style:family="paragraph">
      <style:paragraph-properties fo:margin-top="0cm" fo:margin-bottom="0cm" fo:line-height="110%" fo:text-align="justify" style:punctuation-wrap="hanging" style:writing-mode="lr-tb"/>
      <style:text-properties fo:hyphenate="false" loext:hyphenation-no-caps="false"/>
    </style:style>
    <style:style style:name="P47" style:family="paragraph">
      <style:paragraph-properties fo:margin-top="0cm" fo:margin-bottom="0cm" fo:line-height="110%" fo:text-align="start" style:punctuation-wrap="hanging" style:writing-mode="lr-tb"/>
      <style:text-properties fo:hyphenate="false" loext:hyphenation-no-caps="false"/>
    </style:style>
    <style:style style:name="P48" style:family="paragraph">
      <style:paragraph-properties fo:margin-top="0.5cm" fo:margin-bottom="0cm" fo:line-height="100%" fo:text-align="start" style:punctuation-wrap="hanging" style:writing-mode="lr-tb"/>
      <style:text-properties fo:hyphenate="false" loext:hyphenation-no-caps="false"/>
    </style:style>
    <style:style style:name="P49" style:family="paragraph">
      <style:paragraph-properties fo:margin-top="0cm" fo:margin-bottom="0cm" fo:line-height="100%"/>
      <style:text-properties fo:hyphenate="false" loext:hyphenation-no-caps="false"/>
    </style:style>
    <style:style style:name="P50" style:family="paragraph">
      <loext:graphic-properties draw:fill="solid" draw:fill-color="#ffffff"/>
      <style:paragraph-properties fo:margin-left="0cm" fo:margin-right="0cm" fo:margin-top="0cm" fo:margin-bottom="0cm" fo:line-height="100%" fo:text-indent="0cm" style:writing-mode="lr-tb"/>
      <style:text-properties fo:font-size="18pt"/>
    </style:style>
    <style:style style:name="P51" style:family="paragraph">
      <style:paragraph-properties fo:text-align="center" style:text-autospace="none"/>
      <style:text-properties fo:font-size="24pt" fo:font-weight="bold" style:font-size-asian="24pt" style:font-weight-asian="bold" style:font-size-complex="24pt" style:font-weight-complex="bold"/>
    </style:style>
    <style:style style:name="P52" style:family="paragraph">
      <style:paragraph-properties style:text-autospace="none"/>
      <style:text-properties fo:font-size="24pt" fo:font-weight="bold" style:font-size-asian="24pt" style:font-weight-asian="bold" style:font-size-complex="24pt" style:font-weight-complex="bold"/>
    </style:style>
    <style:style style:name="P53" style:family="paragraph">
      <style:paragraph-properties fo:text-align="center" style:text-autospace="none"/>
      <style:text-properties fo:color="#784b04" loext:opacity="100%" fo:font-size="22pt" style:font-size-asian="22pt" style:font-size-complex="22pt"/>
    </style:style>
    <style:style style:name="P54" style:family="paragraph">
      <style:paragraph-properties fo:text-align="center" style:text-autospace="none"/>
      <style:text-properties fo:color="#224b12" loext:opacity="100%" fo:font-size="22pt" style:font-size-asian="22pt" style:font-size-complex="22pt"/>
    </style:style>
    <style:style style:name="P55" style:family="paragraph">
      <style:paragraph-properties fo:text-align="center" style:text-autospace="none"/>
      <style:text-properties fo:color="#8d281e" loext:opacity="100%" fo:font-size="22pt" style:font-size-asian="22pt" style:font-size-complex="22pt"/>
    </style:style>
    <style:style style:name="P56" style:family="paragraph">
      <style:paragraph-properties fo:margin-left="0cm" fo:margin-right="0cm" fo:margin-top="0cm" fo:margin-bottom="0cm" fo:line-height="100%" fo:text-align="center" fo:text-indent="0cm" style:text-autospace="none"/>
      <style:text-properties fo:color="#8d281e" loext:opacity="100%" fo:font-size="22pt" style:font-size-asian="22pt" style:font-size-complex="22pt"/>
    </style:style>
    <style:style style:name="P57" style:family="paragraph">
      <style:paragraph-properties fo:margin-left="0cm" fo:margin-right="0cm" fo:margin-top="0cm" fo:margin-bottom="0cm" fo:line-height="100%" fo:text-align="center" fo:text-indent="0cm" style:text-autospace="none"/>
      <style:text-properties fo:color="#784b04" loext:opacity="100%" fo:font-size="22pt" style:font-size-asian="22pt" style:font-size-complex="22pt"/>
    </style:style>
    <style:style style:name="P58" style:family="paragraph">
      <style:paragraph-properties fo:margin-left="0cm" fo:margin-right="0cm" fo:margin-top="0cm" fo:margin-bottom="0cm" fo:line-height="100%" fo:text-align="center" fo:text-indent="0cm" style:text-autospace="none"/>
      <style:text-properties fo:color="#224b12" loext:opacity="100%" fo:font-size="22pt" style:font-size-asian="22pt" style:font-size-complex="22pt"/>
    </style:style>
    <style:style style:name="P59" style:family="paragraph">
      <style:paragraph-properties fo:text-align="center" style:text-autospace="none"/>
      <style:text-properties fo:color="#666666" loext:opacity="100%" fo:font-size="22pt" style:font-size-asian="22pt" style:font-size-complex="22pt"/>
    </style:style>
    <style:style style:name="P60" style:family="paragraph">
      <style:paragraph-properties fo:text-align="center" style:text-autospace="none"/>
      <style:text-properties fo:font-size="22pt" style:font-size-asian="22pt" style:font-size-complex="22pt"/>
    </style:style>
    <style:style style:name="P61" style:family="paragraph">
      <style:paragraph-properties fo:text-align="center" style:text-autospace="none"/>
      <style:text-properties fo:color="#8d281e" loext:opacity="100%" style:font-name="Bookman Old Style" fo:font-size="21pt" style:font-size-asian="21pt" style:font-size-complex="21pt"/>
    </style:style>
    <style:style style:name="P62" style:family="paragraph">
      <style:paragraph-properties fo:text-align="center" style:text-autospace="none"/>
      <style:text-properties fo:color="#666666" loext:opacity="100%" style:font-name="Liberation Sans2" fo:font-size="22pt" style:font-size-asian="22pt" style:font-size-complex="22pt"/>
    </style:style>
    <style:style style:name="P63" style:family="paragraph">
      <style:paragraph-properties fo:text-align="start" style:text-autospace="none"/>
      <style:text-properties fo:font-size="24pt" fo:font-weight="bold" style:font-size-asian="24pt" style:font-weight-asian="bold" style:font-size-complex="24pt" style:font-weight-complex="bold"/>
    </style:style>
    <style:style style:name="P64" style:family="paragraph">
      <style:paragraph-properties fo:text-align="center" style:text-autospace="none"/>
      <style:text-properties fo:color="#666666" loext:opacity="100%" style:font-name="Bookman Old Style" fo:font-size="21pt" style:font-size-asian="21pt" style:font-size-complex="21pt"/>
    </style:style>
    <style:style style:name="P65" style:family="paragraph">
      <style:paragraph-properties fo:margin-left="0cm" fo:margin-right="0cm" fo:text-indent="0cm" style:text-autospace="none"/>
      <style:text-properties fo:font-size="24pt" fo:font-weight="bold" style:font-size-asian="24pt" style:font-weight-asian="bold" style:font-size-complex="24pt" style:font-weight-complex="bold"/>
    </style:style>
    <style:style style:name="P66" style:family="paragraph">
      <style:paragraph-properties fo:margin-left="0cm" fo:margin-right="0cm" fo:text-align="center" fo:text-indent="0cm" style:text-autospace="none"/>
      <style:text-properties fo:color="#666666" loext:opacity="100%" fo:font-size="22pt" style:font-size-asian="22pt" style:font-size-complex="22pt"/>
    </style:style>
    <style:style style:name="P67" style:family="paragraph">
      <style:paragraph-properties fo:margin-top="0.4cm" fo:margin-bottom="0cm"/>
    </style:style>
    <style:style style:name="P68" style:family="paragraph">
      <style:paragraph-properties fo:margin-top="0.1cm" fo:margin-bottom="0cm"/>
    </style:style>
    <style:style style:name="P6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0" style:family="paragraph">
      <style:paragraph-properties fo:margin-left="0cm" fo:margin-right="0cm" fo:margin-top="0.1cm" fo:margin-bottom="0cm" fo:line-height="110%" fo:text-align="start" fo:text-indent="0cm" style:punctuation-wrap="hanging" style:writing-mode="lr-tb"/>
      <style:text-properties fo:hyphenate="false"/>
    </style:style>
    <style:style style:name="P71" style:family="paragraph">
      <style:paragraph-properties fo:margin-top="0cm" fo:margin-bottom="0cm"/>
    </style:style>
    <style:style style:name="P72" style:family="paragraph">
      <loext:graphic-properties draw:fill-color="#b2b2b2" draw:opacity="50%"/>
      <style:paragraph-properties fo:text-align="center"/>
    </style:style>
    <style:style style:name="P73" style:family="paragraph">
      <loext:graphic-properties draw:fill-color="#ffffff"/>
      <style:paragraph-properties style:writing-mode="lr-tb"/>
      <style:text-properties fo:font-size="20pt"/>
    </style:style>
    <style:style style:name="P74" style:family="paragraph">
      <style:paragraph-properties fo:margin-top="0.1cm" fo:margin-bottom="0cm" fo:line-height="110%" fo:text-align="start" style:punctuation-wrap="hanging" style:writing-mode="lr-tb"/>
      <style:text-properties fo:hyphenate="false"/>
    </style:style>
    <style:style style:name="P75" style:family="paragraph">
      <style:paragraph-properties fo:margin-left="0cm" fo:margin-right="0cm" fo:text-align="center" fo:text-indent="0cm" style:text-autospace="none"/>
      <style:text-properties fo:font-size="24pt" fo:font-weight="bold" style:font-size-asian="24pt" style:font-weight-asian="bold" style:font-size-complex="24pt" style:font-weight-complex="bold"/>
    </style:style>
    <style:style style:name="P76" style:family="paragraph">
      <style:paragraph-properties fo:margin-left="0cm" fo:margin-right="0cm" fo:text-align="center" fo:text-indent="0cm" style:text-autospace="none"/>
      <style:text-properties fo:font-size="18pt" fo:font-weight="bold" style:font-size-asian="24pt" style:font-weight-asian="bold" style:font-size-complex="24pt" style:font-weight-complex="bold"/>
    </style:style>
    <style:style style:name="P77" style:family="paragraph">
      <style:paragraph-properties fo:margin-left="0cm" fo:margin-right="0cm" fo:text-align="center" fo:text-indent="0cm" style:text-autospace="none"/>
      <style:text-properties fo:color="#784b04" loext:opacity="100%" fo:font-size="22pt" style:font-size-asian="22pt" style:font-size-complex="22pt"/>
    </style:style>
    <style:style style:name="P78" style:family="paragraph">
      <style:paragraph-properties fo:margin-left="0cm" fo:margin-right="0cm" fo:text-align="center" fo:text-indent="0cm" style:text-autospace="none"/>
      <style:text-properties fo:color="#224b12" loext:opacity="100%" fo:font-size="22pt" style:font-size-asian="22pt" style:font-size-complex="22pt"/>
    </style:style>
    <style:style style:name="P79" style:family="paragraph">
      <style:paragraph-properties fo:margin-left="0cm" fo:margin-right="0cm" fo:text-align="center" fo:text-indent="0cm" style:text-autospace="none"/>
      <style:text-properties fo:color="#8d281e" loext:opacity="100%" fo:font-size="22pt" style:font-size-asian="22pt" style:font-size-complex="22pt"/>
    </style:style>
    <style:style style:name="P80" style:family="paragraph">
      <style:paragraph-properties fo:margin-left="0cm" fo:margin-right="0cm" fo:text-align="center" fo:text-indent="0cm" style:text-autospace="none"/>
      <style:text-properties fo:color="#8d281e" loext:opacity="100%" style:font-name="Bookman Old Style" fo:font-size="21pt" style:font-size-asian="21pt" style:font-size-complex="21pt"/>
    </style:style>
    <style:style style:name="P81" style:family="paragraph">
      <style:paragraph-properties fo:margin-left="0cm" fo:margin-right="0cm" fo:text-align="center" fo:text-indent="0cm" style:text-autospace="none"/>
      <style:text-properties fo:color="#666666" loext:opacity="100%" style:font-name="Liberation Sans2" fo:font-size="22pt" style:font-size-asian="22pt" style:font-size-complex="22pt"/>
    </style:style>
    <style:style style:name="P82" style:family="paragraph">
      <style:paragraph-properties style:text-autospace="none"/>
      <style:text-properties fo:font-size="18pt" fo:font-weight="bold" style:font-size-asian="24pt" style:font-weight-asian="bold" style:font-size-complex="24pt" style:font-weight-complex="bold"/>
    </style:style>
    <style:style style:name="P83" style:family="paragraph">
      <style:paragraph-properties fo:text-align="center" style:text-autospace="none"/>
      <style:text-properties fo:color="#8d281e" loext:opacity="100%" style:font-name="Liberation Sans2" fo:font-size="22pt" style:font-size-asian="22pt" style:font-size-complex="22pt"/>
    </style:style>
    <style:style style:name="P84" style:family="paragraph">
      <style:paragraph-properties fo:margin-left="0cm" fo:margin-right="0cm" fo:margin-top="0cm" fo:margin-bottom="0cm" fo:line-height="100%" fo:text-align="center" fo:text-indent="0cm" style:text-autospace="none"/>
      <style:text-properties fo:color="#224b12" loext:opacity="100%" style:font-name="Bookman Old Style" fo:font-size="22pt" style:font-size-asian="22pt" style:font-size-complex="22pt"/>
    </style:style>
    <style:style style:name="P85" style:family="paragraph">
      <style:paragraph-properties fo:margin-top="0.1cm" fo:margin-bottom="0cm" fo:line-height="100%"/>
      <style:text-properties fo:hyphenate="false" loext:hyphenation-no-caps="false"/>
    </style:style>
    <style:style style:name="P86" style:family="paragraph">
      <style:paragraph-properties fo:margin-top="0.4cm" fo:margin-bottom="0cm" style:writing-mode="lr-tb"/>
      <style:text-properties fo:font-size="30pt" style:font-size-asian="30pt" style:font-size-complex="30pt"/>
    </style:style>
    <style:style style:name="P87" style:family="paragraph">
      <style:paragraph-properties fo:margin-top="0cm" fo:margin-bottom="0cm" fo:line-height="110%" fo:text-align="start" style:punctuation-wrap="hanging" style:writing-mode="lr-tb"/>
      <style:text-properties fo:hyphenate="false"/>
    </style:style>
    <style:style style:name="P88" style:family="paragraph">
      <loext:graphic-properties draw:fill="none" draw:fill-color="#ffffff"/>
    </style:style>
    <style:style style:name="P89" style:family="paragraph">
      <style:paragraph-properties fo:margin-top="0.3cm" fo:margin-bottom="0cm" fo:line-height="110%" fo:text-align="start" style:punctuation-wrap="hanging" style:writing-mode="lr-tb"/>
      <style:text-properties fo:hyphenate="false"/>
    </style:style>
    <style:style style:name="P90" style:family="paragraph">
      <style:paragraph-properties fo:margin-top="0.1cm" fo:margin-bottom="0cm" fo:line-height="100%"/>
    </style:style>
    <style:style style:name="P91" style:family="paragraph">
      <style:paragraph-properties fo:margin-top="0.5cm" fo:margin-bottom="0cm"/>
    </style:style>
    <style:style style:name="P92" style:family="paragraph">
      <style:paragraph-properties fo:margin-top="0cm" fo:margin-bottom="0cm" fo:line-height="100%"/>
    </style:style>
    <style:style style:name="P93" style:family="paragraph">
      <style:paragraph-properties fo:margin-left="0cm" fo:margin-right="0cm" fo:margin-top="0.5cm" fo:margin-bottom="0cm" fo:line-height="100%" fo:text-align="start" fo:text-indent="0cm" style:punctuation-wrap="hanging" style:writing-mode="lr-tb"/>
      <style:text-properties fo:hyphenate="false"/>
    </style:style>
    <style:style style:name="P94" style:family="paragraph">
      <loext:graphic-properties draw:fill="none" draw:fill-color="#ffffff"/>
      <style:paragraph-properties fo:margin-left="0cm" fo:margin-right="0cm" fo:margin-top="0.5cm" fo:margin-bottom="0cm" fo:line-height="100%" fo:text-align="start" fo:text-indent="0cm" style:punctuation-wrap="hanging" style:writing-mode="lr-tb"/>
      <style:text-properties fo:font-size="18pt" fo:hyphenate="false"/>
    </style:style>
    <style:style style:name="P95" style:family="paragraph">
      <style:paragraph-properties fo:margin-left="0cm" fo:margin-right="0cm" fo:margin-top="0.3cm" fo:margin-bottom="0cm" fo:line-height="100%" fo:text-align="start" fo:text-indent="0cm" style:punctuation-wrap="hanging" style:writing-mode="lr-tb"/>
      <style:text-properties fo:hyphenate="false"/>
    </style:style>
    <style:style style:name="P96" style:family="paragraph">
      <loext:graphic-properties draw:fill="none" draw:fill-color="#ffffff"/>
      <style:paragraph-properties fo:margin-left="0cm" fo:margin-right="0cm" fo:margin-top="0.3cm" fo:margin-bottom="0cm" fo:line-height="100%" fo:text-align="start" fo:text-indent="0cm" style:punctuation-wrap="hanging" style:writing-mode="lr-tb"/>
      <style:text-properties fo:hyphenate="false"/>
    </style:style>
    <style:style style:name="P97" style:family="paragraph">
      <style:paragraph-properties fo:margin-top="0.6cm" fo:margin-bottom="0cm"/>
    </style:style>
    <style:style style:name="P98" style:family="paragraph">
      <style:paragraph-properties fo:margin-top="0.8cm" fo:margin-bottom="0cm"/>
    </style:style>
    <style:style style:name="P99" style:family="paragraph">
      <style:paragraph-properties fo:margin-left="0cm" fo:margin-right="0cm" fo:margin-top="0.2cm" fo:margin-bottom="0cm" fo:line-height="115%" fo:text-align="start" fo:text-indent="0cm" style:punctuation-wrap="hanging" style:writing-mode="lr-tb"/>
      <style:text-properties fo:hyphenate="false"/>
    </style:style>
    <style:style style:name="P100" style:family="paragraph">
      <loext:graphic-properties draw:fill="none" draw:fill-color="#ffffff"/>
      <style:paragraph-properties fo:margin-left="0cm" fo:margin-right="0cm" fo:margin-top="0.2cm" fo:margin-bottom="0cm" fo:line-height="115%" fo:text-align="start" fo:text-indent="0cm" style:punctuation-wrap="hanging" style:writing-mode="lr-tb"/>
      <style:text-properties fo:font-size="18pt" fo:hyphenate="false"/>
    </style:style>
    <style:style style:name="P101" style:family="paragraph">
      <style:paragraph-properties fo:margin-left="0cm" fo:margin-right="0cm" fo:margin-top="0cm" fo:margin-bottom="0cm" fo:line-height="100%" fo:text-align="center" fo:text-indent="0cm" style:text-autospace="none" style:punctuation-wrap="hanging" style:writing-mode="lr-tb"/>
      <style:text-properties fo:hyphenate="false"/>
    </style:style>
    <style:style style:name="P102" style:family="paragraph">
      <style:paragraph-properties fo:text-align="center" style:writing-mode="lr-tb"/>
      <style:text-properties style:text-position="0% 100%" fo:font-size="44pt" fo:font-weight="normal" style:font-size-asian="44pt" style:font-weight-asian="normal" style:font-size-complex="44pt" style:font-weight-complex="normal"/>
    </style:style>
    <style:style style:name="P103" style:family="paragraph">
      <style:paragraph-properties fo:text-align="center" style:text-autospace="none"/>
      <style:text-properties fo:font-size="18pt" fo:font-weight="bold" style:font-size-asian="24pt" style:font-weight-asian="bold" style:font-size-complex="24pt" style:font-weight-complex="bold"/>
    </style:style>
    <style:style style:name="P104" style:family="paragraph">
      <style:paragraph-properties fo:text-align="center" style:text-autospace="none"/>
      <style:text-properties fo:color="#784b04" loext:opacity="100%" fo:font-size="18pt" style:font-size-asian="22pt" style:font-size-complex="22pt"/>
    </style:style>
    <style:style style:name="P105" style:family="paragraph">
      <style:paragraph-properties fo:text-align="center" style:text-autospace="none"/>
      <style:text-properties fo:color="#224b12" loext:opacity="100%" fo:font-size="18pt" style:font-size-asian="22pt" style:font-size-complex="22pt"/>
    </style:style>
    <style:style style:name="P106" style:family="paragraph">
      <style:paragraph-properties fo:text-align="center" style:text-autospace="none"/>
      <style:text-properties fo:color="#8d281e" loext:opacity="100%" fo:font-size="18pt" style:font-size-asian="22pt" style:font-size-complex="22pt"/>
    </style:style>
    <style:style style:name="P107" style:family="paragraph">
      <style:paragraph-properties fo:margin-left="0cm" fo:margin-right="0cm" fo:margin-top="0cm" fo:margin-bottom="0cm" fo:line-height="100%" fo:text-align="center" fo:text-indent="0cm" style:text-autospace="none"/>
      <style:text-properties fo:color="#8d281e" loext:opacity="100%" fo:font-size="18pt" style:font-size-asian="22pt" style:font-size-complex="22pt"/>
    </style:style>
    <style:style style:name="P108" style:family="paragraph">
      <style:paragraph-properties fo:margin-left="0cm" fo:margin-right="0cm" fo:margin-top="0cm" fo:margin-bottom="0cm" fo:line-height="100%" fo:text-align="center" fo:text-indent="0cm" style:text-autospace="none"/>
      <style:text-properties fo:color="#784b04" loext:opacity="100%" fo:font-size="18pt" style:font-size-asian="22pt" style:font-size-complex="22pt"/>
    </style:style>
    <style:style style:name="P109" style:family="paragraph">
      <style:paragraph-properties fo:margin-left="0cm" fo:margin-right="0cm" fo:margin-top="0cm" fo:margin-bottom="0cm" fo:line-height="100%" fo:text-align="center" fo:text-indent="0cm" style:text-autospace="none"/>
      <style:text-properties fo:color="#224b12" loext:opacity="100%" fo:font-size="18pt" style:font-size-asian="22pt" style:font-size-complex="22pt"/>
    </style:style>
    <style:style style:name="P110" style:family="paragraph">
      <style:paragraph-properties fo:text-align="center" style:text-autospace="none"/>
      <style:text-properties fo:color="#666666" loext:opacity="100%" fo:font-size="18pt" style:font-size-asian="22pt" style:font-size-complex="22pt"/>
    </style:style>
    <style:style style:name="P111" style:family="paragraph">
      <style:paragraph-properties fo:text-align="center" style:text-autospace="none"/>
      <style:text-properties fo:font-size="18pt" style:font-size-asian="22pt" style:font-size-complex="22pt"/>
    </style:style>
    <style:style style:name="P112" style:family="paragraph">
      <style:paragraph-properties fo:margin-top="0.1cm" fo:margin-bottom="0cm"/>
      <style:text-properties fo:hyphenate="false" loext:hyphenation-no-caps="false"/>
    </style:style>
    <style:style style:name="P113" style:family="paragraph">
      <style:paragraph-properties fo:margin-left="0cm" fo:margin-right="0cm" fo:margin-top="0.2cm" fo:margin-bottom="0cm" fo:line-height="100%" fo:text-indent="0cm"/>
    </style:style>
    <style:style style:name="P114" style:family="paragraph">
      <loext:graphic-properties draw:fill="solid" draw:fill-color="#ffffff"/>
      <style:paragraph-properties fo:margin-left="0cm" fo:margin-right="0cm" fo:margin-top="0.2cm" fo:margin-bottom="0cm" fo:line-height="100%" fo:text-indent="0cm" style:writing-mode="lr-tb"/>
      <style:text-properties fo:font-size="18pt"/>
    </style:style>
    <style:style style:name="P115" style:family="paragraph">
      <style:paragraph-properties fo:text-align="center" style:text-autospace="none"/>
      <style:text-properties fo:color="#8d281e" loext:opacity="100%" style:font-name="Bookman Old Style" fo:font-size="18pt" style:font-size-asian="21pt" style:font-size-complex="21pt"/>
    </style:style>
    <style:style style:name="P116" style:family="paragraph">
      <style:paragraph-properties fo:margin-left="0cm" fo:margin-right="0cm" fo:margin-top="0.2cm" fo:margin-bottom="0cm" fo:line-height="110%" fo:text-align="start" fo:text-indent="0cm" style:punctuation-wrap="hanging" style:writing-mode="lr-tb"/>
      <style:text-properties fo:hyphenate="false"/>
    </style:style>
    <style:style style:name="P117" style:family="paragraph">
      <style:paragraph-properties fo:margin-top="0cm" fo:margin-bottom="0cm"/>
      <style:text-properties fo:hyphenate="false" loext:hyphenation-no-caps="false"/>
    </style:style>
    <style:style style:name="P118" style:family="paragraph">
      <style:paragraph-properties style:writing-mode="lr-tb"/>
      <style:text-properties fo:hyphenate="false" loext:hyphenation-no-caps="false"/>
    </style:style>
    <style:style style:name="P119" style:family="paragraph">
      <style:paragraph-properties fo:margin-left="0cm" fo:margin-right="0cm" fo:margin-top="0cm" fo:margin-bottom="0.1cm" fo:line-height="100%" fo:text-indent="0cm"/>
    </style:style>
    <style:style style:name="P120" style:family="paragraph">
      <loext:graphic-properties draw:fill="solid" draw:fill-color="#ffffff" draw:opacity="100%"/>
      <style:paragraph-properties fo:margin-left="0cm" fo:margin-right="0cm" fo:margin-top="0cm" fo:margin-bottom="0cm" fo:line-height="100%" fo:text-indent="0cm" style:writing-mode="lr-tb"/>
      <style:text-properties style:font-name="Arial Narrow" fo:font-size="18pt"/>
    </style:style>
    <style:style style:name="P121" style:family="paragraph">
      <style:text-properties fo:color="#000000" loext:opacity="100%" fo:font-size="24pt" fo:font-weight="bold" style:font-size-asian="24pt" style:font-weight-asian="bold" style:font-size-complex="24pt" style:font-weight-complex="bold"/>
    </style:style>
    <style:style style:name="P122" style:family="paragraph">
      <style:text-properties fo:font-size="24pt" fo:font-weight="bold" style:font-size-asian="24pt" style:font-weight-asian="bold" style:font-size-complex="24pt" style:font-weight-complex="bold"/>
    </style:style>
    <style:style style:name="P123" style:family="paragraph">
      <style:text-properties fo:font-size="24pt" style:font-size-asian="24pt" style:font-size-complex="24pt"/>
    </style:style>
    <style:style style:name="P124" style:family="paragraph">
      <style:text-properties fo:color="#000000" loext:opacity="100%"/>
    </style:style>
    <style:style style:name="P125" style:family="paragraph">
      <style:text-properties fo:font-size="23pt" style:font-size-asian="23pt" style:font-size-complex="23pt"/>
    </style:style>
    <style:style style:name="P126" style:family="paragraph">
      <style:text-properties style:font-name="Arial1" fo:font-size="22pt" style:font-size-asian="22pt" style:font-size-complex="22pt"/>
    </style:style>
    <style:style style:name="P127" style:family="paragraph">
      <style:paragraph-properties fo:margin-left="0cm" fo:margin-right="0cm" fo:margin-top="0cm" fo:margin-bottom="0cm" fo:line-height="100%" fo:text-indent="0cm"/>
      <style:text-properties style:font-name="Arial1" fo:font-size="22pt" style:font-size-asian="22pt" style:font-size-complex="22pt"/>
    </style:style>
    <style:style style:name="P128" style:family="paragraph">
      <style:text-properties fo:color="#000000" loext:opacity="100%" fo:letter-spacing="-0.06cm" fo:text-shadow="none"/>
    </style:style>
    <style:style style:name="P129" style:family="paragraph">
      <style:paragraph-properties fo:margin-left="0cm" fo:margin-right="0cm" fo:margin-top="0cm" fo:margin-bottom="0cm" fo:line-height="100%" fo:text-indent="0cm"/>
      <style:text-properties fo:color="#000000" loext:opacity="100%" fo:letter-spacing="-0.06cm" fo:text-shadow="none"/>
    </style:style>
    <style:style style:name="P130" style:family="paragraph">
      <style:text-properties fo:color="#111111" loext:opacity="100%" fo:text-shadow="1pt 1pt"/>
    </style:style>
    <style:style style:name="P131" style:family="paragraph">
      <style:paragraph-properties fo:line-height="100%"/>
      <style:text-properties fo:color="#111111" loext:opacity="100%" fo:text-shadow="1pt 1pt"/>
    </style:style>
    <style:style style:name="P132" style:family="paragraph">
      <style:paragraph-properties fo:margin-left="0cm" fo:margin-right="0cm" fo:margin-top="0cm" fo:margin-bottom="0cm" fo:line-height="100%" fo:text-align="center" fo:text-indent="0cm" style:text-autospace="none" style:punctuation-wrap="hanging" style:writing-mode="lr-tb"/>
      <style:text-properties style:text-position="0% 100%" fo:font-size="44pt" fo:font-style="italic" fo:font-weight="normal" style:font-size-asian="44pt" style:font-style-asian="italic" style:font-weight-asian="normal" style:font-size-complex="44pt" style:font-style-complex="italic" style:font-weight-complex="normal" fo:hyphenate="false"/>
    </style:style>
    <style:style style:name="P133" style:family="paragraph">
      <loext:graphic-properties draw:fill-color="#eeeeee"/>
      <style:paragraph-properties fo:text-align="center"/>
    </style:style>
    <style:style style:name="P134" style:family="paragraph">
      <style:paragraph-properties fo:margin-left="0cm" fo:margin-right="0cm" fo:margin-top="0cm" fo:margin-bottom="0cm" fo:line-height="100%" fo:text-align="center" fo:text-indent="0cm" style:text-autospace="none" style:punctuation-wrap="hanging" style:writing-mode="lr-tb"/>
      <style:text-properties style:text-position="0% 100%" fo:font-size="44pt" fo:font-weight="normal" style:font-size-asian="44pt" style:font-weight-asian="normal" style:font-size-complex="44pt" style:font-weight-complex="normal" fo:hyphenate="false"/>
    </style:style>
    <style:style style:name="P135" style:family="paragraph">
      <style:paragraph-properties fo:line-height="100%"/>
    </style:style>
    <style:style style:name="P136" style:family="paragraph">
      <style:paragraph-properties fo:margin-top="0.1cm" fo:margin-bottom="0cm" fo:line-height="115%" fo:text-align="start" style:punctuation-wrap="hanging" style:writing-mode="lr-tb"/>
      <style:text-properties fo:hyphenate="false"/>
    </style:style>
    <style:style style:name="P137" style:family="paragraph">
      <style:paragraph-properties fo:margin-top="0.1cm" fo:margin-bottom="0cm" fo:line-height="100%" fo:text-align="start" style:punctuation-wrap="hanging" style:writing-mode="lr-tb"/>
      <style:text-properties fo:hyphenate="false"/>
    </style:style>
    <style:style style:name="P138" style:family="paragraph">
      <style:paragraph-properties fo:margin-top="0.1cm" fo:margin-bottom="0.2cm"/>
    </style:style>
    <style:style style:name="P139" style:family="paragraph">
      <style:paragraph-properties fo:margin-top="0.2cm" fo:margin-bottom="0cm" fo:line-height="100%" fo:text-align="start" style:punctuation-wrap="hanging" style:writing-mode="lr-tb"/>
      <style:text-properties fo:hyphenate="false"/>
    </style:style>
    <style:style style:name="P140" style:family="paragraph">
      <style:paragraph-properties fo:margin-top="0.7cm" fo:margin-bottom="0cm" fo:line-height="100%" fo:text-align="start" style:punctuation-wrap="hanging" style:writing-mode="lr-tb"/>
      <style:text-properties fo:hyphenate="false"/>
    </style:style>
    <style:style style:name="P141" style:family="paragraph">
      <style:paragraph-properties fo:text-align="center" style:writing-mode="lr-tb"/>
    </style:style>
    <style:style style:name="T1" style:family="text">
      <style:text-properties style:text-outline="true" fo:font-size="60pt" style:font-size-asian="60pt" style:font-size-complex="60pt"/>
    </style:style>
    <style:style style:name="T2" style:family="text">
      <style:text-properties fo:color="#ffffff" loext:opacity="100%" fo:font-size="28pt" style:font-size-asian="24pt" style:font-size-complex="24pt"/>
    </style:style>
    <style:style style:name="T3" style:family="text">
      <style:text-properties fo:font-size="44pt" style:font-size-asian="44pt" style:font-size-complex="44pt"/>
    </style:style>
    <style:style style:name="T4" style:family="text">
      <style:text-properties fo:font-variant="normal" fo:text-transform="none" style:use-window-font-color="true" loext:opacity="0%" style:text-outline="false" style:text-line-through-style="none" style:text-line-through-type="none" style:font-name="Arial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text-position="0% 100%" style:font-name="Arial1"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text-position="0% 100%" style:font-name="Arial1"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Arial1" fo:font-size="32pt"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8" style:family="text">
      <style:text-properties fo:font-size="44pt"/>
    </style:style>
    <style:style style:name="T9" style:family="text">
      <style:text-properties style:font-name="Liberation Serif" fo:font-size="22pt" fo:font-style="normal" fo:font-weight="bold" style:font-size-asian="26pt" style:font-style-asian="normal" style:font-weight-asian="bold" style:font-size-complex="26pt" style:font-style-complex="normal" style:font-weight-complex="bold"/>
    </style:style>
    <style:style style:name="T10" style:family="text">
      <style:text-properties fo:color="#000000" loext:opacity="100%" fo:font-size="24pt" style:font-size-asian="24pt" style:font-size-complex="24pt"/>
    </style:style>
    <style:style style:name="T11" style:family="text">
      <style:text-properties style:font-name="Liberation Sans2" fo:font-size="24pt" fo:font-style="italic" style:font-size-asian="24pt" style:font-style-asian="italic" style:font-size-complex="24pt" style:font-style-complex="italic"/>
    </style:style>
    <style:style style:name="T12" style:family="text">
      <style:text-properties fo:font-size="24pt" fo:font-style="italic" style:font-size-asian="24pt" style:font-style-asian="italic" style:font-size-complex="24pt" style:font-style-complex="italic"/>
    </style:style>
    <style:style style:name="T13" style:family="text">
      <style:text-properties style:use-window-font-color="true" loext:opacity="0%" style:font-name="Liberation Sans2" fo:font-size="24pt" fo:font-style="italic" style:letter-kerning="true" style:font-name-asian="Liberation Serif2" style:font-size-asian="24pt" style:font-style-asian="italic" style:font-name-complex="Liberation Serif2" style:font-size-complex="24pt" style:font-style-complex="italic"/>
    </style:style>
    <style:style style:name="T14" style:family="text">
      <style:text-properties style:font-name="Liberation Serif" fo:font-size="24pt" fo:font-style="italic" style:font-size-asian="24pt" style:font-style-asian="italic" style:font-size-complex="24pt" style:font-style-complex="italic"/>
    </style:style>
    <style:style style:name="T15" style:family="text">
      <style:text-properties style:font-name="Bookman Old Style" fo:font-size="26pt" style:font-size-asian="26pt" style:font-size-complex="26pt"/>
    </style:style>
    <style:style style:name="T16" style:family="text">
      <style:text-properties style:text-position="33% 58%" style:font-name="Bookman Old Style" fo:font-size="26pt" style:font-size-asian="26pt" style:font-size-complex="26pt"/>
    </style:style>
    <style:style style:name="T17" style:family="text">
      <style:text-properties style:font-name="Liberation Sans2" fo:font-size="24pt" style:font-size-asian="24pt" style:font-size-complex="24pt"/>
    </style:style>
    <style:style style:name="T18" style:family="text">
      <style:text-properties fo:color="#000000" loext:opacity="100%" style:font-name="Liberation Sans2" fo:font-size="24pt" style:font-name-asian="Times New Roman" style:font-size-asian="24pt" style:font-name-complex="Times New Roman" style:font-size-complex="24pt"/>
    </style:style>
    <style:style style:name="T19" style:family="text">
      <style:text-properties style:text-position="33% 58%" style:font-name="Liberation Sans2" fo:font-size="24pt" style:font-size-asian="24pt" style:font-size-complex="24pt"/>
    </style:style>
    <style:style style:name="T20" style:family="text">
      <style:text-properties fo:color="#000000" loext:opacity="100%" style:font-name="Liberation Sans2" fo:font-size="24pt" style:font-size-asian="24pt" style:font-size-complex="24pt"/>
    </style:style>
    <style:style style:name="T21" style:family="text">
      <style:text-properties fo:font-size="24pt" style:font-size-asian="24pt" style:font-size-complex="24pt"/>
    </style:style>
    <style:style style:name="T22" style:family="text">
      <style:text-properties style:font-name="Liberation Serif" fo:font-size="26pt" fo:font-style="italic" style:font-size-asian="26pt" style:font-style-asian="italic" style:font-size-complex="26pt" style:font-style-complex="italic"/>
    </style:style>
    <style:style style:name="T23" style:family="text">
      <style:text-properties style:font-name="Bookman Old Style" fo:font-size="26pt" fo:font-style="normal" style:font-size-asian="26pt" style:font-style-asian="normal" style:font-size-complex="26pt" style:font-style-complex="normal"/>
    </style:style>
    <style:style style:name="T24" style:family="text">
      <style:text-properties style:font-name="Liberation Sans2" fo:font-size="24pt" fo:font-style="normal" style:font-size-asian="24pt" style:font-style-asian="normal" style:font-size-complex="24pt" style:font-style-complex="normal"/>
    </style:style>
    <style:style style:name="T25" style:family="text">
      <style:text-properties fo:color="#333333" loext:opacity="100%" style:text-line-through-style="solid" style:text-line-through-type="single" style:font-name="Liberation Sans2" fo:font-size="24pt" style:letter-kerning="true" style:font-name-asian="Microsoft YaHei" style:font-size-asian="24pt" style:font-name-complex="Lucida Sans" style:font-size-complex="24pt"/>
    </style:style>
    <style:style style:name="T26" style:family="text">
      <style:text-properties style:use-window-font-color="true" loext:opacity="0%" style:font-name="Liberation Sans2" fo:font-size="24pt" style:letter-kerning="true" style:font-name-asian="Microsoft YaHei" style:font-size-asian="24pt" style:font-name-complex="Lucida Sans" style:font-size-complex="24pt"/>
    </style:style>
    <style:style style:name="T27" style:family="text">
      <style:text-properties style:use-window-font-color="true" loext:opacity="0%" style:font-name="Liberation Sans2" fo:font-size="24pt" fo:font-style="normal" style:letter-kerning="true" style:font-name-asian="Microsoft YaHei" style:font-size-asian="24pt" style:font-style-asian="normal" style:font-name-complex="Lucida Sans" style:font-size-complex="24pt" style:font-style-complex="normal"/>
    </style:style>
    <style:style style:name="T28" style:family="text">
      <style:text-properties fo:font-size="40pt" style:font-size-asian="40pt" style:font-size-complex="40pt"/>
    </style:style>
    <style:style style:name="T29" style:family="text">
      <style:text-properties fo:font-variant="normal" fo:text-transform="none" fo:color="#000000" loext:opacity="100%" style:text-outline="false" style:text-line-through-style="none" style:text-line-through-type="none" style:font-name="Arial3" fo:font-size="36pt" fo:letter-spacing="normal" fo:language="fi" fo:country="FI" fo:text-shadow="none" style:text-underline-style="none" fo:font-weight="normal" style:letter-kerning="true" fo:background-color="transparent" style:font-name-asian="Microsoft YaHei" style:font-size-asian="36pt" style:font-weight-asian="normal" style:font-name-complex="Lucida Sans" style:font-size-complex="36pt" style:font-weight-complex="normal" style:text-emphasize="none" style:font-relief="none" style:text-overline-style="none" style:text-overline-color="font-color"/>
    </style:style>
    <style:style style:name="T30" style:family="text">
      <style:text-properties fo:font-variant="normal" fo:text-transform="none" fo:color="#000000" loext:opacity="100%" style:text-outline="false" style:text-line-through-style="none" style:text-line-through-type="none" style:text-position="0% 100%" style:font-name="Arial3" fo:font-size="36pt" fo:letter-spacing="normal" fo:language="fi" fo:country="FI" fo:text-shadow="none" style:text-underline-style="none" fo:font-weight="normal" style:letter-kerning="true" fo:background-color="transparent" style:font-name-asian="Microsoft YaHei" style:font-size-asian="36pt" style:font-weight-asian="normal" style:font-name-complex="Lucida Sans" style:font-size-complex="36pt" style:font-weight-complex="normal" style:text-emphasize="none" style:font-relief="none" style:text-overline-style="none" style:text-overline-color="font-color"/>
    </style:style>
    <style:style style:name="T31" style:family="text">
      <style:text-properties fo:font-variant="normal" fo:text-transform="none" fo:color="#000000" loext:opacity="100%" style:text-outline="false" style:text-line-through-style="none" style:text-line-through-type="none" style:text-position="0% 100%" style:font-name="Arial3" fo:font-size="36pt" fo:letter-spacing="normal" fo:language="fi" fo:country="FI"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2" style:family="text">
      <style:text-properties fo:font-size="36pt" style:font-size-asian="36pt" style:font-size-complex="36pt"/>
    </style:style>
    <style:style style:name="T33" style:family="text">
      <style:text-properties fo:font-size="26pt" style:font-size-asian="26pt" style:font-size-complex="26pt"/>
    </style:style>
    <style:style style:name="T34" style:family="text">
      <style:text-properties fo:font-size="20pt" style:font-size-asian="20pt" style:font-size-complex="20pt"/>
    </style:style>
    <style:style style:name="T35" style:family="text">
      <style:text-properties style:font-name="Liberation Sans2" fo:font-size="26pt" style:font-size-asian="26pt" style:font-size-complex="26pt"/>
    </style:style>
    <style:style style:name="T36" style:family="text">
      <style:text-properties fo:font-size="32pt" style:font-size-asian="32pt" style:font-size-complex="32pt"/>
    </style:style>
    <style:style style:name="T37" style:family="text">
      <style:text-properties style:font-name="Arial1" fo:font-size="28pt" fo:font-style="italic" style:font-size-asian="28pt" style:font-style-asian="italic" style:font-size-complex="28pt" style:font-style-complex="italic"/>
    </style:style>
    <style:style style:name="T38" style:family="text">
      <style:text-properties style:font-name="Arial1" fo:font-size="32pt" style:font-size-asian="32pt" style:font-size-complex="32pt"/>
    </style:style>
    <style:style style:name="T39"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loext:opacity="100%" style:text-outline="false" style:text-line-through-style="none" style:text-line-through-type="none" style:text-position="0% 100%" style:font-name="Arial3" fo:font-size="25pt" fo:letter-spacing="normal" fo:language="fi" fo:country="FI" fo:font-style="normal" fo:text-shadow="none" style:text-underline-style="none" fo:font-weight="normal" style:letter-kerning="true" fo:background-color="transparent" style:font-name-asian="Microsoft YaHei" style:font-size-asian="25pt" style:font-style-asian="normal" style:font-weight-asian="normal" style:font-name-complex="Lucida Sans" style:font-size-complex="25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loext:opacity="100%" style:text-outline="false" style:text-line-through-style="none" style:text-line-through-type="none" style:text-position="33% 58%" style:font-name="Arial3" fo:font-size="25pt" fo:letter-spacing="normal" fo:language="fi" fo:country="FI" fo:font-style="normal" fo:text-shadow="none" style:text-underline-style="none" fo:font-weight="normal" style:letter-kerning="true" fo:background-color="transparent" style:font-name-asian="Microsoft YaHei" style:font-size-asian="25pt" style:font-style-asian="normal" style:font-weight-asian="normal" style:font-name-complex="Lucida Sans" style:font-size-complex="25pt" style:font-style-complex="normal" style:font-weight-complex="normal" style:text-emphasize="none" style:font-relief="none" style:text-overline-style="none" style:text-overline-color="font-color"/>
    </style:style>
    <style:style style:name="T42" style:family="text">
      <style:text-properties fo:font-size="28pt" fo:font-weight="bold" style:font-weight-asian="bold" style:font-weight-complex="bold"/>
    </style:style>
    <style:style style:name="T43" style:family="text">
      <style:text-properties style:text-position="33% 58%" style:font-name="Arial1" fo:font-size="32pt" style:font-size-asian="32pt" style:font-size-complex="32pt"/>
    </style:style>
    <style:style style:name="T44" style:family="text">
      <style:text-properties style:text-position="-8% 58%" style:font-name="Arial1" fo:font-size="32pt" style:font-size-asian="32pt" style:font-size-complex="32pt"/>
    </style:style>
    <style:style style:name="T45" style:family="text">
      <style:text-properties style:text-position="0% 100%" style:font-name="Arial1" fo:font-size="20pt" style:font-size-asian="20pt" style:font-size-complex="20pt"/>
    </style:style>
    <style:style style:name="T46" style:family="text">
      <style:text-properties fo:font-variant="normal" fo:text-transform="none" fo:color="#000000" loext:opacity="100%" style:text-outline="false" style:text-line-through-style="none" style:text-line-through-type="none" style:text-position="-8% 58%" style:font-name="Arial1"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loext:opacity="100%" style:text-outline="false" style:text-line-through-style="none" style:text-line-through-type="none" style:text-position="0% 100%" style:font-name="Liberation Sans2" fo:font-size="29pt" fo:letter-spacing="normal" fo:language="fi" fo:country="FI" fo:font-style="italic" fo:text-shadow="none" style:text-underline-style="none" fo:font-weight="normal" style:letter-kerning="true" fo:background-color="transparent" style:font-name-asian="Microsoft YaHei" style:font-size-asian="29pt" style:font-style-asian="italic" style:font-weight-asian="normal" style:font-name-complex="Lucida Sans" style:font-size-complex="29pt" style:font-style-complex="italic"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outline="false" style:text-line-through-style="none" style:text-line-through-type="none" style:text-position="0% 100%" style:font-name="DejaVu Sans" fo:font-size="29pt" fo:letter-spacing="normal" fo:language="fi" fo:country="FI" fo:font-style="italic" fo:text-shadow="none" style:text-underline-style="none" fo:font-weight="normal" style:letter-kerning="true" fo:background-color="transparent" style:font-name-asian="Microsoft YaHei" style:font-size-asian="29pt" style:font-style-asian="italic" style:font-weight-asian="bold" style:font-name-complex="Lucida Sans" style:font-size-complex="29pt" style:font-style-complex="italic" style:font-weight-complex="bold" style:text-emphasize="none" style:font-relief="none"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text-position="0% 100%" style:font-name="DejaVu Sans" fo:font-size="29pt" fo:letter-spacing="normal" fo:language="fi" fo:country="FI" fo:font-style="italic" fo:text-shadow="none" style:text-underline-style="none" fo:font-weight="normal" style:letter-kerning="true" fo:background-color="transparent" style:font-name-asian="Microsoft YaHei" style:font-size-asian="29pt" style:font-style-asian="italic" style:font-weight-asian="normal" style:font-name-complex="Lucida Sans" style:font-size-complex="29pt" style:font-style-complex="italic" style:font-weight-complex="normal" style:text-emphasize="none" style:font-relief="none" style:text-overline-style="none" style:text-overline-color="font-color"/>
    </style:style>
    <style:style style:name="T50" style:family="text">
      <style:text-properties style:text-position="0% 100%" style:font-name="Liberation Sans2" fo:font-size="29pt" fo:font-style="italic" fo:font-weight="normal" style:font-size-asian="29pt" style:font-style-asian="italic" style:font-weight-asian="normal" style:font-size-complex="29pt" style:font-style-complex="italic" style:font-weight-complex="normal"/>
    </style:style>
    <style:style style:name="T51" style:family="text">
      <style:text-properties style:text-position="0% 100%" style:font-name="DejaVu Sans" fo:font-size="29pt" fo:font-style="italic" fo:font-weight="normal" style:font-size-asian="29pt" style:font-style-asian="italic" style:font-weight-asian="normal" style:font-size-complex="29pt" style:font-style-complex="italic" style:font-weight-complex="normal"/>
    </style:style>
    <style:style style:name="T52" style:family="text">
      <style:text-properties style:text-position="0% 100%" style:font-name="DejaVu Sans" fo:font-size="29pt" fo:font-style="normal" fo:font-weight="normal" style:font-size-asian="29pt" style:font-weight-asian="normal" style:font-size-complex="29pt" style:font-weight-complex="normal"/>
    </style:style>
    <style:style style:name="T53" style:family="text">
      <style:text-properties style:text-position="0% 100%" style:font-name="Liberation Sans2" fo:font-size="32pt" fo:font-style="normal" fo:font-weight="normal" style:font-size-asian="32pt" style:font-weight-asian="bold" style:font-size-complex="32pt" style:font-weight-complex="bold"/>
    </style:style>
    <style:style style:name="T54" style:family="text">
      <style:text-properties fo:font-variant="normal" fo:text-transform="none" fo:color="#000000" loext:opacity="100%" style:text-outline="false" style:text-line-through-style="none" style:text-line-through-type="none" style:text-position="0% 100%" style:font-name="Liberation Sans2"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bold" style:font-name-complex="Lucida Sans" style:font-size-complex="26pt" style:font-style-complex="italic" style:font-weight-complex="bold" style:text-emphasize="none"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text-position="0% 100%" style:font-name="Liberation Sans2"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bold" style:font-name-complex="Lucida Sans" style:font-size-complex="28pt" style:font-style-complex="italic" style:font-weight-complex="bold"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Liberation Sans2"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normal" style:font-name-complex="Lucida Sans" style:font-size-complex="28pt" style:font-style-complex="italic" style:font-weight-complex="normal" style:text-emphasize="none" style:font-relief="none" style:text-overline-style="none" style:text-overline-color="font-color"/>
    </style:style>
    <style:style style:name="T57" style:family="text">
      <style:text-properties style:font-name="Liberation Sans2" fo:font-size="28pt" fo:font-style="italic" fo:font-weight="normal" style:font-size-asian="28pt" style:font-style-asian="italic" style:font-weight-asian="normal" style:font-size-complex="28pt" style:font-style-complex="italic" style:font-weight-complex="normal"/>
    </style:style>
    <style:style style:name="T58" style:family="text">
      <style:text-properties style:font-name="Liberation Sans2" fo:font-size="28pt" fo:font-style="normal" fo:font-weight="normal" style:font-size-asian="28pt" style:font-weight-asian="normal" style:font-size-complex="28pt" style:font-weight-complex="normal"/>
    </style:style>
    <style:style style:name="T59" style:family="text">
      <style:text-properties style:text-position="-8% 58%" style:font-name="Liberation Sans2" fo:font-size="28pt" fo:font-style="normal" fo:font-weight="normal" style:font-size-asian="28pt" style:font-weight-asian="normal" style:font-size-complex="28pt" style:font-weight-complex="normal"/>
    </style:style>
    <style:style style:name="T60" style:family="text">
      <style:text-properties fo:font-size="32pt" fo:font-weight="bold" style:font-size-asian="32pt" style:font-weight-asian="bold" style:font-size-complex="32pt" style:font-weight-complex="bold"/>
    </style:style>
    <style:style style:name="T61" style:family="text">
      <style:text-properties style:font-name="Liberation Sans2" fo:font-size="26pt" fo:font-weight="normal" style:font-size-asian="26pt" style:font-weight-asian="normal" style:font-size-complex="26pt" style:font-weight-complex="normal"/>
    </style:style>
    <style:style style:name="T62" style:family="text">
      <style:text-properties fo:font-size="28pt" fo:font-weight="bold" style:font-size-asian="28pt" style:font-weight-asian="bold" style:font-size-complex="28pt" style:font-weight-complex="bold"/>
    </style:style>
    <style:style style:name="T63" style:family="text">
      <style:text-properties style:use-window-font-color="true" loext:opacity="0%" style:font-name="Liberation Sans2" fo:font-size="26pt" fo:font-weight="normal" style:letter-kerning="true" style:font-name-asian="Microsoft YaHei" style:font-size-asian="26pt" style:font-weight-asian="normal" style:font-name-complex="Lucida Sans" style:font-size-complex="26pt" style:font-weight-complex="normal"/>
    </style:style>
    <style:style style:name="T64" style:family="text">
      <style:text-properties fo:font-variant="normal" fo:text-transform="none" style:use-window-font-color="true" loext:opacity="0%" style:text-outline="false" style:text-line-through-style="none" style:text-line-through-type="none" style:font-name="Liberation Sans2"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5" style:family="text">
      <style:text-properties style:font-name="Liberation Sans2" fo:font-size="26pt" fo:font-style="normal" fo:font-weight="normal" style:font-size-asian="26pt" style:font-weight-asian="bold" style:font-size-complex="26pt" style:font-weight-complex="bold"/>
    </style:style>
    <style:style style:name="T66" style:family="text">
      <style:text-properties fo:font-variant="normal" fo:text-transform="none" fo:color="#000000" loext:opacity="100%" style:text-outline="false" style:text-line-through-style="none" style:text-line-through-type="none" style:text-position="0% 100%" style:font-name="Arial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7" style:family="text">
      <style:text-properties fo:font-variant="normal" fo:text-transform="none" fo:color="#000000" loext:opacity="100%" style:text-outline="false" style:text-line-through-style="none" style:text-line-through-type="none" style:text-position="-8% 58%" style:font-name="Arial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000000" loext:opacity="100%" style:text-outline="false" style:text-line-through-style="none" style:text-line-through-type="none" style:text-position="0% 100%" style:font-name="Arial1" fo:font-size="26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000000" loext:opacity="100%" style:text-outline="false" style:text-line-through-style="none" style:text-line-through-type="none" style:text-position="0% 100%" style:font-name="Arial3" fo:font-size="27pt" fo:letter-spacing="normal" fo:language="fi" fo:country="FI" fo:font-style="normal" fo:text-shadow="none" style:text-underline-style="none" fo:font-weight="normal" style:letter-kerning="true" fo:background-color="transparent" style:font-name-asian="Microsoft YaHei" style:font-size-asian="27pt" style:font-style-asian="normal" style:font-weight-asian="normal" style:font-name-complex="Lucida Sans" style:font-size-complex="27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000000" loext:opacity="100%" style:text-outline="false" style:text-line-through-style="none" style:text-line-through-type="none" style:text-position="0% 100%" style:font-name="Arial3" fo:font-size="27pt" fo:letter-spacing="normal" fo:language="fi" fo:country="FI" fo:font-style="italic" fo:text-shadow="none" style:text-underline-style="none" fo:font-weight="normal" style:letter-kerning="true" fo:background-color="transparent" style:font-name-asian="Microsoft YaHei" style:font-size-asian="27pt" style:font-style-asian="italic" style:font-weight-asian="normal" style:font-name-complex="Lucida Sans" style:font-size-complex="27pt" style:font-style-complex="italic" style:font-weight-complex="normal" style:text-emphasize="none" style:font-relief="none" style:text-overline-style="none" style:text-overline-color="font-color"/>
    </style:style>
    <style:style style:name="T71" style:family="text">
      <style:text-properties fo:font-variant="normal" fo:text-transform="none" fo:color="#000000" loext:opacity="100%" style:text-outline="false" style:text-line-through-style="none" style:text-line-through-type="none" style:text-position="-8% 58%" style:font-name="Arial3" fo:font-size="27pt" fo:letter-spacing="normal" fo:language="fi" fo:country="FI" fo:font-style="italic" fo:text-shadow="none" style:text-underline-style="none" fo:font-weight="normal" style:letter-kerning="true" fo:background-color="transparent" style:font-name-asian="Microsoft YaHei" style:font-size-asian="27pt" style:font-style-asian="italic" style:font-weight-asian="normal" style:font-name-complex="Lucida Sans" style:font-size-complex="27pt" style:font-style-complex="italic" style:font-weight-complex="normal" style:text-emphasize="none" style:font-relief="none" style:text-overline-style="none" style:text-overline-color="font-color"/>
    </style:style>
    <style:style style:name="T72" style:family="text">
      <style:text-properties fo:font-variant="normal" fo:text-transform="none" fo:color="#000000" loext:opacity="100%" style:text-outline="false" style:text-line-through-style="none" style:text-line-through-type="none" style:text-position="-8% 58%" style:font-name="Arial3" fo:font-size="27pt" fo:letter-spacing="normal" fo:language="fi" fo:country="FI" fo:font-style="normal" fo:text-shadow="none" style:text-underline-style="none" fo:font-weight="normal" style:letter-kerning="true" fo:background-color="transparent" style:font-name-asian="Microsoft YaHei" style:font-size-asian="27pt" style:font-style-asian="normal" style:font-weight-asian="normal" style:font-name-complex="Lucida Sans" style:font-size-complex="27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outline="false" style:text-line-through-style="none" style:text-line-through-type="none" style:text-position="0% 100%" style:font-name="Arial3" fo:font-size="12pt" fo:letter-spacing="normal" fo:language="fi" fo:country="FI" fo:font-style="normal" fo:text-shadow="none" style:text-underline-style="none" fo:font-weight="normal" style:letter-kerning="true" fo:background-color="transparent"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000000" loext:opacity="100%" style:text-outline="false" style:text-line-through-style="none" style:text-line-through-type="none" style:text-position="-8% 58%" style:font-name="Arial1" fo:font-size="32pt" fo:font-style="normal" fo:text-shadow="none" style:text-underline-style="none" fo:font-weight="normal" style:letter-kerning="true" fo:background-color="#ffffff"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000000" loext:opacity="100%" style:text-outline="false" style:text-line-through-style="none" style:text-line-through-type="none" style:text-position="0% 100%" style:font-name="Arial1" fo:font-size="32pt" fo:font-style="normal" fo:text-shadow="none" style:text-underline-style="none" fo:font-weight="normal" style:letter-kerning="true" fo:background-color="#ffffff"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7" style:family="text">
      <style:text-properties fo:font-size="21.7999992370605pt" fo:font-weight="bold" style:font-weight-asian="bold" style:font-weight-complex="bold"/>
    </style:style>
    <style:style style:name="T78" style:family="text">
      <style:text-properties style:text-position="-8% 58%" fo:font-size="21.7999992370605pt" fo:font-weight="bold" style:font-weight-asian="bold" style:font-weight-complex="bold"/>
    </style:style>
    <style:style style:name="T79" style:family="text">
      <style:text-properties fo:font-size="24pt" fo:font-weight="bold" style:font-size-asian="24pt" style:font-weight-asian="bold" style:font-size-complex="24pt" style:font-weight-complex="bold"/>
    </style:style>
    <style:style style:name="T80" style:family="text">
      <style:text-properties fo:font-size="24pt" fo:font-style="italic" style:text-underline-style="none" fo:font-weight="bold" style:font-size-asian="24pt" style:font-style-asian="italic" style:font-weight-asian="bold" style:font-size-complex="24pt" style:font-style-complex="italic" style:font-weight-complex="bold"/>
    </style:style>
    <style:style style:name="T81" style:family="text">
      <style:text-properties fo:font-size="24pt" fo:font-style="italic" fo:font-weight="bold" style:font-size-asian="24pt" style:font-style-asian="italic" style:font-weight-asian="bold" style:font-size-complex="24pt" style:font-style-complex="italic" style:font-weight-complex="bold"/>
    </style:style>
    <style:style style:name="T82" style:family="text">
      <style:text-properties style:font-name="Liberation Sans2" fo:font-size="24pt" fo:font-style="normal" fo:font-weight="bold" style:font-size-asian="24pt" style:font-style-asian="normal" style:font-weight-asian="bold" style:font-size-complex="24pt" style:font-style-complex="normal" style:font-weight-complex="bold"/>
    </style:style>
    <style:style style:name="T83" style:family="text">
      <style:text-properties style:use-window-font-color="true" loext:opacity="0%" style:font-name="Liberation Sans2" fo:font-size="26pt" fo:font-style="italic" fo:font-weight="bold" style:letter-kerning="true" style:font-name-asian="Microsoft YaHei" style:font-size-asian="26pt" style:font-style-asian="italic" style:font-weight-asian="bold" style:font-name-complex="Lucida Sans" style:font-size-complex="26pt" style:font-style-complex="italic" style:font-weight-complex="bold"/>
    </style:style>
    <style:style style:name="T84" style:family="text">
      <style:text-properties fo:font-variant="normal" fo:text-transform="none" style:use-window-font-color="true" loext:opacity="0%" style:text-outline="false" style:text-line-through-style="none" style:text-line-through-type="none" style:font-name="Liberation Sans2" fo:font-size="26pt" fo:font-style="italic" fo:text-shadow="none" style:text-underline-style="none" fo:font-weight="bold" style:letter-kerning="true" style:font-name-asian="Microsoft YaHei" style:font-size-asian="26pt" style:font-style-asian="italic" style:font-weight-asian="bold" style:font-name-complex="Lucida Sans" style:font-size-complex="26pt" style:font-style-complex="italic" style:font-weight-complex="bold" style:text-emphasize="none" style:font-relief="none" style:text-overline-style="none" style:text-overline-color="font-color"/>
    </style:style>
    <style:style style:name="T85" style:family="text">
      <style:text-properties fo:color="#000000" loext:opacity="100%" fo:font-size="23pt" style:font-size-asian="23pt" style:font-size-complex="23pt"/>
    </style:style>
    <style:style style:name="T86" style:family="text">
      <style:text-properties fo:color="#000000" loext:opacity="100%" fo:font-size="23pt" fo:font-style="italic" style:font-size-asian="23pt" style:font-style-asian="italic" style:font-size-complex="23pt" style:font-style-complex="italic"/>
    </style:style>
    <style:style style:name="T87" style:family="text">
      <style:text-properties fo:font-variant="normal" fo:text-transform="none" fo:color="#000000" loext:opacity="100%" style:text-outline="false" style:text-line-through-style="none" style:text-line-through-type="none" style:font-name="Liberation Sans2" fo:font-size="23pt" fo:font-style="italic" fo:text-shadow="none" style:text-underline-style="none" fo:font-weight="normal" style:letter-kerning="true" style:font-name-asian="Microsoft YaHei" style:font-size-asian="23pt" style:font-style-asian="italic" style:font-weight-asian="normal" style:font-name-complex="Lucida Sans" style:font-size-complex="23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000000" loext:opacity="100%" style:text-outline="false" style:text-line-through-style="none" style:text-line-through-type="none" style:font-name="Liberation Sans" fo:font-size="23pt" fo:font-style="italic" fo:text-shadow="none" style:text-underline-style="none" fo:font-weight="normal" style:letter-kerning="true" style:font-name-asian="Microsoft YaHei" style:font-size-asian="23pt" style:font-style-asian="italic" style:font-weight-asian="normal" style:font-name-complex="Lucida Sans" style:font-size-complex="23pt" style:font-style-complex="italic" style:font-weight-complex="normal" style:text-emphasize="none" style:font-relief="none" style:text-overline-style="none" style:text-overline-color="font-color"/>
    </style:style>
    <style:style style:name="T89" style:family="text">
      <style:text-properties fo:color="#000000" loext:opacity="100%" style:font-name="Liberation Sans2" fo:font-size="23pt" fo:font-style="italic" style:font-size-asian="23pt" style:font-style-asian="italic" style:font-size-complex="23pt" style:font-style-complex="italic"/>
    </style:style>
    <style:style style:name="T90" style:family="text">
      <style:text-properties style:use-window-font-color="true" loext:opacity="0%" style:font-name="Liberation Sans" fo:font-size="23pt" style:letter-kerning="true" style:font-name-asian="Microsoft YaHei" style:font-size-asian="23pt" style:font-name-complex="Lucida Sans" style:font-size-complex="23pt"/>
    </style:style>
    <style:style style:name="T91" style:family="text">
      <style:text-properties fo:color="#000000" loext:opacity="100%" fo:font-size="23pt" fo:font-style="normal" style:font-size-asian="23pt" style:font-style-asian="normal" style:font-size-complex="23pt" style:font-style-complex="normal"/>
    </style:style>
    <style:style style:name="T92" style:family="text">
      <style:text-properties fo:font-size="23pt" style:font-size-asian="23pt" style:font-size-complex="23pt"/>
    </style:style>
    <style:style style:name="T93" style:family="text">
      <style:text-properties style:font-name="Liberation Sans2" fo:font-size="23pt" style:font-size-asian="23pt" style:font-size-complex="23pt"/>
    </style:style>
    <style:style style:name="T94" style:family="text">
      <style:text-properties style:use-window-font-color="true" loext:opacity="0%" style:font-name="Liberation Sans" fo:font-size="23pt" fo:font-style="italic" style:letter-kerning="true" style:font-name-asian="Microsoft YaHei" style:font-size-asian="23pt" style:font-style-asian="italic" style:font-name-complex="Lucida Sans" style:font-size-complex="23pt" style:font-style-complex="italic"/>
    </style:style>
    <style:style style:name="T95" style:family="text">
      <style:text-properties fo:font-size="23pt" fo:font-style="italic" style:font-size-asian="23pt" style:font-style-asian="italic" style:font-size-complex="23pt" style:font-style-complex="italic"/>
    </style:style>
    <style:style style:name="T96" style:family="text">
      <style:text-properties fo:color="#000000" loext:opacity="100%" style:font-name="Liberation Sans2" fo:font-size="23pt" style:font-size-asian="23pt" style:font-size-complex="23pt"/>
    </style:style>
    <style:style style:name="T97" style:family="text">
      <style:text-properties fo:font-variant="normal" fo:text-transform="none" fo:color="#000000" loext:opacity="100%" style:text-outline="false" style:text-line-through-style="none" style:text-line-through-type="none" style:text-position="0% 100%" style:font-name="Arial3" fo:font-size="30pt" fo:letter-spacing="normal" fo:language="fi" fo:country="FI"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loext:opacity="100%" style:text-outline="false" style:text-line-through-style="none" style:text-line-through-type="none" style:text-position="0% 100%" style:font-name="Arial3" fo:font-size="30pt" fo:letter-spacing="normal" fo:language="fi" fo:country="FI" fo:font-style="italic" fo:text-shadow="none" style:text-underline-style="none" fo:font-weight="normal" style:letter-kerning="true" fo:background-color="transparent" style:font-name-asian="Microsoft YaHei" style:font-size-asian="30pt" style:font-style-asian="italic" style:font-weight-asian="normal" style:font-name-complex="Lucida Sans" style:font-size-complex="30pt" style:font-style-complex="italic" style:font-weight-complex="normal" style:text-emphasize="none" style:font-relief="none" style:text-overline-style="none" style:text-overline-color="font-color"/>
    </style:style>
    <style:style style:name="T99" style:family="text">
      <style:text-properties style:font-name="Liberation Sans2" fo:font-size="30pt" fo:font-style="normal" style:font-size-asian="30pt" style:font-style-asian="normal" style:font-size-complex="30pt" style:font-style-complex="normal"/>
    </style:style>
    <style:style style:name="T100" style:family="text">
      <style:text-properties fo:font-size="30pt" style:font-size-asian="30pt" style:font-size-complex="30pt"/>
    </style:style>
    <style:style style:name="T101" style:family="text">
      <style:text-properties fo:font-size="30pt" fo:font-style="normal" style:font-size-asian="30pt" style:font-style-asian="normal" style:font-size-complex="30pt" style:font-style-complex="normal"/>
    </style:style>
    <style:style style:name="T102" style:family="text">
      <style:text-properties fo:font-size="30pt" fo:font-style="italic" style:font-size-asian="30pt" style:font-style-asian="italic" style:font-size-complex="30pt" style:font-style-complex="italic"/>
    </style:style>
    <style:style style:name="T103" style:family="text">
      <style:text-properties fo:font-size="30pt" fo:font-style="italic" style:text-underline-style="none" style:font-size-asian="30pt" style:font-style-asian="italic" style:font-size-complex="30pt" style:font-style-complex="italic"/>
    </style:style>
    <style:style style:name="T104" style:family="text">
      <style:text-properties fo:font-style="normal" style:font-style-asian="normal" style:font-style-complex="normal"/>
    </style:style>
    <style:style style:name="T105" style:family="text">
      <style:text-properties fo:font-size="24pt" fo:font-style="normal" style:font-size-asian="24pt" style:font-style-asian="normal" style:font-size-complex="24pt" style:font-style-complex="normal"/>
    </style:style>
    <style:style style:name="T106" style:family="text">
      <style:text-properties fo:font-size="30pt" fo:font-style="italic" style:text-underline-style="solid" style:text-underline-width="auto" style:text-underline-color="font-color" style:font-size-asian="30pt" style:font-style-asian="italic" style:font-size-complex="30pt" style:font-style-complex="italic"/>
    </style:style>
    <style:style style:name="T107"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text-shadow="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108"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text-shadow="none" style:text-underline-style="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109" style:family="text">
      <style:text-properties fo:font-variant="normal" fo:text-transform="none" fo:color="#000000" loext:opacity="100%" style:text-outline="false" style:text-line-through-style="none" style:text-line-through-type="none" style:text-position="0% 100%" style:font-name="Arial3" fo:font-size="22pt" fo:letter-spacing="normal" fo:language="fi" fo:country="FI"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10" style:family="text">
      <style:text-properties fo:font-size="22pt" style:font-size-asian="22pt" style:font-size-complex="22pt"/>
    </style:style>
    <style:style style:name="T111" style:family="text">
      <style:text-properties fo:font-size="26pt" fo:font-style="italic" style:font-size-asian="26pt" style:font-style-asian="italic" style:font-size-complex="26pt" style:font-style-complex="italic"/>
    </style:style>
    <style:style style:name="T112" style:family="text">
      <style:text-properties fo:font-size="26pt" fo:font-style="italic" style:text-underline-style="solid" style:text-underline-width="auto" style:text-underline-color="font-color" style:font-size-asian="26pt" style:font-style-asian="italic" style:font-size-complex="26pt" style:font-style-complex="italic"/>
    </style:style>
    <style:style style:name="T113"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font-style="italic" fo:text-shadow="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14" style:family="text">
      <style:text-properties fo:font-size="26pt" fo:font-style="normal" style:font-size-asian="26pt" style:font-style-asian="normal" style:font-size-complex="26pt" style:font-style-complex="normal"/>
    </style:style>
    <style:style style:name="T115" style:family="text">
      <style:text-properties fo:font-size="22pt" fo:font-style="normal" style:font-size-asian="22pt" style:font-style-asian="normal" style:font-size-complex="22pt" style:font-style-complex="normal"/>
    </style:style>
    <style:style style:name="T116" style:family="text">
      <style:text-properties fo:font-size="26pt" fo:font-style="italic" style:text-underline-style="dash" style:text-underline-width="auto" style:text-underline-color="font-color" style:font-size-asian="26pt" style:font-style-asian="italic" style:font-size-complex="26pt" style:font-style-complex="italic"/>
    </style:style>
    <style:style style:name="T117" style:family="text">
      <style:text-properties fo:font-variant="normal" fo:text-transform="none" fo:color="#000000" loext:opacity="100%" style:text-outline="false" style:text-line-through-style="none" style:text-line-through-type="none" style:text-position="-8% 58%" style:font-name="Arial3" fo:font-size="30pt" fo:letter-spacing="normal" fo:language="fi" fo:country="FI"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000000" loext:opacity="100%" style:text-outline="false" style:text-line-through-style="none" style:text-line-through-type="none" style:font-name="Arial3"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19" style:family="text">
      <style:text-properties fo:font-variant="normal" fo:text-transform="none" fo:color="#000000" loext:opacity="100%" style:text-outline="false" style:text-line-through-style="none" style:text-line-through-type="none" style:font-name="Arial3" fo:font-size="26pt" fo:letter-spacing="normal" fo:language="fi" fo:country="FI" fo:text-shadow="none" style:text-underline-style="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120" style:family="text">
      <style:text-properties fo:font-variant="normal" fo:text-transform="none" fo:color="#000000" loext:opacity="100%" style:text-outline="false" style:text-line-through-style="none" style:text-line-through-type="none" style:font-name="Arial3"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1" style:family="text">
      <style:text-properties fo:font-variant="normal" fo:text-transform="none" fo:color="#000000" loext:opacity="100%" style:text-outline="false" style:text-line-through-style="none" style:text-line-through-type="none" style:text-position="-8% 58%" style:font-name="Arial3" fo:font-size="26pt" fo:letter-spacing="normal" fo:language="fi" fo:country="FI" fo:text-shadow="none" style:text-underline-style="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122" style:family="text">
      <style:text-properties fo:font-variant="normal" fo:text-transform="none" fo:color="#000000" loext:opacity="100%" style:text-outline="false" style:text-line-through-style="none" style:text-line-through-type="none" style:text-position="0% 100%" style:font-name="Arial3" fo:font-size="24pt" fo:letter-spacing="normal" fo:language="fi" fo:country="FI" fo:font-style="italic" fo:text-shadow="none" style:text-underline-style="none" fo:font-weight="normal" style:letter-kerning="true" fo:background-color="transparent" style:font-name-asian="Microsoft YaHei" style:font-size-asian="24pt" style:font-style-asian="italic" style:font-weight-asian="normal" style:font-name-complex="Lucida Sans" style:font-size-complex="24pt" style:font-style-complex="italic" style:font-weight-complex="normal" style:text-emphasize="none" style:font-relief="none" style:text-overline-style="none" style:text-overline-color="font-color"/>
    </style:style>
    <style:style style:name="T123" style:family="text">
      <style:text-properties fo:font-size="24pt" fo:font-style="italic" style:text-underline-style="solid" style:text-underline-width="auto" style:text-underline-color="font-color" style:font-size-asian="24pt" style:font-style-asian="italic" style:font-size-complex="24pt" style:font-style-complex="italic"/>
    </style:style>
    <style:style style:name="T124" style:family="text">
      <style:text-properties fo:font-size="26pt" fo:font-style="italic" style:text-underline-style="none" style:font-size-asian="26pt" style:font-style-asian="italic" style:font-size-complex="26pt" style:font-style-complex="italic"/>
    </style:style>
    <style:style style:name="T125" style:family="text">
      <style:text-properties style:text-position="-8% 58%" fo:font-size="44pt"/>
    </style:style>
    <style:style style:name="T126" style:family="text">
      <style:text-properties fo:font-variant="normal" fo:text-transform="none" fo:color="#000000" loext:opacity="100%" style:text-outline="false" style:text-line-through-style="none" style:text-line-through-type="none" style:font-name="Arial3" fo:font-size="44pt" fo:letter-spacing="normal" fo:language="fi" fo:country="FI"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127" style:family="text">
      <style:text-properties fo:font-variant="normal" fo:text-transform="none" fo:color="#000000" loext:opacity="100%" style:text-outline="false" style:text-line-through-style="none" style:text-line-through-type="none" style:text-position="-8% 58%" style:font-name="Arial3" fo:font-size="44pt" fo:letter-spacing="normal" fo:language="fi" fo:country="FI"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128" style:family="text">
      <style:text-properties fo:color="#224b12" loext:opacity="100%" style:text-position="0% 100%" fo:font-size="44pt" style:font-size-asian="44pt" style:font-size-complex="44pt"/>
    </style:style>
    <style:style style:name="T129" style:family="text">
      <style:text-properties style:text-position="0% 100%" fo:font-size="44pt" style:font-size-asian="44pt" style:font-size-complex="44pt"/>
    </style:style>
    <style:style style:name="T130" style:family="text">
      <style:text-properties style:text-position="-8% 58%" fo:font-size="44pt" style:font-size-asian="44pt" style:font-size-complex="44pt"/>
    </style:style>
    <style:style style:name="T131" style:family="text">
      <style:text-properties fo:font-variant="normal" fo:text-transform="none" fo:color="#00a933" loext:opacity="10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2"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34" style:family="text">
      <style:text-properties fo:font-variant="normal" fo:text-transform="none" fo:color="#ffbf00" loext:opacity="10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5" style:family="text">
      <style:text-properties fo:font-variant="normal" fo:text-transform="none" fo:color="#ff0000" loext:opacity="10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37" style:family="text">
      <style:text-properties fo:font-variant="normal" fo:text-transform="none" fo:color="#999999" loext:opacity="100%" style:text-outline="false" style:text-line-through-style="none" style:text-line-through-type="none" style:font-name="Liberation Sans"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8" style:family="text">
      <style:text-properties fo:color="#784b04" loext:opacity="100%" style:font-name="Liberation Sans" fo:font-size="22pt" style:letter-kerning="true" style:font-name-asian="Microsoft YaHei" style:font-size-asian="22pt" style:font-name-complex="Lucida Sans" style:font-size-complex="22pt"/>
    </style:style>
    <style:style style:name="T139" style:family="text">
      <style:text-properties fo:color="#784b04" loext:opacity="100%" fo:font-size="23pt" style:font-size-asian="23pt" style:font-size-complex="23pt"/>
    </style:style>
    <style:style style:name="T140" style:family="text">
      <style:text-properties fo:color="#784b04" loext:opacity="100%" fo:font-size="22pt" style:font-size-asian="22pt" style:font-size-complex="22pt"/>
    </style:style>
    <style:style style:name="T141" style:family="text">
      <style:text-properties fo:color="#224b12" loext:opacity="100%" style:font-name="Liberation Sans" fo:font-size="22pt" style:letter-kerning="true" style:font-name-asian="Microsoft YaHei" style:font-size-asian="22pt" style:font-name-complex="Lucida Sans" style:font-size-complex="22pt"/>
    </style:style>
    <style:style style:name="T142" style:family="text">
      <style:text-properties fo:color="#224b12" loext:opacity="100%" fo:font-size="23pt" style:font-size-asian="23pt" style:font-size-complex="23pt"/>
    </style:style>
    <style:style style:name="T143" style:family="text">
      <style:text-properties fo:color="#224b12" loext:opacity="100%" fo:font-size="22pt" style:font-size-asian="22pt" style:font-size-complex="22pt"/>
    </style:style>
    <style:style style:name="T144" style:family="text">
      <style:text-properties fo:color="#8d281e" loext:opacity="100%" style:font-name="Liberation Sans" fo:font-size="22pt" style:letter-kerning="true" style:font-name-asian="Microsoft YaHei" style:font-size-asian="22pt" style:font-name-complex="Lucida Sans" style:font-size-complex="22pt"/>
    </style:style>
    <style:style style:name="T145" style:family="text">
      <style:text-properties fo:color="#8d281e" loext:opacity="100%" fo:font-size="23pt" style:font-size-asian="23pt" style:font-size-complex="23pt"/>
    </style:style>
    <style:style style:name="T146" style:family="text">
      <style:text-properties fo:color="#8d281e" loext:opacity="100%" fo:font-size="22pt" style:font-size-asian="22pt" style:font-size-complex="22pt"/>
    </style:style>
    <style:style style:name="T147" style:family="text">
      <style:text-properties fo:font-variant="normal" fo:text-transform="none" fo:color="#8d281e" loext:opacity="10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48" style:family="text">
      <style:text-properties fo:font-variant="normal" fo:text-transform="none" fo:color="#8d281e" loext:opacity="100%" style:text-outline="false" style:text-line-through-style="none" style:text-line-through-type="none" style:font-name="Liberation Sans" fo:font-size="23pt" fo:font-style="normal" fo:text-shadow="none" style:text-underline-style="none" fo:font-weight="normal" style:letter-kerning="true" style:font-name-asian="Microsoft YaHei" style:font-size-asian="23pt" style:font-style-asian="normal" style:font-weight-asian="normal" style:font-name-complex="Lucida Sans" style:font-size-complex="23pt" style:font-style-complex="normal" style:font-weight-complex="normal" style:text-emphasize="none" style:font-relief="none" style:text-overline-style="none" style:text-overline-color="font-color"/>
    </style:style>
    <style:style style:name="T149" style:family="text">
      <style:text-properties fo:font-variant="normal" fo:text-transform="none" fo:color="#784b04" loext:opacity="10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50" style:family="text">
      <style:text-properties fo:font-variant="normal" fo:text-transform="none" fo:color="#784b04" loext:opacity="100%" style:text-outline="false" style:text-line-through-style="none" style:text-line-through-type="none" style:font-name="Liberation Sans" fo:font-size="23pt" fo:font-style="normal" fo:text-shadow="none" style:text-underline-style="none" fo:font-weight="normal" style:letter-kerning="true" style:font-name-asian="Microsoft YaHei" style:font-size-asian="23pt" style:font-style-asian="normal" style:font-weight-asian="normal" style:font-name-complex="Lucida Sans" style:font-size-complex="23pt" style:font-style-complex="normal" style:font-weight-complex="normal" style:text-emphasize="none" style:font-relief="none" style:text-overline-style="none" style:text-overline-color="font-color"/>
    </style:style>
    <style:style style:name="T151" style:family="text">
      <style:text-properties fo:font-variant="normal" fo:text-transform="none" fo:color="#224b12" loext:opacity="100%" style:text-outline="false" style:text-line-through-style="none" style:text-line-through-type="none" style:font-name="Liberation Sans"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52" style:family="text">
      <style:text-properties fo:font-variant="normal" fo:text-transform="none" fo:color="#224b12" loext:opacity="100%" style:text-outline="false" style:text-line-through-style="none" style:text-line-through-type="none" style:font-name="Liberation Sans" fo:font-size="23pt" fo:font-style="normal" fo:text-shadow="none" style:text-underline-style="none" fo:font-weight="normal" style:letter-kerning="true" style:font-name-asian="Microsoft YaHei" style:font-size-asian="23pt" style:font-style-asian="normal" style:font-weight-asian="normal" style:font-name-complex="Lucida Sans" style:font-size-complex="23pt" style:font-style-complex="normal" style:font-weight-complex="normal" style:text-emphasize="none" style:font-relief="none" style:text-overline-style="none" style:text-overline-color="font-color"/>
    </style:style>
    <style:style style:name="T153" style:family="text">
      <style:text-properties fo:color="#666666" loext:opacity="100%" fo:font-size="22pt" style:font-size-asian="22pt" style:font-size-complex="22pt"/>
    </style:style>
    <style:style style:name="T154" style:family="text">
      <style:text-properties fo:color="#666666" loext:opacity="100%" style:font-name="Liberation Sans" fo:font-size="22pt" style:letter-kerning="true" style:font-name-asian="Microsoft YaHei" style:font-size-asian="22pt" style:font-name-complex="Lucida Sans" style:font-size-complex="22pt"/>
    </style:style>
    <style:style style:name="T155" style:family="text">
      <style:text-properties fo:color="#666666" loext:opacity="100%" fo:font-size="23pt" style:font-size-asian="23pt" style:font-size-complex="23pt"/>
    </style:style>
    <style:style style:name="T156" style:family="text">
      <style:text-properties fo:font-variant="normal" fo:text-transform="none" fo:color="#8d281e" loext:opacity="100%" style:text-outline="false" style:text-line-through-style="none" style:text-line-through-type="none" style:font-name="Liberation Sans" fo:font-size="22pt" fo:font-style="normal" fo:text-shadow="none" style:text-underline-style="none" fo:font-weight="normal" style:letter-kerning="true" style:font-name-asian="Liberation Sans" style:font-size-asian="22pt" style:font-style-asian="normal" style:font-weight-asian="normal" style:font-name-complex="Liberation Sans" style:font-size-complex="22pt" style:font-style-complex="normal" style:font-weight-complex="normal" style:text-emphasize="none" style:font-relief="none" style:text-overline-style="none" style:text-overline-color="font-color"/>
    </style:style>
    <style:style style:name="T157" style:family="text">
      <style:text-properties fo:font-variant="normal" fo:text-transform="none" fo:color="#666666" loext:opacity="100%" style:text-outline="false" style:text-line-through-style="none" style:text-line-through-type="none" style:font-name="Liberation Sans2" fo:font-size="22pt" fo:font-style="normal" fo:text-shadow="none" style:text-underline-style="none" fo:font-weight="normal" style:letter-kerning="true" style:font-name-asian="Liberation Sans" style:font-size-asian="22pt" style:font-style-asian="normal" style:font-weight-asian="normal" style:font-name-complex="Liberation Sans" style:font-size-complex="22pt" style:font-style-complex="normal" style:font-weight-complex="normal" style:text-emphasize="none" style:font-relief="none" style:text-overline-style="none" style:text-overline-color="font-color"/>
    </style:style>
    <style:style style:name="T158" style:family="text">
      <style:text-properties fo:color="#8d281e" loext:opacity="100%" style:font-name="Bookman Old Style" fo:font-size="21pt" style:letter-kerning="true" style:font-name-asian="Microsoft YaHei" style:font-size-asian="21pt" style:font-name-complex="Lucida Sans" style:font-size-complex="21pt"/>
    </style:style>
    <style:style style:name="T159" style:family="text">
      <style:text-properties fo:color="#8d281e" loext:opacity="100%" style:font-name="Bookman Old Style" fo:font-size="20pt" style:letter-kerning="true" style:font-name-asian="Microsoft YaHei" style:font-size-asian="20pt" style:font-name-complex="Lucida Sans" style:font-size-complex="20pt"/>
    </style:style>
    <style:style style:name="T160" style:family="text">
      <style:text-properties fo:color="#8d281e" loext:opacity="100%" style:font-name="Bookman Old Style" fo:font-size="21pt" fo:font-style="normal" style:font-size-asian="21pt" style:font-style-asian="normal" style:font-size-complex="21pt" style:font-style-complex="normal"/>
    </style:style>
    <style:style style:name="T161" style:family="text">
      <style:text-properties fo:color="#8d281e" loext:opacity="100%" style:font-name="Bookman Old Style" fo:font-size="21pt" style:font-size-asian="21pt" style:font-size-complex="21pt"/>
    </style:style>
    <style:style style:name="T162" style:family="text">
      <style:text-properties fo:color="#666666" loext:opacity="100%" style:font-name="Bookman Old Style" fo:font-size="21pt" style:font-size-asian="21pt" style:font-size-complex="21pt"/>
    </style:style>
    <style:style style:name="T163" style:family="text">
      <style:text-properties fo:font-variant="normal" fo:text-transform="none" fo:color="#000000" loext:opacity="100%" style:text-outline="false" style:text-line-through-style="none" style:text-line-through-type="none" style:text-position="0% 100%" style:font-name="Arial3" fo:font-size="44pt" fo:letter-spacing="normal" fo:language="fi" fo:country="FI" fo:font-style="normal" fo:text-shadow="none" style:text-underline-style="none" fo:font-weight="normal" style:letter-kerning="true" fo:background-color="transparent" style:font-name-asian="Microsoft YaHei" style:font-size-asian="44pt" style:font-style-asian="normal" style:font-weight-asian="normal" style:font-name-complex="Lucida Sans" style:font-size-complex="44pt" style:font-style-complex="normal" style:font-weight-complex="normal" style:text-emphasize="none" style:font-relief="none" style:text-overline-style="none" style:text-overline-color="font-color"/>
    </style:style>
    <style:style style:name="T164" style:family="text">
      <style:text-properties fo:color="#000000" loext:opacity="100%" fo:font-size="32pt" fo:font-style="normal" fo:font-weight="normal" style:font-size-asian="32pt" style:font-style-asian="normal" style:font-weight-asian="normal" style:font-size-complex="32pt" style:font-style-complex="normal" style:font-weight-complex="normal"/>
    </style:style>
    <style:style style:name="T165" style:family="text">
      <style:text-properties fo:color="#000000" loext:opacity="100%" fo:font-size="26pt" fo:font-style="normal" fo:font-weight="normal" style:font-size-asian="26pt" style:font-style-asian="normal" style:font-weight-asian="normal" style:font-size-complex="26pt" style:font-style-complex="normal" style:font-weight-complex="normal"/>
    </style:style>
    <style:style style:name="T166" style:family="text">
      <style:text-properties fo:font-variant="normal" fo:text-transform="none" style:use-window-font-color="true" loext:opacity="0%" style:text-outline="false" style:text-line-through-style="none" style:text-line-through-type="none" style:text-position="-8% 58%" style:font-name="Arial1"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7" style:family="text">
      <style:text-properties fo:font-variant="normal" fo:text-transform="none" style:use-window-font-color="true" loext:opacity="0%" style:text-outline="false" style:text-line-through-style="none" style:text-line-through-type="none" style:text-position="-8% 58%" style:font-name="Arial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68" style:family="text">
      <style:text-properties fo:font-variant="normal" fo:text-transform="none" style:use-window-font-color="true" loext:opacity="0%" style:text-outline="false" style:text-line-through-style="none" style:text-line-through-type="none" style:font-name="Liberation Sans" fo:font-size="26pt"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69"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70"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71" style:family="text">
      <style:text-properties fo:font-variant="normal" fo:text-transform="none" style:use-window-font-color="true" loext:opacity="0%" style:text-outline="false" style:text-line-through-style="none" style:text-line-through-type="none" style:font-name="Liberation Sans" fo:font-size="26pt" fo:font-style="italic" fo:text-shadow="none" style:text-underline-style="solid" style:text-underline-width="auto" style:text-underline-color="font-color"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72" style:family="text">
      <style:text-properties fo:font-variant="normal" fo:text-transform="none" style:use-window-font-color="true" loext:opacity="0%" style:text-outline="false" style:text-line-through-style="none" style:text-line-through-type="none" style:font-name="Arial1"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73" style:family="text">
      <style:text-properties fo:font-variant="normal" fo:text-transform="none" style:use-window-font-color="true" loext:opacity="0%" style:text-outline="false" style:text-line-through-style="none" style:text-line-through-type="none" style:font-name="Arial1"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74" style:family="text">
      <style:text-properties fo:font-variant="normal" fo:text-transform="none" style:use-window-font-color="true" loext:opacity="0%" style:text-outline="false" style:text-line-through-style="none" style:text-line-through-type="none" style:font-name="Arial1" fo:font-size="26pt"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75" style:family="text">
      <style:text-properties fo:font-variant="normal" fo:text-transform="none" style:use-window-font-color="true" loext:opacity="0%" style:text-outline="false" style:text-line-through-style="none" style:text-line-through-type="none" style:font-name="Arial1" fo:font-size="26pt" fo:font-style="italic" fo:text-shadow="none" style:text-underline-style="solid" style:text-underline-width="auto" style:text-underline-color="font-color"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76" style:family="text">
      <style:text-properties fo:font-variant="normal" fo:text-transform="none" fo:color="#000000" loext:opacity="100%" style:text-outline="false" style:text-line-through-style="none" style:text-line-through-type="none" style:text-position="0% 100%" style:font-name="Arial3"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7" style:family="text">
      <style:text-properties fo:font-variant="normal" fo:text-transform="none" fo:color="#000000" loext:opacity="100%" style:text-outline="false" style:text-line-through-style="none" style:text-line-through-type="none" style:text-position="0% 100%" style:font-name="Arial3" fo:font-size="26pt" fo:letter-spacing="normal" fo:language="fi" fo:country="FI" fo:font-style="italic" fo:text-shadow="none" style:text-underline-style="solid" style:text-underline-width="auto" style:text-underline-color="font-color"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78" style:family="text">
      <style:text-properties fo:font-variant="normal" fo:text-transform="none" fo:color="#000000" loext:opacity="100%" style:text-outline="false" style:text-line-through-style="none" style:text-line-through-type="none" style:text-position="0% 100%" style:font-name="Arial3" fo:font-size="23pt" fo:letter-spacing="normal" fo:language="fi" fo:country="FI" fo:font-style="normal" fo:text-shadow="none" style:text-underline-style="none" fo:font-weight="normal" style:letter-kerning="true" fo:background-color="transparent" style:font-name-asian="Microsoft YaHei" style:font-size-asian="23pt" style:font-style-asian="normal" style:font-weight-asian="normal" style:font-name-complex="Lucida Sans" style:font-size-complex="23pt" style:font-style-complex="normal" style:font-weight-complex="normal" style:text-emphasize="none" style:font-relief="none" style:text-overline-style="none" style:text-overline-color="font-color"/>
    </style:style>
    <style:style style:name="T179" style:family="text">
      <style:text-properties fo:font-variant="normal" fo:text-transform="none" fo:color="#000000" loext:opacity="100%" style:text-outline="false" style:text-line-through-style="none" style:text-line-through-type="none" style:text-position="0% 100%" style:font-name="Arial3" fo:font-size="28pt" fo:letter-spacing="normal" fo:language="fi" fo:country="FI"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80" style:family="text">
      <style:text-properties fo:font-variant="normal" fo:text-transform="none" fo:color="#000000" loext:opacity="100%" style:text-outline="false" style:text-line-through-style="none" style:text-line-through-type="none" style:text-position="0% 100%" style:font-name="Arial3" fo:font-size="24pt" fo:letter-spacing="normal" fo:language="fi" fo:country="FI"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81" style:family="text">
      <style:text-properties fo:font-variant="normal" fo:text-transform="none" fo:color="#000000" loext:opacity="100%" style:text-outline="false" style:text-line-through-style="none" style:text-line-through-type="none" style:text-position="0% 100%" style:font-name="Arial3" fo:font-size="22pt" fo:letter-spacing="normal" fo:language="fi" fo:country="FI" fo:text-shadow="none" style:text-underline-style="none" fo:font-weight="normal" style:letter-kerning="true" fo:background-color="transparent" style:font-name-asian="Microsoft YaHei" style:font-size-asian="22pt" style:font-weight-asian="normal" style:font-name-complex="Lucida Sans" style:font-size-complex="22pt" style:font-weight-complex="normal" style:text-emphasize="none" style:font-relief="none" style:text-overline-style="none" style:text-overline-color="font-color"/>
    </style:style>
    <style:style style:name="T182" style:family="text">
      <style:text-properties fo:color="#8d281e" loext:opacity="100%" style:font-name="Liberation Sans2" fo:font-size="23pt" style:font-size-asian="23pt" style:font-size-complex="23pt"/>
    </style:style>
    <style:style style:name="T183" style:family="text">
      <style:text-properties fo:color="#8d281e" loext:opacity="100%" style:font-name="Liberation Sans2" fo:font-size="22pt" style:font-size-asian="22pt" style:font-size-complex="22pt"/>
    </style:style>
    <style:style style:name="T184" style:family="text">
      <style:text-properties fo:font-variant="normal" fo:text-transform="none" fo:color="#000000" loext:opacity="100%" style:text-outline="false" style:text-line-through-style="none" style:text-line-through-type="none" style:text-position="-8% 58%" style:font-name="Arial3"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85" style:family="text">
      <style:text-properties fo:font-variant="normal" fo:text-transform="none" fo:color="#000000" loext:opacity="100%" style:text-outline="false" style:text-line-through-style="none" style:text-line-through-type="none" style:text-position="-8% 58%" style:font-name="Arial3" fo:font-size="28pt" fo:letter-spacing="normal" fo:language="fi" fo:country="FI"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86" style:family="text">
      <style:text-properties fo:font-variant="normal" fo:text-transform="none" fo:color="#000000" loext:opacity="100%" style:text-outline="false" style:text-line-through-style="none" style:text-line-through-type="none" style:text-position="0% 100%" style:font-name="Arial3"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normal" style:font-name-complex="Lucida Sans" style:font-size-complex="28pt" style:font-style-complex="italic" style:font-weight-complex="normal" style:text-emphasize="none" style:font-relief="none" style:text-overline-style="none" style:text-overline-color="font-color"/>
    </style:style>
    <style:style style:name="T187" style:family="text">
      <style:text-properties fo:font-variant="normal" fo:text-transform="none" style:use-window-font-color="true" loext:opacity="0%" style:text-outline="false" style:text-line-through-style="none" style:text-line-through-type="none" style:text-position="0% 100%" style:font-name="Liberation Sans" fo:font-size="30pt" fo:letter-spacing="normal" fo:language="fi" fo:country="FI"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188" style:family="text">
      <style:text-properties fo:font-variant="normal" fo:text-transform="none" style:use-window-font-color="true" loext:opacity="0%" style:text-outline="false" style:text-line-through-style="none" style:text-line-through-type="none" style:text-position="-8% 58%" style:font-name="Liberation Sans" fo:font-size="30pt" fo:letter-spacing="normal" fo:language="fi" fo:country="FI"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189" style:family="text">
      <style:text-properties fo:font-variant="normal" fo:text-transform="none" style:use-window-font-color="true" loext:opacity="0%" style:text-outline="false" style:text-line-through-style="none" style:text-line-through-type="none" style:text-position="0% 100%" style:font-name="Liberation Sans" fo:font-size="22pt" fo:letter-spacing="normal" fo:language="fi" fo:country="FI"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90" style:family="text">
      <style:text-properties fo:font-variant="normal" fo:text-transform="none" style:use-window-font-color="true" loext:opacity="0%" style:text-outline="false" style:text-line-through-style="none" style:text-line-through-type="none" style:text-position="0% 100%" style:font-name="Liberation Sans"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191" style:family="text">
      <style:text-properties fo:font-variant="normal" fo:text-transform="none" style:use-window-font-color="true" loext:opacity="0%" style:text-outline="false" style:text-line-through-style="none" style:text-line-through-type="none" style:text-position="0% 100%" style:font-name="Liberation Sans"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92" style:family="text">
      <style:text-properties fo:font-variant="normal" fo:text-transform="none" fo:color="#000000" loext:opacity="100%" style:text-outline="false" style:text-line-through-style="none" style:text-line-through-type="none" style:font-name="Arial3" fo:font-size="32pt" fo:letter-spacing="normal" fo:language="fi" fo:country="FI"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93" style:family="text">
      <style:text-properties fo:font-variant="normal" fo:text-transform="none" fo:color="#000000" loext:opacity="100%" style:text-outline="false" style:text-line-through-style="none" style:text-line-through-type="none" style:text-position="0% 100%" style:font-name="Arial3" fo:font-size="24pt" fo:letter-spacing="normal" fo:language="fi" fo:country="FI" fo:text-shadow="none" style:text-underline-style="none" fo:font-weight="normal" style:letter-kerning="true" fo:background-color="transparent" style:font-name-asian="Microsoft YaHei" style:font-size-asian="24pt" style:font-weight-asian="normal" style:font-name-complex="Lucida Sans" style:font-size-complex="24pt" style:font-weight-complex="normal" style:text-emphasize="none" style:font-relief="none" style:text-overline-style="none" style:text-overline-color="font-color"/>
    </style:style>
    <style:style style:name="T194" style:family="text">
      <style:text-properties fo:font-variant="normal" fo:text-transform="none" fo:color="#000000" loext:opacity="100%" style:text-outline="false" style:text-line-through-style="none" style:text-line-through-type="none" style:text-position="0% 100%" style:font-name="Arial3" fo:font-size="32pt" fo:letter-spacing="normal" fo:language="fi" fo:country="FI" fo:font-style="italic" fo:text-shadow="none" style:text-underline-style="none" fo:font-weight="normal" style:letter-kerning="true" fo:background-color="transparent" style:font-name-asian="Microsoft YaHei" style:font-size-asian="32pt" style:font-style-asian="italic" style:font-weight-asian="normal" style:font-name-complex="Lucida Sans" style:font-size-complex="32pt" style:font-style-complex="italic" style:font-weight-complex="normal" style:text-emphasize="none" style:font-relief="none" style:text-overline-style="none" style:text-overline-color="font-color"/>
    </style:style>
    <style:style style:name="T195" style:family="text">
      <style:text-properties fo:font-variant="normal" fo:text-transform="none" fo:color="#000000" loext:opacity="100%" style:text-outline="false" style:text-line-through-style="none" style:text-line-through-type="none" style:font-name="Arial3"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normal" style:font-name-complex="Lucida Sans" style:font-size-complex="28pt" style:font-style-complex="italic" style:font-weight-complex="normal" style:text-emphasize="none" style:font-relief="none" style:text-overline-style="none" style:text-overline-color="font-color"/>
    </style:style>
    <style:style style:name="T196" style:family="text">
      <style:text-properties fo:font-variant="normal" fo:text-transform="none" fo:color="#000000" loext:opacity="100%" style:text-outline="false" style:text-line-through-style="none" style:text-line-through-type="none" style:font-name="Arial3" fo:font-size="22pt" fo:letter-spacing="normal" fo:language="fi" fo:country="FI"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197" style:family="text">
      <style:text-properties fo:font-variant="normal" fo:text-transform="none" fo:color="#000000" loext:opacity="100%" style:text-outline="false" style:text-line-through-style="none" style:text-line-through-type="none" style:font-name="Arial3" fo:font-size="28pt" fo:letter-spacing="normal" fo:language="fi" fo:country="FI"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98" style:family="text">
      <style:text-properties fo:font-variant="normal" fo:text-transform="none" fo:color="#000000" loext:opacity="100%" style:text-outline="false" style:text-line-through-style="none" style:text-line-through-type="none" style:font-name="Arial3" fo:font-size="14pt" fo:letter-spacing="normal" fo:language="fi" fo:country="FI" fo:font-style="normal" fo:text-shadow="none" style:text-underline-style="none" fo:font-weight="normal" style:letter-kerning="true" fo:background-color="transparent"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199" style:family="text">
      <style:text-properties fo:font-variant="normal" fo:text-transform="none" fo:color="#000000" loext:opacity="100%" style:text-outline="false" style:text-line-through-style="none" style:text-line-through-type="none" style:font-name="Arial3" fo:font-size="24pt" fo:letter-spacing="normal" fo:language="fi" fo:country="FI"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00" style:family="text">
      <style:text-properties fo:font-variant="normal" fo:text-transform="none" fo:color="#000000" loext:opacity="100%" style:text-outline="false" style:text-line-through-style="none" style:text-line-through-type="none" style:text-position="0% 100%" style:font-name="Bookman Old Style"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normal" style:font-name-complex="Lucida Sans" style:font-size-complex="28pt" style:font-style-complex="italic" style:font-weight-complex="normal" style:text-emphasize="none" style:font-relief="none" style:text-overline-style="none" style:text-overline-color="font-color"/>
    </style:style>
    <style:style style:name="T201" style:family="text">
      <style:text-properties fo:font-variant="normal" fo:text-transform="none" fo:color="#000000" loext:opacity="100%" style:text-outline="false" style:text-line-through-style="none" style:text-line-through-type="none" style:text-position="0% 100%" style:font-name="Arial3" fo:font-size="6pt" fo:letter-spacing="normal" fo:language="fi" fo:country="FI" fo:font-style="normal" fo:text-shadow="none" style:text-underline-style="none" fo:font-weight="normal" style:letter-kerning="true" fo:background-color="transparent" style:font-name-asian="Microsoft YaHei"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T202" style:family="text">
      <style:text-properties fo:font-variant="normal" fo:text-transform="none" fo:color="#000000" loext:opacity="100%" style:text-outline="false" style:text-line-through-style="none" style:text-line-through-type="none" style:text-position="0% 100%" style:font-name="Arial3" fo:font-size="32pt" fo:letter-spacing="normal" fo:language="fi" fo:country="FI" fo:text-shadow="none" style:text-underline-style="none" fo:font-weight="normal" style:letter-kerning="true" fo:background-color="transparent" style:font-name-asian="Microsoft YaHei" style:font-size-asian="32pt" style:font-weight-asian="normal" style:font-name-complex="Lucida Sans" style:font-size-complex="32pt" style:font-weight-complex="normal" style:text-emphasize="none" style:font-relief="none" style:text-overline-style="none" style:text-overline-color="font-color"/>
    </style:style>
    <style:style style:name="T203" style:family="text">
      <style:text-properties fo:font-variant="normal" fo:text-transform="none" fo:color="#000000" loext:opacity="100%" style:text-outline="false" style:text-line-through-style="none" style:text-line-through-type="none" style:text-position="0% 100%" style:font-name="Arial3" fo:font-size="18pt" fo:letter-spacing="normal" fo:language="fi" fo:country="FI" fo:text-shadow="none" style:text-underline-style="none" fo:font-weight="normal" style:letter-kerning="true" fo:background-color="transparent" style:font-name-asian="Microsoft YaHei" style:font-size-asian="18pt" style:font-weight-asian="normal" style:font-name-complex="Lucida Sans" style:font-size-complex="18pt" style:font-weight-complex="normal" style:text-emphasize="none" style:font-relief="none" style:text-overline-style="none" style:text-overline-color="font-color"/>
    </style:style>
    <style:style style:name="T204" style:family="text">
      <style:text-properties fo:font-size="28pt" fo:font-style="normal" style:font-size-asian="28pt" style:font-style-asian="normal" style:font-size-complex="28pt" style:font-style-complex="normal"/>
    </style:style>
    <style:style style:name="T205" style:family="text">
      <style:text-properties fo:font-variant="normal" fo:text-transform="none" fo:color="#000000" loext:opacity="100%" style:text-outline="false" style:text-line-through-style="none" style:text-line-through-type="none" style:text-position="0% 100%" style:font-name="Bookman Old Style" fo:font-size="26pt" fo:letter-spacing="normal" fo:language="fi" fo:country="FI" fo:font-style="italic" fo:text-shadow="none" style:text-underline-style="none" fo:font-weight="normal" style:letter-kerning="true" fo:background-color="transparent" style:font-name-asian="Microsoft YaHei" style:font-size-asian="26pt" style:font-style-asian="italic" style:font-weight-asian="normal" style:font-name-complex="Lucida Sans" style:font-size-complex="26pt" style:font-style-complex="italic" style:font-weight-complex="normal" style:text-emphasize="none" style:font-relief="none" style:text-overline-style="none" style:text-overline-color="font-color"/>
    </style:style>
    <style:style style:name="T206" style:family="text">
      <style:text-properties fo:font-variant="normal" fo:text-transform="none" fo:color="#000000" loext:opacity="100%" style:text-outline="false" style:text-line-through-style="none" style:text-line-through-type="none" style:text-position="0% 100%" style:font-name="Arial3" fo:font-size="22pt" fo:letter-spacing="normal" fo:language="fi" fo:country="FI" fo:font-style="italic" fo:text-shadow="none" style:text-underline-style="none" fo:font-weight="normal" style:letter-kerning="true" fo:background-color="transparent"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207" style:family="text">
      <style:text-properties fo:font-variant="normal" fo:text-transform="none" fo:color="#000000" loext:opacity="100%" style:text-outline="false" style:text-line-through-style="none" style:text-line-through-type="none" style:font-name="Arial3" fo:font-size="30pt" fo:letter-spacing="normal" fo:language="fi" fo:country="FI"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000000" loext:opacity="100%" style:text-outline="false" style:text-line-through-style="none" style:text-line-through-type="none" style:text-position="-8% 58%" style:font-name="Arial3" fo:font-size="26pt" fo:letter-spacing="normal" fo:language="fi" fo:country="FI"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09" style:family="text">
      <style:text-properties fo:font-variant="normal" fo:text-transform="none" fo:color="#000000" loext:opacity="100%" style:text-outline="false" style:text-line-through-style="none" style:text-line-through-type="none" style:text-position="0% 100%" style:font-name="Arial3" fo:font-size="20pt" fo:letter-spacing="normal" fo:language="fi" fo:country="FI" fo:font-style="italic" fo:text-shadow="none" style:text-underline-style="none" fo:font-weight="normal"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text-emphasize="none" style:font-relief="none" style:text-overline-style="none" style:text-overline-color="font-color"/>
    </style:style>
    <style:style style:name="T210" style:family="text">
      <style:text-properties style:text-position="0% 100%" fo:font-size="44pt" fo:font-weight="normal" style:font-size-asian="44pt" style:font-weight-asian="normal" style:font-size-complex="44pt" style:font-weight-complex="normal"/>
    </style:style>
    <style:style style:name="T211" style:family="text">
      <style:text-properties style:text-position="-8% 58%" fo:font-size="44pt" fo:font-weight="normal" style:font-size-asian="44pt" style:font-weight-asian="normal" style:font-size-complex="44pt" style:font-weight-complex="normal"/>
    </style:style>
    <style:style style:name="T212" style:family="text">
      <style:text-properties style:text-position="0% 100%" style:font-name="Arial1" fo:font-size="26pt" style:font-size-asian="26pt" style:font-size-complex="26pt"/>
    </style:style>
    <style:style style:name="T213" style:family="text">
      <style:text-properties style:text-position="-8% 58%" style:font-name="Arial1" fo:font-size="26pt" style:font-size-asian="26pt" style:font-size-complex="26pt"/>
    </style:style>
    <style:style style:name="T214" style:family="text">
      <style:text-properties style:font-name="Arial1" fo:font-size="26pt" style:font-size-asian="26pt" style:font-size-complex="26pt"/>
    </style:style>
    <style:style style:name="T215" style:family="text">
      <style:text-properties fo:font-variant="normal" fo:text-transform="none" style:use-window-font-color="true" loext:opacity="0%" style:text-outline="false" style:text-line-through-style="none" style:text-line-through-type="none" style:text-position="0% 100%" style:font-name="Arial Narrow" fo:font-size="25pt" fo:font-style="normal" fo:text-shadow="none" style:text-underline-style="none" fo:font-weight="normal" style:letter-kerning="true" style:font-name-asian="Microsoft YaHei" style:font-size-asian="25pt" style:font-style-asian="normal" style:font-weight-asian="normal" style:font-name-complex="Lucida Sans" style:font-size-complex="25pt" style:font-style-complex="normal" style:font-weight-complex="normal" style:text-emphasize="none" style:font-relief="none" style:text-overline-style="none" style:text-overline-color="font-color"/>
    </style:style>
    <style:style style:name="T216" style:family="text">
      <style:text-properties fo:font-variant="normal" fo:text-transform="none" style:use-window-font-color="true" loext:opacity="0%" style:text-outline="false" style:text-line-through-style="none" style:text-line-through-type="none" style:text-position="0% 100%" style:font-name="Arial1" fo:font-size="24pt"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17" style:family="text">
      <style:text-properties fo:font-variant="normal" fo:text-transform="none" style:use-window-font-color="true" loext:opacity="0%" style:text-outline="false" style:text-line-through-style="none" style:text-line-through-type="none" style:text-position="0% 100%" style:font-name="Arial1" fo:font-size="23pt" fo:font-style="normal" fo:text-shadow="none" style:text-underline-style="none" fo:font-weight="normal" style:letter-kerning="true" style:font-name-asian="Microsoft YaHei" style:font-size-asian="23pt" style:font-style-asian="normal" style:font-weight-asian="normal" style:font-name-complex="Lucida Sans" style:font-size-complex="23pt" style:font-style-complex="normal" style:font-weight-complex="normal" style:text-emphasize="none" style:font-relief="none" style:text-overline-style="none" style:text-overline-color="font-color"/>
    </style:style>
    <style:style style:name="T218" style:family="text">
      <style:text-properties fo:font-variant="normal" fo:text-transform="none" style:use-window-font-color="true" loext:opacity="0%" style:text-outline="false" style:text-line-through-style="none" style:text-line-through-type="none" style:text-position="-8% 58%" style:font-name="Arial1" fo:font-size="23pt" fo:font-style="normal" fo:text-shadow="none" style:text-underline-style="none" fo:font-weight="normal" style:letter-kerning="true" style:font-name-asian="Microsoft YaHei" style:font-size-asian="23pt" style:font-style-asian="normal" style:font-weight-asian="normal" style:font-name-complex="Lucida Sans" style:font-size-complex="23pt" style:font-style-complex="normal" style:font-weight-complex="normal" style:text-emphasize="none" style:font-relief="none" style:text-overline-style="none" style:text-overline-color="font-color"/>
    </style:style>
    <style:style style:name="T219" style:family="text">
      <style:text-properties style:text-position="0% 100%" style:font-name="Arial1" fo:font-size="23pt" style:font-size-asian="23pt" style:font-size-complex="23pt"/>
    </style:style>
    <style:style style:name="T220" style:family="text">
      <style:text-properties style:text-position="-8% 58%" style:font-name="Arial1" fo:font-size="23pt" style:font-size-asian="23pt" style:font-size-complex="23pt"/>
    </style:style>
    <style:style style:name="T221" style:family="text">
      <style:text-properties fo:font-variant="normal" fo:text-transform="none" style:use-window-font-color="true" loext:opacity="0%" style:text-outline="false" style:text-line-through-style="none" style:text-line-through-type="none" style:text-position="0% 100%" style:font-name="Arial1" fo:font-size="26pt" fo:font-style="normal" fo:text-shadow="none" style:text-underline-style="none" fo:font-weight="normal" style:letter-kerning="true"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2" style:family="text">
      <style:text-properties style:text-position="0% 100%" fo:font-size="32pt" fo:font-weight="normal" style:font-size-asian="32pt" style:font-weight-asian="normal" style:font-size-complex="32pt" style:font-weight-complex="normal"/>
    </style:style>
    <style:style style:name="T223" style:family="text">
      <style:text-properties fo:font-size="28pt" fo:font-weight="normal" style:font-size-asian="28pt" style:font-weight-asian="normal" style:font-size-complex="28pt" style:font-weight-complex="normal"/>
    </style:style>
    <style:style style:name="T224" style:family="text">
      <style:text-properties style:text-position="-8% 58%" fo:font-size="28pt" fo:font-weight="normal" style:font-size-asian="28pt" style:font-weight-asian="normal" style:font-size-complex="28pt" style:font-weight-complex="normal"/>
    </style:style>
    <style:style style:name="T225" style:family="text">
      <style:text-properties style:text-position="0% 100%" fo:font-size="28pt" fo:font-weight="normal" style:font-size-asian="28pt" style:font-weight-asian="normal" style:font-size-complex="28pt" style:font-weight-complex="normal"/>
    </style:style>
    <style:style style:name="T226" style:family="text">
      <style:text-properties fo:font-size="28pt" fo:font-style="italic" fo:font-weight="normal" style:font-size-asian="28pt" style:font-style-asian="italic" style:font-weight-asian="normal" style:font-size-complex="28pt" style:font-style-complex="italic" style:font-weight-complex="normal"/>
    </style:style>
    <style:style style:name="T227" style:family="text">
      <style:text-properties fo:font-size="32pt" fo:font-weight="normal" style:font-size-asian="32pt" style:font-weight-asian="normal" style:font-size-complex="32pt" style:font-weight-complex="normal"/>
    </style:style>
    <style:style style:name="T228" style:family="text">
      <style:text-properties style:text-position="-8% 58%" fo:font-size="32pt" fo:font-weight="normal" style:font-size-asian="32pt" style:font-weight-asian="normal" style:font-size-complex="32pt" style:font-weight-complex="normal"/>
    </style:style>
    <style:style style:name="T229" style:family="text">
      <style:text-properties style:text-position="0% 100%" fo:font-size="26pt" fo:font-weight="normal" style:font-size-asian="26pt" style:font-weight-asian="normal" style:font-size-complex="26pt" style:font-weight-complex="normal"/>
    </style:style>
    <style:style style:name="T230" style:family="text">
      <style:text-properties style:text-position="0% 100%" fo:font-size="26pt" fo:font-style="normal" fo:font-weight="normal" style:font-size-asian="26pt" style:font-style-asian="normal" style:font-weight-asian="normal" style:font-size-complex="26pt" style:font-style-complex="normal" style:font-weight-complex="normal"/>
    </style:style>
    <style:style style:name="T231" style:family="text">
      <style:text-properties style:text-position="0% 100%" fo:font-size="16pt" fo:font-weight="normal" style:font-size-asian="16pt" style:font-weight-asian="normal" style:font-size-complex="16pt" style:font-weight-complex="normal"/>
    </style:style>
    <style:style style:name="T232" style:family="text">
      <style:text-properties style:text-position="0% 100%" fo:font-size="18pt" fo:font-weight="normal" style:font-size-asian="18pt" style:font-weight-asian="normal" style:font-size-complex="18pt" style:font-weight-complex="normal"/>
    </style:style>
    <style:style style:name="T233" style:family="text">
      <style:text-properties fo:font-variant="normal" fo:text-transform="none" style:use-window-font-color="true" loext:opacity="0%" style:text-outline="false" style:text-line-through-style="none" style:text-line-through-type="none" style:font-name="Arial Narrow" fo:font-size="19pt" fo:font-style="italic" fo:text-shadow="none" style:text-underline-style="none" fo:font-weight="normal" style:letter-kerning="true" style:font-name-asian="Microsoft YaHei" style:font-size-asian="19pt" style:font-style-asian="italic" style:font-weight-asian="normal" style:font-name-complex="Lucida Sans" style:font-size-complex="19pt" style:font-style-complex="italic" style:font-weight-complex="normal" style:text-emphasize="none" style:font-relief="none" style:text-overline-style="none" style:text-overline-color="font-color"/>
    </style:style>
    <style:style style:name="T234" style:family="text">
      <style:text-properties fo:font-variant="normal" fo:text-transform="none" style:use-window-font-color="true" loext:opacity="0%" style:text-outline="false" style:text-line-through-style="none" style:text-line-through-type="none" style:font-name="Arial Narrow" fo:font-size="19pt" fo:font-style="normal" fo:text-shadow="none" style:text-underline-style="none" fo:font-weight="normal" style:letter-kerning="true" style:font-name-asian="Microsoft YaHei" style:font-size-asian="19pt" style:font-style-asian="normal" style:font-weight-asian="normal" style:font-name-complex="Lucida Sans" style:font-size-complex="19pt" style:font-style-complex="normal" style:font-weight-complex="normal" style:text-emphasize="none" style:font-relief="none" style:text-overline-style="none" style:text-overline-color="font-color"/>
    </style:style>
    <style:style style:name="T235" style:family="text">
      <style:text-properties style:font-name="Arial Narrow" fo:font-size="19pt" style:font-size-asian="19pt" style:font-size-complex="19pt"/>
    </style:style>
    <style:style style:name="T236" style:family="text">
      <style:text-properties style:font-name="Arial Narrow" fo:font-size="19pt" fo:font-style="italic" style:font-size-asian="19pt" style:font-style-asian="italic" style:font-size-complex="19pt" style:font-style-complex="italic"/>
    </style:style>
    <style:style style:name="T237" style:family="text">
      <style:text-properties fo:color="#000000" loext:opacity="100%" fo:font-size="24pt" fo:font-weight="bold" style:font-size-asian="24pt" style:font-weight-asian="bold" style:font-size-complex="24pt" style:font-weight-complex="bold"/>
    </style:style>
    <style:style style:name="T238" style:family="text">
      <style:text-properties fo:font-size="20pt" fo:font-weight="bold" style:font-size-asian="20pt" style:font-weight-asian="bold" style:font-size-complex="20pt" style:font-weight-complex="bold"/>
    </style:style>
    <style:style style:name="T239" style:family="text">
      <style:text-properties fo:color="#111111" loext:opacity="100%" style:font-name="Arial1" fo:font-size="24pt" fo:text-shadow="1pt 1pt" style:font-size-asian="24pt" style:font-size-complex="24pt"/>
    </style:style>
    <style:style style:name="T240" style:family="text">
      <style:text-properties fo:color="#000000" loext:opacity="100%" style:font-name="Arial1" fo:font-size="22pt" style:font-size-asian="22pt" style:font-size-complex="22pt"/>
    </style:style>
    <style:style style:name="T241" style:family="text">
      <style:text-properties fo:color="#000000" loext:opacity="100%" style:font-name="Arial1" fo:font-size="23pt" fo:font-style="italic" fo:text-shadow="none" style:font-size-asian="23pt" style:font-style-asian="italic" style:font-size-complex="23pt" style:font-style-complex="italic"/>
    </style:style>
    <style:style style:name="T242" style:family="text">
      <style:text-properties fo:color="#000000" loext:opacity="100%" style:font-name="Arial1" fo:font-size="23pt" fo:text-shadow="none" style:font-size-asian="23pt" style:font-size-complex="23pt"/>
    </style:style>
    <style:style style:name="T243" style:family="text">
      <style:text-properties fo:color="#000000" loext:opacity="100%" style:font-name="Arial1" fo:font-size="23pt" fo:font-style="italic" fo:text-shadow="none" style:text-underline-style="solid" style:text-underline-width="auto" style:text-underline-color="font-color" style:font-size-asian="23pt" style:font-style-asian="italic" style:font-size-complex="23pt" style:font-style-complex="italic"/>
    </style:style>
    <style:style style:name="T244" style:family="text">
      <style:text-properties fo:color="#ffffff" loext:opacity="100%" style:font-name="Arial1" fo:font-size="22pt" style:font-size-asian="22pt" style:font-size-complex="22pt"/>
    </style:style>
    <style:style style:name="T245" style:family="text">
      <style:text-properties fo:color="#111111" loext:opacity="100%" style:font-name="Arial1" fo:font-size="24pt" fo:font-style="normal" fo:text-shadow="1pt 1pt" style:font-size-asian="24pt" style:font-style-asian="normal" style:font-size-complex="24pt" style:font-style-complex="normal"/>
    </style:style>
    <style:style style:name="T246" style:family="text">
      <style:text-properties fo:color="#111111" loext:opacity="100%" style:font-name="Arial1" fo:font-size="24pt" fo:font-style="italic" fo:text-shadow="1pt 1pt" style:font-size-asian="24pt" style:font-style-asian="italic" style:font-size-complex="24pt" style:font-style-complex="italic"/>
    </style:style>
    <style:style style:name="T247" style:family="text">
      <style:text-properties style:font-name="Arial1" fo:font-size="23pt" fo:font-style="italic" style:font-size-asian="23pt" style:font-style-asian="italic" style:font-size-complex="23pt" style:font-style-complex="italic"/>
    </style:style>
    <style:style style:name="T248" style:family="text">
      <style:text-properties style:font-name="Arial1" fo:font-size="23pt" fo:font-style="italic" style:text-underline-style="solid" style:text-underline-width="auto" style:text-underline-color="font-color" style:font-size-asian="23pt" style:font-style-asian="italic" style:font-size-complex="23pt" style:font-style-complex="italic"/>
    </style:style>
    <style:style style:name="T249" style:family="text">
      <style:text-properties style:text-position="33% 58%" fo:font-size="24pt" fo:font-weight="bold" style:font-size-asian="24pt" style:font-weight-asian="bold" style:font-size-complex="24pt" style:font-weight-complex="bold"/>
    </style:style>
    <style:style style:name="T250" style:family="text">
      <style:text-properties fo:color="#ff0000" loext:opacity="100%" style:font-name="Arial1" fo:font-size="24pt" fo:text-shadow="1pt 1pt" style:font-size-asian="24pt" style:font-size-complex="24pt"/>
    </style:style>
    <style:style style:name="T251" style:family="text">
      <style:text-properties fo:color="#127622" loext:opacity="100%" style:font-name="Arial1" fo:font-size="24pt" fo:text-shadow="1pt 1pt" style:font-size-asian="24pt" style:font-size-complex="24pt"/>
    </style:style>
    <style:style style:name="T252" style:family="text">
      <style:text-properties fo:color="#000000" loext:opacity="100%" style:font-name="Arial1" fo:font-size="20pt" fo:font-style="italic" fo:text-shadow="none" style:font-size-asian="20pt" style:font-style-asian="italic" style:font-size-complex="20pt" style:font-style-complex="italic"/>
    </style:style>
    <style:style style:name="T253" style:family="text">
      <style:text-properties fo:font-size="22pt" fo:font-weight="bold" style:font-size-asian="22pt" style:font-weight-asian="bold" style:font-size-complex="22pt" style:font-weight-complex="bold"/>
    </style:style>
    <style:style style:name="T254" style:family="text">
      <style:text-properties fo:color="#111111" loext:opacity="100%" style:font-name="Arial1" fo:font-size="24pt" fo:letter-spacing="-0.03cm" fo:text-shadow="1pt 1pt" style:font-size-asian="24pt" style:font-size-complex="24pt"/>
    </style:style>
    <style:style style:name="T255" style:family="text">
      <style:text-properties fo:font-variant="normal" fo:text-transform="none" fo:color="#000000" loext:opacity="100%" style:text-outline="false" style:text-line-through-style="none" style:text-line-through-type="none" style:font-name="Liberation Sans" fo:font-size="23pt" fo:letter-spacing="normal" fo:font-style="italic" fo:text-shadow="none" style:text-underline-style="none" fo:font-weight="normal" style:letter-kerning="true" style:font-name-asian="Microsoft YaHei" style:font-size-asian="23pt" style:font-style-asian="italic" style:font-weight-asian="normal" style:font-name-complex="Lucida Sans" style:font-size-complex="23pt" style:font-style-complex="italic" style:font-weight-complex="normal" style:text-emphasize="none" style:font-relief="none" style:text-overline-style="none" style:text-overline-color="font-color"/>
    </style:style>
    <style:style style:name="T256" style:family="text">
      <style:text-properties fo:font-variant="normal" fo:text-transform="none" fo:color="#000000" loext:opacity="100%" style:text-outline="false" style:text-line-through-style="none" style:text-line-through-type="none" style:font-name="Liberation Sans" fo:font-size="22pt" fo:letter-spacing="normal"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257" style:family="text">
      <style:text-properties style:use-window-font-color="true" loext:opacity="0%" style:font-name="Arial1" fo:font-size="23pt" fo:font-style="italic" fo:text-shadow="1pt 1pt" style:text-underline-style="none" style:letter-kerning="true" style:font-name-asian="Arial1" style:font-size-asian="23pt" style:font-style-asian="italic" style:font-name-complex="Arial1" style:font-size-complex="23pt" style:font-style-complex="italic"/>
    </style:style>
    <style:style style:name="T258" style:family="text">
      <style:text-properties style:text-position="-8% 58%" fo:font-size="24pt" fo:font-weight="bold" style:font-size-asian="24pt" style:font-weight-asian="bold" style:font-size-complex="24pt" style:font-weight-complex="bold"/>
    </style:style>
    <style:style style:name="T259" style:family="text">
      <style:text-properties fo:font-variant="normal" fo:text-transform="none" fo:color="#111111" loext:opacity="100%" style:text-outline="false" style:text-line-through-style="none" style:text-line-through-type="none" style:font-name="Arial1" fo:font-size="24pt" fo:letter-spacing="-0.03cm" fo:text-shadow="1pt 1pt" style:text-underline-style="none" fo:font-weight="normal" style:letter-kerning="true" style:font-name-asian="Microsoft YaHei" style:font-size-asian="24pt" style:font-weight-asian="normal" style:font-name-complex="Lucida Sans" style:font-size-complex="24pt" style:font-weight-complex="normal" style:text-emphasize="none" style:font-relief="none" style:text-overline-style="none" style:text-overline-color="font-color"/>
    </style:style>
    <style:style style:name="T260" style:family="text">
      <style:text-properties fo:font-variant="normal" fo:text-transform="none" fo:color="#000000" loext:opacity="100%" style:text-outline="false" style:text-line-through-style="none" style:text-line-through-type="none" style:font-name="Arial1" fo:font-size="22pt" fo:text-shadow="none" style:text-underline-style="none" fo:font-weight="normal" style:letter-kerning="true" style:font-name-asian="Microsoft YaHei" style:font-size-asian="22pt" style:font-weight-asian="normal" style:font-name-complex="Lucida Sans" style:font-size-complex="22pt" style:font-weight-complex="normal" style:text-emphasize="none" style:font-relief="none" style:text-overline-style="none" style:text-overline-color="font-color"/>
    </style:style>
    <style:style style:name="T261" style:family="text">
      <style:text-properties fo:font-variant="normal" fo:text-transform="none" fo:color="#000000" loext:opacity="100%" style:text-outline="false" style:text-line-through-style="none" style:text-line-through-type="none" style:font-name="Arial1" fo:font-size="23pt" fo:font-style="italic" fo:text-shadow="none" style:text-underline-style="none" fo:font-weight="normal" style:letter-kerning="true" style:font-name-asian="Microsoft YaHei" style:font-size-asian="23pt" style:font-style-asian="italic" style:font-weight-asian="normal" style:font-name-complex="Lucida Sans" style:font-size-complex="23pt" style:font-style-complex="italic" style:font-weight-complex="normal" style:text-emphasize="none" style:font-relief="none" style:text-overline-style="none" style:text-overline-color="font-color"/>
    </style:style>
    <style:style style:name="T262" style:family="text">
      <style:text-properties fo:font-variant="normal" fo:text-transform="none" fo:color="#000000" loext:opacity="100%" style:text-outline="false" style:text-line-through-style="none" style:text-line-through-type="none" style:font-name="Arial1" fo:font-size="23pt" fo:text-shadow="none" style:text-underline-style="none" fo:font-weight="normal" style:letter-kerning="true" style:font-name-asian="Microsoft YaHei" style:font-size-asian="23pt" style:font-weight-asian="normal" style:font-name-complex="Lucida Sans" style:font-size-complex="23pt" style:font-weight-complex="normal" style:text-emphasize="none" style:font-relief="none" style:text-overline-style="none" style:text-overline-color="font-color"/>
    </style:style>
    <style:style style:name="T263" style:family="text">
      <style:text-properties fo:font-variant="normal" fo:text-transform="none" fo:color="#000000" loext:opacity="100%" style:text-outline="false" style:text-line-through-style="none" style:text-line-through-type="none" style:font-name="Arial1" fo:font-size="23pt" fo:font-style="italic" fo:text-shadow="none" style:text-underline-style="solid" style:text-underline-width="auto" style:text-underline-color="font-color" fo:font-weight="normal" style:letter-kerning="true" style:font-name-asian="Microsoft YaHei" style:font-size-asian="23pt" style:font-style-asian="italic" style:font-weight-asian="normal" style:font-name-complex="Lucida Sans" style:font-size-complex="23pt" style:font-style-complex="italic" style:font-weight-complex="normal" style:text-emphasize="none" style:font-relief="none" style:text-overline-style="none" style:text-overline-color="font-color"/>
    </style:style>
    <style:style style:name="T264" style:family="text">
      <style:text-properties fo:color="#000000" loext:opacity="100%" style:font-name="Arial1" fo:font-size="22pt" fo:font-style="italic" style:font-size-asian="22pt" style:font-style-asian="italic" style:font-size-complex="22pt" style:font-style-complex="italic"/>
    </style:style>
    <style:style style:name="T265" style:family="text">
      <style:text-properties fo:color="#000000" loext:opacity="100%" style:font-name="Arial1" fo:font-size="23pt" fo:font-style="italic" style:font-size-asian="23pt" style:font-style-asian="italic" style:font-size-complex="23pt" style:font-style-complex="italic"/>
    </style:style>
    <style:style style:name="T266" style:family="text">
      <style:text-properties fo:color="#000000" loext:opacity="100%" style:font-name="Arial1" fo:font-size="23pt" fo:font-style="italic" style:text-underline-style="solid" style:text-underline-width="auto" style:text-underline-color="font-color" style:font-size-asian="23pt" style:font-style-asian="italic" style:font-size-complex="23pt" style:font-style-complex="italic"/>
    </style:style>
    <style:style style:name="T267" style:family="text">
      <style:text-properties fo:color="#111111" loext:opacity="100%" style:font-name="Arial1" fo:font-size="24pt" fo:text-shadow="1pt 1pt" style:letter-kerning="true" style:font-name-asian="Microsoft YaHei" style:font-size-asian="24pt" style:font-name-complex="Lucida Sans" style:font-size-complex="24pt"/>
    </style:style>
    <style:style style:name="T268" style:family="text">
      <style:text-properties fo:color="#111111" loext:opacity="100%" style:font-name="Arial1" fo:font-size="22pt" fo:text-shadow="1pt 1pt" style:letter-kerning="true" style:font-name-asian="Microsoft YaHei" style:font-size-asian="22pt" style:font-name-complex="Lucida Sans" style:font-size-complex="22pt"/>
    </style:style>
    <style:style style:name="T269" style:family="text">
      <style:text-properties style:use-window-font-color="true" loext:opacity="0%" style:font-name="Arial1" fo:font-size="22pt" style:letter-kerning="true" style:font-name-asian="Microsoft YaHei" style:font-size-asian="22pt" style:font-name-complex="Lucida Sans" style:font-size-complex="22pt"/>
    </style:style>
    <style:style style:name="T270" style:family="text">
      <style:text-properties style:use-window-font-color="true" loext:opacity="0%" style:font-name="Arial1" fo:font-size="23pt" fo:font-style="italic" style:letter-kerning="true" style:font-name-asian="Microsoft YaHei" style:font-size-asian="23pt" style:font-style-asian="italic" style:font-name-complex="Lucida Sans" style:font-size-complex="23pt" style:font-style-complex="italic"/>
    </style:style>
    <style:style style:name="T271" style:family="text">
      <style:text-properties style:use-window-font-color="true" loext:opacity="0%" style:font-name="Arial1" fo:font-size="23pt" style:letter-kerning="true" style:font-name-asian="Microsoft YaHei" style:font-size-asian="23pt" style:font-name-complex="Lucida Sans" style:font-size-complex="23pt"/>
    </style:style>
    <style:style style:name="T272" style:family="text">
      <style:text-properties style:font-name="Arial Narrow" fo:font-size="24pt" fo:font-style="italic" style:font-size-asian="24pt" style:font-style-asian="italic" style:font-size-complex="24pt" style:font-style-complex="italic"/>
    </style:style>
    <style:style style:name="T273" style:family="text">
      <style:text-properties style:font-name="Arial1" fo:font-size="22pt" fo:font-style="italic" style:font-size-asian="22pt" style:font-style-asian="italic" style:font-size-complex="22pt" style:font-style-complex="italic"/>
    </style:style>
    <style:style style:name="T274" style:family="text">
      <style:text-properties style:text-position="0% 100%" fo:font-size="44pt" fo:font-style="italic" fo:font-weight="normal" style:font-size-asian="44pt" style:font-style-asian="italic" style:font-weight-asian="normal" style:font-size-complex="44pt" style:font-style-complex="italic" style:font-weight-complex="normal"/>
    </style:style>
    <style:style style:name="T275" style:family="text">
      <style:text-properties style:text-position="-8% 58%" fo:font-size="44pt" fo:font-style="italic" fo:font-weight="normal" style:font-size-asian="44pt" style:font-style-asian="italic" style:font-weight-asian="normal" style:font-size-complex="44pt" style:font-style-complex="italic" style:font-weight-complex="normal"/>
    </style:style>
    <style:style style:name="T276" style:family="text">
      <style:text-properties fo:font-variant="normal" fo:text-transform="none" fo:color="#000000" loext:opacity="100%" style:text-outline="false" style:text-line-through-style="none" style:text-line-through-type="none" style:text-position="0% 100%" fo:font-size="26pt" fo:letter-spacing="normal" fo:language="fi" fo:country="FI" fo:text-shadow="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277" style:family="text">
      <style:text-properties fo:font-variant="normal" fo:text-transform="none" fo:color="#000000" loext:opacity="100%" style:text-outline="false" style:text-line-through-style="none" style:text-line-through-type="none" style:text-position="0% 100%" style:font-name="Courier New" fo:font-size="26pt" fo:letter-spacing="normal" fo:language="fi" fo:country="FI" fo:text-shadow="none" fo:font-weight="normal" style:letter-kerning="true" fo:background-color="transparent" style:font-name-asian="Microsoft YaHei" style:font-size-asian="26pt" style:font-weight-asian="normal" style:font-name-complex="Lucida Sans" style:font-size-complex="26pt" style:font-weight-complex="normal" style:text-emphasize="none" style:font-relief="none" style:text-overline-style="none" style:text-overline-color="font-color"/>
    </style:style>
    <style:style style:name="T278" style:family="text">
      <style:text-properties fo:font-variant="normal" fo:text-transform="none" fo:color="#000000" loext:opacity="100%" style:text-outline="false" style:text-line-through-style="none" style:text-line-through-type="none" style:text-position="0% 100%" style:font-name="Courier New" fo:font-size="26pt" fo:letter-spacing="normal" fo:language="fi" fo:country="FI"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9" style:family="text">
      <style:text-properties fo:font-variant="normal" fo:text-transform="none" fo:color="#000000" loext:opacity="100%" style:text-outline="false" style:text-line-through-style="none" style:text-line-through-type="none" style:text-position="0% 100%" style:font-name="Courier New" fo:font-size="26pt" fo:letter-spacing="normal" fo:language="fi" fo:country="FI" fo:font-style="normal" fo:text-shadow="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80" style:family="text">
      <style:text-properties fo:font-variant="normal" fo:text-transform="none" fo:color="#000000" loext:opacity="100%" style:text-outline="false" style:text-line-through-style="none" style:text-line-through-type="none" style:text-position="0% 100%" style:font-name="Courier New" fo:font-size="16pt" fo:letter-spacing="normal" fo:language="fi" fo:country="FI" fo:font-style="normal" fo:text-shadow="none" fo:font-weight="normal"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281" style:family="text">
      <style:text-properties fo:font-variant="normal" fo:text-transform="none" fo:color="#000000" loext:opacity="100%" style:text-outline="false" style:text-line-through-style="none" style:text-line-through-type="none" style:text-position="0% 100%" style:font-name="Arial3" fo:font-size="24pt" fo:letter-spacing="normal" fo:language="fi" fo:country="FI" fo:font-style="normal" fo:text-shadow="none" style:text-underline-style="solid" style:text-underline-width="auto" style:text-underline-color="font-color"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82" style:family="text">
      <style:text-properties style:text-position="0% 100%" fo:font-size="32pt" style:font-size-asian="32pt" style:font-size-complex="32pt"/>
    </style:style>
    <style:style style:name="T283" style:family="text">
      <style:text-properties style:text-position="0% 100%" fo:font-size="26pt" style:font-size-asian="26pt" style:font-size-complex="26pt"/>
    </style:style>
    <style:style style:name="T284" style:family="text">
      <style:text-properties fo:font-variant="normal" fo:text-transform="none" fo:color="#000000" loext:opacity="100%" style:text-outline="false" style:text-line-through-style="none" style:text-line-through-type="none" style:text-position="0% 100%" style:font-name="Times New Roman2" fo:font-size="28pt" fo:letter-spacing="normal" fo:language="fi" fo:country="FI"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85" style:family="text">
      <style:text-properties fo:font-variant="normal" fo:text-transform="none" fo:color="#000000" loext:opacity="100%" style:text-outline="false" style:text-line-through-style="none" style:text-line-through-type="none" style:text-position="0% 100%" style:font-name="Times New Roman2" fo:font-size="28pt" fo:letter-spacing="normal" fo:language="fi" fo:country="FI" fo:font-style="italic" fo:text-shadow="none" style:text-underline-style="none" fo:font-weight="normal" style:letter-kerning="true" fo:background-color="transparent" style:font-name-asian="Microsoft YaHei" style:font-size-asian="28pt" style:font-style-asian="italic" style:font-weight-asian="normal" style:font-name-complex="Lucida Sans" style:font-size-complex="28pt" style:font-style-complex="italic" style:font-weight-complex="normal" style:text-emphasize="none" style:font-relief="none" style:text-overline-style="none" style:text-overline-color="font-color"/>
    </style:style>
    <style:style style:name="T286" style:family="text">
      <style:text-properties style:text-position="-8% 58%" fo:font-size="26pt" style:font-size-asian="26pt" style:font-size-complex="26pt"/>
    </style:style>
    <style:style style:name="T287" style:family="text">
      <style:text-properties style:text-position="0% 100%" fo:font-size="140.600006103516pt" fo:font-weight="normal" style:font-size-asian="140.600006103516pt" style:font-weight-asian="normal" style:font-size-complex="140.6000061035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cm" text:min-label-width="0.6cm"/>
        <style:text-properties fo:font-family="StarSymbol" style:use-window-font-color="true" fo:font-size="45%"/>
      </text:list-level-style-bullet>
      <text:list-level-style-bullet text:level="2" text:bullet-char="–">
        <style:list-level-properties text:space-before="1cm" text:min-label-width="0.4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cm" text:min-label-width="0.5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cm" text:min-label-width="0.75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5cm"/>
        <style:text-properties fo:font-family="OpenSymbol" style:font-charset="x-symbol" style:use-window-font-color="true" fo:font-size="45%"/>
      </text:list-level-style-bullet>
      <text:list-level-style-bullet text:level="2" text:bullet-char="•">
        <style:list-level-properties text:space-before="0.5cm" text:min-label-width="0.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5cm" text:min-label-width="0.6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cm" text:min-label-width="0.5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https://github.com/tkoukkar/anaraskiela/blob/master/Koukkari_Tuomas-CIFUXIII-oovdanpyehtim.pdf</presentation:footer-decl>
      <draw:page draw:name="page1" draw:style-name="dp1" draw:master-page-name="Standard" presentation:presentation-page-layout-name="AL1T0" presentation:use-footer-name="ftr1">
        <draw:frame presentation:style-name="pr1" draw:text-style-name="P1" draw:layer="layout" svg:width="30.479cm" svg:height="9.149cm" svg:x="1.591cm" svg:y="1.351cm" presentation:class="title" presentation:user-transformed="true">
          <draw:text-box>
            <text:p><text:span text:style-name="T1">Vowel Harmony</text:span><text:span text:style-name="T1"><text:line-break/></text:span><text:span text:style-name="T1">and Related Phenomena</text:span><text:span text:style-name="T1"><text:line-break/></text:span><text:span text:style-name="T1">in Inari Saami</text:span></text:p>
          </draw:text-box>
        </draw:frame>
        <draw:frame presentation:style-name="pr2" draw:text-style-name="P4" draw:layer="layout" svg:width="30.479cm" svg:height="6.8cm" svg:x="1.694cm" svg:y="13cm" presentation:class="subtitle" presentation:user-transformed="true">
          <draw:text-box>
            <text:p text:style-name="P2"><text:span text:style-name="T2">Tuomas Koukkari</text:span></text:p>
            <text:p text:style-name="P2"><text:span text:style-name="T2">Giellagas Institute, University of Oulu</text:span></text:p>
            <text:p text:style-name="P2"><text:span text:style-name="T2">Congressus XIII Internationalis Fenno-Ugristarum</text:span></text:p>
            <text:p text:style-name="P3"><text:span text:style-name="T2">Vienna, 24.08.2022</text:span></text:p>
          </draw:text-box>
        </draw:frame>
        <presentation:notes draw:style-name="dp2">
          <draw:page-thumbnail draw:style-name="gr1" draw:layer="layout" svg:width="16.932cm" svg:height="9.524cm" svg:x="1.058cm" svg:y="1.93cm" draw:page-number="1" presentation:class="page"/>
          <draw:frame presentation:style-name="pr3" draw:text-style-name="P5" draw:layer="layout" svg:width="15.239cm" svg:height="11.429cm" svg:x="1.905cm" svg:y="12.065cm" presentation:class="notes" presentation:placeholder="true">
            <draw:text-box/>
          </draw:frame>
        </presentation:notes>
      </draw:page>
      <draw:page draw:name="page2" draw:style-name="dp3" draw:master-page-name="Title_20_and_20_chart_20_1" presentation:presentation-page-layout-name="AL2T1" presentation:use-footer-name="ftr1">
        <draw:frame presentation:style-name="pr4" draw:text-style-name="P7" draw:layer="layout" svg:width="15.6cm" svg:height="3.435cm" svg:x="9.133cm" svg:y="0.8cm" presentation:class="title" presentation:user-transformed="true">
          <draw:text-box>
            <text:p text:style-name="P6"><text:span text:style-name="T3">Earlier Works</text:span></text:p>
          </draw:text-box>
        </draw:frame>
        <draw:frame presentation:style-name="pr5" draw:text-style-name="P10" draw:layer="layout" svg:width="31.5cm" svg:height="13.543cm" svg:x="1.5cm" svg:y="4.457cm" presentation:class="outline" presentation:user-transformed="true">
          <draw:text-box>
            <text:list text:style-name="L2">
              <text:list-item>
                <text:p text:style-name="P8"><text:span text:style-name="T4">Äimä 1918: IS phonetics and phonology</text:span></text:p>
              </text:list-item>
              <text:list-item>
                <text:p text:style-name="P8"><text:span text:style-name="T4">Itkonen 1939, 1971, etc.: Historical and recent development, metaphony</text:span></text:p>
              </text:list-item>
              <text:list-item>
                <text:p text:style-name="P9"><text:span text:style-name="T5">Korhonen 1981 (etc.): </text:span><text:span text:style-name="T4">Historical development</text:span></text:p>
              </text:list-item>
              <text:list-item>
                <text:p text:style-name="P9"><text:span text:style-name="T5">Sammallahti 1984, 1998 etc.: Historical and recent development, metaphony</text:span></text:p>
              </text:list-item>
              <text:list-item>
                <text:p text:style-name="P9"><text:span text:style-name="T5">Morottaja 2016: H</text:span><text:span text:style-name="T6">armony, </text:span><text:span text:style-name="T4">vowel families and types (</text:span><text:span text:style-name="T7">vookaalperruuh já -tiijpah</text:span><text:span text:style-name="T4">;</text:span><text:span text:style-name="T7"> vokaaliperheet ja -tyypit</text:span><text:span text:style-name="T4">)</text:span></text:p>
              </text:list-item>
              <text:list-item>
                <text:p text:style-name="P9"><text:span text:style-name="T5">Ibid.; Morottaja &amp; Olthuis (2022): </text:span><text:span text:style-name="T4">vowel families and types, morpho-phonological classification of words based on first-syllable vowel</text:span></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Title_20_and_20_chart_20_1" presentation:presentation-page-layout-name="AL2T1" presentation:use-footer-name="ftr1">
        <draw:frame presentation:style-name="pr7" draw:text-style-name="P11" draw:layer="layout" svg:width="30.479cm" svg:height="3.18cm" svg:x="1.693cm" svg:y="0.5cm" presentation:class="title" presentation:user-transformed="true">
          <draw:text-box>
            <text:p text:style-name="P6"><text:span text:style-name="T8">Note on Transcription</text:span></text:p>
          </draw:text-box>
        </draw:frame>
        <draw:frame draw:style-name="Standard_5f_1" draw:layer="layout" svg:width="31.491cm" svg:height="7.588cm" svg:x="1.584cm" svg:y="3.627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ext:p><text:span text:style-name="T9">IPA</text:span></text:p>
              </table:table-cell>
              <table:table-cell>
                <text:p><text:span text:style-name="T9">FUT</text:span></text:p>
              </table:table-cell>
              <table:table-cell>
                <text:p><text:span text:style-name="T9">Itkonen (e.g. 1971, 1992)</text:span></text:p>
              </table:table-cell>
              <table:table-cell table:style-name="ce2">
                <text:p text:style-name="P12"><text:span text:style-name="T9">Valtonen et al. (2022)</text:span></text:p>
              </table:table-cell>
              <table:table-cell table:style-name="ce3">
                <text:p text:style-name="P12"><text:span text:style-name="T9">Morottaja &amp; Olthuis (2022)</text:span></text:p>
              </table:table-cell>
              <table:table-cell>
                <text:p><text:span text:style-name="T9">Current standard</text:span></text:p>
              </table:table-cell>
              <table:table-cell>
                <text:p><text:span text:style-name="T9">Koukkari</text:span></text:p>
              </table:table-cell>
            </table:table-row>
            <table:table-row table:style-name="ro2">
              <table:table-cell table:style-name="ce4">
                <text:p text:style-name="P13"><text:span text:style-name="T10">ə, ɤ, ɘ, ɜ, ɐ</text:span></text:p>
              </table:table-cell>
              <table:table-cell table:style-name="ce5">
                <text:p><text:span text:style-name="T11">e̮, ɛ͔</text:span><text:span text:style-name="T12">, </text:span><text:span text:style-name="T13">ɛ̮,</text:span><text:span text:style-name="T12"> </text:span><text:span text:style-name="T14">ɒ</text:span><text:span text:style-name="T12">, </text:span><text:span text:style-name="T14">ă</text:span></text:p>
              </table:table-cell>
              <table:table-cell table:style-name="ce6">
                <text:p><text:span text:style-name="T15">æ</text:span><text:span text:style-name="T16">1</text:span><text:span text:style-name="T15">, a</text:span><text:span text:style-name="T16">2</text:span></text:p>
              </table:table-cell>
              <table:table-cell table:style-name="ce7">
                <text:p text:style-name="P12"><text:span text:style-name="T17">ə</text:span></text:p>
              </table:table-cell>
              <table:table-cell table:style-name="ce8">
                <text:p text:style-name="P14"><text:span text:style-name="T18">ɘ, â (ə)</text:span></text:p>
              </table:table-cell>
              <table:table-cell table:style-name="ce9">
                <text:p><text:span text:style-name="T17">e</text:span><text:span text:style-name="T19">1</text:span><text:span text:style-name="T17">, â</text:span><text:span text:style-name="T19">2</text:span></text:p>
              </table:table-cell>
              <table:table-cell table:style-name="ce10">
                <text:p text:style-name="P15"><text:span text:style-name="T20">ə</text:span></text:p>
              </table:table-cell>
            </table:table-row>
            <table:table-row table:style-name="ro3" table:default-cell-style-name="ce15">
              <table:table-cell table:style-name="ce11">
                <text:p><text:span text:style-name="T21">e</text:span></text:p>
              </table:table-cell>
              <table:table-cell table:style-name="ce12">
                <text:p><text:span text:style-name="T12">e</text:span></text:p>
              </table:table-cell>
              <table:table-cell table:style-name="ce13">
                <text:p><text:span text:style-name="T15">e</text:span></text:p>
              </table:table-cell>
              <table:table-cell table:style-name="ce14">
                <text:p text:style-name="P12"><text:span text:style-name="T17">e</text:span></text:p>
              </table:table-cell>
              <table:table-cell>
                <text:p><text:span text:style-name="T17">e</text:span></text:p>
              </table:table-cell>
              <table:table-cell>
                <text:p><text:span text:style-name="T17">e</text:span></text:p>
              </table:table-cell>
              <table:table-cell>
                <text:p><text:span text:style-name="T17">e</text:span></text:p>
              </table:table-cell>
            </table:table-row>
            <table:table-row table:style-name="ro3" table:default-cell-style-name="ce14">
              <table:table-cell table:style-name="ce11">
                <text:p><text:span text:style-name="T21">ɑ</text:span></text:p>
              </table:table-cell>
              <table:table-cell table:style-name="ce16">
                <text:p text:style-name="P12"><text:span text:style-name="T22">a</text:span></text:p>
              </table:table-cell>
              <table:table-cell table:style-name="ce13">
                <text:p><text:span text:style-name="T15">a</text:span></text:p>
              </table:table-cell>
              <table:table-cell>
                <text:p text:style-name="P12"><text:span text:style-name="T17">ɑ</text:span></text:p>
              </table:table-cell>
              <table:table-cell table:style-name="ce15">
                <text:p><text:span text:style-name="T17">a</text:span></text:p>
              </table:table-cell>
              <table:table-cell table:style-name="ce15">
                <text:p><text:span text:style-name="T17">a</text:span></text:p>
              </table:table-cell>
              <table:table-cell>
                <text:p text:style-name="P12"><text:span text:style-name="T17">ɑ</text:span></text:p>
              </table:table-cell>
            </table:table-row>
            <table:table-row table:style-name="ro4" table:default-cell-style-name="ce14">
              <table:table-cell>
                <text:p text:style-name="P12"><text:span text:style-name="T17">a, æ</text:span></text:p>
              </table:table-cell>
              <table:table-cell table:style-name="ce16">
                <text:p text:style-name="P12"><text:span text:style-name="T22">ȧ, ä</text:span></text:p>
              </table:table-cell>
              <table:table-cell table:style-name="ce17">
                <text:p text:style-name="P12"><text:span text:style-name="T23">ȧ, ä</text:span></text:p>
              </table:table-cell>
              <table:table-cell>
                <text:p text:style-name="P12"><text:span text:style-name="T17">æ</text:span></text:p>
              </table:table-cell>
              <table:table-cell table:style-name="ce18">
                <text:p text:style-name="P12"><text:span text:style-name="T24">á, ä</text:span></text:p>
              </table:table-cell>
              <table:table-cell table:style-name="ce15">
                <text:p><text:span text:style-name="T17">á, ä</text:span></text:p>
              </table:table-cell>
              <table:table-cell>
                <text:p text:style-name="P12"><text:span text:style-name="T25">a</text:span><text:span text:style-name="T26"> &gt; </text:span><text:span text:style-name="T27">æ</text:span></text:p>
              </table:table-cell>
            </table:table-row>
          </table:table>
          <draw:image xlink:href="Pictures/TablePreview1.svm" xlink:type="simple" xlink:show="embed" xlink:actuate="onLoad"/>
        </draw:frame>
        <draw:frame presentation:style-name="pr5" draw:text-style-name="P2" draw:layer="layout" svg:width="32.5cm" svg:height="7.283cm" svg:x="1.2cm" svg:y="11.5cm" presentation:class="outline" presentation:user-transformed="true">
          <draw:text-box>
            <text:list text:style-name="L2">
              <text:list-item>
                <text:p><text:span text:style-name="T28">In this presentation:</text:span></text:p>
                <text:list>
                  <text:list-item>
                    <text:p text:style-name="P16"><text:span text:style-name="T29">Example words in (standard) orthography.</text:span></text:p>
                  </text:list-item>
                  <text:list-item>
                    <text:p text:style-name="P17"><text:span text:style-name="T30">Phonemic transcriptions in the same IPA-based system as used by</text:span><text:span text:style-name="T31"> Valtonen, Aikio &amp; Ylikoski</text:span><text:span text:style-name="T32"> in the Oxford Guide to the Uralic Languages</text:span><text:span text:style-name="T33">.</text:span></text:p>
                  </text:list-item>
                  <text:list-item>
                    <text:p text:style-name="P17"><text:span text:style-name="T32">Historical reconstructions in the established FUT.</text:span></text:p>
                  </text:list-item>
                </text:list>
              </text:list-item>
            </text:list>
          </draw:text-box>
        </draw:frame>
        <draw:frame draw:style-name="gr2" draw:text-style-name="P18" draw:layer="layout" svg:width="8.5cm" svg:height="1.825cm" svg:x="25.567cm" svg:y="11.199cm">
          <draw:text-box>
            <text:p><text:span text:style-name="T34">1) First syllable</text:span><text:span text:style-name="T34"><text:line-break/></text:span><text:span text:style-name="T34">2) Non-initial syllables</text:span></text:p>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Title_20_and_20_chart_20_1" presentation:presentation-page-layout-name="AL2T1" presentation:use-footer-name="ftr1">
        <draw:frame presentation:style-name="pr4" draw:text-style-name="P7" draw:layer="layout" svg:width="15.658cm" svg:height="3.435cm" svg:x="9.104cm" svg:y="0.8cm" presentation:class="title" presentation:user-transformed="true">
          <draw:text-box>
            <text:p text:style-name="P6"><text:span text:style-name="T3">Vowel Phonemes</text:span></text:p>
          </draw:text-box>
        </draw:frame>
        <draw:frame draw:style-name="Standard_5f_1" draw:layer="layout" svg:width="6.255cm" svg:height="4.081cm" svg:x="1.744cm" svg:y="5.55cm" presentation:class="table" presentation:user-transformed="true">
          <table:table table:template-name="default" table:use-banding-rows-styles="true">
            <table:table-column table:style-name="co8"/>
            <table:table-column table:style-name="co9"/>
            <table:table-column table:style-name="co10"/>
            <table:table-column table:style-name="co11"/>
            <table:table-row table:style-name="ro5">
              <table:table-cell table:style-name="ce19">
                <text:p text:style-name="P19"><text:span text:style-name="T33">i</text:span></text:p>
              </table:table-cell>
              <table:table-cell table:style-name="ce20" table:number-columns-spanned="2">
                <text:p text:style-name="P20"><text:span text:style-name="T35">(y)</text:span></text:p>
              </table:table-cell>
              <table:covered-table-cell table:style-name="ce21"/>
              <table:table-cell table:style-name="ce22">
                <text:p text:style-name="P21"><text:span text:style-name="T33">u</text:span></text:p>
              </table:table-cell>
            </table:table-row>
            <table:table-row table:style-name="ro6" table:default-cell-style-name="ce23">
              <table:table-cell table:number-columns-spanned="2">
                <text:p text:style-name="P6"><text:span text:style-name="T33"><text:s/></text:span><text:span text:style-name="T33">e, (ø)</text:span></text:p>
              </table:table-cell>
              <table:covered-table-cell table:style-name="ce24"/>
              <table:table-cell>
                <text:p text:style-name="P6"><text:span text:style-name="T33">ə</text:span></text:p>
              </table:table-cell>
              <table:table-cell>
                <text:p text:style-name="P6"><text:span text:style-name="T33">o</text:span></text:p>
              </table:table-cell>
            </table:table-row>
            <table:table-row table:style-name="ro7" table:default-cell-style-name="ce23">
              <table:table-cell table:number-columns-spanned="2">
                <text:p text:style-name="P6"><text:span text:style-name="T33"><text:s/></text:span><text:span text:style-name="T33">æ</text:span></text:p>
              </table:table-cell>
              <table:covered-table-cell table:style-name="ce24"/>
              <table:table-cell/>
              <table:table-cell table:style-name="ce19">
                <text:p text:style-name="P19"><text:span text:style-name="T33">ɑ</text:span></text:p>
              </table:table-cell>
            </table:table-row>
          </table:table>
          <draw:image xlink:href="Pictures/TablePreview2.svm" xlink:type="simple" xlink:show="embed" xlink:actuate="onLoad"/>
        </draw:frame>
        <draw:frame presentation:style-name="pr5" draw:text-style-name="P2" draw:layer="layout" svg:width="23.956cm" svg:height="15.119cm" svg:x="9.243cm" svg:y="4.032cm" presentation:class="outline" presentation:user-transformed="true">
          <draw:text-box>
            <text:list text:style-name="L2">
              <text:list-item>
                <text:p><text:span text:style-name="T36">Rounded front vowels only occur as independent phonemes in loanwords.</text:span></text:p>
              </text:list-item>
              <text:list-item>
                <text:p text:style-name="P8"><text:span text:style-name="T4">Status of </text:span><text:span text:style-name="T37">ə</text:span><text:span text:style-name="T38"> is complicated.</text:span></text:p>
              </text:list-item>
              <text:list-item>
                <text:p text:style-name="P8"><text:span text:style-name="T38">Vowel length:</text:span></text:p>
                <text:list>
                  <text:list-item>
                    <text:p text:style-name="P22"><text:span text:style-name="T39">Usually considered phonemic; 2-3 degrees for </text:span><text:span text:style-name="T40">monophthongs, 2 for diphthongs.</text:span></text:p>
                  </text:list-item>
                  <text:list-item>
                    <text:p text:style-name="P23"><text:span text:style-name="T40">Standard orthography indicates long monophthongs with double letter (&lt;aa&gt; = /ɑː/); length otherwise not shown.</text:span></text:p>
                  </text:list-item>
                  <text:list-item>
                    <text:p text:style-name="P23"><text:span text:style-name="T40">Length in 1</text:span><text:span text:style-name="T41">st</text:span><text:span text:style-name="T40"> syllable varies independently of quality, and can thus be ignored in this presentation (mainly short vowels used, but same rules for long ones).</text:span></text:p>
                  </text:list-item>
                </text:list>
              </text:list-item>
            </text:list>
          </draw:text-box>
        </draw:frame>
        <draw:frame draw:style-name="Standard_5f_1" draw:layer="layout" svg:width="5.759cm" svg:height="2.74cm" svg:x="1.798cm" svg:y="11.882cm">
          <table:table table:template-name="default" table:use-banding-rows-styles="true">
            <table:table-column table:style-name="co12"/>
            <table:table-column table:style-name="co13"/>
            <table:table-column table:style-name="co14"/>
            <table:table-row table:style-name="ro8" table:default-cell-style-name="ce25">
              <table:table-cell>
                <text:p text:style-name="P6"><text:span text:style-name="T33">ie</text:span></text:p>
              </table:table-cell>
              <table:table-cell>
                <text:p text:style-name="P6"><text:span text:style-name="T33">ye</text:span></text:p>
              </table:table-cell>
              <table:table-cell>
                <text:p text:style-name="P6"><text:span text:style-name="T33">uo</text:span></text:p>
              </table:table-cell>
            </table:table-row>
            <table:table-row table:style-name="ro9" table:default-cell-style-name="ce25">
              <table:table-cell>
                <text:p text:style-name="P6"><text:span text:style-name="T33">iæ</text:span></text:p>
              </table:table-cell>
              <table:table-cell>
                <text:p text:style-name="P6"><text:span text:style-name="T33">uæ</text:span></text:p>
              </table:table-cell>
              <table:table-cell/>
            </table:table-row>
          </table:table>
          <draw:image xlink:href="Pictures/TablePreview3.svm" xlink:type="simple" xlink:show="embed" xlink:actuate="onLoad"/>
        </draw:frame>
        <draw:frame draw:style-name="gr3" draw:text-style-name="P24" draw:layer="layout" svg:width="7.862cm" svg:height="1.352cm" svg:x="1.381cm" svg:y="4.032cm">
          <draw:text-box>
            <text:p><text:span text:style-name="T42">Monophthongs</text:span></text:p>
          </draw:text-box>
        </draw:frame>
        <draw:frame draw:style-name="gr3" draw:text-style-name="P24" draw:layer="layout" svg:width="7.862cm" svg:height="1.352cm" svg:x="1.243cm" svg:y="10.386cm">
          <draw:text-box>
            <text:p><text:span text:style-name="T42"><text:s/></text:span><text:span text:style-name="T42">Diphthongs</text:span></text:p>
          </draw:text-box>
        </draw:frame>
        <draw:custom-shape draw:style-name="gr4" draw:text-style-name="P25" draw:layer="layout" svg:width="1.771cm" svg:height="3.388cm" svg:x="1.367cm" svg:y="6.276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Title_20_and_20_chart_20_1" presentation:presentation-page-layout-name="AL2T1" presentation:use-footer-name="ftr1">
        <draw:frame presentation:style-name="pr8" draw:text-style-name="P26" draw:layer="layout" svg:width="30.479cm" svg:height="3.18cm" svg:x="1.527cm" svg:y="0.8cm" presentation:class="title" presentation:user-transformed="true">
          <draw:text-box>
            <text:p text:style-name="P6"><text:span text:style-name="T8">Historical Development: PS Situation</text:span></text:p>
          </draw:text-box>
        </draw:frame>
        <draw:frame presentation:style-name="pr5" draw:text-style-name="P2" draw:layer="layout" svg:width="19.367cm" svg:height="13.55cm" svg:x="13.688cm" svg:y="4.824cm" presentation:class="outline" presentation:user-transformed="true">
          <draw:text-box>
            <text:list text:style-name="L2">
              <text:list-item>
                <text:p><text:span text:style-name="T36">Mainly bisyllabic word roots</text:span></text:p>
              </text:list-item>
              <text:list-item>
                <text:p><text:span text:style-name="T38">All non-contracted vowels may occur as 1</text:span><text:span text:style-name="T43">st</text:span><text:span text:style-name="T38">-syllable vowel (V</text:span><text:span text:style-name="T44">1</text:span><text:span text:style-name="T38">).</text:span></text:p>
              </text:list-item>
              <text:list-item>
                <text:p><text:span text:style-name="T6">Contracted vowels </text:span><text:span text:style-name="T38">only occur as V</text:span><text:span text:style-name="T44">2</text:span><text:span text:style-name="T45">.</text:span></text:p>
              </text:list-item>
              <text:list-item>
                <text:p><text:span text:style-name="T6">The only non-contracted vowels occurring freely as V</text:span><text:span text:style-name="T46">2</text:span><text:span text:style-name="T6"> are </text:span><text:span text:style-name="T47">*</text:span><text:span text:style-name="T48">e̮, </text:span><text:span text:style-name="T47">*</text:span><text:span text:style-name="T49">ē</text:span><text:span text:style-name="T47">, </text:span><text:span text:style-name="T50">*</text:span><text:span text:style-name="T51">ɔ</text:span><text:span text:style-name="T52">̄</text:span><text:span text:style-name="T53">.</text:span></text:p>
                <text:list>
                  <text:list-item>
                    <text:p text:style-name="P27"><text:span text:style-name="T54">*o̭,</text:span><text:span text:style-name="T55"> *u, </text:span><text:span text:style-name="T56">*ɛ̄, </text:span><text:span text:style-name="T57">*ō</text:span><text:span text:style-name="T58"> not found in this position.</text:span></text:p>
                  </text:list-item>
                  <text:list-item>
                    <text:p text:style-name="P27"><text:span text:style-name="T57">*i, *ā</text:span><text:span text:style-name="T58"> as V</text:span><text:span text:style-name="T59">2</text:span><text:span text:style-name="T58"> (almost) exclusively in suffixed forms.</text:span></text:p>
                  </text:list-item>
                </text:list>
              </text:list-item>
            </text:list>
          </draw:text-box>
        </draw:frame>
        <draw:frame draw:style-name="gr5" draw:text-style-name="P28" draw:layer="layout" svg:width="12.5cm" svg:height="2.783cm" svg:x="1.388cm" svg:y="4.577cm">
          <draw:text-box>
            <text:p><text:span text:style-name="T60">Proto-Saamic vowels</text:span></text:p>
          </draw:text-box>
        </draw:frame>
        <draw:frame draw:style-name="Standard_5f_1" draw:layer="layout" svg:width="4.213cm" svg:height="3.857cm" svg:x="7.834cm" svg:y="8.945cm">
          <table:table table:template-name="default" table:use-banding-rows-styles="true">
            <table:table-column table:style-name="co15"/>
            <table:table-column table:style-name="co16"/>
            <table:table-row table:style-name="ro10">
              <table:table-cell table:style-name="ce26">
                <text:p text:style-name="P20"><text:span text:style-name="T61">*ē</text:span></text:p>
              </table:table-cell>
              <table:table-cell table:style-name="ce27">
                <text:p text:style-name="P29"><text:span text:style-name="T61">*ō</text:span></text:p>
              </table:table-cell>
            </table:table-row>
            <table:table-row table:style-name="ro10">
              <table:table-cell table:style-name="ce28">
                <text:p text:style-name="P30"><text:span text:style-name="T61"><text:s/></text:span><text:span text:style-name="T61">*ɛ̄</text:span></text:p>
              </table:table-cell>
              <table:table-cell table:style-name="ce29">
                <text:p text:style-name="P30"><text:span text:style-name="T61">*ɔ̄</text:span></text:p>
              </table:table-cell>
            </table:table-row>
            <table:table-row table:style-name="ro11" table:default-cell-style-name="ce30">
              <table:table-cell table:number-columns-spanned="2">
                <text:p text:style-name="P6"><text:span text:style-name="T61">*ā</text:span></text:p>
              </table:table-cell>
              <table:covered-table-cell/>
            </table:table-row>
          </table:table>
          <draw:image xlink:href="Pictures/TablePreview4.svm" xlink:type="simple" xlink:show="embed" xlink:actuate="onLoad"/>
        </draw:frame>
        <draw:frame draw:style-name="gr3" draw:text-style-name="P31" draw:layer="layout" svg:width="3.303cm" svg:height="1.352cm" svg:x="2.626cm" svg:y="6.496cm">
          <draw:text-box>
            <text:p><text:span text:style-name="T62">Short</text:span></text:p>
          </draw:text-box>
        </draw:frame>
        <draw:frame draw:style-name="gr3" draw:text-style-name="P31" draw:layer="layout" svg:width="5.063cm" svg:height="1.352cm" svg:x="7.695cm" svg:y="7.701cm">
          <draw:text-box>
            <text:p><text:span text:style-name="T62">Long</text:span></text:p>
          </draw:text-box>
        </draw:frame>
        <draw:frame draw:style-name="Standard_5f_1" draw:layer="layout" svg:width="4.207cm" svg:height="4.056cm" svg:x="2.613cm" svg:y="12.934cm">
          <table:table table:template-name="default" table:use-banding-rows-styles="true">
            <table:table-column table:style-name="co15"/>
            <table:table-column table:style-name="co17"/>
            <table:table-row table:style-name="ro12">
              <table:table-cell table:style-name="ce31">
                <text:p text:style-name="P20"><text:span text:style-name="T61">*î</text:span></text:p>
              </table:table-cell>
              <table:table-cell table:style-name="ce32">
                <text:p text:style-name="P29"><text:span text:style-name="T61">*û</text:span></text:p>
              </table:table-cell>
            </table:table-row>
            <table:table-row table:style-name="ro13">
              <table:table-cell table:style-name="ce33">
                <text:p text:style-name="P30"><text:span text:style-name="T61">*ê</text:span></text:p>
              </table:table-cell>
              <table:table-cell table:style-name="ce29">
                <text:p text:style-name="P30"><text:span text:style-name="T63">*</text:span><text:span text:style-name="T64">ɔ̂</text:span></text:p>
              </table:table-cell>
            </table:table-row>
            <table:table-row table:style-name="ro14" table:default-cell-style-name="ce30">
              <table:table-cell table:number-columns-spanned="2">
                <text:p text:style-name="P6"><text:span text:style-name="T61">*â</text:span></text:p>
              </table:table-cell>
              <table:covered-table-cell/>
            </table:table-row>
          </table:table>
          <draw:image xlink:href="Pictures/TablePreview5.svm" xlink:type="simple" xlink:show="embed" xlink:actuate="onLoad"/>
        </draw:frame>
        <draw:custom-shape draw:style-name="gr6" draw:text-style-name="P25" draw:layer="layout" svg:width="2.218cm" svg:height="3.835cm" svg:x="7.358cm" svg:y="8.945cm">
          <text:p/>
          <draw:enhanced-geometry svg:viewBox="0 0 21600 21600" draw:glue-points="0 0 0 10800 0 21600 10800 21600 21600 21600 10800 10800" draw:text-areas="1900 12700 12700 19700" draw:type="right-triangle" draw:enhanced-path="M 0 0 L 21600 21600 0 21600 0 0 Z N"/>
        </draw:custom-shape>
        <draw:frame draw:style-name="gr7" draw:text-style-name="P32" draw:layer="layout" svg:width="5.8cm" svg:height="1.387cm" svg:x="2.5cm" svg:y="11.647cm">
          <draw:text-box>
            <text:p><text:span text:style-name="T42">Contracted</text:span></text:p>
          </draw:text-box>
        </draw:frame>
        <draw:custom-shape draw:style-name="gr8" draw:text-style-name="P25" draw:layer="layout" svg:width="1.5cm" svg:height="2.592cm" svg:x="2.613cm" svg:y="14.398cm">
          <text:p/>
          <draw:enhanced-geometry svg:viewBox="0 0 21600 21600" draw:glue-points="0 0 0 10800 0 21600 10800 21600 21600 21600 10800 10800" draw:text-areas="1900 12700 12700 19700" draw:type="right-triangle" draw:enhanced-path="M 0 0 L 21600 21600 0 21600 0 0 Z N"/>
        </draw:custom-shape>
        <draw:frame draw:style-name="standard" draw:layer="layout" svg:width="4.182cm" svg:height="2.988cm" svg:x="2.613cm" svg:y="7.79cm">
          <table:table table:template-name="default" table:use-banding-rows-styles="true">
            <table:table-column table:style-name="co18"/>
            <table:table-column table:style-name="co19"/>
            <table:table-column table:style-name="co20"/>
            <table:table-row table:style-name="ro7" table:default-cell-style-name="ce34">
              <table:table-cell>
                <text:p><text:span text:style-name="T33">*i</text:span></text:p>
              </table:table-cell>
              <table:table-cell/>
              <table:table-cell table:style-name="ce35">
                <text:p text:style-name="P33"><text:span text:style-name="T33">*u</text:span></text:p>
              </table:table-cell>
            </table:table-row>
            <table:table-row table:style-name="ro15">
              <table:table-cell table:style-name="gray2"/>
              <table:table-cell table:style-name="ce36">
                <text:p text:style-name="P34"><text:span text:style-name="T65">*e̮</text:span></text:p>
              </table:table-cell>
              <table:table-cell table:style-name="ce37">
                <text:p text:style-name="P35"><text:span text:style-name="T33">*o̭</text:span></text:p>
              </table:table-cell>
            </table:table-row>
          </table:table>
          <draw:image xlink:href="Pictures/TablePreview6.svm" xlink:type="simple" xlink:show="embed" xlink:actuate="onLoad"/>
        </draw:frame>
        <draw:custom-shape draw:style-name="gr9" draw:text-style-name="P25" draw:layer="layout" svg:width="0.71cm" svg:height="1.61cm" svg:x="2.613cm" svg:y="9.168cm">
          <text:p/>
          <draw:enhanced-geometry svg:viewBox="0 0 21600 21600" draw:glue-points="0 0 0 10800 0 21600 10800 21600 21600 21600 10800 10800" draw:text-areas="1900 12700 12700 19700" draw:type="right-triangle" draw:enhanced-path="M 0 0 L 21600 21600 0 21600 0 0 Z N"/>
        </draw:custom-shap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Title_20_and_20_chart_20_1" presentation:presentation-page-layout-name="AL2T1" presentation:use-footer-name="ftr1">
        <draw:frame presentation:style-name="pr9" draw:text-style-name="P39" draw:layer="layout" svg:width="24.521cm" svg:height="13.744cm" svg:x="1.254cm" svg:y="4.251cm" presentation:class="outline" presentation:user-transformed="true">
          <draw:text-box>
            <text:list text:style-name="L2">
              <text:list-item>
                <text:p text:style-name="P36"><text:span text:style-name="T66">V</text:span><text:span text:style-name="T67">2 </text:span><text:span text:style-name="T66">quality</text:span><text:span text:style-name="T66"><text:line-break/></text:span><text:span text:style-name="T66">largely</text:span><text:span text:style-name="T66"><text:line-break/></text:span><text:span text:style-name="T66">retained</text:span><text:span text:style-name="T68">.</text:span></text:p>
              </text:list-item>
            </text:list>
            <text:list text:style-name="L4">
              <text:list-item>
                <text:list>
                  <text:list-item>
                    <text:p text:style-name="P37"><text:span text:style-name="T69"><text:s/></text:span><text:span text:style-name="T69">Non-contr.</text:span><text:span text:style-name="T70"><text:line-break/></text:span><text:span text:style-name="T70">*ɔ̄,*ē</text:span><text:span text:style-name="T71"> </text:span><text:span text:style-name="T69">&gt;</text:span><text:span text:style-name="T72"> </text:span><text:span text:style-name="T70">u, i</text:span><text:span text:style-name="T73"><text:line-break/></text:span><text:span text:style-name="T69">usually after</text:span><text:span text:style-name="T69"><text:line-break/></text:span><text:span text:style-name="T69">long V</text:span><text:span text:style-name="T72">1</text:span><text:span text:style-name="T69">.</text:span></text:p>
                    <text:p text:style-name="P38"><text:span text:style-name="T74"/></text:p>
                  </text:list-item>
                </text:list>
              </text:list-item>
            </text:list>
            <text:list text:style-name="L2">
              <text:list-item>
                <text:p text:style-name="P36"><text:span text:style-name="T66">IS V</text:span><text:span text:style-name="T75">1</text:span><text:span text:style-name="T75"><text:line-break/></text:span><text:span text:style-name="T76">depe</text:span><text:span text:style-name="T66">nds</text:span><text:span text:style-name="T66"><text:line-break/></text:span><text:span text:style-name="T66">on</text:span><text:span text:style-name="T67"> </text:span><text:span text:style-name="T66">V</text:span><text:span text:style-name="T67">2</text:span><text:span text:style-name="T66">; some combinations rare or impossible.</text:span></text:p>
              </text:list-item>
            </text:list>
          </draw:text-box>
        </draw:frame>
        <draw:frame draw:style-name="gr10" draw:layer="layout" svg:width="24.701cm" svg:height="12.205cm" svg:x="8cm" svg:y="4.25cm">
          <table:table table:template-name="default" table:use-first-row-styles="true" table:use-banding-rows-styles="true">
            <table:table-column table:style-name="co21"/>
            <table:table-column table:style-name="co22"/>
            <table:table-column table:style-name="co23"/>
            <table:table-column table:style-name="co24"/>
            <table:table-column table:style-name="co25"/>
            <table:table-column table:style-name="co26"/>
            <table:table-column table:style-name="co27"/>
            <table:table-column table:style-name="co28"/>
            <table:table-column table:style-name="co29"/>
            <table:table-column table:style-name="co30"/>
            <table:table-column table:style-name="co31"/>
            <table:table-column table:style-name="co32"/>
            <table:table-column table:style-name="co33"/>
            <table:table-row table:style-name="ro16">
              <table:table-cell table:style-name="ce38">
                <text:p><text:span text:style-name="T77">V</text:span><text:span text:style-name="T78">1</text:span></text:p>
              </table:table-cell>
              <table:table-cell table:style-name="ce39">
                <text:p text:style-name="P21"><text:span text:style-name="T77">V</text:span><text:span text:style-name="T78">2</text:span></text:p>
              </table:table-cell>
              <table:table-cell table:style-name="ce40">
                <text:p text:style-name="P40"><text:span text:style-name="T79">*e̮</text:span></text:p>
              </table:table-cell>
              <table:table-cell table:style-name="ce41">
                <text:p text:style-name="P40"><text:span text:style-name="T80">*i</text:span></text:p>
              </table:table-cell>
              <table:table-cell table:style-name="ce42">
                <text:p text:style-name="P6"><text:span text:style-name="T80">*î</text:span></text:p>
              </table:table-cell>
              <table:table-cell table:style-name="ce43">
                <text:p text:style-name="P40"><text:span text:style-name="T81">*û</text:span></text:p>
              </table:table-cell>
              <table:table-cell table:style-name="ce44">
                <text:p text:style-name="P40"><text:span text:style-name="T81">*ā</text:span></text:p>
              </table:table-cell>
              <table:table-cell table:style-name="ce45">
                <text:p text:style-name="P40"><text:span text:style-name="T81">*â</text:span></text:p>
              </table:table-cell>
              <table:table-cell table:style-name="ce46">
                <text:p text:style-name="P40"><text:span text:style-name="T82">*ɔ̄</text:span></text:p>
              </table:table-cell>
              <table:table-cell table:style-name="ce47">
                <text:p text:style-name="P40"><text:span text:style-name="T83">*</text:span><text:span text:style-name="T84">ɔ̂</text:span></text:p>
              </table:table-cell>
              <table:table-cell table:style-name="ce48" table:number-columns-spanned="2">
                <text:p text:style-name="P40"><text:span text:style-name="T79">*ē</text:span></text:p>
              </table:table-cell>
              <table:covered-table-cell table:style-name="ce49"/>
              <table:table-cell table:style-name="ce50">
                <text:p text:style-name="P40"><text:span text:style-name="T81">*ê</text:span></text:p>
              </table:table-cell>
            </table:table-row>
            <table:table-row table:style-name="ro17" table:default-cell-style-name="ce62">
              <table:table-cell table:style-name="ce51" table:number-columns-spanned="2">
                <text:p text:style-name="P41"><text:span text:style-name="T79">*e̮</text:span></text:p>
              </table:table-cell>
              <table:covered-table-cell table:style-name="ce52"/>
              <table:table-cell table:style-name="ce53">
                <text:p text:style-name="P40"><text:span text:style-name="T85">o–ə</text:span></text:p>
              </table:table-cell>
              <table:table-cell table:style-name="ce54" table:number-columns-spanned="2">
                <text:p text:style-name="P40"><text:span text:style-name="T86">o–i</text:span></text:p>
              </table:table-cell>
              <table:covered-table-cell table:style-name="ce55"/>
              <table:table-cell table:style-name="ce56">
                <text:p text:style-name="P40"><text:span text:style-name="T86">o–u</text:span></text:p>
              </table:table-cell>
              <table:table-cell table:style-name="ce57" table:number-columns-spanned="2">
                <text:p text:style-name="P30"><text:span text:style-name="T87">ɑ</text:span><text:span text:style-name="T88">–</text:span><text:span text:style-name="T89">ɑ</text:span></text:p>
              </table:table-cell>
              <table:covered-table-cell table:style-name="ce58"/>
              <table:table-cell table:style-name="ce59" table:number-columns-spanned="2">
                <text:p text:style-name="P6"><text:span text:style-name="T90">a</text:span><text:span text:style-name="T91">–</text:span><text:span text:style-name="T92">o</text:span></text:p>
              </table:table-cell>
              <table:covered-table-cell table:style-name="ce60"/>
              <table:table-cell table:style-name="ce61" table:number-columns-spanned="3">
                <text:p text:style-name="P40"><text:span text:style-name="T93">ɑ</text:span><text:span text:style-name="T92">–e</text:span></text:p>
              </table:table-cell>
              <table:covered-table-cell/>
              <table:covered-table-cell/>
            </table:table-row>
            <table:table-row table:style-name="ro17" table:default-cell-style-name="ce62">
              <table:table-cell table:style-name="ce51" table:number-columns-spanned="2">
                <text:p text:style-name="P41"><text:span text:style-name="T79">*o̭</text:span></text:p>
              </table:table-cell>
              <table:covered-table-cell table:style-name="ce52"/>
              <table:table-cell table:style-name="ce63" table:number-rows-spanned="2">
                <text:p text:style-name="P40"><text:span text:style-name="T85">u–ə</text:span></text:p>
              </table:table-cell>
              <table:table-cell table:style-name="ce64" table:number-columns-spanned="2" table:number-rows-spanned="2">
                <text:p text:style-name="P40"><text:span text:style-name="T86">u–i</text:span></text:p>
              </table:table-cell>
              <table:covered-table-cell table:style-name="ce65"/>
              <table:table-cell table:style-name="ce66" table:number-rows-spanned="2">
                <text:p text:style-name="P40"><text:span text:style-name="T86">u–u</text:span></text:p>
              </table:table-cell>
              <table:table-cell table:style-name="ce67" table:number-columns-spanned="2">
                <text:p text:style-name="P40"><text:span text:style-name="T86">o–æ</text:span></text:p>
              </table:table-cell>
              <table:covered-table-cell table:style-name="ce68"/>
              <table:table-cell table:style-name="ce69" table:number-columns-spanned="2">
                <text:p text:style-name="P40"><text:span text:style-name="T90">o</text:span><text:span text:style-name="T91">–o</text:span></text:p>
              </table:table-cell>
              <table:covered-table-cell table:style-name="ce70"/>
              <table:table-cell table:style-name="ce61" table:number-columns-spanned="3">
                <text:p text:style-name="P40"><text:span text:style-name="T92">o–e</text:span></text:p>
              </table:table-cell>
              <table:covered-table-cell/>
              <table:covered-table-cell/>
            </table:table-row>
            <table:table-row table:style-name="ro17" table:default-cell-style-name="ce62">
              <table:table-cell table:style-name="ce51" table:number-columns-spanned="2">
                <text:p text:style-name="P41"><text:span text:style-name="T79">*u</text:span></text:p>
              </table:table-cell>
              <table:covered-table-cell table:style-name="ce52"/>
              <table:covered-table-cell table:style-name="ce63"/>
              <table:covered-table-cell table:style-name="ce64"/>
              <table:covered-table-cell table:style-name="ce65"/>
              <table:covered-table-cell table:style-name="ce66"/>
              <table:table-cell table:style-name="ce71" table:number-columns-spanned="2">
                <text:p text:style-name="P6"><text:span text:style-name="T94">u</text:span><text:span text:style-name="T86">–</text:span><text:span text:style-name="T95">æ</text:span></text:p>
              </table:table-cell>
              <table:covered-table-cell table:style-name="ce72"/>
              <table:table-cell table:style-name="ce69" table:number-columns-spanned="2">
                <text:p text:style-name="P40"><text:span text:style-name="T90">u</text:span><text:span text:style-name="T91">–o</text:span></text:p>
              </table:table-cell>
              <table:covered-table-cell table:style-name="ce70"/>
              <table:table-cell table:style-name="ce61" table:number-columns-spanned="3">
                <text:p text:style-name="P40"><text:span text:style-name="T92">u–e</text:span></text:p>
              </table:table-cell>
              <table:covered-table-cell/>
              <table:covered-table-cell/>
            </table:table-row>
            <table:table-row table:style-name="ro18" table:default-cell-style-name="ce62">
              <table:table-cell table:style-name="ce51" table:number-columns-spanned="2">
                <text:p text:style-name="P41"><text:span text:style-name="T79">*i</text:span></text:p>
              </table:table-cell>
              <table:covered-table-cell table:style-name="ce52"/>
              <table:table-cell table:style-name="ce73">
                <text:p text:style-name="P40"><text:span text:style-name="T85">i–ə</text:span></text:p>
              </table:table-cell>
              <table:table-cell table:style-name="ce74" table:number-columns-spanned="2">
                <text:p text:style-name="P40"><text:span text:style-name="T86">i–i</text:span></text:p>
              </table:table-cell>
              <table:covered-table-cell table:style-name="ce75"/>
              <table:table-cell table:style-name="ce76">
                <text:p text:style-name="P40"><text:span text:style-name="T86">i–u</text:span></text:p>
              </table:table-cell>
              <table:table-cell table:style-name="ce77" table:number-columns-spanned="2">
                <text:p text:style-name="P40"><text:span text:style-name="T86">i–æ</text:span></text:p>
              </table:table-cell>
              <table:covered-table-cell table:style-name="ce78"/>
              <table:table-cell table:style-name="ce79" table:number-columns-spanned="2">
                <text:p text:style-name="P6"><text:span text:style-name="T90">i</text:span><text:span text:style-name="T91">–</text:span><text:span text:style-name="T92">o</text:span></text:p>
              </table:table-cell>
              <table:covered-table-cell table:style-name="ce80"/>
              <table:table-cell table:style-name="ce61" table:number-columns-spanned="3">
                <text:p text:style-name="P40"><text:span text:style-name="T92">i–e</text:span></text:p>
              </table:table-cell>
              <table:covered-table-cell/>
              <table:covered-table-cell/>
            </table:table-row>
            <table:table-row table:style-name="ro19">
              <table:table-cell table:style-name="ce51" table:number-columns-spanned="2">
                <text:p text:style-name="P41"><text:span text:style-name="T79">*ā</text:span></text:p>
              </table:table-cell>
              <table:covered-table-cell table:style-name="ce52"/>
              <table:table-cell table:style-name="ce73">
                <text:p text:style-name="P40"><text:span text:style-name="T96">ɑ</text:span><text:span text:style-name="T85">–ə</text:span></text:p>
              </table:table-cell>
              <table:table-cell table:style-name="ce74" table:number-columns-spanned="2">
                <text:p text:style-name="P40"><text:span text:style-name="T89">ɑ</text:span><text:span text:style-name="T86">–i</text:span></text:p>
              </table:table-cell>
              <table:covered-table-cell table:style-name="ce75"/>
              <table:table-cell table:style-name="ce76">
                <text:p text:style-name="P40"><text:span text:style-name="T89">ɑ</text:span><text:span text:style-name="T86">–u</text:span></text:p>
              </table:table-cell>
              <table:table-cell table:style-name="ce57" table:number-columns-spanned="2">
                <text:p text:style-name="P30"><text:span text:style-name="T87">ɑ</text:span><text:span text:style-name="T88">–</text:span><text:span text:style-name="T89">ɑ</text:span></text:p>
              </table:table-cell>
              <table:covered-table-cell table:style-name="ce81"/>
              <table:table-cell table:style-name="ce82">
                <text:p text:style-name="P6"><text:span text:style-name="T90">æ</text:span><text:span text:style-name="T91">–</text:span><text:span text:style-name="T92">u</text:span></text:p>
              </table:table-cell>
              <table:table-cell table:style-name="ce83">
                <text:p text:style-name="P6"><text:span text:style-name="T94">æ</text:span><text:span text:style-name="T86">–o</text:span></text:p>
              </table:table-cell>
              <table:table-cell table:style-name="ce84" table:number-columns-spanned="2">
                <text:p text:style-name="P40"><text:span text:style-name="T92">æ–i</text:span></text:p>
              </table:table-cell>
              <table:covered-table-cell table:style-name="ce85"/>
              <table:table-cell table:style-name="ce86">
                <text:p text:style-name="P40"><text:span text:style-name="T95">æ–e</text:span></text:p>
              </table:table-cell>
            </table:table-row>
            <table:table-row table:style-name="ro19">
              <table:table-cell table:style-name="ce51" table:number-columns-spanned="2">
                <text:p text:style-name="P41"><text:span text:style-name="T79">*ɔ̄</text:span></text:p>
              </table:table-cell>
              <table:covered-table-cell table:style-name="ce52"/>
              <table:table-cell table:style-name="ce53">
                <text:p text:style-name="P40"><text:span text:style-name="T85">o–ə</text:span></text:p>
              </table:table-cell>
              <table:table-cell table:style-name="ce54" table:number-columns-spanned="2">
                <text:p text:style-name="P40"><text:span text:style-name="T86">o–i</text:span></text:p>
              </table:table-cell>
              <table:covered-table-cell table:style-name="ce55"/>
              <table:table-cell table:style-name="ce56">
                <text:p text:style-name="P40"><text:span text:style-name="T86">o–u</text:span></text:p>
              </table:table-cell>
              <table:table-cell table:style-name="ce87" table:number-columns-spanned="2" table:number-rows-spanned="2">
                <text:p text:style-name="P40"><text:span text:style-name="T86">uæ–æ</text:span></text:p>
              </table:table-cell>
              <table:covered-table-cell table:style-name="ce88"/>
              <table:table-cell table:style-name="ce89" table:number-rows-spanned="2">
                <text:p text:style-name="P6"><text:span text:style-name="T90">uæ</text:span><text:span text:style-name="T91">–</text:span><text:span text:style-name="T92">u</text:span></text:p>
              </table:table-cell>
              <table:table-cell table:style-name="ce90" table:number-rows-spanned="2">
                <text:p text:style-name="P6"><text:span text:style-name="T94">uæ</text:span><text:span text:style-name="T86">–</text:span><text:span text:style-name="T95">o</text:span></text:p>
              </table:table-cell>
              <table:table-cell table:style-name="ce91" table:number-columns-spanned="2">
                <text:p text:style-name="P40"><text:span text:style-name="T92">uæ–i</text:span></text:p>
              </table:table-cell>
              <table:covered-table-cell table:style-name="ce62"/>
              <table:table-cell table:style-name="ce92">
                <text:p text:style-name="P40"><text:span text:style-name="T95">uæ–e</text:span></text:p>
              </table:table-cell>
            </table:table-row>
            <table:table-row table:style-name="ro19">
              <table:table-cell table:style-name="ce51" table:number-columns-spanned="2">
                <text:p text:style-name="P41"><text:span text:style-name="T79">*ō</text:span></text:p>
              </table:table-cell>
              <table:covered-table-cell table:style-name="ce52"/>
              <table:table-cell table:style-name="ce73">
                <text:p text:style-name="P40"><text:span text:style-name="T85">uo–ə</text:span></text:p>
              </table:table-cell>
              <table:table-cell table:style-name="ce74" table:number-columns-spanned="2">
                <text:p text:style-name="P40"><text:span text:style-name="T86">uo–i</text:span></text:p>
              </table:table-cell>
              <table:covered-table-cell table:style-name="ce75"/>
              <table:table-cell table:style-name="ce76">
                <text:p text:style-name="P40"><text:span text:style-name="T86">uo–u</text:span></text:p>
              </table:table-cell>
              <table:covered-table-cell table:style-name="ce87"/>
              <table:covered-table-cell table:style-name="ce88"/>
              <table:covered-table-cell table:style-name="ce89"/>
              <table:covered-table-cell table:style-name="ce93"/>
              <table:table-cell table:style-name="ce91">
                <text:p text:style-name="P40"><text:span text:style-name="T92">ye–i</text:span></text:p>
              </table:table-cell>
              <table:table-cell table:style-name="ce94" table:number-columns-spanned="2">
                <text:p text:style-name="P40"><text:span text:style-name="T95">ye–e</text:span></text:p>
              </table:table-cell>
              <table:covered-table-cell table:style-name="ce95"/>
            </table:table-row>
            <table:table-row table:style-name="ro19">
              <table:table-cell table:style-name="ce51" table:number-columns-spanned="2">
                <text:p text:style-name="P41"><text:span text:style-name="T79">*ɛ̄</text:span></text:p>
              </table:table-cell>
              <table:covered-table-cell table:style-name="ce52"/>
              <table:table-cell table:style-name="ce96">
                <text:p text:style-name="P40"><text:span text:style-name="T92">ə–ə</text:span></text:p>
              </table:table-cell>
              <table:table-cell table:style-name="ce97" table:number-columns-spanned="2">
                <text:p text:style-name="P40"><text:span text:style-name="T95">e–i</text:span></text:p>
              </table:table-cell>
              <table:covered-table-cell table:style-name="ce75"/>
              <table:table-cell table:style-name="ce98">
                <text:p text:style-name="P40"><text:span text:style-name="T95">ə–u</text:span></text:p>
              </table:table-cell>
              <table:table-cell table:style-name="ce99" table:number-columns-spanned="2" table:number-rows-spanned="2">
                <text:p text:style-name="P40"><text:span text:style-name="T95">iæ–æ</text:span></text:p>
              </table:table-cell>
              <table:covered-table-cell table:style-name="ce100"/>
              <table:table-cell table:style-name="ce101" table:number-rows-spanned="2">
                <text:p text:style-name="P6"><text:span text:style-name="T90">iæ</text:span><text:span text:style-name="T91">–</text:span><text:span text:style-name="T92">u</text:span></text:p>
              </table:table-cell>
              <table:table-cell table:style-name="ce102" table:number-rows-spanned="2">
                <text:p text:style-name="P6"><text:span text:style-name="T94">iæ</text:span><text:span text:style-name="T86">–</text:span><text:span text:style-name="T95">o</text:span></text:p>
              </table:table-cell>
              <table:table-cell table:style-name="ce103">
                <text:p text:style-name="P40"><text:span text:style-name="T92">e–i</text:span></text:p>
              </table:table-cell>
              <table:table-cell table:style-name="ce104" table:number-columns-spanned="2">
                <text:p text:style-name="P40"><text:span text:style-name="T95">e–e</text:span></text:p>
              </table:table-cell>
              <table:covered-table-cell table:style-name="ce105"/>
            </table:table-row>
            <table:table-row table:style-name="ro20" table:default-cell-style-name="ce97">
              <table:table-cell table:style-name="ce51" table:number-columns-spanned="2">
                <text:p text:style-name="P41"><text:span text:style-name="T79">*ē</text:span></text:p>
              </table:table-cell>
              <table:covered-table-cell table:style-name="ce52"/>
              <table:table-cell table:style-name="ce96">
                <text:p text:style-name="P40"><text:span text:style-name="T92">ie–ə</text:span></text:p>
              </table:table-cell>
              <table:table-cell table:number-columns-spanned="2">
                <text:p text:style-name="P40"><text:span text:style-name="T95">ie–i</text:span></text:p>
              </table:table-cell>
              <table:covered-table-cell table:style-name="ce75"/>
              <table:table-cell table:style-name="ce98">
                <text:p text:style-name="P40"><text:span text:style-name="T95">ie–u</text:span></text:p>
              </table:table-cell>
              <table:covered-table-cell table:style-name="ce99"/>
              <table:covered-table-cell table:style-name="ce100"/>
              <table:covered-table-cell table:style-name="ce101"/>
              <table:covered-table-cell table:style-name="ce106"/>
              <table:table-cell table:style-name="ce107">
                <text:p text:style-name="P40"><text:span text:style-name="T92">ie–i</text:span></text:p>
              </table:table-cell>
              <table:table-cell table:number-columns-spanned="2">
                <text:p text:style-name="P40"><text:span text:style-name="T95">ie–e</text:span></text:p>
              </table:table-cell>
              <table:covered-table-cell table:style-name="ce108"/>
            </table:table-row>
          </table:table>
          <draw:image xlink:href="Pictures/TablePreview7.svm" xlink:type="simple" xlink:show="embed" xlink:actuate="onLoad"/>
        </draw:frame>
        <draw:line draw:style-name="gr11" draw:text-style-name="P42" draw:layer="layout" svg:x1="8cm" svg:y1="4.25cm" svg:x2="10.561cm" svg:y2="5.5cm">
          <text:p/>
        </draw:line>
        <draw:frame presentation:style-name="pr8" draw:text-style-name="P26" draw:layer="layout" svg:width="30.479cm" svg:height="3.18cm" svg:x="1.485cm" svg:y="0.748cm" presentation:class="title" presentation:user-transformed="true">
          <draw:text-box>
            <text:p text:style-name="P6"><text:span text:style-name="T8">Historical Development: Main Rules</text:span></text:p>
          </draw:text-box>
        </draw:frame>
        <draw:line draw:style-name="gr12" draw:text-style-name="P42" draw:layer="layout" svg:x1="8cm" svg:y1="4.25cm" svg:x2="8cm" svg:y2="16.443cm">
          <text:p/>
        </draw:line>
        <draw:line draw:style-name="gr13" draw:text-style-name="P42" draw:layer="layout" svg:x1="25.875cm" svg:y1="4.251cm" svg:x2="25.875cm" svg:y2="16.444cm">
          <text:p/>
        </draw:line>
        <presentation:notes draw:style-name="dp2">
          <draw:page-thumbnail draw:style-name="gr1" draw:layer="layout" svg:width="19.798cm" svg:height="11.136cm" svg:x="0.6cm" svg:y="2.257cm" draw:page-number="6" presentation:class="page"/>
          <draw:frame presentation:style-name="pr6" draw:text-style-name="P43" draw:layer="layout" svg:width="16.799cm" svg:height="13.364cm" svg:x="2.1cm" svg:y="14.107cm" presentation:class="notes" presentation:placeholder="true">
            <draw:text-box/>
          </draw:frame>
        </presentation:notes>
      </draw:page>
      <draw:page draw:name="page7" draw:style-name="dp3" draw:master-page-name="Title_20_and_20_chart_20_1" presentation:presentation-page-layout-name="AL2T1" presentation:use-footer-name="ftr1">
        <draw:frame presentation:style-name="pr10" draw:text-style-name="P2" draw:layer="layout" svg:width="32.403cm" svg:height="13.944cm" svg:x="1.278cm" svg:y="4.056cm" presentation:class="outline" presentation:user-transformed="true">
          <draw:text-box>
            <text:list text:style-name="L2">
              <text:list-item>
                <text:p text:style-name="P44"><text:span text:style-name="T97">*</text:span><text:span text:style-name="T98">e̮</text:span><text:span text:style-name="T97"> &gt; /</text:span><text:span text:style-name="T99">ɑ/</text:span><text:span text:style-name="T100"> before final /</text:span><text:span text:style-name="T101">h/: </text:span><text:span text:style-name="T102">kiel</text:span><text:span text:style-name="T103">â</text:span><text:span text:style-name="T101"> ’tongue, language’,</text:span><text:span text:style-name="T104"> </text:span><text:span text:style-name="T105">NOM.PL</text:span><text:span text:style-name="T104"> </text:span><text:span text:style-name="T102">kiel</text:span><text:span text:style-name="T106">a</text:span><text:span text:style-name="T102">h.</text:span></text:p>
              </text:list-item>
              <text:list-item>
                <text:p text:style-name="P44"><text:span text:style-name="T97">Changes before /j/:</text:span></text:p>
              </text:list-item>
            </text:list>
            <text:list text:style-name="L5">
              <text:list-item>
                <text:list>
                  <text:list-item>
                    <text:p text:style-name="P45"><text:span text:style-name="T73">*e̮</text:span><text:span text:style-name="T107"> &gt; /</text:span><text:span text:style-name="T39">æ/ (in originally trisyllabic forms)</text:span><text:span text:style-name="T108">: </text:span><text:span text:style-name="T73">kielâ</text:span><text:span text:style-name="T39">, </text:span><text:span text:style-name="T109">SG.</text:span><text:span text:style-name="T110">COM</text:span><text:span text:style-name="T33"> </text:span><text:span text:style-name="T111">kiel</text:span><text:span text:style-name="T112">á</text:span><text:span text:style-name="T111">in</text:span></text:p>
                  </text:list-item>
                  <text:list-item>
                    <text:p text:style-name="P46"><text:span text:style-name="T39">*</text:span><text:span text:style-name="T73">ɔ̄</text:span><text:span text:style-name="T113"> &gt; </text:span><text:span text:style-name="T39">/o/</text:span><text:span text:style-name="T73"> </text:span><text:span text:style-name="T39">(as above): </text:span><text:span text:style-name="T73">ákku</text:span><text:span text:style-name="T39"> ’grandmother’ </text:span><text:span text:style-name="T109">SG.COM</text:span><text:span text:style-name="T114"> </text:span><text:span text:style-name="T111">áhh</text:span><text:span text:style-name="T112">o</text:span><text:span text:style-name="T111">in</text:span></text:p>
                  </text:list-item>
                  <text:list-item>
                    <text:p text:style-name="P47"><text:span text:style-name="T111">*î</text:span><text:span text:style-name="T33"> &gt; /</text:span><text:span text:style-name="T114">e/</text:span><text:span text:style-name="T111"> </text:span><text:span text:style-name="T114">(in uncontracted forms of contr. verbs): </text:span><text:span text:style-name="T111">finniđ </text:span><text:span text:style-name="T114">’get’, </text:span><text:span text:style-name="T115">PST.1SG</text:span><text:span text:style-name="T111"> finn</text:span><text:span text:style-name="T116">e</text:span><text:span text:style-name="T111">jim</text:span></text:p>
                  </text:list-item>
                </text:list>
              </text:list-item>
              <text:list-item>
                <text:p text:style-name="P48"><text:span text:style-name="T97">Split of </text:span><text:span text:style-name="T98">*ē</text:span><text:span text:style-name="T97"> after historically long V</text:span><text:span text:style-name="T117">1</text:span><text:span text:style-name="T97">:</text:span></text:p>
                <text:list>
                  <text:list-item>
                    <text:p text:style-name="P49"><text:span text:style-name="T118">*ē</text:span><text:span text:style-name="T119"> &gt; /</text:span><text:span text:style-name="T120">e/</text:span><text:span text:style-name="T119"> when preceded by a short consonant and V</text:span><text:span text:style-name="T121">1</text:span><text:span text:style-name="T108"> of the group /e ie ye/:</text:span><text:span text:style-name="T108"><text:line-break/></text:span><text:span text:style-name="T108"><text:tab/></text:span><text:span text:style-name="T122">eelliđ</text:span><text:span text:style-name="T21"> ’live’, </text:span><text:span text:style-name="T34">IMP.2SG</text:span><text:span text:style-name="T21"> </text:span><text:span text:style-name="T12">el</text:span><text:span text:style-name="T123">e</text:span></text:p>
                  </text:list-item>
                  <text:list-item>
                    <text:p text:style-name="P47"><text:span text:style-name="T111">*ē</text:span><text:span text:style-name="T33"> &gt; /</text:span><text:span text:style-name="T114">i/</text:span><text:span text:style-name="T33"> otherwise.</text:span></text:p>
                  </text:list-item>
                  <text:list-item>
                    <text:p text:style-name="P47"><text:span text:style-name="T39">Dialectal variation: </text:span><text:span text:style-name="T73">*ē</text:span><text:span text:style-name="T39"> &gt; /e/ may occur more broadly than specified above, and there may be a</text:span><text:span text:style-name="T33"> similar split of </text:span><text:span text:style-name="T124">*ɔ̄</text:span><text:span text:style-name="T33"> into /</text:span><text:span text:style-name="T114">o/ and /u/.</text:span></text:p>
                  </text:list-item>
                </text:list>
              </text:list-item>
            </text:list>
          </draw:text-box>
        </draw:frame>
        <draw:frame presentation:style-name="pr8" draw:text-style-name="P26" draw:layer="layout" svg:width="30.479cm" svg:height="3.18cm" svg:x="2.5cm" svg:y="0.8cm" presentation:class="title" presentation:user-transformed="true">
          <draw:text-box>
            <text:p text:style-name="P6"><text:span text:style-name="T8">Historical Development: Exceptions in V</text:span><text:span text:style-name="T125">2</text:span></text:p>
          </draw:text-box>
        </draw:frame>
        <presentation:notes draw:style-name="dp2">
          <draw:page-thumbnail draw:style-name="gr1" draw:layer="layout" svg:width="19.798cm" svg:height="11.136cm" svg:x="0.6cm" svg:y="2.257cm" draw:page-number="7" presentation:class="page"/>
          <draw:frame presentation:style-name="pr6" draw:text-style-name="P43" draw:layer="layout" svg:width="16.799cm" svg:height="13.364cm" svg:x="2.1cm" svg:y="14.107cm" presentation:class="notes" presentation:placeholder="true">
            <draw:text-box/>
          </draw:frame>
        </presentation:notes>
      </draw:page>
      <draw:page draw:name="page8" draw:style-name="dp3" draw:master-page-name="Title_20_and_20_chart_20_1" presentation:presentation-page-layout-name="AL2T1" presentation:use-footer-name="ftr1">
        <draw:frame presentation:style-name="pr11" draw:text-style-name="P7" draw:layer="layout" svg:width="23.5cm" svg:height="3.473cm" svg:x="5.183cm" svg:y="0.046cm" presentation:class="title" presentation:user-transformed="true">
          <draw:text-box>
            <text:p text:style-name="P6"><text:span text:style-name="T126">Current Situation: V</text:span><text:span text:style-name="T127">1</text:span><text:span text:style-name="T128">–</text:span><text:span text:style-name="T129">V</text:span><text:span text:style-name="T130">2</text:span></text:p>
          </draw:text-box>
        </draw:frame>
        <draw:frame draw:style-name="gr14" draw:text-style-name="P50" draw:layer="layout" svg:width="7cm" svg:height="14.5cm" svg:x="1.1cm" svg:y="4.16cm">
          <draw:text-box>
            <text:p><text:span text:style-name="T131">◼</text:span><text:span text:style-name="T132"> </text:span><text:span text:style-name="T132">Typical</text:span><text:span text:style-name="T132"><text:line-break/></text:span><text:span text:style-name="T133"> </text:span><text:span text:style-name="T133"><text:line-break/></text:span><text:span text:style-name="T134">◼</text:span><text:span text:style-name="T132"> Limited <text:s text:c="4"/></text:span><text:span text:style-name="T132"><text:line-break/></text:span><text:span text:style-name="T133"> <text:s/></text:span><text:span text:style-name="T132"><text:line-break/></text:span><text:span text:style-name="T135">◼ </text:span><text:span text:style-name="T132">Very</text:span><text:span text:style-name="T132"><text:line-break/></text:span><text:span text:style-name="T132"> <text:s text:c="3"/>limited</text:span><text:span text:style-name="T132"><text:line-break/></text:span><text:span text:style-name="T136"> <text:s text:c="3"/>(individual</text:span><text:span text:style-name="T136"><text:line-break/></text:span><text:span text:style-name="T136"> <text:s text:c="3"/>forms,</text:span><text:span text:style-name="T136"><text:line-break/></text:span><text:span text:style-name="T136"> <text:s text:c="3"/>recent</text:span><text:span text:style-name="T136"><text:line-break/></text:span><text:span text:style-name="T136"> <text:s text:c="3"/>loans)</text:span><text:span text:style-name="T132"><text:line-break/></text:span><text:span text:style-name="T133"> <text:s/></text:span><text:span text:style-name="T132"><text:line-break/></text:span><text:span text:style-name="T137">◼</text:span><text:span text:style-name="T132"> Marginal</text:span><text:span text:style-name="T132"><text:line-break/></text:span><text:span text:style-name="T132"> <text:s text:c="3"/>or </text:span><text:span text:style-name="T33">non-</text:span><text:span text:style-name="T33"><text:line-break/></text:span><text:span text:style-name="T33"> <text:s text:c="3"/>existent</text:span></text:p>
          </draw:text-box>
        </draw:frame>
        <draw:frame draw:style-name="standard" draw:layer="layout" svg:width="26.566cm" svg:height="15.664cm" svg:x="6.842cm" svg:y="2.992cm">
          <table:table table:template-name="default" table:use-first-row-styles="true" table:use-banding-rows-styles="true">
            <table:table-column table:style-name="co34"/>
            <table:table-column table:style-name="co35"/>
            <table:table-column table:style-name="co36"/>
            <table:table-column table:style-name="co37"/>
            <table:table-column table:style-name="co37"/>
            <table:table-column table:style-name="co38"/>
            <table:table-column table:style-name="co39"/>
            <table:table-column table:style-name="co40"/>
            <table:table-row table:style-name="ro21" table:default-cell-style-name="ce110">
              <table:table-cell table:style-name="ce109"/>
              <table:table-cell>
                <text:p text:style-name="P51"><text:span text:style-name="T79">ɑ</text:span></text:p>
              </table:table-cell>
              <table:table-cell>
                <text:p text:style-name="P51"><text:span text:style-name="T79">o</text:span></text:p>
              </table:table-cell>
              <table:table-cell>
                <text:p text:style-name="P51"><text:span text:style-name="T79">u</text:span></text:p>
              </table:table-cell>
              <table:table-cell>
                <text:p text:style-name="P51"><text:span text:style-name="T79">i</text:span></text:p>
              </table:table-cell>
              <table:table-cell>
                <text:p text:style-name="P51"><text:span text:style-name="T79">æ</text:span></text:p>
              </table:table-cell>
              <table:table-cell>
                <text:p text:style-name="P51"><text:span text:style-name="T79">e</text:span></text:p>
              </table:table-cell>
              <table:table-cell>
                <text:p text:style-name="P51"><text:span text:style-name="T79">ə</text:span></text:p>
              </table:table-cell>
            </table:table-row>
            <table:table-row table:style-name="ro21" table:default-cell-style-name="ce112">
              <table:table-cell table:style-name="ce111">
                <text:p text:style-name="P52"><text:span text:style-name="T79">ɑ</text:span></text:p>
              </table:table-cell>
              <table:table-cell>
                <text:p text:style-name="P53"><text:span text:style-name="T138">ɑ</text:span><text:span text:style-name="T139">–</text:span><text:span text:style-name="T140">ɑ</text:span></text:p>
              </table:table-cell>
              <table:table-cell table:style-name="ce113">
                <text:p text:style-name="P54"><text:span text:style-name="T141">ɑ</text:span><text:span text:style-name="T142">–</text:span><text:span text:style-name="T143">o</text:span></text:p>
              </table:table-cell>
              <table:table-cell>
                <text:p text:style-name="P53"><text:span text:style-name="T138">ɑ</text:span><text:span text:style-name="T139">–</text:span><text:span text:style-name="T140">u</text:span></text:p>
              </table:table-cell>
              <table:table-cell>
                <text:p text:style-name="P53"><text:span text:style-name="T138">ɑ</text:span><text:span text:style-name="T139">–</text:span><text:span text:style-name="T140">i</text:span></text:p>
              </table:table-cell>
              <table:table-cell table:style-name="ce114">
                <text:p text:style-name="P55"><text:span text:style-name="T144">ɑ</text:span><text:span text:style-name="T145">–</text:span><text:span text:style-name="T146">æ</text:span></text:p>
              </table:table-cell>
              <table:table-cell table:style-name="ce113">
                <text:p text:style-name="P54"><text:span text:style-name="T141">ɑ</text:span><text:span text:style-name="T142">–</text:span><text:span text:style-name="T143">e</text:span></text:p>
              </table:table-cell>
              <table:table-cell table:style-name="ce113">
                <text:p text:style-name="P54"><text:span text:style-name="T141">ɑ–ə</text:span></text:p>
              </table:table-cell>
            </table:table-row>
            <table:table-row table:style-name="ro21" table:default-cell-style-name="ce112">
              <table:table-cell table:style-name="ce111">
                <text:p text:style-name="P52"><text:span text:style-name="T79">o</text:span></text:p>
              </table:table-cell>
              <table:table-cell table:style-name="ce114">
                <text:p text:style-name="P56"><text:span text:style-name="T147">o</text:span><text:span text:style-name="T148">–</text:span><text:span text:style-name="T147">ɑ</text:span></text:p>
              </table:table-cell>
              <table:table-cell table:style-name="ce113">
                <text:p text:style-name="P54"><text:span text:style-name="T141">o</text:span><text:span text:style-name="T142">–</text:span><text:span text:style-name="T143">o</text:span></text:p>
              </table:table-cell>
              <table:table-cell>
                <text:p text:style-name="P53"><text:span text:style-name="T138">o</text:span><text:span text:style-name="T139">–</text:span><text:span text:style-name="T140">u</text:span></text:p>
              </table:table-cell>
              <table:table-cell>
                <text:p text:style-name="P53"><text:span text:style-name="T138">o</text:span><text:span text:style-name="T139">–</text:span><text:span text:style-name="T140">i</text:span></text:p>
              </table:table-cell>
              <table:table-cell>
                <text:p text:style-name="P57"><text:span text:style-name="T149">o</text:span><text:span text:style-name="T150">–</text:span><text:span text:style-name="T149">æ</text:span></text:p>
              </table:table-cell>
              <table:table-cell table:style-name="ce113">
                <text:p text:style-name="P54"><text:span text:style-name="T141">o</text:span><text:span text:style-name="T142">–</text:span><text:span text:style-name="T143">e</text:span></text:p>
              </table:table-cell>
              <table:table-cell table:style-name="ce113">
                <text:p text:style-name="P58"><text:span text:style-name="T151">o</text:span><text:span text:style-name="T152">–</text:span><text:span text:style-name="T141">ə</text:span></text:p>
              </table:table-cell>
            </table:table-row>
            <table:table-row table:style-name="ro21" table:default-cell-style-name="ce112">
              <table:table-cell table:style-name="ce111">
                <text:p text:style-name="P52"><text:span text:style-name="T79">u</text:span></text:p>
              </table:table-cell>
              <table:table-cell table:style-name="ce114">
                <text:p text:style-name="P55"><text:span text:style-name="T144">u</text:span><text:span text:style-name="T145">–</text:span><text:span text:style-name="T146">ɑ</text:span></text:p>
              </table:table-cell>
              <table:table-cell table:style-name="ce113">
                <text:p text:style-name="P54"><text:span text:style-name="T141">u</text:span><text:span text:style-name="T142">–</text:span><text:span text:style-name="T143">o</text:span></text:p>
              </table:table-cell>
              <table:table-cell>
                <text:p text:style-name="P53"><text:span text:style-name="T140">u–u</text:span></text:p>
              </table:table-cell>
              <table:table-cell>
                <text:p text:style-name="P53"><text:span text:style-name="T140">u–i</text:span></text:p>
              </table:table-cell>
              <table:table-cell>
                <text:p text:style-name="P53"><text:span text:style-name="T138">u</text:span><text:span text:style-name="T139">–</text:span><text:span text:style-name="T140">æ</text:span></text:p>
              </table:table-cell>
              <table:table-cell table:style-name="ce113">
                <text:p text:style-name="P54"><text:span text:style-name="T141">u</text:span><text:span text:style-name="T142">–</text:span><text:span text:style-name="T143">e</text:span></text:p>
              </table:table-cell>
              <table:table-cell table:style-name="ce113">
                <text:p text:style-name="P58"><text:span text:style-name="T151">u</text:span><text:span text:style-name="T152">–</text:span><text:span text:style-name="T141">ə</text:span></text:p>
              </table:table-cell>
            </table:table-row>
            <table:table-row table:style-name="ro21" table:default-cell-style-name="ce112">
              <table:table-cell table:style-name="ce111">
                <text:p text:style-name="P52"><text:span text:style-name="T79">i</text:span></text:p>
              </table:table-cell>
              <table:table-cell table:style-name="ce114">
                <text:p text:style-name="P55"><text:span text:style-name="T144">i</text:span><text:span text:style-name="T145">–</text:span><text:span text:style-name="T146">ɑ</text:span></text:p>
              </table:table-cell>
              <table:table-cell table:style-name="ce113">
                <text:p text:style-name="P54"><text:span text:style-name="T141">i</text:span><text:span text:style-name="T142">–</text:span><text:span text:style-name="T143">o</text:span></text:p>
              </table:table-cell>
              <table:table-cell>
                <text:p text:style-name="P53"><text:span text:style-name="T138">i</text:span><text:span text:style-name="T139">–</text:span><text:span text:style-name="T140">u</text:span></text:p>
              </table:table-cell>
              <table:table-cell>
                <text:p text:style-name="P53"><text:span text:style-name="T138">i</text:span><text:span text:style-name="T139">–</text:span><text:span text:style-name="T140">i</text:span></text:p>
              </table:table-cell>
              <table:table-cell>
                <text:p text:style-name="P53"><text:span text:style-name="T138">i</text:span><text:span text:style-name="T139">–</text:span><text:span text:style-name="T140">æ</text:span></text:p>
              </table:table-cell>
              <table:table-cell table:style-name="ce113">
                <text:p text:style-name="P54"><text:span text:style-name="T141">i</text:span><text:span text:style-name="T142">–</text:span><text:span text:style-name="T143">e</text:span></text:p>
              </table:table-cell>
              <table:table-cell table:style-name="ce113">
                <text:p text:style-name="P58"><text:span text:style-name="T151">i</text:span><text:span text:style-name="T152">–</text:span><text:span text:style-name="T141">ə</text:span></text:p>
              </table:table-cell>
            </table:table-row>
            <table:table-row table:style-name="ro21" table:default-cell-style-name="ce112">
              <table:table-cell table:style-name="ce111">
                <text:p text:style-name="P52"><text:span text:style-name="T79">æ</text:span></text:p>
              </table:table-cell>
              <table:table-cell table:style-name="ce115">
                <text:p text:style-name="P59"><text:span text:style-name="T153">-</text:span></text:p>
              </table:table-cell>
              <table:table-cell table:style-name="ce116">
                <text:p text:style-name="P60"><text:span text:style-name="T144">æ</text:span><text:span text:style-name="T145">–</text:span><text:span text:style-name="T146">o</text:span></text:p>
              </table:table-cell>
              <table:table-cell table:style-name="ce113">
                <text:p text:style-name="P54"><text:span text:style-name="T141">æ</text:span><text:span text:style-name="T142">–</text:span><text:span text:style-name="T143">u</text:span></text:p>
              </table:table-cell>
              <table:table-cell table:style-name="ce113">
                <text:p text:style-name="P54"><text:span text:style-name="T141">æ</text:span><text:span text:style-name="T142">–</text:span><text:span text:style-name="T143">i</text:span></text:p>
              </table:table-cell>
              <table:table-cell>
                <text:p text:style-name="P53"><text:span text:style-name="T138">æ</text:span><text:span text:style-name="T139">–</text:span><text:span text:style-name="T140">æ</text:span></text:p>
              </table:table-cell>
              <table:table-cell>
                <text:p text:style-name="P53"><text:span text:style-name="T138">æ</text:span><text:span text:style-name="T139">–</text:span><text:span text:style-name="T140">e</text:span></text:p>
              </table:table-cell>
              <table:table-cell table:style-name="ce115">
                <text:p text:style-name="P59"><text:span text:style-name="T153">-</text:span></text:p>
              </table:table-cell>
            </table:table-row>
            <table:table-row table:style-name="ro21" table:default-cell-style-name="ce115">
              <table:table-cell table:style-name="ce111">
                <text:p text:style-name="P52"><text:span text:style-name="T79">e</text:span></text:p>
              </table:table-cell>
              <table:table-cell>
                <text:p text:style-name="P59"><text:span text:style-name="T153">e–ɑ</text:span></text:p>
              </table:table-cell>
              <table:table-cell>
                <text:p text:style-name="P59"><text:span text:style-name="T154">e</text:span><text:span text:style-name="T155">–</text:span><text:span text:style-name="T153">o</text:span></text:p>
              </table:table-cell>
              <table:table-cell table:style-name="ce116">
                <text:p text:style-name="P60"><text:span text:style-name="T144">e</text:span><text:span text:style-name="T145">–</text:span><text:span text:style-name="T146">u</text:span></text:p>
              </table:table-cell>
              <table:table-cell table:style-name="ce113">
                <text:p text:style-name="P54"><text:span text:style-name="T141">e</text:span><text:span text:style-name="T142">–</text:span><text:span text:style-name="T143">i</text:span></text:p>
              </table:table-cell>
              <table:table-cell>
                <text:p text:style-name="P59"><text:span text:style-name="T154">e</text:span><text:span text:style-name="T155">–</text:span><text:span text:style-name="T153">æ</text:span></text:p>
              </table:table-cell>
              <table:table-cell table:style-name="ce112">
                <text:p text:style-name="P53"><text:span text:style-name="T138">e</text:span><text:span text:style-name="T139">–</text:span><text:span text:style-name="T140">e</text:span></text:p>
              </table:table-cell>
              <table:table-cell>
                <text:p text:style-name="P59"><text:span text:style-name="T153">-</text:span></text:p>
              </table:table-cell>
            </table:table-row>
            <table:table-row table:style-name="ro21" table:default-cell-style-name="ce115">
              <table:table-cell table:style-name="ce111">
                <text:p text:style-name="P52"><text:span text:style-name="T79">ə</text:span></text:p>
              </table:table-cell>
              <table:table-cell table:style-name="ce114">
                <text:p text:style-name="P55"><text:span text:style-name="T144">ə</text:span><text:span text:style-name="T145">–</text:span><text:span text:style-name="T146">ɑ</text:span></text:p>
              </table:table-cell>
              <table:table-cell>
                <text:p text:style-name="P59"><text:span text:style-name="T153">-</text:span></text:p>
              </table:table-cell>
              <table:table-cell table:style-name="ce112">
                <text:p text:style-name="P53"><text:span text:style-name="T138">ə</text:span><text:span text:style-name="T139">–</text:span><text:span text:style-name="T140">u</text:span></text:p>
              </table:table-cell>
              <table:table-cell>
                <text:p text:style-name="P59"><text:span text:style-name="T153">-</text:span></text:p>
              </table:table-cell>
              <table:table-cell table:style-name="ce117">
                <text:p text:style-name="P61"><text:span text:style-name="T156">ə</text:span><text:span text:style-name="T148">–</text:span><text:span text:style-name="T147">æ</text:span></text:p>
              </table:table-cell>
              <table:table-cell table:style-name="ce118">
                <text:p text:style-name="P62"><text:span text:style-name="T157">ə–e</text:span></text:p>
              </table:table-cell>
              <table:table-cell table:style-name="ce113">
                <text:p text:style-name="P58"><text:span text:style-name="T151">ə–</text:span><text:span text:style-name="T141">ə</text:span></text:p>
              </table:table-cell>
            </table:table-row>
            <table:table-row table:style-name="ro21" table:default-cell-style-name="ce115">
              <table:table-cell table:style-name="ce111">
                <text:p text:style-name="P52"><text:span text:style-name="T79">iæ</text:span></text:p>
              </table:table-cell>
              <table:table-cell>
                <text:p text:style-name="P59"><text:span text:style-name="T153">-</text:span></text:p>
              </table:table-cell>
              <table:table-cell table:style-name="ce114">
                <text:p text:style-name="P55"><text:span text:style-name="T144">iæ</text:span><text:span text:style-name="T145">–</text:span><text:span text:style-name="T146">o</text:span></text:p>
              </table:table-cell>
              <table:table-cell table:style-name="ce113">
                <text:p text:style-name="P54"><text:span text:style-name="T141">iæ</text:span><text:span text:style-name="T142">–</text:span><text:span text:style-name="T143">u</text:span></text:p>
              </table:table-cell>
              <table:table-cell>
                <text:p text:style-name="P59"><text:span text:style-name="T153">-</text:span></text:p>
              </table:table-cell>
              <table:table-cell table:style-name="ce112">
                <text:p text:style-name="P53"><text:span text:style-name="T138">iæ</text:span><text:span text:style-name="T139">–</text:span><text:span text:style-name="T140">æ</text:span></text:p>
              </table:table-cell>
              <table:table-cell>
                <text:p text:style-name="P59"><text:span text:style-name="T153">-</text:span></text:p>
              </table:table-cell>
              <table:table-cell>
                <text:p text:style-name="P59"><text:span text:style-name="T153">-</text:span></text:p>
              </table:table-cell>
            </table:table-row>
            <table:table-row table:style-name="ro21" table:default-cell-style-name="ce112">
              <table:table-cell table:style-name="ce111">
                <text:p text:style-name="P52"><text:span text:style-name="T79">uæ</text:span></text:p>
              </table:table-cell>
              <table:table-cell table:style-name="ce115">
                <text:p text:style-name="P59"><text:span text:style-name="T153">-</text:span></text:p>
              </table:table-cell>
              <table:table-cell table:style-name="ce114">
                <text:p text:style-name="P55"><text:span text:style-name="T144">uæ</text:span><text:span text:style-name="T145">–</text:span><text:span text:style-name="T146">o</text:span></text:p>
              </table:table-cell>
              <table:table-cell table:style-name="ce113">
                <text:p text:style-name="P54"><text:span text:style-name="T141">uæ</text:span><text:span text:style-name="T142">–</text:span><text:span text:style-name="T143">u</text:span></text:p>
              </table:table-cell>
              <table:table-cell table:style-name="ce113">
                <text:p text:style-name="P54"><text:span text:style-name="T141">uæ</text:span><text:span text:style-name="T142">–</text:span><text:span text:style-name="T143">i</text:span></text:p>
              </table:table-cell>
              <table:table-cell>
                <text:p text:style-name="P53"><text:span text:style-name="T138">uæ</text:span><text:span text:style-name="T139">–</text:span><text:span text:style-name="T140">æ</text:span></text:p>
              </table:table-cell>
              <table:table-cell>
                <text:p text:style-name="P53"><text:span text:style-name="T140">uæ–e</text:span></text:p>
              </table:table-cell>
              <table:table-cell table:style-name="ce115">
                <text:p text:style-name="P59"><text:span text:style-name="T153">-</text:span></text:p>
              </table:table-cell>
            </table:table-row>
            <table:table-row table:style-name="ro21" table:default-cell-style-name="ce112">
              <table:table-cell table:style-name="ce111">
                <text:p text:style-name="P52"><text:span text:style-name="T79">uo</text:span></text:p>
              </table:table-cell>
              <table:table-cell table:style-name="ce114">
                <text:p text:style-name="P55"><text:span text:style-name="T144">uo</text:span><text:span text:style-name="T145">–</text:span><text:span text:style-name="T146">ɑ</text:span></text:p>
              </table:table-cell>
              <table:table-cell table:style-name="ce115">
                <text:p text:style-name="P59"><text:span text:style-name="T154">uo</text:span><text:span text:style-name="T155">–</text:span><text:span text:style-name="T153">o</text:span></text:p>
              </table:table-cell>
              <table:table-cell>
                <text:p text:style-name="P53"><text:span text:style-name="T138">uo</text:span><text:span text:style-name="T139">–</text:span><text:span text:style-name="T140">u</text:span></text:p>
              </table:table-cell>
              <table:table-cell>
                <text:p text:style-name="P53"><text:span text:style-name="T138">uo</text:span><text:span text:style-name="T139">–</text:span><text:span text:style-name="T140">i</text:span></text:p>
              </table:table-cell>
              <table:table-cell table:style-name="ce114">
                <text:p text:style-name="P55"><text:span text:style-name="T144">uo</text:span><text:span text:style-name="T145">–</text:span><text:span text:style-name="T146">æ</text:span></text:p>
              </table:table-cell>
              <table:table-cell table:style-name="ce115">
                <text:p text:style-name="P59"><text:span text:style-name="T153">?</text:span></text:p>
              </table:table-cell>
              <table:table-cell table:style-name="ce113">
                <text:p text:style-name="P58"><text:span text:style-name="T151">uo</text:span><text:span text:style-name="T152">–</text:span><text:span text:style-name="T141">ə</text:span></text:p>
              </table:table-cell>
            </table:table-row>
            <table:table-row table:style-name="ro21" table:default-cell-style-name="ce112">
              <table:table-cell table:style-name="ce111">
                <text:p text:style-name="P52"><text:span text:style-name="T79">ie</text:span></text:p>
              </table:table-cell>
              <table:table-cell table:style-name="ce114">
                <text:p text:style-name="P55"><text:span text:style-name="T144">ie</text:span><text:span text:style-name="T145">–</text:span><text:span text:style-name="T146">ɑ</text:span></text:p>
              </table:table-cell>
              <table:table-cell table:style-name="ce115">
                <text:p text:style-name="P59"><text:span text:style-name="T153">?</text:span></text:p>
              </table:table-cell>
              <table:table-cell>
                <text:p text:style-name="P53"><text:span text:style-name="T140">ie–u</text:span></text:p>
              </table:table-cell>
              <table:table-cell table:style-name="ce113">
                <text:p text:style-name="P54"><text:span text:style-name="T143">ie–i</text:span></text:p>
              </table:table-cell>
              <table:table-cell table:style-name="ce114">
                <text:p text:style-name="P55"><text:span text:style-name="T144">ie</text:span><text:span text:style-name="T145">–</text:span><text:span text:style-name="T146">æ</text:span></text:p>
              </table:table-cell>
              <table:table-cell>
                <text:p text:style-name="P53"><text:span text:style-name="T138">ie</text:span><text:span text:style-name="T139">–</text:span><text:span text:style-name="T140">e</text:span></text:p>
              </table:table-cell>
              <table:table-cell table:style-name="ce113">
                <text:p text:style-name="P58"><text:span text:style-name="T151">ie</text:span><text:span text:style-name="T152">–</text:span><text:span text:style-name="T141">ə</text:span></text:p>
              </table:table-cell>
            </table:table-row>
            <table:table-row table:style-name="ro21" table:default-cell-style-name="ce115">
              <table:table-cell table:style-name="ce111">
                <text:p text:style-name="P52"><text:span text:style-name="T79">ye</text:span></text:p>
              </table:table-cell>
              <table:table-cell>
                <text:p text:style-name="P59"><text:span text:style-name="T153">-</text:span></text:p>
              </table:table-cell>
              <table:table-cell>
                <text:p text:style-name="P59"><text:span text:style-name="T153">-</text:span></text:p>
              </table:table-cell>
              <table:table-cell>
                <text:p text:style-name="P59"><text:span text:style-name="T153">-</text:span></text:p>
              </table:table-cell>
              <table:table-cell table:style-name="ce113">
                <text:p text:style-name="P54"><text:span text:style-name="T141">ye</text:span><text:span text:style-name="T142">–</text:span><text:span text:style-name="T143">i</text:span></text:p>
              </table:table-cell>
              <table:table-cell>
                <text:p text:style-name="P59"><text:span text:style-name="T153">-</text:span></text:p>
              </table:table-cell>
              <table:table-cell table:style-name="ce112">
                <text:p text:style-name="P53"><text:span text:style-name="T138">ye</text:span><text:span text:style-name="T139">–</text:span><text:span text:style-name="T140">e</text:span></text:p>
              </table:table-cell>
              <table:table-cell>
                <text:p text:style-name="P59"><text:span text:style-name="T153">-</text:span></text:p>
              </table:table-cell>
            </table:table-row>
          </table:table>
          <draw:image xlink:href="Pictures/TablePreview8.svm" xlink:type="simple" xlink:show="embed" xlink:actuate="onLoad"/>
        </draw:frame>
        <draw:line draw:style-name="gr12" draw:text-style-name="P42" draw:layer="layout" svg:x1="6.842cm" svg:y1="2.992cm" svg:x2="6.842cm" svg:y2="18.666cm">
          <text:p/>
        </draw:line>
        <presentation:notes draw:style-name="dp2">
          <draw:page-thumbnail draw:style-name="gr1" draw:layer="layout" svg:width="19.798cm" svg:height="11.136cm" svg:x="0.6cm" svg:y="2.257cm" draw:page-number="8" presentation:class="page"/>
          <draw:frame presentation:style-name="pr6" draw:text-style-name="P43" draw:layer="layout" svg:width="16.799cm" svg:height="13.364cm" svg:x="2.1cm" svg:y="14.107cm" presentation:class="notes" presentation:placeholder="true">
            <draw:text-box/>
          </draw:frame>
        </presentation:notes>
      </draw:page>
      <draw:page draw:name="page9" draw:style-name="dp3" draw:master-page-name="Title_20_and_20_chart_20_1" presentation:presentation-page-layout-name="AL2T1" presentation:use-footer-name="ftr1">
        <draw:frame presentation:style-name="pr11" draw:text-style-name="P7" draw:layer="layout" svg:width="23.5cm" svg:height="3.473cm" svg:x="5.183cm" svg:y="0.046cm" presentation:class="title" presentation:user-transformed="true">
          <draw:text-box>
            <text:p text:style-name="P6"><text:span text:style-name="T126">Current Situation: V</text:span><text:span text:style-name="T127">1</text:span><text:span text:style-name="T128">–</text:span><text:span text:style-name="T129">V</text:span><text:span text:style-name="T130">2</text:span></text:p>
          </draw:text-box>
        </draw:frame>
        <draw:frame draw:style-name="gr15" draw:text-style-name="P50" draw:layer="layout" svg:width="7cm" svg:height="14.5cm" svg:x="1.1cm" svg:y="4.16cm">
          <draw:text-box>
            <text:p><text:span text:style-name="T131">◼</text:span><text:span text:style-name="T132"> </text:span><text:span text:style-name="T132">Typical</text:span><text:span text:style-name="T132"><text:line-break/></text:span><text:span text:style-name="T133"> </text:span><text:span text:style-name="T133"><text:line-break/></text:span><text:span text:style-name="T134">◼</text:span><text:span text:style-name="T132"> Limited <text:s text:c="4"/></text:span><text:span text:style-name="T132"><text:line-break/></text:span><text:span text:style-name="T133"> <text:s/></text:span><text:span text:style-name="T132"><text:line-break/></text:span><text:span text:style-name="T135">◼ </text:span><text:span text:style-name="T132">Very</text:span><text:span text:style-name="T132"><text:line-break/></text:span><text:span text:style-name="T132"> <text:s text:c="3"/>limited</text:span><text:span text:style-name="T132"><text:line-break/></text:span><text:span text:style-name="T136"> <text:s text:c="3"/>(individual</text:span><text:span text:style-name="T136"><text:line-break/></text:span><text:span text:style-name="T136"> <text:s text:c="3"/>forms,</text:span><text:span text:style-name="T136"><text:line-break/></text:span><text:span text:style-name="T136"> <text:s text:c="3"/>recent</text:span><text:span text:style-name="T136"><text:line-break/></text:span><text:span text:style-name="T136"> <text:s text:c="3"/>loans)</text:span><text:span text:style-name="T132"><text:line-break/></text:span><text:span text:style-name="T133"> <text:s/></text:span><text:span text:style-name="T132"><text:line-break/></text:span><text:span text:style-name="T137">◼</text:span><text:span text:style-name="T132"> Marginal</text:span><text:span text:style-name="T132"><text:line-break/></text:span><text:span text:style-name="T132"> <text:s text:c="3"/>or </text:span><text:span text:style-name="T33">non-</text:span><text:span text:style-name="T33"><text:line-break/></text:span><text:span text:style-name="T33"> <text:s text:c="3"/>existent</text:span></text:p>
          </draw:text-box>
        </draw:frame>
        <draw:frame draw:style-name="standard" draw:layer="layout" svg:width="26.566cm" svg:height="15.664cm" svg:x="6.842cm" svg:y="2.992cm">
          <table:table table:template-name="default" table:use-first-row-styles="true" table:use-banding-rows-styles="true">
            <table:table-column table:style-name="co34"/>
            <table:table-column table:style-name="co35"/>
            <table:table-column table:style-name="co36"/>
            <table:table-column table:style-name="co37"/>
            <table:table-column table:style-name="co37"/>
            <table:table-column table:style-name="co38"/>
            <table:table-column table:style-name="co39"/>
            <table:table-column table:style-name="co40"/>
            <table:table-row table:style-name="ro21" table:default-cell-style-name="ce110">
              <table:table-cell table:style-name="ce109"/>
              <table:table-cell>
                <text:p text:style-name="P51"><text:span text:style-name="T79">ɑ</text:span></text:p>
              </table:table-cell>
              <table:table-cell>
                <text:p text:style-name="P51"><text:span text:style-name="T79">o</text:span></text:p>
              </table:table-cell>
              <table:table-cell>
                <text:p text:style-name="P51"><text:span text:style-name="T79">u</text:span></text:p>
              </table:table-cell>
              <table:table-cell>
                <text:p text:style-name="P51"><text:span text:style-name="T79">i</text:span></text:p>
              </table:table-cell>
              <table:table-cell>
                <text:p text:style-name="P51"><text:span text:style-name="T79">æ</text:span></text:p>
              </table:table-cell>
              <table:table-cell>
                <text:p text:style-name="P51"><text:span text:style-name="T79">e</text:span></text:p>
              </table:table-cell>
              <table:table-cell>
                <text:p text:style-name="P51"><text:span text:style-name="T79">ə</text:span></text:p>
              </table:table-cell>
            </table:table-row>
            <table:table-row table:style-name="ro21" table:default-cell-style-name="ce112">
              <table:table-cell table:style-name="ce111">
                <text:p text:style-name="P63"><text:span text:style-name="T79">ɑ</text:span></text:p>
              </table:table-cell>
              <table:table-cell>
                <text:p text:style-name="P53"><text:span text:style-name="T140">asta</text:span></text:p>
              </table:table-cell>
              <table:table-cell table:style-name="ce113">
                <text:p text:style-name="P54"><text:span text:style-name="T143">asto</text:span></text:p>
              </table:table-cell>
              <table:table-cell>
                <text:p text:style-name="P53"><text:span text:style-name="T140">rahtuđ</text:span></text:p>
              </table:table-cell>
              <table:table-cell>
                <text:p text:style-name="P53"><text:span text:style-name="T140">rahtim</text:span></text:p>
              </table:table-cell>
              <table:table-cell table:style-name="ce114">
                <text:p text:style-name="P55"><text:span text:style-name="T146">palláim</text:span></text:p>
              </table:table-cell>
              <table:table-cell table:style-name="ce113">
                <text:p text:style-name="P54"><text:span text:style-name="T143">alme</text:span></text:p>
              </table:table-cell>
              <table:table-cell table:style-name="ce113">
                <text:p text:style-name="P54"><text:span text:style-name="T143">hattâ</text:span></text:p>
              </table:table-cell>
            </table:table-row>
            <table:table-row table:style-name="ro21" table:default-cell-style-name="ce112">
              <table:table-cell table:style-name="ce111">
                <text:p text:style-name="P52"><text:span text:style-name="T79">o</text:span></text:p>
              </table:table-cell>
              <table:table-cell table:style-name="ce114">
                <text:p text:style-name="P55"><text:span text:style-name="T146">joolah</text:span></text:p>
              </table:table-cell>
              <table:table-cell table:style-name="ce113">
                <text:p text:style-name="P54"><text:span text:style-name="T143">osko</text:span></text:p>
              </table:table-cell>
              <table:table-cell>
                <text:p text:style-name="P53"><text:span text:style-name="T140">oskum</text:span></text:p>
              </table:table-cell>
              <table:table-cell>
                <text:p text:style-name="P53"><text:span text:style-name="T140">ostim</text:span></text:p>
              </table:table-cell>
              <table:table-cell>
                <text:p text:style-name="P53"><text:span text:style-name="T140">kován</text:span></text:p>
              </table:table-cell>
              <table:table-cell table:style-name="ce113">
                <text:p text:style-name="P54"><text:span text:style-name="T143">kove</text:span></text:p>
              </table:table-cell>
              <table:table-cell table:style-name="ce113">
                <text:p text:style-name="P54"><text:span text:style-name="T143">jollâ</text:span></text:p>
              </table:table-cell>
            </table:table-row>
            <table:table-row table:style-name="ro21" table:default-cell-style-name="ce112">
              <table:table-cell table:style-name="ce111">
                <text:p text:style-name="P52"><text:span text:style-name="T79">u</text:span></text:p>
              </table:table-cell>
              <table:table-cell table:style-name="ce114">
                <text:p text:style-name="P55"><text:span text:style-name="T146">tuulah</text:span></text:p>
              </table:table-cell>
              <table:table-cell table:style-name="ce113">
                <text:p text:style-name="P54"><text:span text:style-name="T143">puško</text:span></text:p>
              </table:table-cell>
              <table:table-cell>
                <text:p text:style-name="P53"><text:span text:style-name="T140">muttuđ</text:span></text:p>
              </table:table-cell>
              <table:table-cell>
                <text:p text:style-name="P53"><text:span text:style-name="T140">muttiđ</text:span></text:p>
              </table:table-cell>
              <table:table-cell>
                <text:p text:style-name="P53"><text:span text:style-name="T140">sukká</text:span></text:p>
              </table:table-cell>
              <table:table-cell table:style-name="ce113">
                <text:p text:style-name="P54"><text:span text:style-name="T143">mušteđ</text:span></text:p>
              </table:table-cell>
              <table:table-cell table:style-name="ce113">
                <text:p text:style-name="P54"><text:span text:style-name="T143">tullâ</text:span></text:p>
              </table:table-cell>
            </table:table-row>
            <table:table-row table:style-name="ro21" table:default-cell-style-name="ce112">
              <table:table-cell table:style-name="ce111">
                <text:p text:style-name="P52"><text:span text:style-name="T79">i</text:span></text:p>
              </table:table-cell>
              <table:table-cell table:style-name="ce114">
                <text:p text:style-name="P55"><text:span text:style-name="T146">čiiŋah</text:span></text:p>
              </table:table-cell>
              <table:table-cell table:style-name="ce113">
                <text:p text:style-name="P54"><text:span text:style-name="T143">kirkko</text:span></text:p>
              </table:table-cell>
              <table:table-cell>
                <text:p text:style-name="P53"><text:span text:style-name="T140">pivdum</text:span></text:p>
              </table:table-cell>
              <table:table-cell>
                <text:p text:style-name="P53"><text:span text:style-name="T140">finniđ</text:span></text:p>
              </table:table-cell>
              <table:table-cell>
                <text:p text:style-name="P53"><text:span text:style-name="T140">pirrá</text:span></text:p>
              </table:table-cell>
              <table:table-cell table:style-name="ce113">
                <text:p text:style-name="P54"><text:span text:style-name="T143">ihe</text:span></text:p>
              </table:table-cell>
              <table:table-cell table:style-name="ce113">
                <text:p text:style-name="P54"><text:span text:style-name="T143">čiŋŋâ</text:span></text:p>
              </table:table-cell>
            </table:table-row>
            <table:table-row table:style-name="ro21" table:default-cell-style-name="ce112">
              <table:table-cell table:style-name="ce111">
                <text:p text:style-name="P52"><text:span text:style-name="T79">æ</text:span></text:p>
              </table:table-cell>
              <table:table-cell table:style-name="ce115">
                <text:p text:style-name="P59"><text:span text:style-name="T153">-</text:span></text:p>
              </table:table-cell>
              <table:table-cell table:style-name="ce116">
                <text:p text:style-name="P60"><text:span text:style-name="T146">áhhoid</text:span></text:p>
              </table:table-cell>
              <table:table-cell table:style-name="ce113">
                <text:p text:style-name="P54"><text:span text:style-name="T143">ákku</text:span></text:p>
              </table:table-cell>
              <table:table-cell table:style-name="ce113">
                <text:p text:style-name="P54"><text:span text:style-name="T143">rähtiđ</text:span></text:p>
              </table:table-cell>
              <table:table-cell>
                <text:p text:style-name="P53"><text:span text:style-name="T140">lášká</text:span></text:p>
              </table:table-cell>
              <table:table-cell>
                <text:p text:style-name="P53"><text:span text:style-name="T140">käskee</text:span></text:p>
              </table:table-cell>
              <table:table-cell table:style-name="ce115">
                <text:p text:style-name="P59"><text:span text:style-name="T153">-</text:span></text:p>
              </table:table-cell>
            </table:table-row>
            <table:table-row table:style-name="ro21" table:default-cell-style-name="ce115">
              <table:table-cell table:style-name="ce111">
                <text:p text:style-name="P52"><text:span text:style-name="T79">e</text:span></text:p>
              </table:table-cell>
              <table:table-cell>
                <text:p text:style-name="P59"><text:span text:style-name="T153">teltta</text:span></text:p>
              </table:table-cell>
              <table:table-cell>
                <text:p text:style-name="P59"><text:span text:style-name="T153">leijoon</text:span></text:p>
              </table:table-cell>
              <table:table-cell table:style-name="ce116">
                <text:p text:style-name="P60"><text:span text:style-name="T146">hersku</text:span></text:p>
              </table:table-cell>
              <table:table-cell table:style-name="ce113">
                <text:p text:style-name="P54"><text:span text:style-name="T143">enni</text:span></text:p>
              </table:table-cell>
              <table:table-cell>
                <text:p text:style-name="P59"><text:span text:style-name="T153">kehá</text:span></text:p>
              </table:table-cell>
              <table:table-cell table:style-name="ce112">
                <text:p text:style-name="P53"><text:span text:style-name="T140">pele</text:span></text:p>
              </table:table-cell>
              <table:table-cell>
                <text:p text:style-name="P59"><text:span text:style-name="T153">-</text:span></text:p>
              </table:table-cell>
            </table:table-row>
            <table:table-row table:style-name="ro21" table:default-cell-style-name="ce115">
              <table:table-cell table:style-name="ce111">
                <text:p text:style-name="P52"><text:span text:style-name="T79">ə</text:span></text:p>
              </table:table-cell>
              <table:table-cell table:style-name="ce114">
                <text:p text:style-name="P55"><text:span text:style-name="T146">eeđah</text:span></text:p>
              </table:table-cell>
              <table:table-cell>
                <text:p text:style-name="P59"><text:span text:style-name="T153">-</text:span></text:p>
              </table:table-cell>
              <table:table-cell table:style-name="ce112">
                <text:p text:style-name="P53"><text:span text:style-name="T140">ennuv</text:span></text:p>
              </table:table-cell>
              <table:table-cell>
                <text:p text:style-name="P59"><text:span text:style-name="T153">-</text:span></text:p>
              </table:table-cell>
              <table:table-cell table:style-name="ce117">
                <text:p text:style-name="P61"><text:span text:style-name="T158">hææ</text:span><text:span text:style-name="T159">j</text:span><text:span text:style-name="T160">ȧ</text:span><text:span text:style-name="T161">id</text:span></text:p>
              </table:table-cell>
              <table:table-cell table:style-name="ce119">
                <text:p text:style-name="P64"><text:span text:style-name="T162">tælle</text:span></text:p>
              </table:table-cell>
              <table:table-cell table:style-name="ce113">
                <text:p text:style-name="P54"><text:span text:style-name="T143">ettâ</text:span></text:p>
              </table:table-cell>
            </table:table-row>
            <table:table-row table:style-name="ro21" table:default-cell-style-name="ce115">
              <table:table-cell table:style-name="ce111">
                <text:p text:style-name="P52"><text:span text:style-name="T79">iæ</text:span></text:p>
              </table:table-cell>
              <table:table-cell>
                <text:p text:style-name="P59"><text:span text:style-name="T153">-</text:span></text:p>
              </table:table-cell>
              <table:table-cell table:style-name="ce114">
                <text:p text:style-name="P55"><text:span text:style-name="T146">siäloid</text:span></text:p>
              </table:table-cell>
              <table:table-cell table:style-name="ce113">
                <text:p text:style-name="P54"><text:span text:style-name="T143">siälu</text:span></text:p>
              </table:table-cell>
              <table:table-cell>
                <text:p text:style-name="P59"><text:span text:style-name="T153">-</text:span></text:p>
              </table:table-cell>
              <table:table-cell table:style-name="ce112">
                <text:p text:style-name="P53"><text:span text:style-name="T140">hiärrá</text:span></text:p>
              </table:table-cell>
              <table:table-cell>
                <text:p text:style-name="P59"><text:span text:style-name="T153">-</text:span></text:p>
              </table:table-cell>
              <table:table-cell>
                <text:p text:style-name="P59"><text:span text:style-name="T153">-</text:span></text:p>
              </table:table-cell>
            </table:table-row>
            <table:table-row table:style-name="ro21" table:default-cell-style-name="ce112">
              <table:table-cell table:style-name="ce111">
                <text:p text:style-name="P52"><text:span text:style-name="T79">uæ</text:span></text:p>
              </table:table-cell>
              <table:table-cell table:style-name="ce115">
                <text:p text:style-name="P59"><text:span text:style-name="T153">-</text:span></text:p>
              </table:table-cell>
              <table:table-cell table:style-name="ce114">
                <text:p text:style-name="P55"><text:span text:style-name="T146">vuároid</text:span></text:p>
              </table:table-cell>
              <table:table-cell table:style-name="ce113">
                <text:p text:style-name="P54"><text:span text:style-name="T143">vuáru</text:span></text:p>
              </table:table-cell>
              <table:table-cell table:style-name="ce113">
                <text:p text:style-name="P54"><text:span text:style-name="T143">kuáti</text:span></text:p>
              </table:table-cell>
              <table:table-cell>
                <text:p text:style-name="P53"><text:span text:style-name="T140">puátá</text:span></text:p>
              </table:table-cell>
              <table:table-cell>
                <text:p text:style-name="P53"><text:span text:style-name="T140">puáttee</text:span></text:p>
              </table:table-cell>
              <table:table-cell table:style-name="ce115">
                <text:p text:style-name="P59"><text:span text:style-name="T153">-</text:span></text:p>
              </table:table-cell>
            </table:table-row>
            <table:table-row table:style-name="ro21" table:default-cell-style-name="ce112">
              <table:table-cell table:style-name="ce111">
                <text:p text:style-name="P52"><text:span text:style-name="T79">uo</text:span></text:p>
              </table:table-cell>
              <table:table-cell table:style-name="ce114">
                <text:p text:style-name="P55"><text:span text:style-name="T146">čuolmah</text:span></text:p>
              </table:table-cell>
              <table:table-cell table:style-name="ce115">
                <text:p text:style-name="P59"><text:span text:style-name="T153">kuoro</text:span></text:p>
              </table:table-cell>
              <table:table-cell>
                <text:p text:style-name="P53"><text:span text:style-name="T140">puohtuđ</text:span></text:p>
              </table:table-cell>
              <table:table-cell>
                <text:p text:style-name="P53"><text:span text:style-name="T140">puohtim</text:span></text:p>
              </table:table-cell>
              <table:table-cell table:style-name="ce114">
                <text:p text:style-name="P55"><text:span text:style-name="T146">čuolmáid</text:span></text:p>
              </table:table-cell>
              <table:table-cell table:style-name="ce115">
                <text:p text:style-name="P59"><text:span text:style-name="T153">?</text:span></text:p>
              </table:table-cell>
              <table:table-cell table:style-name="ce113">
                <text:p text:style-name="P54"><text:span text:style-name="T143">čuolmâ</text:span></text:p>
              </table:table-cell>
            </table:table-row>
            <table:table-row table:style-name="ro21" table:default-cell-style-name="ce112">
              <table:table-cell table:style-name="ce111">
                <text:p text:style-name="P52"><text:span text:style-name="T79">ie</text:span></text:p>
              </table:table-cell>
              <table:table-cell table:style-name="ce114">
                <text:p text:style-name="P55"><text:span text:style-name="T146">kieđah</text:span></text:p>
              </table:table-cell>
              <table:table-cell table:style-name="ce115">
                <text:p text:style-name="P59"><text:span text:style-name="T153">?</text:span></text:p>
              </table:table-cell>
              <table:table-cell>
                <text:p text:style-name="P53"><text:span text:style-name="T140">tiettuđ</text:span></text:p>
              </table:table-cell>
              <table:table-cell table:style-name="ce113">
                <text:p text:style-name="P54"><text:span text:style-name="T143">tiettiđ</text:span></text:p>
              </table:table-cell>
              <table:table-cell table:style-name="ce114">
                <text:p text:style-name="P55"><text:span text:style-name="T146">kieđáid</text:span></text:p>
              </table:table-cell>
              <table:table-cell>
                <text:p text:style-name="P53"><text:span text:style-name="T140">tieđe</text:span></text:p>
              </table:table-cell>
              <table:table-cell table:style-name="ce113">
                <text:p text:style-name="P54"><text:span text:style-name="T143">kietâ</text:span></text:p>
              </table:table-cell>
            </table:table-row>
            <table:table-row table:style-name="ro21" table:default-cell-style-name="ce115">
              <table:table-cell table:style-name="ce111">
                <text:p text:style-name="P52"><text:span text:style-name="T79">ye</text:span></text:p>
              </table:table-cell>
              <table:table-cell>
                <text:p text:style-name="P59"><text:span text:style-name="T153">-</text:span></text:p>
              </table:table-cell>
              <table:table-cell>
                <text:p text:style-name="P59"><text:span text:style-name="T153">-</text:span></text:p>
              </table:table-cell>
              <table:table-cell>
                <text:p text:style-name="P59"><text:span text:style-name="T153">-</text:span></text:p>
              </table:table-cell>
              <table:table-cell table:style-name="ce113">
                <text:p text:style-name="P54"><text:span text:style-name="T143">kyeli</text:span></text:p>
              </table:table-cell>
              <table:table-cell>
                <text:p text:style-name="P59"><text:span text:style-name="T153">-</text:span></text:p>
              </table:table-cell>
              <table:table-cell table:style-name="ce112">
                <text:p text:style-name="P53"><text:span text:style-name="T140">kyele</text:span></text:p>
              </table:table-cell>
              <table:table-cell>
                <text:p text:style-name="P59"><text:span text:style-name="T153">-</text:span></text:p>
              </table:table-cell>
            </table:table-row>
          </table:table>
          <draw:image xlink:href="Pictures/TablePreview9.svm" xlink:type="simple" xlink:show="embed" xlink:actuate="onLoad"/>
        </draw:frame>
        <draw:line draw:style-name="gr12" draw:text-style-name="P42" draw:layer="layout" svg:x1="6.842cm" svg:y1="2.992cm" svg:x2="6.842cm" svg:y2="18.666cm">
          <text:p/>
        </draw:line>
        <presentation:notes draw:style-name="dp2">
          <draw:page-thumbnail draw:style-name="gr1" draw:layer="layout" svg:width="19.798cm" svg:height="11.136cm" svg:x="0.6cm" svg:y="2.257cm" draw:page-number="9" presentation:class="page"/>
          <draw:frame presentation:style-name="pr6" draw:text-style-name="P43" draw:layer="layout" svg:width="16.799cm" svg:height="13.364cm" svg:x="2.1cm" svg:y="14.107cm" presentation:class="notes" presentation:placeholder="true">
            <draw:text-box/>
          </draw:frame>
        </presentation:notes>
      </draw:page>
      <draw:page draw:name="page10" draw:style-name="dp3" draw:master-page-name="Title_20_and_20_chart_20_1" presentation:presentation-page-layout-name="AL2T1" presentation:use-footer-name="ftr1">
        <draw:frame presentation:style-name="pr8" draw:text-style-name="P7" draw:layer="layout" svg:width="30.479cm" svg:height="3.18cm" svg:x="1.694cm" svg:y="0.5cm" presentation:class="title" presentation:user-transformed="true">
          <draw:text-box>
            <text:p text:style-name="P6"><text:span text:style-name="T163">/ɑ</text:span><text:span text:style-name="T3">/ vs. /æ/: Harmony</text:span></text:p>
          </draw:text-box>
        </draw:frame>
        <draw:frame draw:style-name="standard" draw:layer="layout" svg:width="19.151cm" svg:height="3.614cm" svg:x="3.753cm" svg:y="3.233cm">
          <table:table table:template-name="default" table:use-first-row-styles="true" table:use-banding-rows-styles="true">
            <table:table-column table:style-name="co41"/>
            <table:table-column table:style-name="co42"/>
            <table:table-column table:style-name="co43"/>
            <table:table-column table:style-name="co43"/>
            <table:table-column table:style-name="co43"/>
            <table:table-column table:style-name="co43"/>
            <table:table-column table:style-name="co43"/>
            <table:table-column table:style-name="co44"/>
            <table:table-row table:style-name="ro21" table:default-cell-style-name="ce110">
              <table:table-cell table:style-name="ce120"/>
              <table:table-cell table:style-name="ce121">
                <text:p text:style-name="P51"><text:span text:style-name="T79">ɑ</text:span></text:p>
              </table:table-cell>
              <table:table-cell table:style-name="ce122">
                <text:p text:style-name="P51"><text:span text:style-name="T79">o</text:span></text:p>
              </table:table-cell>
              <table:table-cell>
                <text:p text:style-name="P51"><text:span text:style-name="T79">u</text:span></text:p>
              </table:table-cell>
              <table:table-cell table:style-name="ce123">
                <text:p text:style-name="P51"><text:span text:style-name="T79">i</text:span></text:p>
              </table:table-cell>
              <table:table-cell table:style-name="ce121">
                <text:p text:style-name="P51"><text:span text:style-name="T79">æ</text:span></text:p>
              </table:table-cell>
              <table:table-cell table:style-name="ce124">
                <text:p text:style-name="P51"><text:span text:style-name="T79">e</text:span></text:p>
              </table:table-cell>
              <table:table-cell>
                <text:p text:style-name="P51"><text:span text:style-name="T79">ə</text:span></text:p>
              </table:table-cell>
            </table:table-row>
            <table:table-row table:style-name="ro21" table:default-cell-style-name="ce112">
              <table:table-cell table:style-name="ce125">
                <text:p text:style-name="P52"><text:span text:style-name="T79">ɑ</text:span></text:p>
              </table:table-cell>
              <table:table-cell>
                <text:p text:style-name="P53"><text:span text:style-name="T138">ɑ</text:span><text:span text:style-name="T139">–</text:span><text:span text:style-name="T140">ɑ</text:span></text:p>
              </table:table-cell>
              <table:table-cell table:style-name="ce126">
                <text:p text:style-name="P54"><text:span text:style-name="T141">ɑ</text:span><text:span text:style-name="T142">–</text:span><text:span text:style-name="T143">o</text:span></text:p>
              </table:table-cell>
              <table:table-cell>
                <text:p text:style-name="P53"><text:span text:style-name="T138">ɑ</text:span><text:span text:style-name="T139">–</text:span><text:span text:style-name="T140">u</text:span></text:p>
              </table:table-cell>
              <table:table-cell table:style-name="ce127">
                <text:p text:style-name="P53"><text:span text:style-name="T138">ɑ</text:span><text:span text:style-name="T139">–</text:span><text:span text:style-name="T140">i</text:span></text:p>
              </table:table-cell>
              <table:table-cell table:style-name="ce128">
                <text:p text:style-name="P55"><text:span text:style-name="T144">ɑ</text:span><text:span text:style-name="T145">–</text:span><text:span text:style-name="T146">æ</text:span></text:p>
              </table:table-cell>
              <table:table-cell table:style-name="ce129">
                <text:p text:style-name="P54"><text:span text:style-name="T141">ɑ</text:span><text:span text:style-name="T142">–</text:span><text:span text:style-name="T143">e</text:span></text:p>
              </table:table-cell>
              <table:table-cell table:style-name="ce113">
                <text:p text:style-name="P54"><text:span text:style-name="T141">ɑ–ə</text:span></text:p>
              </table:table-cell>
            </table:table-row>
            <table:table-row table:style-name="ro22">
              <table:table-cell table:style-name="ce125">
                <text:p text:style-name="P52"><text:span text:style-name="T79">æ</text:span></text:p>
              </table:table-cell>
              <table:table-cell table:style-name="ce130">
                <text:p text:style-name="P59"><text:span text:style-name="T153">-</text:span></text:p>
              </table:table-cell>
              <table:table-cell table:style-name="ce131">
                <text:p text:style-name="P60"><text:span text:style-name="T144">æ</text:span><text:span text:style-name="T145">–</text:span><text:span text:style-name="T146">o</text:span></text:p>
              </table:table-cell>
              <table:table-cell table:style-name="ce113">
                <text:p text:style-name="P54"><text:span text:style-name="T141">æ</text:span><text:span text:style-name="T142">–</text:span><text:span text:style-name="T143">u</text:span></text:p>
              </table:table-cell>
              <table:table-cell table:style-name="ce132">
                <text:p text:style-name="P54"><text:span text:style-name="T141">æ</text:span><text:span text:style-name="T142">–</text:span><text:span text:style-name="T143">i</text:span></text:p>
              </table:table-cell>
              <table:table-cell table:style-name="ce133">
                <text:p text:style-name="P53"><text:span text:style-name="T138">æ</text:span><text:span text:style-name="T139">–</text:span><text:span text:style-name="T140">æ</text:span></text:p>
              </table:table-cell>
              <table:table-cell table:style-name="ce134">
                <text:p text:style-name="P53"><text:span text:style-name="T138">æ</text:span><text:span text:style-name="T139">–</text:span><text:span text:style-name="T140">e</text:span></text:p>
              </table:table-cell>
              <table:table-cell table:style-name="ce115">
                <text:p text:style-name="P59"><text:span text:style-name="T153">-</text:span></text:p>
              </table:table-cell>
            </table:table-row>
          </table:table>
          <draw:image xlink:href="Pictures/TablePreview10.svm" xlink:type="simple" xlink:show="embed" xlink:actuate="onLoad"/>
        </draw:frame>
        <draw:line draw:style-name="gr12" draw:text-style-name="P42" draw:layer="layout" svg:x1="24.271cm" svg:y1="2.659cm" svg:x2="24.271cm" svg:y2="18.333cm">
          <text:p/>
        </draw:line>
        <draw:frame draw:style-name="standard" draw:layer="layout" svg:width="7.544cm" svg:height="15.664cm" svg:x="24.271cm" svg:y="2.659cm">
          <table:table table:template-name="default" table:use-first-row-styles="true" table:use-banding-rows-styles="true">
            <table:table-column table:style-name="co45"/>
            <table:table-column table:style-name="co46"/>
            <table:table-column table:style-name="co46"/>
            <table:table-row table:style-name="ro21" table:default-cell-style-name="ce136">
              <table:table-cell table:style-name="ce135"/>
              <table:table-cell>
                <text:p text:style-name="P51"><text:span text:style-name="T79">ɑ</text:span></text:p>
              </table:table-cell>
              <table:table-cell>
                <text:p text:style-name="P51"><text:span text:style-name="T79">æ</text:span></text:p>
              </table:table-cell>
            </table:table-row>
            <table:table-row table:style-name="ro21">
              <table:table-cell table:style-name="ce137">
                <text:p text:style-name="P52"><text:span text:style-name="T79">ɑ</text:span></text:p>
              </table:table-cell>
              <table:table-cell table:style-name="ce112">
                <text:p text:style-name="P53"><text:span text:style-name="T138">ɑ</text:span><text:span text:style-name="T139">–</text:span><text:span text:style-name="T140">ɑ</text:span></text:p>
              </table:table-cell>
              <table:table-cell table:style-name="ce138">
                <text:p text:style-name="P55"><text:span text:style-name="T144">ɑ</text:span><text:span text:style-name="T145">–</text:span><text:span text:style-name="T146">æ</text:span></text:p>
              </table:table-cell>
            </table:table-row>
            <table:table-row table:style-name="ro21">
              <table:table-cell table:style-name="ce139">
                <text:p text:style-name="P52"><text:span text:style-name="T79">o</text:span></text:p>
              </table:table-cell>
              <table:table-cell table:style-name="ce140">
                <text:p text:style-name="P56"><text:span text:style-name="T147">o</text:span><text:span text:style-name="T148">–</text:span><text:span text:style-name="T147">ɑ</text:span></text:p>
              </table:table-cell>
              <table:table-cell table:style-name="ce141">
                <text:p text:style-name="P57"><text:span text:style-name="T149">o</text:span><text:span text:style-name="T150">–</text:span><text:span text:style-name="T149">æ</text:span></text:p>
              </table:table-cell>
            </table:table-row>
            <table:table-row table:style-name="ro21">
              <table:table-cell table:style-name="ce111">
                <text:p text:style-name="P52"><text:span text:style-name="T79">u</text:span></text:p>
              </table:table-cell>
              <table:table-cell table:style-name="ce114">
                <text:p text:style-name="P55"><text:span text:style-name="T144">u</text:span><text:span text:style-name="T145">–</text:span><text:span text:style-name="T146">ɑ</text:span></text:p>
              </table:table-cell>
              <table:table-cell table:style-name="ce112">
                <text:p text:style-name="P53"><text:span text:style-name="T138">u</text:span><text:span text:style-name="T139">–</text:span><text:span text:style-name="T140">æ</text:span></text:p>
              </table:table-cell>
            </table:table-row>
            <table:table-row table:style-name="ro21">
              <table:table-cell table:style-name="ce142">
                <text:p text:style-name="P52"><text:span text:style-name="T79">i</text:span></text:p>
              </table:table-cell>
              <table:table-cell table:style-name="ce143">
                <text:p text:style-name="P55"><text:span text:style-name="T144">i</text:span><text:span text:style-name="T145">–</text:span><text:span text:style-name="T146">ɑ</text:span></text:p>
              </table:table-cell>
              <table:table-cell table:style-name="ce144">
                <text:p text:style-name="P53"><text:span text:style-name="T138">i</text:span><text:span text:style-name="T139">–</text:span><text:span text:style-name="T140">æ</text:span></text:p>
              </table:table-cell>
            </table:table-row>
            <table:table-row table:style-name="ro21">
              <table:table-cell table:style-name="ce137">
                <text:p text:style-name="P52"><text:span text:style-name="T79">æ</text:span></text:p>
              </table:table-cell>
              <table:table-cell table:style-name="ce145">
                <text:p text:style-name="P59"><text:span text:style-name="T153">-</text:span></text:p>
              </table:table-cell>
              <table:table-cell table:style-name="ce146">
                <text:p text:style-name="P53"><text:span text:style-name="T138">æ</text:span><text:span text:style-name="T139">–</text:span><text:span text:style-name="T140">æ</text:span></text:p>
              </table:table-cell>
            </table:table-row>
            <table:table-row table:style-name="ro23" table:default-cell-style-name="ce147">
              <table:table-cell table:style-name="ce139">
                <text:p text:style-name="P52"><text:span text:style-name="T79">e</text:span></text:p>
              </table:table-cell>
              <table:table-cell>
                <text:p text:style-name="P59"><text:span text:style-name="T153">e–ɑ</text:span></text:p>
              </table:table-cell>
              <table:table-cell>
                <text:p text:style-name="P59"><text:span text:style-name="T154">e</text:span><text:span text:style-name="T155">–</text:span><text:span text:style-name="T153">æ</text:span></text:p>
              </table:table-cell>
            </table:table-row>
            <table:table-row table:style-name="ro21">
              <table:table-cell table:style-name="ce111">
                <text:p text:style-name="P52"><text:span text:style-name="T79">ə</text:span></text:p>
              </table:table-cell>
              <table:table-cell table:style-name="ce114">
                <text:p text:style-name="P55"><text:span text:style-name="T144">ə</text:span><text:span text:style-name="T145">–</text:span><text:span text:style-name="T146">ɑ</text:span></text:p>
              </table:table-cell>
              <table:table-cell table:style-name="ce117">
                <text:p text:style-name="P61"><text:span text:style-name="T156">ə</text:span><text:span text:style-name="T148">–</text:span><text:span text:style-name="T147">æ</text:span></text:p>
              </table:table-cell>
            </table:table-row>
            <table:table-row table:style-name="ro21">
              <table:table-cell table:style-name="ce111">
                <text:p text:style-name="P52"><text:span text:style-name="T79">iæ</text:span></text:p>
              </table:table-cell>
              <table:table-cell table:style-name="ce115">
                <text:p text:style-name="P59"><text:span text:style-name="T153">-</text:span></text:p>
              </table:table-cell>
              <table:table-cell table:style-name="ce112">
                <text:p text:style-name="P53"><text:span text:style-name="T138">iæ</text:span><text:span text:style-name="T139">–</text:span><text:span text:style-name="T140">æ</text:span></text:p>
              </table:table-cell>
            </table:table-row>
            <table:table-row table:style-name="ro21">
              <table:table-cell table:style-name="ce111">
                <text:p text:style-name="P52"><text:span text:style-name="T79">uæ</text:span></text:p>
              </table:table-cell>
              <table:table-cell table:style-name="ce115">
                <text:p text:style-name="P59"><text:span text:style-name="T153">-</text:span></text:p>
              </table:table-cell>
              <table:table-cell table:style-name="ce112">
                <text:p text:style-name="P53"><text:span text:style-name="T138">uæ</text:span><text:span text:style-name="T139">–</text:span><text:span text:style-name="T140">æ</text:span></text:p>
              </table:table-cell>
            </table:table-row>
            <table:table-row table:style-name="ro21" table:default-cell-style-name="ce114">
              <table:table-cell table:style-name="ce111">
                <text:p text:style-name="P52"><text:span text:style-name="T79">uo</text:span></text:p>
              </table:table-cell>
              <table:table-cell>
                <text:p text:style-name="P55"><text:span text:style-name="T144">uo</text:span><text:span text:style-name="T145">–</text:span><text:span text:style-name="T146">ɑ</text:span></text:p>
              </table:table-cell>
              <table:table-cell>
                <text:p text:style-name="P55"><text:span text:style-name="T144">uo</text:span><text:span text:style-name="T145">–</text:span><text:span text:style-name="T146">æ</text:span></text:p>
              </table:table-cell>
            </table:table-row>
            <table:table-row table:style-name="ro21" table:default-cell-style-name="ce114">
              <table:table-cell table:style-name="ce111">
                <text:p text:style-name="P52"><text:span text:style-name="T79">ie</text:span></text:p>
              </table:table-cell>
              <table:table-cell>
                <text:p text:style-name="P55"><text:span text:style-name="T144">ie</text:span><text:span text:style-name="T145">–</text:span><text:span text:style-name="T146">ɑ</text:span></text:p>
              </table:table-cell>
              <table:table-cell>
                <text:p text:style-name="P55"><text:span text:style-name="T144">ie</text:span><text:span text:style-name="T145">–</text:span><text:span text:style-name="T146">æ</text:span></text:p>
              </table:table-cell>
            </table:table-row>
            <table:table-row table:style-name="ro21">
              <table:table-cell table:style-name="ce148">
                <text:p text:style-name="P65"><text:span text:style-name="T79">ye</text:span></text:p>
              </table:table-cell>
              <table:table-cell table:style-name="ce149">
                <text:p text:style-name="P66"><text:span text:style-name="T153">-</text:span></text:p>
              </table:table-cell>
              <table:table-cell table:style-name="ce150">
                <text:p text:style-name="P66"><text:span text:style-name="T153">-</text:span></text:p>
              </table:table-cell>
            </table:table-row>
          </table:table>
          <draw:image xlink:href="Pictures/TablePreview11.svm" xlink:type="simple" xlink:show="embed" xlink:actuate="onLoad"/>
        </draw:frame>
        <draw:frame presentation:style-name="pr5" draw:text-style-name="P2" draw:layer="layout" svg:width="22cm" svg:height="12.05cm" svg:x="1.571cm" svg:y="6.936cm" presentation:class="outline" presentation:user-transformed="true">
          <draw:text-box>
            <text:list text:style-name="L2">
              <text:list-item>
                <text:p text:style-name="P67"><text:span text:style-name="T164">Cannot normally co-occur in a (non-compound) word.</text:span></text:p>
                <text:list>
                  <text:list-item>
                    <text:p text:style-name="P68"><text:span text:style-name="T165">With other vowels partially complementary.</text:span></text:p>
                  </text:list-item>
                </text:list>
              </text:list-item>
              <text:list-item>
                <text:p text:style-name="P8"><text:span text:style-name="T5">V</text:span><text:span text:style-name="T166">1 </text:span><text:span text:style-name="T6">/</text:span><text:span text:style-name="T4">ɑ/ causes V</text:span><text:span text:style-name="T167">2</text:span><text:span text:style-name="T4"> /ɑ/ instead of /æ/:</text:span></text:p>
                <text:list>
                  <text:list-header>
                    <text:p text:style-name="P69"><text:span text:style-name="T168">ihe</text:span><text:span text:style-name="T169"> ’year’, </text:span><text:span text:style-name="T170">SG.ILL</text:span><text:span text:style-name="T169"> </text:span><text:span text:style-name="T168">ih</text:span><text:span text:style-name="T171">á</text:span><text:span text:style-name="T168">n</text:span><text:span text:style-name="T169">;</text:span><text:span text:style-name="T168"> kove</text:span><text:span text:style-name="T169"> ’picture’, </text:span><text:span text:style-name="T170">SG.ILL</text:span><text:span text:style-name="T169"> </text:span><text:span text:style-name="T168">kov</text:span><text:span text:style-name="T171">á</text:span><text:span text:style-name="T168">n</text:span><text:span text:style-name="T169">;</text:span></text:p>
                    <text:p text:style-name="P70"><text:span text:style-name="T168">ahe</text:span><text:span text:style-name="T169"> ’age’ </text:span><text:span text:style-name="T172">SG.ILL</text:span><text:span text:style-name="T173"> </text:span><text:span text:style-name="T174">ah</text:span><text:span text:style-name="T175">a</text:span><text:span text:style-name="T174">n</text:span></text:p>
                  </text:list-header>
                </text:list>
              </text:list-item>
              <text:list-item>
                <text:p text:style-name="P8"><text:span text:style-name="T176">Some forms feature regressive metaphony instead of progressive harmony:</text:span></text:p>
                <text:list>
                  <text:list-header>
                    <text:p text:style-name="P71"><text:span text:style-name="T177">aa</text:span><text:span text:style-name="T73">ssâđ </text:span><text:span text:style-name="T39">/ɑ</text:span><text:span text:style-name="T109">ː</text:span><text:span text:style-name="T39">ssəð/</text:span><text:span text:style-name="T73"> </text:span><text:span text:style-name="T39">’live, dwell’, </text:span><text:span text:style-name="T178">PRS.3SG </text:span><text:span text:style-name="T177">áá</text:span><text:span text:style-name="T73">sá</text:span><text:span text:style-name="T179"> </text:span><text:span text:style-name="T39">/æː</text:span><text:span text:style-name="T114">sæ/</text:span></text:p>
                  </text:list-header>
                </text:list>
              </text:list-item>
            </text:list>
          </draw:text-box>
        </draw:frame>
        <draw:custom-shape draw:style-name="gr16" draw:text-style-name="P72" draw:layer="layout" svg:width="2.8cm" svg:height="1.2cm" svg:x="29.015cm" svg:y="17.123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0" presentation:class="page"/>
          <draw:frame presentation:style-name="pr6" draw:text-style-name="P73" draw:layer="layout" svg:width="16.799cm" svg:height="13.364cm" svg:x="2.1cm" svg:y="14.107cm" presentation:class="notes" presentation:placeholder="true">
            <draw:text-box/>
          </draw:frame>
        </presentation:notes>
      </draw:page>
      <draw:page draw:name="page11" draw:style-name="dp3" draw:master-page-name="Title_20_and_20_chart_20_1" presentation:presentation-page-layout-name="AL2T1" presentation:use-footer-name="ftr1">
        <draw:frame presentation:style-name="pr12" draw:text-style-name="P7" draw:layer="layout" svg:width="16.846cm" svg:height="3.473cm" svg:x="9.182cm" svg:y="0.857cm" presentation:class="title" presentation:user-transformed="true">
          <draw:text-box>
            <text:p text:style-name="P6"><text:span text:style-name="T3">/ɑ/ vs. /æ/: Disharmony</text:span></text:p>
          </draw:text-box>
        </draw:frame>
        <draw:frame presentation:style-name="pr5" draw:text-style-name="P2" draw:layer="layout" svg:width="29.493cm" svg:height="12.876cm" svg:x="2.665cm" svg:y="4.838cm" presentation:class="outline" presentation:user-transformed="true">
          <draw:text-box>
            <text:list text:style-name="L2">
              <text:list-item>
                <text:p>Disharmonic sequences may occur when the first-syllable vowel is /ɑ/:</text:p>
                <text:list>
                  <text:list-item>
                    <text:p text:style-name="P68"><text:span text:style-name="T39">Before /j/: </text:span><text:span text:style-name="T73">aassâđ</text:span><text:span text:style-name="T39">, </text:span><text:span text:style-name="T109">PST.3DU</text:span><text:span text:style-name="T39"> </text:span><text:span text:style-name="T73">aas</text:span><text:span text:style-name="T177">á</text:span><text:span text:style-name="T73">in</text:span><text:span text:style-name="T39"> /ɑ</text:span><text:span text:style-name="T180">ː</text:span><text:span text:style-name="T33">sæjn/</text:span></text:p>
                  </text:list-item>
                  <text:list-item>
                    <text:p text:style-name="P74"><text:span text:style-name="T108">In polysyllabic forms: </text:span><text:span text:style-name="T181">VABE</text:span><text:span text:style-name="T108"> </text:span><text:span text:style-name="T73">asâhánnáá </text:span><text:span text:style-name="T39">/ɑsəhænnæ</text:span><text:span text:style-name="T180">ː</text:span><text:span text:style-name="T114">/</text:span></text:p>
                  </text:list-item>
                  <text:list-item>
                    <text:p text:style-name="P74"><text:span text:style-name="T39">With long /æː/: </text:span><text:span text:style-name="T73">taat</text:span><text:span text:style-name="T39"> /tɑ</text:span><text:span text:style-name="T180">ː</text:span><text:span text:style-name="T39">t/ ’this’, </text:span><text:span text:style-name="T109">SG.ABE</text:span><text:span text:style-name="T108"> </text:span><text:span text:style-name="T73">taanttáá</text:span><text:span text:style-name="T39"> /tɑ</text:span><text:span text:style-name="T180">ː</text:span><text:span text:style-name="T39">nttæ</text:span><text:span text:style-name="T180">ː</text:span><text:span text:style-name="T39">/</text:span></text:p>
                  </text:list-item>
                </text:list>
              </text:list-item>
              <text:list-item>
                <text:p>No disharmonic words with first-syllable /æ/ (?).</text:p>
                <text:list>
                  <text:list-item>
                    <text:p text:style-name="P68"><text:span text:style-name="T33">No suitable development from Proto-Saamic</text:span></text:p>
                  </text:list-item>
                  <text:list-item>
                    <text:p text:style-name="P68"><text:span text:style-name="T33">Finnish also has vowel harmony, while /æ/ is rare in Scandinavian languages &gt; no loanwords with the combination /æ–ɑ/</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Title_20_and_20_chart_20_1" presentation:presentation-page-layout-name="AL2T1" presentation:use-footer-name="ftr1">
        <draw:frame presentation:style-name="pr8" draw:text-style-name="P7" draw:layer="layout" svg:width="30.479cm" svg:height="3.18cm" svg:x="1.788cm" svg:y="0.095cm" presentation:class="title" presentation:user-transformed="true">
          <draw:text-box>
            <text:p text:style-name="P6"><text:span text:style-name="T163">The Status of /ə</text:span><text:span text:style-name="T3">/</text:span></text:p>
          </draw:text-box>
        </draw:frame>
        <draw:frame draw:style-name="standard" draw:layer="layout" svg:width="19.151cm" svg:height="4.87cm" svg:x="3.555cm" svg:y="3.121cm">
          <table:table table:template-name="default" table:use-first-row-styles="true" table:use-banding-rows-styles="true">
            <table:table-column table:style-name="co41"/>
            <table:table-column table:style-name="co42"/>
            <table:table-column table:style-name="co43"/>
            <table:table-column table:style-name="co43"/>
            <table:table-column table:style-name="co43"/>
            <table:table-column table:style-name="co43"/>
            <table:table-column table:style-name="co43"/>
            <table:table-column table:style-name="co44"/>
            <table:table-row table:style-name="ro24">
              <table:table-cell table:style-name="ce151"/>
              <table:table-cell table:style-name="ce152">
                <text:p text:style-name="P75"><text:span text:style-name="T79">ɑ</text:span></text:p>
              </table:table-cell>
              <table:table-cell table:style-name="ce153">
                <text:p text:style-name="P76"><text:span text:style-name="T79">o</text:span></text:p>
              </table:table-cell>
              <table:table-cell table:style-name="ce154">
                <text:p text:style-name="P75"><text:span text:style-name="T79">u</text:span></text:p>
              </table:table-cell>
              <table:table-cell table:style-name="ce155">
                <text:p text:style-name="P75"><text:span text:style-name="T79">i</text:span></text:p>
              </table:table-cell>
              <table:table-cell table:style-name="ce156">
                <text:p text:style-name="P75"><text:span text:style-name="T79">æ</text:span></text:p>
              </table:table-cell>
              <table:table-cell table:style-name="ce157">
                <text:p text:style-name="P75"><text:span text:style-name="T79">e</text:span></text:p>
              </table:table-cell>
              <table:table-cell table:style-name="ce158">
                <text:p text:style-name="P75"><text:span text:style-name="T79">ə</text:span></text:p>
              </table:table-cell>
            </table:table-row>
            <table:table-row table:style-name="ro25" table:default-cell-style-name="ce160">
              <table:table-cell table:style-name="ce148">
                <text:p text:style-name="P65"><text:span text:style-name="T79">ɑ</text:span></text:p>
              </table:table-cell>
              <table:table-cell table:style-name="ce159">
                <text:p text:style-name="P77"><text:span text:style-name="T138">ɑ</text:span><text:span text:style-name="T139">–</text:span><text:span text:style-name="T140">ɑ</text:span></text:p>
              </table:table-cell>
              <table:table-cell>
                <text:p text:style-name="P78"><text:span text:style-name="T141">ɑ</text:span><text:span text:style-name="T142">–</text:span><text:span text:style-name="T143">o</text:span></text:p>
              </table:table-cell>
              <table:table-cell table:style-name="ce161">
                <text:p text:style-name="P77"><text:span text:style-name="T138">ɑ</text:span><text:span text:style-name="T139">–</text:span><text:span text:style-name="T140">u</text:span></text:p>
              </table:table-cell>
              <table:table-cell table:style-name="ce162">
                <text:p text:style-name="P77"><text:span text:style-name="T138">ɑ</text:span><text:span text:style-name="T139">–</text:span><text:span text:style-name="T140">i</text:span></text:p>
              </table:table-cell>
              <table:table-cell table:style-name="ce163">
                <text:p text:style-name="P79"><text:span text:style-name="T144">ɑ</text:span><text:span text:style-name="T145">–</text:span><text:span text:style-name="T146">æ</text:span></text:p>
              </table:table-cell>
              <table:table-cell>
                <text:p text:style-name="P78"><text:span text:style-name="T141">ɑ</text:span><text:span text:style-name="T142">–</text:span><text:span text:style-name="T143">e</text:span></text:p>
              </table:table-cell>
              <table:table-cell table:style-name="ce164">
                <text:p text:style-name="P78"><text:span text:style-name="T141">ɑ–ə</text:span></text:p>
              </table:table-cell>
            </table:table-row>
            <table:table-row table:style-name="ro25">
              <table:table-cell table:style-name="ce165">
                <text:p text:style-name="P65"><text:span text:style-name="T79">e</text:span></text:p>
              </table:table-cell>
              <table:table-cell table:style-name="ce149">
                <text:p text:style-name="P66"><text:span text:style-name="T153">e–ɑ</text:span></text:p>
              </table:table-cell>
              <table:table-cell table:style-name="ce166">
                <text:p text:style-name="P66"><text:span text:style-name="T154">e</text:span><text:span text:style-name="T155">–</text:span><text:span text:style-name="T153">o</text:span></text:p>
              </table:table-cell>
              <table:table-cell table:style-name="ce167">
                <text:p text:style-name="P77"><text:span text:style-name="T144">e</text:span><text:span text:style-name="T145">–</text:span><text:span text:style-name="T146">u</text:span></text:p>
              </table:table-cell>
              <table:table-cell table:style-name="ce168">
                <text:p text:style-name="P78"><text:span text:style-name="T141">e</text:span><text:span text:style-name="T142">–</text:span><text:span text:style-name="T143">i</text:span></text:p>
              </table:table-cell>
              <table:table-cell table:style-name="ce169">
                <text:p text:style-name="P66"><text:span text:style-name="T154">e</text:span><text:span text:style-name="T155">–</text:span><text:span text:style-name="T153">æ</text:span></text:p>
              </table:table-cell>
              <table:table-cell table:style-name="ce170">
                <text:p text:style-name="P77"><text:span text:style-name="T138">e</text:span><text:span text:style-name="T139">–</text:span><text:span text:style-name="T140">e</text:span></text:p>
              </table:table-cell>
              <table:table-cell table:style-name="ce171">
                <text:p text:style-name="P66"><text:span text:style-name="T153">-</text:span></text:p>
              </table:table-cell>
            </table:table-row>
            <table:table-row table:style-name="ro25" table:default-cell-style-name="ce174">
              <table:table-cell table:style-name="ce172">
                <text:p text:style-name="P65"><text:span text:style-name="T79">ə</text:span></text:p>
              </table:table-cell>
              <table:table-cell table:style-name="ce173">
                <text:p text:style-name="P79"><text:span text:style-name="T144">ə</text:span><text:span text:style-name="T145">–</text:span><text:span text:style-name="T146">ɑ</text:span></text:p>
              </table:table-cell>
              <table:table-cell>
                <text:p text:style-name="P66"><text:span text:style-name="T153">-</text:span></text:p>
              </table:table-cell>
              <table:table-cell table:style-name="ce175">
                <text:p text:style-name="P77"><text:span text:style-name="T138">ə</text:span><text:span text:style-name="T139">–</text:span><text:span text:style-name="T140">u</text:span></text:p>
              </table:table-cell>
              <table:table-cell>
                <text:p text:style-name="P66"><text:span text:style-name="T153">-</text:span></text:p>
              </table:table-cell>
              <table:table-cell table:style-name="ce176">
                <text:p text:style-name="P80"><text:span text:style-name="T156">ə</text:span><text:span text:style-name="T148">–</text:span><text:span text:style-name="T147">æ</text:span></text:p>
              </table:table-cell>
              <table:table-cell table:style-name="ce177">
                <text:p text:style-name="P81"><text:span text:style-name="T157">ə-e</text:span></text:p>
              </table:table-cell>
              <table:table-cell table:style-name="ce178">
                <text:p text:style-name="P58"><text:span text:style-name="T151">ə–</text:span><text:span text:style-name="T141">ə</text:span></text:p>
              </table:table-cell>
            </table:table-row>
          </table:table>
          <draw:image xlink:href="Pictures/TablePreview12.svm" xlink:type="simple" xlink:show="embed" xlink:actuate="onLoad"/>
        </draw:frame>
        <draw:line draw:style-name="gr12" draw:text-style-name="P42" draw:layer="layout" svg:x1="24.1cm" svg:y1="2.732cm" svg:x2="24.1cm" svg:y2="18.406cm">
          <text:p/>
        </draw:line>
        <draw:frame draw:style-name="standard" draw:layer="layout" svg:width="9.248cm" svg:height="15.664cm" svg:x="24.1cm" svg:y="2.732cm">
          <table:table table:template-name="default" table:use-first-row-styles="true" table:use-banding-rows-styles="true">
            <table:table-column table:style-name="co47"/>
            <table:table-column table:style-name="co48"/>
            <table:table-column table:style-name="co49"/>
            <table:table-column table:style-name="co50"/>
            <table:table-row table:style-name="ro21" table:default-cell-style-name="ce181">
              <table:table-cell table:style-name="ce179"/>
              <table:table-cell table:style-name="ce180">
                <text:p text:style-name="P51"><text:span text:style-name="T79">ɑ</text:span></text:p>
              </table:table-cell>
              <table:table-cell>
                <text:p text:style-name="P51"><text:span text:style-name="T79">e</text:span></text:p>
              </table:table-cell>
              <table:table-cell>
                <text:p text:style-name="P51"><text:span text:style-name="T79">ə</text:span></text:p>
              </table:table-cell>
            </table:table-row>
            <table:table-row table:style-name="ro21">
              <table:table-cell table:style-name="ce182">
                <text:p text:style-name="P82"><text:span text:style-name="T79">ɑ</text:span></text:p>
              </table:table-cell>
              <table:table-cell table:style-name="ce183">
                <text:p text:style-name="P53"><text:span text:style-name="T138">ɑ</text:span><text:span text:style-name="T139">–</text:span><text:span text:style-name="T140">ɑ</text:span></text:p>
              </table:table-cell>
              <table:table-cell table:style-name="ce184">
                <text:p text:style-name="P54"><text:span text:style-name="T141">ɑ</text:span><text:span text:style-name="T142">–</text:span><text:span text:style-name="T143">e</text:span></text:p>
              </table:table-cell>
              <table:table-cell table:style-name="ce185">
                <text:p text:style-name="P54"><text:span text:style-name="T141">ɑ–ə</text:span></text:p>
              </table:table-cell>
            </table:table-row>
            <table:table-row table:style-name="ro21" table:default-cell-style-name="ce188">
              <table:table-cell table:style-name="ce186">
                <text:p text:style-name="P82"><text:span text:style-name="T79">o</text:span></text:p>
              </table:table-cell>
              <table:table-cell table:style-name="ce187">
                <text:p text:style-name="P56"><text:span text:style-name="T147">o</text:span><text:span text:style-name="T148">–</text:span><text:span text:style-name="T147">ɑ</text:span></text:p>
              </table:table-cell>
              <table:table-cell>
                <text:p text:style-name="P58"><text:span text:style-name="T141">o</text:span><text:span text:style-name="T142">–</text:span><text:span text:style-name="T143">e</text:span></text:p>
              </table:table-cell>
              <table:table-cell>
                <text:p text:style-name="P58"><text:span text:style-name="T151">o</text:span><text:span text:style-name="T152">–</text:span><text:span text:style-name="T141">ə</text:span></text:p>
              </table:table-cell>
            </table:table-row>
            <table:table-row table:style-name="ro21" table:default-cell-style-name="ce113">
              <table:table-cell table:style-name="ce189">
                <text:p text:style-name="P82"><text:span text:style-name="T79">u</text:span></text:p>
              </table:table-cell>
              <table:table-cell table:style-name="ce114">
                <text:p text:style-name="P55"><text:span text:style-name="T144">u</text:span><text:span text:style-name="T145">–</text:span><text:span text:style-name="T146">ɑ</text:span></text:p>
              </table:table-cell>
              <table:table-cell>
                <text:p text:style-name="P54"><text:span text:style-name="T141">u</text:span><text:span text:style-name="T142">–</text:span><text:span text:style-name="T143">e</text:span></text:p>
              </table:table-cell>
              <table:table-cell>
                <text:p text:style-name="P58"><text:span text:style-name="T151">u</text:span><text:span text:style-name="T152">–</text:span><text:span text:style-name="T141">ə</text:span></text:p>
              </table:table-cell>
            </table:table-row>
            <table:table-row table:style-name="ro21" table:default-cell-style-name="ce113">
              <table:table-cell table:style-name="ce190">
                <text:p text:style-name="P82"><text:span text:style-name="T79">i</text:span></text:p>
              </table:table-cell>
              <table:table-cell table:style-name="ce191">
                <text:p text:style-name="P55"><text:span text:style-name="T144">i</text:span><text:span text:style-name="T145">–</text:span><text:span text:style-name="T146">ɑ</text:span></text:p>
              </table:table-cell>
              <table:table-cell>
                <text:p text:style-name="P54"><text:span text:style-name="T141">i</text:span><text:span text:style-name="T142">–</text:span><text:span text:style-name="T143">e</text:span></text:p>
              </table:table-cell>
              <table:table-cell>
                <text:p text:style-name="P58"><text:span text:style-name="T151">i</text:span><text:span text:style-name="T152">–</text:span><text:span text:style-name="T141">ə</text:span></text:p>
              </table:table-cell>
            </table:table-row>
            <table:table-row table:style-name="ro21" table:default-cell-style-name="ce115">
              <table:table-cell table:style-name="ce189">
                <text:p text:style-name="P82"><text:span text:style-name="T79">æ</text:span></text:p>
              </table:table-cell>
              <table:table-cell>
                <text:p text:style-name="P59"><text:span text:style-name="T153">-</text:span></text:p>
              </table:table-cell>
              <table:table-cell table:style-name="ce112">
                <text:p text:style-name="P53"><text:span text:style-name="T138">æ</text:span><text:span text:style-name="T139">–</text:span><text:span text:style-name="T140">e</text:span></text:p>
              </table:table-cell>
              <table:table-cell>
                <text:p text:style-name="P59"><text:span text:style-name="T153">-</text:span></text:p>
              </table:table-cell>
            </table:table-row>
            <table:table-row table:style-name="ro21">
              <table:table-cell table:style-name="ce186">
                <text:p text:style-name="P82"><text:span text:style-name="T79">e</text:span></text:p>
              </table:table-cell>
              <table:table-cell table:style-name="ce192">
                <text:p text:style-name="P59"><text:span text:style-name="T153">e–ɑ</text:span></text:p>
              </table:table-cell>
              <table:table-cell table:style-name="ce112">
                <text:p text:style-name="P53"><text:span text:style-name="T138">e</text:span><text:span text:style-name="T139">–</text:span><text:span text:style-name="T140">e</text:span></text:p>
              </table:table-cell>
              <table:table-cell table:style-name="ce115">
                <text:p text:style-name="P59"><text:span text:style-name="T153">-</text:span></text:p>
              </table:table-cell>
            </table:table-row>
            <table:table-row table:style-name="ro21">
              <table:table-cell table:style-name="ce186">
                <text:p text:style-name="P82"><text:span text:style-name="T79">ə</text:span></text:p>
              </table:table-cell>
              <table:table-cell table:style-name="ce193">
                <text:p text:style-name="P83"><text:span text:style-name="T144">ə</text:span><text:span text:style-name="T182">–</text:span><text:span text:style-name="T183">ɑ</text:span></text:p>
              </table:table-cell>
              <table:table-cell table:style-name="ce118">
                <text:p text:style-name="P62"><text:span text:style-name="T157">ə-e</text:span></text:p>
              </table:table-cell>
              <table:table-cell table:style-name="ce194">
                <text:p text:style-name="P84"><text:span text:style-name="T151">ə–</text:span><text:span text:style-name="T141">ə</text:span></text:p>
              </table:table-cell>
            </table:table-row>
            <table:table-row table:style-name="ro21" table:default-cell-style-name="ce115">
              <table:table-cell table:style-name="ce111">
                <text:p text:style-name="P52"><text:span text:style-name="T79">iæ</text:span></text:p>
              </table:table-cell>
              <table:table-cell>
                <text:p text:style-name="P59"><text:span text:style-name="T153">-</text:span></text:p>
              </table:table-cell>
              <table:table-cell>
                <text:p text:style-name="P59"><text:span text:style-name="T153">-</text:span></text:p>
              </table:table-cell>
              <table:table-cell>
                <text:p text:style-name="P59"><text:span text:style-name="T153">-</text:span></text:p>
              </table:table-cell>
            </table:table-row>
            <table:table-row table:style-name="ro21" table:default-cell-style-name="ce115">
              <table:table-cell table:style-name="ce111">
                <text:p text:style-name="P52"><text:span text:style-name="T79">uæ</text:span></text:p>
              </table:table-cell>
              <table:table-cell>
                <text:p text:style-name="P59"><text:span text:style-name="T153">-</text:span></text:p>
              </table:table-cell>
              <table:table-cell table:style-name="ce112">
                <text:p text:style-name="P53"><text:span text:style-name="T140">uæ–e</text:span></text:p>
              </table:table-cell>
              <table:table-cell>
                <text:p text:style-name="P59"><text:span text:style-name="T153">-</text:span></text:p>
              </table:table-cell>
            </table:table-row>
            <table:table-row table:style-name="ro26">
              <table:table-cell table:style-name="ce111">
                <text:p text:style-name="P52"><text:span text:style-name="T79">uo</text:span></text:p>
              </table:table-cell>
              <table:table-cell table:style-name="ce114">
                <text:p text:style-name="P55"><text:span text:style-name="T144">uo</text:span><text:span text:style-name="T145">–</text:span><text:span text:style-name="T146">ɑ</text:span></text:p>
              </table:table-cell>
              <table:table-cell table:style-name="ce115">
                <text:p text:style-name="P59"><text:span text:style-name="T153">?</text:span></text:p>
              </table:table-cell>
              <table:table-cell table:style-name="ce113">
                <text:p text:style-name="P58"><text:span text:style-name="T151">uo</text:span><text:span text:style-name="T152">–</text:span><text:span text:style-name="T141">ə</text:span></text:p>
              </table:table-cell>
            </table:table-row>
            <table:table-row table:style-name="ro27">
              <table:table-cell table:style-name="ce111">
                <text:p text:style-name="P52"><text:span text:style-name="T79">ie</text:span></text:p>
              </table:table-cell>
              <table:table-cell table:style-name="ce114">
                <text:p text:style-name="P55"><text:span text:style-name="T144">ie</text:span><text:span text:style-name="T145">–</text:span><text:span text:style-name="T146">ɑ</text:span></text:p>
              </table:table-cell>
              <table:table-cell table:style-name="ce112">
                <text:p text:style-name="P53"><text:span text:style-name="T138">ie</text:span><text:span text:style-name="T139">–</text:span><text:span text:style-name="T140">e</text:span></text:p>
              </table:table-cell>
              <table:table-cell table:style-name="ce113">
                <text:p text:style-name="P58"><text:span text:style-name="T151">ie</text:span><text:span text:style-name="T152">–</text:span><text:span text:style-name="T141">ə</text:span></text:p>
              </table:table-cell>
            </table:table-row>
            <table:table-row table:style-name="ro21">
              <table:table-cell table:style-name="ce148">
                <text:p text:style-name="P65"><text:span text:style-name="T79">ye</text:span></text:p>
              </table:table-cell>
              <table:table-cell table:style-name="ce149">
                <text:p text:style-name="P66"><text:span text:style-name="T153">-</text:span></text:p>
              </table:table-cell>
              <table:table-cell table:style-name="ce195">
                <text:p text:style-name="P77"><text:span text:style-name="T138">ye</text:span><text:span text:style-name="T139">–</text:span><text:span text:style-name="T140">e</text:span></text:p>
              </table:table-cell>
              <table:table-cell table:style-name="ce150">
                <text:p text:style-name="P66"><text:span text:style-name="T153">-</text:span></text:p>
              </table:table-cell>
            </table:table-row>
          </table:table>
          <draw:image xlink:href="Pictures/TablePreview13.svm" xlink:type="simple" xlink:show="embed" xlink:actuate="onLoad"/>
        </draw:frame>
        <draw:custom-shape draw:style-name="gr17" draw:text-style-name="P72" draw:layer="layout" svg:width="2.3cm" svg:height="1.2cm" svg:x="31.044cm" svg:y="17.196cm">
          <text:p/>
          <draw:enhanced-geometry svg:viewBox="0 0 21600 21600" draw:mirror-horizontal="false" draw:mirror-vertical="false" draw:type="rectangle" draw:enhanced-path="M 0 0 L 21600 0 21600 21600 0 21600 0 0 Z N"/>
        </draw:custom-shape>
        <draw:custom-shape draw:style-name="gr18" draw:text-style-name="P25" draw:layer="layout" svg:width="8.017cm" svg:height="1.314cm" svg:x="5.869cm" svg:y="17.479cm">
          <text:p/>
          <draw:enhanced-geometry svg:viewBox="0 0 21600 21600" draw:type="rectangle" draw:enhanced-path="M 0 0 L 21600 0 21600 21600 0 21600 0 0 Z N"/>
        </draw:custom-shape>
        <draw:frame presentation:style-name="pr5" draw:text-style-name="P86" draw:layer="layout" svg:width="22.65cm" svg:height="10.55cm" svg:x="1.391cm" svg:y="8.526cm" presentation:class="outline" presentation:user-transformed="true">
          <draw:text-box>
            <text:list text:style-name="L2">
              <text:list-item>
                <text:p text:style-name="P9"><text:span text:style-name="T176">Almost compl. dist. with /e/ as V</text:span><text:span text:style-name="T184">1</text:span><text:span text:style-name="T176">; some variation before /u/ and in monosyllables.</text:span></text:p>
              </text:list-item>
              <text:list-item>
                <text:p text:style-name="P9"><text:span text:style-name="T176">Contrast with /ɑ/: same contexts as above,</text:span><text:span text:style-name="T176"><text:line-break/></text:span><text:span text:style-name="T176">plus pairs /ɑ–ɑ ɑ–ə ə–ə/.</text:span></text:p>
              </text:list-item>
            </text:list>
            <text:list text:style-name="L6">
              <text:list-item>
                <text:list>
                  <text:list-item>
                    <text:p text:style-name="P47"><text:span text:style-name="T179">As V</text:span><text:span text:style-name="T185">2</text:span><text:span text:style-name="T179"> after other V</text:span><text:span text:style-name="T185">1</text:span><text:span text:style-name="T179">’s: /ɑ/ before /h/, /ə/ otherwise.</text:span></text:p>
                  </text:list-item>
                </text:list>
              </text:list-item>
            </text:list>
            <text:list text:style-name="L2">
              <text:list-item>
                <text:p text:style-name="P8"><text:span text:style-name="T176">Considered phonemic in this presentation.</text:span></text:p>
              </text:list-item>
            </text:list>
            <text:list text:style-name="L6">
              <text:list-item>
                <text:list>
                  <text:list-item>
                    <text:p text:style-name="P85"><text:span text:style-name="T179">Minimal triad: </text:span><text:span text:style-name="T179"><text:tab/></text:span><text:span text:style-name="T186">vardâm</text:span><text:span text:style-name="T179"><text:tab/></text:span><text:span text:style-name="T179"><text:tab/></text:span><text:span text:style-name="T179"><text:tab/></text:span><text:span text:style-name="T179"> <text:s text:c="2"/></text:span><text:span text:style-name="T179"><text:tab/></text:span><text:span text:style-name="T179"> <text:s/></text:span><text:span text:style-name="T186">vardem</text:span><text:span text:style-name="T179"> <text:s/></text:span><text:span text:style-name="T186">vardam</text:span><text:span text:style-name="T179"><text:line-break/></text:span><text:span text:style-name="T179"><text:tab/></text:span><text:span text:style-name="T179"><text:tab/></text:span><text:span text:style-name="T179"><text:tab/></text:span><text:span text:style-name="T179"><text:tab/></text:span><text:span text:style-name="T179"> <text:s/></text:span><text:span text:style-name="T179"><text:tab/></text:span><text:span text:style-name="T179"><text:tab/></text:span><text:span text:style-name="T179"><text:tab/></text:span><text:span text:style-name="T179"><text:tab/></text:span><text:span text:style-name="T179"><text:tab/></text:span><text:span text:style-name="T179"> <text:s/></text:span><text:span text:style-name="T179"><text:tab/></text:span><text:span text:style-name="T180">’figure.</text:span><text:span text:style-name="T109">PX1SG</text:span><text:span text:style-name="T180">’ ’bleeding’ ’bleed</text:span><text:span text:style-name="T39">.</text:span><text:span text:style-name="T109">PTCP.PST</text:span><text:span text:style-name="T39">’</text:spa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6" draw:text-style-name="P73" draw:layer="layout" svg:width="16.799cm" svg:height="13.364cm" svg:x="2.1cm" svg:y="14.107cm" presentation:class="notes" presentation:placeholder="true">
            <draw:text-box/>
          </draw:frame>
        </presentation:notes>
      </draw:page>
      <draw:page draw:name="page13" draw:style-name="dp3" draw:master-page-name="Title_20_and_20_chart_20_1" presentation:presentation-page-layout-name="AL2T1" presentation:use-footer-name="ftr1">
        <draw:frame presentation:style-name="pr8" draw:text-style-name="P7" draw:layer="layout" svg:width="30.479cm" svg:height="3.18cm" svg:x="1.788cm" svg:y="0.095cm" presentation:class="title" presentation:user-transformed="true">
          <draw:text-box>
            <text:p text:style-name="P6"><text:span text:style-name="T163">/ə</text:span><text:span text:style-name="T3">/ vs. /e/: Distribution</text:span></text:p>
          </draw:text-box>
        </draw:frame>
        <draw:frame draw:style-name="standard" draw:layer="layout" svg:width="19.151cm" svg:height="3.648cm" svg:x="3.555cm" svg:y="3.121cm">
          <table:table table:template-name="default" table:use-first-row-styles="true" table:use-banding-rows-styles="true">
            <table:table-column table:style-name="co41"/>
            <table:table-column table:style-name="co42"/>
            <table:table-column table:style-name="co43"/>
            <table:table-column table:style-name="co43"/>
            <table:table-column table:style-name="co43"/>
            <table:table-column table:style-name="co43"/>
            <table:table-column table:style-name="co43"/>
            <table:table-column table:style-name="co44"/>
            <table:table-row table:style-name="ro24" table:default-cell-style-name="ce158">
              <table:table-cell table:style-name="ce151"/>
              <table:table-cell table:style-name="ce152">
                <text:p text:style-name="P75"><text:span text:style-name="T79">ɑ</text:span></text:p>
              </table:table-cell>
              <table:table-cell table:style-name="ce153">
                <text:p text:style-name="P76"><text:span text:style-name="T79">o</text:span></text:p>
              </table:table-cell>
              <table:table-cell table:style-name="ce196">
                <text:p text:style-name="P75"><text:span text:style-name="T79">u</text:span></text:p>
              </table:table-cell>
              <table:table-cell table:style-name="ce156">
                <text:p text:style-name="P75"><text:span text:style-name="T79">i</text:span></text:p>
              </table:table-cell>
              <table:table-cell table:style-name="ce157">
                <text:p text:style-name="P75"><text:span text:style-name="T79">æ</text:span></text:p>
              </table:table-cell>
              <table:table-cell>
                <text:p text:style-name="P75"><text:span text:style-name="T79">e</text:span></text:p>
              </table:table-cell>
              <table:table-cell>
                <text:p text:style-name="P75"><text:span text:style-name="T79">ə</text:span></text:p>
              </table:table-cell>
            </table:table-row>
            <table:table-row table:style-name="ro25" table:default-cell-style-name="ce169">
              <table:table-cell table:style-name="ce165">
                <text:p text:style-name="P65"><text:span text:style-name="T79">e</text:span></text:p>
              </table:table-cell>
              <table:table-cell table:style-name="ce149">
                <text:p text:style-name="P66"><text:span text:style-name="T153">e–ɑ</text:span></text:p>
              </table:table-cell>
              <table:table-cell>
                <text:p text:style-name="P66"><text:span text:style-name="T154">e</text:span><text:span text:style-name="T155">–</text:span><text:span text:style-name="T153">o</text:span></text:p>
              </table:table-cell>
              <table:table-cell table:style-name="ce197">
                <text:p text:style-name="P77"><text:span text:style-name="T144">e</text:span><text:span text:style-name="T145">–</text:span><text:span text:style-name="T146">u</text:span></text:p>
              </table:table-cell>
              <table:table-cell table:style-name="ce198">
                <text:p text:style-name="P78"><text:span text:style-name="T141">e</text:span><text:span text:style-name="T142">–</text:span><text:span text:style-name="T143">i</text:span></text:p>
              </table:table-cell>
              <table:table-cell>
                <text:p text:style-name="P66"><text:span text:style-name="T154">e</text:span><text:span text:style-name="T155">–</text:span><text:span text:style-name="T153">æ</text:span></text:p>
              </table:table-cell>
              <table:table-cell table:style-name="ce161">
                <text:p text:style-name="P77"><text:span text:style-name="T138">e</text:span><text:span text:style-name="T139">–</text:span><text:span text:style-name="T140">e</text:span></text:p>
              </table:table-cell>
              <table:table-cell table:style-name="ce171">
                <text:p text:style-name="P66"><text:span text:style-name="T153">-</text:span></text:p>
              </table:table-cell>
            </table:table-row>
            <table:table-row table:style-name="ro25" table:default-cell-style-name="ce174">
              <table:table-cell table:style-name="ce172">
                <text:p text:style-name="P65"><text:span text:style-name="T79">ə</text:span></text:p>
              </table:table-cell>
              <table:table-cell table:style-name="ce173">
                <text:p text:style-name="P79"><text:span text:style-name="T144">ə</text:span><text:span text:style-name="T145">–</text:span><text:span text:style-name="T146">ɑ</text:span></text:p>
              </table:table-cell>
              <table:table-cell>
                <text:p text:style-name="P66"><text:span text:style-name="T153">-</text:span></text:p>
              </table:table-cell>
              <table:table-cell table:style-name="ce159">
                <text:p text:style-name="P77"><text:span text:style-name="T138">ə</text:span><text:span text:style-name="T139">–</text:span><text:span text:style-name="T140">u</text:span></text:p>
              </table:table-cell>
              <table:table-cell>
                <text:p text:style-name="P66"><text:span text:style-name="T153">-</text:span></text:p>
              </table:table-cell>
              <table:table-cell table:style-name="ce176">
                <text:p text:style-name="P80"><text:span text:style-name="T156">ə</text:span><text:span text:style-name="T148">–</text:span><text:span text:style-name="T147">æ</text:span></text:p>
              </table:table-cell>
              <table:table-cell table:style-name="ce199">
                <text:p text:style-name="P81"><text:span text:style-name="T157">ə–e</text:span></text:p>
              </table:table-cell>
              <table:table-cell table:style-name="ce178">
                <text:p text:style-name="P58"><text:span text:style-name="T151">ə–</text:span><text:span text:style-name="T141">ə</text:span></text:p>
              </table:table-cell>
            </table:table-row>
          </table:table>
          <draw:image xlink:href="Pictures/TablePreview14.svm" xlink:type="simple" xlink:show="embed" xlink:actuate="onLoad"/>
        </draw:frame>
        <draw:line draw:style-name="gr12" draw:text-style-name="P42" draw:layer="layout" svg:x1="24.1cm" svg:y1="2.732cm" svg:x2="24.1cm" svg:y2="18.406cm">
          <text:p/>
        </draw:line>
        <draw:frame draw:style-name="standard" draw:layer="layout" svg:width="7.995cm" svg:height="15.664cm" svg:x="24.1cm" svg:y="2.732cm">
          <table:table table:template-name="default" table:use-first-row-styles="true" table:use-banding-rows-styles="true">
            <table:table-column table:style-name="co51"/>
            <table:table-column table:style-name="co52"/>
            <table:table-column table:style-name="co53"/>
            <table:table-row table:style-name="ro21" table:default-cell-style-name="ce180">
              <table:table-cell table:style-name="ce179"/>
              <table:table-cell>
                <text:p text:style-name="P51"><text:span text:style-name="T79">e</text:span></text:p>
              </table:table-cell>
              <table:table-cell>
                <text:p text:style-name="P51"><text:span text:style-name="T79">ə</text:span></text:p>
              </table:table-cell>
            </table:table-row>
            <table:table-row table:style-name="ro21">
              <table:table-cell table:style-name="ce200">
                <text:p text:style-name="P82"><text:span text:style-name="T79">ɑ</text:span></text:p>
              </table:table-cell>
              <table:table-cell table:style-name="ce113">
                <text:p text:style-name="P54"><text:span text:style-name="T141">ɑ</text:span><text:span text:style-name="T142">–</text:span><text:span text:style-name="T143">e</text:span></text:p>
              </table:table-cell>
              <table:table-cell table:style-name="ce129">
                <text:p text:style-name="P54"><text:span text:style-name="T141">ɑ–ə</text:span></text:p>
              </table:table-cell>
            </table:table-row>
            <table:table-row table:style-name="ro21" table:default-cell-style-name="ce201">
              <table:table-cell table:style-name="ce186">
                <text:p text:style-name="P82"><text:span text:style-name="T79">o</text:span></text:p>
              </table:table-cell>
              <table:table-cell>
                <text:p text:style-name="P58"><text:span text:style-name="T141">o</text:span><text:span text:style-name="T142">–</text:span><text:span text:style-name="T143">e</text:span></text:p>
              </table:table-cell>
              <table:table-cell>
                <text:p text:style-name="P58"><text:span text:style-name="T151">o</text:span><text:span text:style-name="T152">–</text:span><text:span text:style-name="T141">ə</text:span></text:p>
              </table:table-cell>
            </table:table-row>
            <table:table-row table:style-name="ro21" table:default-cell-style-name="ce113">
              <table:table-cell table:style-name="ce189">
                <text:p text:style-name="P82"><text:span text:style-name="T79">u</text:span></text:p>
              </table:table-cell>
              <table:table-cell>
                <text:p text:style-name="P54"><text:span text:style-name="T141">u</text:span><text:span text:style-name="T142">–</text:span><text:span text:style-name="T143">e</text:span></text:p>
              </table:table-cell>
              <table:table-cell>
                <text:p text:style-name="P58"><text:span text:style-name="T151">u</text:span><text:span text:style-name="T152">–</text:span><text:span text:style-name="T141">ə</text:span></text:p>
              </table:table-cell>
            </table:table-row>
            <table:table-row table:style-name="ro21" table:default-cell-style-name="ce113">
              <table:table-cell table:style-name="ce190">
                <text:p text:style-name="P82"><text:span text:style-name="T79">i</text:span></text:p>
              </table:table-cell>
              <table:table-cell>
                <text:p text:style-name="P54"><text:span text:style-name="T141">i</text:span><text:span text:style-name="T142">–</text:span><text:span text:style-name="T143">e</text:span></text:p>
              </table:table-cell>
              <table:table-cell>
                <text:p text:style-name="P58"><text:span text:style-name="T151">i</text:span><text:span text:style-name="T152">–</text:span><text:span text:style-name="T141">ə</text:span></text:p>
              </table:table-cell>
            </table:table-row>
            <table:table-row table:style-name="ro21">
              <table:table-cell table:style-name="ce202">
                <text:p text:style-name="P82"><text:span text:style-name="T79">æ</text:span></text:p>
              </table:table-cell>
              <table:table-cell table:style-name="ce203">
                <text:p text:style-name="P53"><text:span text:style-name="T138">æ</text:span><text:span text:style-name="T139">–</text:span><text:span text:style-name="T140">e</text:span></text:p>
              </table:table-cell>
              <table:table-cell table:style-name="ce204">
                <text:p text:style-name="P59"><text:span text:style-name="T153">-</text:span></text:p>
              </table:table-cell>
            </table:table-row>
            <table:table-row table:style-name="ro21">
              <table:table-cell table:style-name="ce205">
                <text:p text:style-name="P82"><text:span text:style-name="T79">e</text:span></text:p>
              </table:table-cell>
              <table:table-cell table:style-name="ce206">
                <text:p text:style-name="P53"><text:span text:style-name="T138">e</text:span><text:span text:style-name="T139">–</text:span><text:span text:style-name="T140">e</text:span></text:p>
              </table:table-cell>
              <table:table-cell table:style-name="ce207">
                <text:p text:style-name="P59"><text:span text:style-name="T153">-</text:span></text:p>
              </table:table-cell>
            </table:table-row>
            <table:table-row table:style-name="ro21">
              <table:table-cell table:style-name="ce208">
                <text:p text:style-name="P82"><text:span text:style-name="T79">ə</text:span></text:p>
              </table:table-cell>
              <table:table-cell table:style-name="ce209">
                <text:p text:style-name="P62"><text:span text:style-name="T157">ə–e</text:span></text:p>
              </table:table-cell>
              <table:table-cell table:style-name="ce210">
                <text:p text:style-name="P84"><text:span text:style-name="T151">ə–</text:span><text:span text:style-name="T141">ə</text:span></text:p>
              </table:table-cell>
            </table:table-row>
            <table:table-row table:style-name="ro21" table:default-cell-style-name="ce147">
              <table:table-cell table:style-name="ce139">
                <text:p text:style-name="P52"><text:span text:style-name="T79">iæ</text:span></text:p>
              </table:table-cell>
              <table:table-cell>
                <text:p text:style-name="P59"><text:span text:style-name="T153">-</text:span></text:p>
              </table:table-cell>
              <table:table-cell>
                <text:p text:style-name="P59"><text:span text:style-name="T153">-</text:span></text:p>
              </table:table-cell>
            </table:table-row>
            <table:table-row table:style-name="ro21">
              <table:table-cell table:style-name="ce111">
                <text:p text:style-name="P52"><text:span text:style-name="T79">uæ</text:span></text:p>
              </table:table-cell>
              <table:table-cell table:style-name="ce112">
                <text:p text:style-name="P53"><text:span text:style-name="T140">uæ–e</text:span></text:p>
              </table:table-cell>
              <table:table-cell table:style-name="ce115">
                <text:p text:style-name="P59"><text:span text:style-name="T153">-</text:span></text:p>
              </table:table-cell>
            </table:table-row>
            <table:table-row table:style-name="ro26">
              <table:table-cell table:style-name="ce111">
                <text:p text:style-name="P52"><text:span text:style-name="T79">uo</text:span></text:p>
              </table:table-cell>
              <table:table-cell table:style-name="ce115">
                <text:p text:style-name="P59"><text:span text:style-name="T153">?</text:span></text:p>
              </table:table-cell>
              <table:table-cell table:style-name="ce113">
                <text:p text:style-name="P58"><text:span text:style-name="T151">uo</text:span><text:span text:style-name="T152">–</text:span><text:span text:style-name="T141">ə</text:span></text:p>
              </table:table-cell>
            </table:table-row>
            <table:table-row table:style-name="ro27">
              <table:table-cell table:style-name="ce111">
                <text:p text:style-name="P52"><text:span text:style-name="T79">ie</text:span></text:p>
              </table:table-cell>
              <table:table-cell table:style-name="ce112">
                <text:p text:style-name="P53"><text:span text:style-name="T138">ie</text:span><text:span text:style-name="T139">–</text:span><text:span text:style-name="T140">e</text:span></text:p>
              </table:table-cell>
              <table:table-cell table:style-name="ce113">
                <text:p text:style-name="P58"><text:span text:style-name="T151">ie</text:span><text:span text:style-name="T152">–</text:span><text:span text:style-name="T141">ə</text:span></text:p>
              </table:table-cell>
            </table:table-row>
            <table:table-row table:style-name="ro21">
              <table:table-cell table:style-name="ce148">
                <text:p text:style-name="P65"><text:span text:style-name="T79">ye</text:span></text:p>
              </table:table-cell>
              <table:table-cell table:style-name="ce195">
                <text:p text:style-name="P77"><text:span text:style-name="T138">ye</text:span><text:span text:style-name="T139">–</text:span><text:span text:style-name="T140">e</text:span></text:p>
              </table:table-cell>
              <table:table-cell table:style-name="ce150">
                <text:p text:style-name="P66"><text:span text:style-name="T153">-</text:span></text:p>
              </table:table-cell>
            </table:table-row>
          </table:table>
          <draw:image xlink:href="Pictures/TablePreview15.svm" xlink:type="simple" xlink:show="embed" xlink:actuate="onLoad"/>
        </draw:frame>
        <draw:frame presentation:style-name="pr5" draw:text-style-name="P86" draw:layer="layout" svg:width="23.447cm" svg:height="11.245cm" svg:x="1.592cm" svg:y="7.05cm" presentation:class="outline" presentation:user-transformed="true">
          <draw:text-box>
            <text:list text:style-name="L2">
              <text:list-item>
                <text:p text:style-name="P9"><text:span text:style-name="T97">Cannot normally co-occur in a (non-</text:span><text:span text:style-name="T97"><text:line-break/></text:span><text:span text:style-name="T97">compound) word.</text:span></text:p>
              </text:list-item>
              <text:list-item>
                <text:p text:style-name="P8"><text:span text:style-name="T187">As V</text:span><text:span text:style-name="T188">1</text:span><text:span text:style-name="T187">: </text:span><text:span text:style-name="T97">/e/ before /i/ and (less commonly) /e/,</text:span><text:span text:style-name="T187"> otherwise /ə/</text:span><text:span text:style-name="T189">.</text:span><text:span text:style-name="T189"><text:line-break/></text:span><text:span text:style-name="T189"><text:tab/></text:span><text:span text:style-name="T189"><text:tab/></text:span><text:span text:style-name="T190">enni</text:span><text:span text:style-name="T191"> /enni/ ’mother’, </text:span><text:span text:style-name="T190">ele</text:span><text:span text:style-name="T191"> /ele/ ’live</text:span><text:span text:style-name="T189">.IMP.2SG</text:span><text:span text:style-name="T191">’</text:span><text:span text:style-name="T191"><text:line-break/></text:span><text:span text:style-name="T191"><text:tab/></text:span><text:span text:style-name="T191"><text:tab/></text:span><text:span text:style-name="T190">ettâ</text:span><text:span text:style-name="T191"> /əttə/ ’thing’, </text:span><text:span text:style-name="T190">ennuv</text:span><text:span text:style-name="T191"> /ənnuv/ ’much’</text:span></text:p>
                <text:list>
                  <text:list-item>
                    <text:p text:style-name="P87"><text:span text:style-name="T179">No minimal pairs.</text:span></text:p>
                  </text:list-item>
                </text:list>
              </text:list-item>
              <text:list-item>
                <text:p text:style-name="P9"><text:span text:style-name="T97">As V</text:span><text:span text:style-name="T117">2</text:span><text:span text:style-name="T97">: contrast after /ɑ o u i/, otherwise</text:span><text:span text:style-name="T97"><text:line-break/></text:span><text:span text:style-name="T97">mostly complementary.</text:span></text:p>
              </text:list-item>
            </text:list>
          </draw:text-box>
        </draw:frame>
        <draw:custom-shape draw:style-name="gr19" draw:text-style-name="P72" draw:layer="layout" svg:width="2.89cm" svg:height="1.2cm" svg:x="29.175cm" svg:y="17.196cm">
          <text:p/>
          <draw:enhanced-geometry svg:viewBox="0 0 21600 21600" draw:type="rectangle" draw:enhanced-path="M 0 0 L 21600 0 21600 21600 0 21600 0 0 Z N"/>
        </draw:custom-shape>
        <draw:frame draw:style-name="gr20" draw:text-style-name="P88" draw:layer="layout" svg:width="0.502cm" svg:height="1.187cm" svg:x="32.726cm" svg:y="12.184cm">
          <draw:text-box>
            <text:p/>
          </draw:text-box>
        </draw:frame>
        <presentation:notes draw:style-name="dp2">
          <draw:page-thumbnail draw:style-name="gr1" draw:layer="layout" svg:width="19.798cm" svg:height="11.136cm" svg:x="0.6cm" svg:y="2.257cm" draw:page-number="13" presentation:class="page"/>
          <draw:frame presentation:style-name="pr6" draw:text-style-name="P73" draw:layer="layout" svg:width="16.799cm" svg:height="13.364cm" svg:x="2.1cm" svg:y="14.107cm" presentation:class="notes" presentation:placeholder="true">
            <draw:text-box/>
          </draw:frame>
        </presentation:notes>
      </draw:page>
      <draw:page draw:name="page14" draw:style-name="dp3" draw:master-page-name="Title_20_and_20_chart_20_1" presentation:presentation-page-layout-name="AL2T1" presentation:use-footer-name="ftr1">
        <draw:frame presentation:style-name="pr10" draw:text-style-name="P2" draw:layer="layout" svg:width="30.137cm" svg:height="13.608cm" svg:x="2.992cm" svg:y="4.6cm" presentation:class="outline" presentation:user-transformed="true">
          <draw:text-box>
            <text:list text:style-name="L2">
              <text:list-item>
                <text:p><text:span text:style-name="T36">Regressive metaphony only; no systematic alternation</text:span><text:span text:style-name="T36"><text:line-break/></text:span><text:span text:style-name="T36">in non-initial syllables (cf. /ɑ/ vs. /æ/).</text:span></text:p>
              </text:list-item>
              <text:list-item>
                <text:p text:style-name="P44"><text:span text:style-name="T192">Typical case: V</text:span><text:span text:style-name="T184">2</text:span><text:span text:style-name="T176"> alternation /ə/ ~ /i/ ~ /æ/ causes, respectively, V</text:span><text:span text:style-name="T184">1 </text:span><text:span text:style-name="T176">/ə/ ~ /e/ ~ /iæ/:</text:span></text:p>
                <text:list>
                  <text:list-item>
                    <text:list>
                      <text:list-header>
                        <text:p text:style-name="P89"><text:span text:style-name="T73">ettâđ</text:span><text:span text:style-name="T108"> /əttəð/ ’say’</text:span><text:span text:style-name="T108"><text:line-break/></text:span><text:span text:style-name="T193">PST.1SG</text:span><text:span text:style-name="T108"> </text:span><text:span text:style-name="T73">ettim</text:span><text:span text:style-name="T39"> /ettim/</text:span><text:span text:style-name="T39"><text:line-break/></text:span><text:span text:style-name="T180">PRS.3SG</text:span><text:span text:style-name="T39"> </text:span><text:span text:style-name="T73">iätá</text:span><text:span text:style-name="T39"> /iætæ/</text:span></text:p>
                      </text:list-header>
                    </text:list>
                  </text:list-item>
                </text:list>
              </text:list-item>
              <text:list-item>
                <text:p><text:span text:style-name="T176">V</text:span><text:span text:style-name="T184">1 </text:span><text:span text:style-name="T176">/e/ also before /e/: </text:span><text:span text:style-name="T39">PRS.3SG</text:span><text:span text:style-name="T176"> </text:span><text:span text:style-name="T194">eteh</text:span><text:span text:style-name="T176"> /eteh/</text:span></text:p>
              </text:list-item>
            </text:list>
          </draw:text-box>
        </draw:frame>
        <draw:frame presentation:style-name="pr8" draw:text-style-name="P7" draw:layer="layout" svg:width="30.479cm" svg:height="3.18cm" svg:x="1.82cm" svg:y="0.82cm" presentation:class="title" presentation:user-transformed="true">
          <draw:text-box>
            <text:p text:style-name="P6"><text:span text:style-name="T163">/ə</text:span><text:span text:style-name="T3">/ vs. /e/: Metaphony</text:span></text:p>
          </draw:text-box>
        </draw:frame>
        <presentation:notes draw:style-name="dp2">
          <draw:page-thumbnail draw:style-name="gr1" draw:layer="layout" svg:width="19.798cm" svg:height="11.136cm" svg:x="0.6cm" svg:y="2.257cm" draw:page-number="14" presentation:class="page"/>
          <draw:frame presentation:style-name="pr6" draw:text-style-name="P43" draw:layer="layout" svg:width="16.799cm" svg:height="13.364cm" svg:x="2.1cm" svg:y="14.107cm" presentation:class="notes" presentation:placeholder="true">
            <draw:text-box/>
          </draw:frame>
        </presentation:notes>
      </draw:page>
      <draw:page draw:name="page15" draw:style-name="dp3" draw:master-page-name="Title_20_and_20_chart_20_1" presentation:presentation-page-layout-name="AL2T1" presentation:use-footer-name="ftr1">
        <draw:frame presentation:style-name="pr10" draw:text-style-name="P2" draw:layer="layout" svg:width="31.976cm" svg:height="14.863cm" svg:x="1.024cm" svg:y="3.637cm" presentation:class="outline" presentation:user-transformed="true">
          <draw:text-box>
            <text:list text:style-name="L2">
              <text:list-item>
                <text:p text:style-name="P44"><text:span text:style-name="T192">Lexical &amp; idiolectal variation before /u/ and in monosyllables:</text:span></text:p>
                <text:list>
                  <text:list-item>
                    <text:list>
                      <text:list-header>
                        <text:p text:style-name="P90"><text:span text:style-name="T186">meendu</text:span><text:span text:style-name="T179"> /məːndu/</text:span><text:span text:style-name="T109"> </text:span><text:span text:style-name="T195">~</text:span><text:span text:style-name="T196"> </text:span><text:span text:style-name="T197">/meːndu/</text:span><text:span text:style-name="T198"> </text:span><text:span text:style-name="T197">’excessively, too’; </text:span><text:span text:style-name="T195">lâš ~ leš </text:span><text:span text:style-name="T197">’be.</text:span><text:span text:style-name="T199">POT.3SG</text:span><text:span text:style-name="T197">’</text:span></text:p>
                      </text:list-header>
                    </text:list>
                  </text:list-item>
                  <text:list-item>
                    <text:p text:style-name="P68"><text:span text:style-name="T197">Some dialects (and idiolects?) always use /e/.</text:span></text:p>
                  </text:list-item>
                </text:list>
              </text:list-item>
              <text:list-item>
                <text:p text:style-name="P44"><text:span text:style-name="T192">V</text:span><text:span text:style-name="T184">2</text:span><text:span text:style-name="T176"> /ə/ &gt; /æ/ before /j/ does not appear to cause V</text:span><text:span text:style-name="T184">1</text:span><text:span text:style-name="T176"> /ə/ &gt; /iæ/:</text:span></text:p>
                <text:list>
                  <text:list-item>
                    <text:list>
                      <text:list-header>
                        <text:p text:style-name="P71"><text:span text:style-name="T186">ettâđ</text:span><text:span text:style-name="T179">, </text:span><text:span text:style-name="T180">PST.3DU</text:span><text:span text:style-name="T179"> eeđáin /ə</text:span><text:span text:style-name="T39">ː</text:span><text:span text:style-name="T179">ðæjn/ (Itkonen 1986: </text:span><text:span text:style-name="T200">ɛ͔̄δȧ̀in</text:span><text:span text:style-name="T179">)</text:span></text:p>
                      </text:list-header>
                    </text:list>
                  </text:list-item>
                </text:list>
              </text:list-item>
              <text:list-item>
                <text:p text:style-name="P91"><text:span text:style-name="T176">Polysyllabic forms:</text:span><text:span text:style-name="T176"><text:line-break/></text:span><text:span text:style-name="T176"><text:tab/></text:span><text:span text:style-name="T201"> </text:span></text:p>
              </text:list-item>
              <text:list-item>
                <text:p text:style-name="P17"><text:span text:style-name="T176">The disharmonic V</text:span><text:span text:style-name="T184">1</text:span><text:span text:style-name="T39">–</text:span><text:span text:style-name="T176">V</text:span><text:span text:style-name="T184">2</text:span><text:span text:style-name="T176"> sequence /ə</text:span><text:span text:style-name="T39">–</text:span><text:span text:style-name="T176">e/ occasionally found in</text:span><text:span text:style-name="T176"><text:line-break/></text:span><text:span text:style-name="T176">colloquial speech</text:span><text:span text:style-name="T202"> (Itkonen 1992):</text:span><text:span text:style-name="T202"><text:line-break/></text:span><text:span text:style-name="T203"> </text:span></text:p>
                <text:list>
                  <text:list-item>
                    <text:p text:style-name="P92"><text:span text:style-name="T204">Recorded in 1952.</text:span></text:p>
                  </text:list-item>
                  <text:list-item>
                    <text:p text:style-name="P90"><text:span text:style-name="T204">Apparently only in certain high-frequency words; prosodically unstressed?</text:span></text:p>
                  </text:list-item>
                </text:list>
              </text:list-item>
            </text:list>
          </draw:text-box>
        </draw:frame>
        <draw:frame presentation:style-name="pr8" draw:text-style-name="P7" draw:layer="layout" svg:width="30.479cm" svg:height="3.18cm" svg:x="1.694cm" svg:y="0.82cm" presentation:class="title" presentation:user-transformed="true">
          <draw:text-box>
            <text:p text:style-name="P6"><text:span text:style-name="T163">/ə</text:span><text:span text:style-name="T3">/ vs. /e/: Exceptions</text:span></text:p>
          </draw:text-box>
        </draw:frame>
        <draw:frame draw:style-name="gr21" draw:text-style-name="P94" draw:layer="layout" svg:width="15.5cm" svg:height="2.403cm" svg:x="16.6cm" svg:y="14.174cm">
          <draw:text-box>
            <text:p text:style-name="P93"><text:span text:style-name="T205">tælle</text:span><text:span text:style-name="T73"> </text:span><text:span text:style-name="T39">/təlle/ ’then’</text:span><text:span text:style-name="T73"> </text:span><text:span text:style-name="T39">(standard </text:span><text:span text:style-name="T73">talle</text:span><text:span text:style-name="T39">) </text:span><text:span text:style-name="T205">mæhte</text:span><text:span text:style-name="T73"> </text:span><text:span text:style-name="T39">/məhte/</text:span><text:span text:style-name="T73"> </text:span><text:span text:style-name="T114">’how’ (</text:span><text:span text:style-name="T111">maht, mahte</text:span><text:span text:style-name="T114">)</text:span></text:p>
          </draw:text-box>
        </draw:frame>
        <draw:frame draw:style-name="gr22" draw:text-style-name="P96" draw:layer="layout" svg:width="22.776cm" svg:height="2.377cm" svg:x="10.124cm" svg:y="10.408cm">
          <draw:text-box>
            <text:p text:style-name="P95"><text:span text:style-name="T73">aassâđ, </text:span><text:span text:style-name="T109">PRS.2PL</text:span><text:span text:style-name="T179"> </text:span><text:span text:style-name="T73">asâvetteđ</text:span><text:span text:style-name="T179"> </text:span><text:span text:style-name="T179"><text:line-break/></text:span><text:span text:style-name="T73">árvuštâllâđ</text:span><text:span text:style-name="T39"> ’evaluate’, </text:span><text:span text:style-name="T109">PST.1SG</text:span><text:span text:style-name="T39"> </text:span><text:span text:style-name="T73">árvuštâllim</text:span><text:span text:style-name="T206"> ~ </text:span><text:span text:style-name="T73">árvuštellim</text:span></text:p>
          </draw:text-box>
        </draw:frame>
        <presentation:notes draw:style-name="dp2">
          <draw:page-thumbnail draw:style-name="gr1" draw:layer="layout" svg:width="19.798cm" svg:height="11.136cm" svg:x="0.6cm" svg:y="2.257cm" draw:page-number="15" presentation:class="page"/>
          <draw:frame presentation:style-name="pr6" draw:text-style-name="P43" draw:layer="layout" svg:width="16.799cm" svg:height="13.364cm" svg:x="2.1cm" svg:y="14.107cm" presentation:class="notes" presentation:placeholder="true">
            <draw:text-box/>
          </draw:frame>
        </presentation:notes>
      </draw:page>
      <draw:page draw:name="page16" draw:style-name="dp3" draw:master-page-name="Title_20_and_20_chart_20_1" presentation:presentation-page-layout-name="AL2T1" presentation:use-footer-name="ftr1">
        <draw:frame presentation:style-name="pr10" draw:text-style-name="P2" draw:layer="layout" svg:width="32.129cm" svg:height="13.76cm" svg:x="1.402cm" svg:y="4.571cm" presentation:class="outline" presentation:user-transformed="true">
          <draw:text-box>
            <text:list text:style-name="L2">
              <text:list-item>
                <text:p text:style-name="P44"><text:span text:style-name="T207">/ø y/ as independent phonemes only in recent loanwords.</text:span></text:p>
                <text:list>
                  <text:list-item>
                    <text:p text:style-name="P68"><text:span text:style-name="T39">[ʉ] (</text:span><text:span text:style-name="T109">~ </text:span><text:span text:style-name="T39">[y]) historically an allophone of /u/ after certain consonants</text:span><text:span text:style-name="T39"><text:line-break/></text:span><text:span text:style-name="T39">and in the diphthong </text:span><text:span text:style-name="T73">ye </text:span><text:span text:style-name="T39">[ʉə</text:span><text:span text:style-name="T109"> ~ </text:span><text:span text:style-name="T39">ye] (could be analyzed as /ue/ or /uə/).</text:span></text:p>
                  </text:list-item>
                </text:list>
              </text:list-item>
              <text:list-item>
                <text:p text:style-name="P97"><text:span text:style-name="T97">/y/ imported in some loans as demanded by Finnish harmony,</text:span><text:span text:style-name="T97"><text:line-break/></text:span><text:span text:style-name="T97">but remains marginal:</text:span><text:span text:style-name="T97"><text:line-break/></text:span><text:span text:style-name="T97"><text:tab/></text:span><text:span text:style-name="T97"><text:tab/></text:span><text:span text:style-name="T97"><text:tab/></text:span><text:span text:style-name="T97"><text:tab/></text:span><text:span text:style-name="T97"><text:tab/></text:span><text:span text:style-name="T97"><text:tab/></text:span><text:span text:style-name="T97"><text:tab/></text:span><text:span text:style-name="T97"><text:tab/></text:span></text:p>
              </text:list-item>
              <text:list-item>
                <text:p text:style-name="P98"><text:span text:style-name="T97">/ø/ extremely rare.</text:span></text:p>
                <text:list>
                  <text:list-item>
                    <text:p text:style-name="P17"><text:span text:style-name="T179">Olthuis (2017) finds six words, the most common being </text:span><text:span text:style-name="T186">ministeriö.</text:span></text:p>
                  </text:list-item>
                </text:list>
              </text:list-item>
            </text:list>
            <text:list text:style-name="L7">
              <text:list-item>
                <text:list>
                  <text:list-item>
                    <text:list>
                      <text:list-item>
                        <text:p text:style-name="P90"><text:span text:style-name="T39">/ø/ is V</text:span><text:span text:style-name="T208">1</text:span><text:span text:style-name="T39"> in the other five; /ø/ in a non-initial syllable in only one word.</text:span></text:p>
                      </text:list-item>
                    </text:list>
                  </text:list-item>
                </text:list>
              </text:list-item>
            </text:list>
          </draw:text-box>
        </draw:frame>
        <draw:frame presentation:style-name="pr8" draw:text-style-name="P7" draw:layer="layout" svg:width="30.479cm" svg:height="3.18cm" svg:x="1.82cm" svg:y="0.82cm" presentation:class="title" presentation:user-transformed="true">
          <draw:text-box>
            <text:p text:style-name="P6"><text:span text:style-name="T163">Rounded </text:span><text:span text:style-name="T3">Vowels: Front vs. Back</text:span></text:p>
          </draw:text-box>
        </draw:frame>
        <draw:frame draw:style-name="gr23" draw:text-style-name="P100" draw:layer="layout" svg:width="21.395cm" svg:height="4.108cm" svg:x="12.512cm" svg:y="9.743cm">
          <draw:text-box>
            <text:p text:style-name="P99"><text:span text:style-name="T180"> </text:span><text:span text:style-name="T122">kännyk </text:span><text:span text:style-name="T180">’cellphone’ (&lt; Fi coll. </text:span><text:span text:style-name="T122">kännykkä</text:span><text:span text:style-name="T180">)</text:span><text:span text:style-name="T180"><text:line-break/></text:span><text:span text:style-name="T180"> </text:span><text:span text:style-name="T122">pövkkyr</text:span><text:span text:style-name="T180"> ’coarse fur coat’ (&lt; Fi dial. </text:span><text:span text:style-name="T122">pöykkyri</text:span><text:span text:style-name="T180">)</text:span><text:span text:style-name="T39"> </text:span><text:span text:style-name="T39"><text:line-break/></text:span><text:span text:style-name="T180"> </text:span><text:span text:style-name="T122">pygálys</text:span><text:span text:style-name="T180"> </text:span><text:span text:style-name="T209">~</text:span><text:span text:style-name="T180"> </text:span><text:span text:style-name="T122">pygálus</text:span><text:span text:style-name="T180"> ’reindeer roundup’ (&lt; Fi dial. </text:span><text:span text:style-name="T122">pykälys</text:span><text:span text:style-name="T180">)</text:span></text:p>
          </draw:text-box>
        </draw:frame>
        <presentation:notes draw:style-name="dp2">
          <draw:page-thumbnail draw:style-name="gr1" draw:layer="layout" svg:width="19.798cm" svg:height="11.136cm" svg:x="0.6cm" svg:y="2.257cm" draw:page-number="16" presentation:class="page"/>
          <draw:frame presentation:style-name="pr6" draw:text-style-name="P43" draw:layer="layout" svg:width="16.799cm" svg:height="13.364cm" svg:x="2.1cm" svg:y="14.107cm" presentation:class="notes" presentation:placeholder="true">
            <draw:text-box/>
          </draw:frame>
        </presentation:notes>
      </draw:page>
      <draw:page draw:name="page17" draw:style-name="dp3" draw:master-page-name="Title_20_and_20_chart_20_1" presentation:presentation-page-layout-name="AL2T1" presentation:use-footer-name="ftr1">
        <draw:frame presentation:style-name="pr11" draw:text-style-name="P102" draw:layer="layout" svg:width="23.5cm" svg:height="3.473cm" svg:x="5.183cm" svg:y="0.046cm" presentation:class="title" presentation:user-transformed="true">
          <draw:text-box>
            <text:p text:style-name="P101"><text:span text:style-name="T210">V</text:span><text:span text:style-name="T211">1</text:span><text:span text:style-name="T210"> Groups</text:span></text:p>
          </draw:text-box>
        </draw:frame>
        <draw:frame draw:style-name="gr24" draw:text-style-name="P50" draw:layer="layout" svg:width="7cm" svg:height="14.5cm" svg:x="1.1cm" svg:y="4.16cm">
          <draw:text-box>
            <text:p><text:span text:style-name="T131">◼</text:span><text:span text:style-name="T132"> </text:span><text:span text:style-name="T132">Typical</text:span><text:span text:style-name="T132"><text:line-break/></text:span><text:span text:style-name="T133"> </text:span><text:span text:style-name="T133"><text:line-break/></text:span><text:span text:style-name="T134">◼</text:span><text:span text:style-name="T132"> Limited <text:s text:c="4"/></text:span><text:span text:style-name="T132"><text:line-break/></text:span><text:span text:style-name="T133"> <text:s/></text:span><text:span text:style-name="T132"><text:line-break/></text:span><text:span text:style-name="T135">◼ </text:span><text:span text:style-name="T132">Very</text:span><text:span text:style-name="T132"><text:line-break/></text:span><text:span text:style-name="T132"> <text:s text:c="3"/>limited</text:span><text:span text:style-name="T132"><text:line-break/></text:span><text:span text:style-name="T136"> <text:s text:c="3"/>(individual</text:span><text:span text:style-name="T136"><text:line-break/></text:span><text:span text:style-name="T136"> <text:s text:c="3"/>forms,</text:span><text:span text:style-name="T136"><text:line-break/></text:span><text:span text:style-name="T136"> <text:s text:c="3"/>recent</text:span><text:span text:style-name="T136"><text:line-break/></text:span><text:span text:style-name="T136"> <text:s text:c="3"/>loans)</text:span><text:span text:style-name="T132"><text:line-break/></text:span><text:span text:style-name="T133"> <text:s/></text:span><text:span text:style-name="T132"><text:line-break/></text:span><text:span text:style-name="T137">◼</text:span><text:span text:style-name="T132"> Marginal</text:span><text:span text:style-name="T132"><text:line-break/></text:span><text:span text:style-name="T132"> <text:s text:c="3"/>or </text:span><text:span text:style-name="T33">non-</text:span><text:span text:style-name="T33"><text:line-break/></text:span><text:span text:style-name="T33"> <text:s text:c="3"/>existent</text:span></text:p>
          </draw:text-box>
        </draw:frame>
        <draw:frame draw:style-name="standard" draw:layer="layout" svg:width="26.566cm" svg:height="15.664cm" svg:x="6.842cm" svg:y="2.992cm">
          <table:table table:template-name="default" table:use-first-row-styles="true" table:use-banding-rows-styles="true">
            <table:table-column table:style-name="co34"/>
            <table:table-column table:style-name="co35"/>
            <table:table-column table:style-name="co36"/>
            <table:table-column table:style-name="co37"/>
            <table:table-column table:style-name="co37"/>
            <table:table-column table:style-name="co38"/>
            <table:table-column table:style-name="co39"/>
            <table:table-column table:style-name="co40"/>
            <table:table-row table:style-name="ro21" table:default-cell-style-name="ce212">
              <table:table-cell table:style-name="ce211"/>
              <table:table-cell>
                <text:p text:style-name="P103"><text:span text:style-name="T79">ɑ</text:span></text:p>
              </table:table-cell>
              <table:table-cell>
                <text:p text:style-name="P103"><text:span text:style-name="T79">o</text:span></text:p>
              </table:table-cell>
              <table:table-cell>
                <text:p text:style-name="P103"><text:span text:style-name="T79">u</text:span></text:p>
              </table:table-cell>
              <table:table-cell>
                <text:p text:style-name="P103"><text:span text:style-name="T79">i</text:span></text:p>
              </table:table-cell>
              <table:table-cell>
                <text:p text:style-name="P103"><text:span text:style-name="T79">æ</text:span></text:p>
              </table:table-cell>
              <table:table-cell>
                <text:p text:style-name="P103"><text:span text:style-name="T79">e</text:span></text:p>
              </table:table-cell>
              <table:table-cell>
                <text:p text:style-name="P103"><text:span text:style-name="T79">ə</text:span></text:p>
              </table:table-cell>
            </table:table-row>
            <table:table-row table:style-name="ro21">
              <table:table-cell table:style-name="ce213">
                <text:p text:style-name="P82"><text:span text:style-name="T79">ɑ</text:span></text:p>
              </table:table-cell>
              <table:table-cell table:style-name="ce214">
                <text:p text:style-name="P104"><text:span text:style-name="T138">ɑ</text:span><text:span text:style-name="T139">–</text:span><text:span text:style-name="T140">ɑ</text:span></text:p>
              </table:table-cell>
              <table:table-cell table:style-name="ce215">
                <text:p text:style-name="P105"><text:span text:style-name="T141">ɑ</text:span><text:span text:style-name="T142">–</text:span><text:span text:style-name="T143">o</text:span></text:p>
              </table:table-cell>
              <table:table-cell table:style-name="ce216">
                <text:p text:style-name="P104"><text:span text:style-name="T138">ɑ</text:span><text:span text:style-name="T139">–</text:span><text:span text:style-name="T140">u</text:span></text:p>
              </table:table-cell>
              <table:table-cell table:style-name="ce217">
                <text:p text:style-name="P104"><text:span text:style-name="T138">ɑ</text:span><text:span text:style-name="T139">–</text:span><text:span text:style-name="T140">i</text:span></text:p>
              </table:table-cell>
              <table:table-cell table:style-name="ce218">
                <text:p text:style-name="P106"><text:span text:style-name="T144">ɑ</text:span><text:span text:style-name="T145">–</text:span><text:span text:style-name="T146">æ</text:span></text:p>
              </table:table-cell>
              <table:table-cell table:style-name="ce219">
                <text:p text:style-name="P105"><text:span text:style-name="T141">ɑ</text:span><text:span text:style-name="T142">–</text:span><text:span text:style-name="T143">e</text:span></text:p>
              </table:table-cell>
              <table:table-cell table:style-name="ce220">
                <text:p text:style-name="P105"><text:span text:style-name="T141">ɑ–ə</text:span></text:p>
              </table:table-cell>
            </table:table-row>
            <table:table-row table:style-name="ro21">
              <table:table-cell table:style-name="ce221">
                <text:p text:style-name="P82"><text:span text:style-name="T79">o</text:span></text:p>
              </table:table-cell>
              <table:table-cell table:style-name="ce222">
                <text:p text:style-name="P107"><text:span text:style-name="T147">o</text:span><text:span text:style-name="T148">–</text:span><text:span text:style-name="T147">ɑ</text:span></text:p>
              </table:table-cell>
              <table:table-cell table:style-name="ce223">
                <text:p text:style-name="P105"><text:span text:style-name="T141">o</text:span><text:span text:style-name="T142">–</text:span><text:span text:style-name="T143">o</text:span></text:p>
              </table:table-cell>
              <table:table-cell table:style-name="ce224">
                <text:p text:style-name="P104"><text:span text:style-name="T138">o</text:span><text:span text:style-name="T139">–</text:span><text:span text:style-name="T140">u</text:span></text:p>
              </table:table-cell>
              <table:table-cell table:style-name="ce225">
                <text:p text:style-name="P104"><text:span text:style-name="T138">o</text:span><text:span text:style-name="T139">–</text:span><text:span text:style-name="T140">i</text:span></text:p>
              </table:table-cell>
              <table:table-cell table:style-name="ce226">
                <text:p text:style-name="P108"><text:span text:style-name="T149">o</text:span><text:span text:style-name="T150">–</text:span><text:span text:style-name="T149">æ</text:span></text:p>
              </table:table-cell>
              <table:table-cell table:style-name="ce227">
                <text:p text:style-name="P105"><text:span text:style-name="T141">o</text:span><text:span text:style-name="T142">–</text:span><text:span text:style-name="T143">e</text:span></text:p>
              </table:table-cell>
              <table:table-cell table:style-name="ce228">
                <text:p text:style-name="P109"><text:span text:style-name="T151">o</text:span><text:span text:style-name="T152">–</text:span><text:span text:style-name="T141">ə</text:span></text:p>
              </table:table-cell>
            </table:table-row>
            <table:table-row table:style-name="ro21">
              <table:table-cell table:style-name="ce221">
                <text:p text:style-name="P82"><text:span text:style-name="T79">u</text:span></text:p>
              </table:table-cell>
              <table:table-cell table:style-name="ce229">
                <text:p text:style-name="P106"><text:span text:style-name="T144">u</text:span><text:span text:style-name="T145">–</text:span><text:span text:style-name="T146">ɑ</text:span></text:p>
              </table:table-cell>
              <table:table-cell table:style-name="ce223">
                <text:p text:style-name="P105"><text:span text:style-name="T141">u</text:span><text:span text:style-name="T142">–</text:span><text:span text:style-name="T143">o</text:span></text:p>
              </table:table-cell>
              <table:table-cell table:style-name="ce224">
                <text:p text:style-name="P104"><text:span text:style-name="T140">u–u</text:span></text:p>
              </table:table-cell>
              <table:table-cell table:style-name="ce225">
                <text:p text:style-name="P104"><text:span text:style-name="T140">u–i</text:span></text:p>
              </table:table-cell>
              <table:table-cell table:style-name="ce230">
                <text:p text:style-name="P104"><text:span text:style-name="T138">u</text:span><text:span text:style-name="T139">–</text:span><text:span text:style-name="T140">æ</text:span></text:p>
              </table:table-cell>
              <table:table-cell table:style-name="ce227">
                <text:p text:style-name="P105"><text:span text:style-name="T141">u</text:span><text:span text:style-name="T142">–</text:span><text:span text:style-name="T143">e</text:span></text:p>
              </table:table-cell>
              <table:table-cell table:style-name="ce228">
                <text:p text:style-name="P109"><text:span text:style-name="T151">u</text:span><text:span text:style-name="T152">–</text:span><text:span text:style-name="T141">ə</text:span></text:p>
              </table:table-cell>
            </table:table-row>
            <table:table-row table:style-name="ro21">
              <table:table-cell table:style-name="ce231">
                <text:p text:style-name="P82"><text:span text:style-name="T79">i</text:span></text:p>
              </table:table-cell>
              <table:table-cell table:style-name="ce232">
                <text:p text:style-name="P106"><text:span text:style-name="T144">i</text:span><text:span text:style-name="T145">–</text:span><text:span text:style-name="T146">ɑ</text:span></text:p>
              </table:table-cell>
              <table:table-cell table:style-name="ce233">
                <text:p text:style-name="P105"><text:span text:style-name="T141">i</text:span><text:span text:style-name="T142">–</text:span><text:span text:style-name="T143">o</text:span></text:p>
              </table:table-cell>
              <table:table-cell table:style-name="ce234">
                <text:p text:style-name="P104"><text:span text:style-name="T138">i</text:span><text:span text:style-name="T139">–</text:span><text:span text:style-name="T140">u</text:span></text:p>
              </table:table-cell>
              <table:table-cell table:style-name="ce235">
                <text:p text:style-name="P104"><text:span text:style-name="T138">i</text:span><text:span text:style-name="T139">–</text:span><text:span text:style-name="T140">i</text:span></text:p>
              </table:table-cell>
              <table:table-cell table:style-name="ce236">
                <text:p text:style-name="P104"><text:span text:style-name="T138">i</text:span><text:span text:style-name="T139">–</text:span><text:span text:style-name="T140">æ</text:span></text:p>
              </table:table-cell>
              <table:table-cell table:style-name="ce237">
                <text:p text:style-name="P105"><text:span text:style-name="T141">i</text:span><text:span text:style-name="T142">–</text:span><text:span text:style-name="T143">e</text:span></text:p>
              </table:table-cell>
              <table:table-cell table:style-name="ce238">
                <text:p text:style-name="P109"><text:span text:style-name="T151">i</text:span><text:span text:style-name="T152">–</text:span><text:span text:style-name="T141">ə</text:span></text:p>
              </table:table-cell>
            </table:table-row>
            <table:table-row table:style-name="ro21" table:default-cell-style-name="ce240">
              <table:table-cell table:style-name="ce239">
                <text:p text:style-name="P82"><text:span text:style-name="T79">æ</text:span></text:p>
              </table:table-cell>
              <table:table-cell>
                <text:p text:style-name="P110"><text:span text:style-name="T153">-</text:span></text:p>
              </table:table-cell>
              <table:table-cell table:style-name="ce241">
                <text:p text:style-name="P111"><text:span text:style-name="T144">æ</text:span><text:span text:style-name="T145">–</text:span><text:span text:style-name="T146">o</text:span></text:p>
              </table:table-cell>
              <table:table-cell table:style-name="ce242">
                <text:p text:style-name="P105"><text:span text:style-name="T141">æ</text:span><text:span text:style-name="T142">–</text:span><text:span text:style-name="T143">u</text:span></text:p>
              </table:table-cell>
              <table:table-cell table:style-name="ce242">
                <text:p text:style-name="P105"><text:span text:style-name="T141">æ</text:span><text:span text:style-name="T142">–</text:span><text:span text:style-name="T143">i</text:span></text:p>
              </table:table-cell>
              <table:table-cell table:style-name="ce243">
                <text:p text:style-name="P104"><text:span text:style-name="T138">æ</text:span><text:span text:style-name="T139">–</text:span><text:span text:style-name="T140">æ</text:span></text:p>
              </table:table-cell>
              <table:table-cell table:style-name="ce243">
                <text:p text:style-name="P104"><text:span text:style-name="T138">æ</text:span><text:span text:style-name="T139">–</text:span><text:span text:style-name="T140">e</text:span></text:p>
              </table:table-cell>
              <table:table-cell>
                <text:p text:style-name="P110"><text:span text:style-name="T153">-</text:span></text:p>
              </table:table-cell>
            </table:table-row>
            <table:table-row table:style-name="ro21" table:default-cell-style-name="ce115">
              <table:table-cell table:style-name="ce111">
                <text:p text:style-name="P52"><text:span text:style-name="T79">e</text:span></text:p>
              </table:table-cell>
              <table:table-cell>
                <text:p text:style-name="P59"><text:span text:style-name="T153">e–ɑ</text:span></text:p>
              </table:table-cell>
              <table:table-cell>
                <text:p text:style-name="P59"><text:span text:style-name="T154">e</text:span><text:span text:style-name="T155">–</text:span><text:span text:style-name="T153">o</text:span></text:p>
              </table:table-cell>
              <table:table-cell table:style-name="ce116">
                <text:p text:style-name="P60"><text:span text:style-name="T144">e</text:span><text:span text:style-name="T145">–</text:span><text:span text:style-name="T146">u</text:span></text:p>
              </table:table-cell>
              <table:table-cell table:style-name="ce113">
                <text:p text:style-name="P54"><text:span text:style-name="T141">e</text:span><text:span text:style-name="T142">–</text:span><text:span text:style-name="T143">i</text:span></text:p>
              </table:table-cell>
              <table:table-cell>
                <text:p text:style-name="P59"><text:span text:style-name="T154">e</text:span><text:span text:style-name="T155">–</text:span><text:span text:style-name="T153">æ</text:span></text:p>
              </table:table-cell>
              <table:table-cell table:style-name="ce112">
                <text:p text:style-name="P53"><text:span text:style-name="T138">e</text:span><text:span text:style-name="T139">–</text:span><text:span text:style-name="T140">e</text:span></text:p>
              </table:table-cell>
              <table:table-cell>
                <text:p text:style-name="P59"><text:span text:style-name="T153">-</text:span></text:p>
              </table:table-cell>
            </table:table-row>
            <table:table-row table:style-name="ro21" table:default-cell-style-name="ce115">
              <table:table-cell table:style-name="ce111">
                <text:p text:style-name="P52"><text:span text:style-name="T79">ə</text:span></text:p>
              </table:table-cell>
              <table:table-cell table:style-name="ce114">
                <text:p text:style-name="P55"><text:span text:style-name="T144">ə</text:span><text:span text:style-name="T145">–</text:span><text:span text:style-name="T146">ɑ</text:span></text:p>
              </table:table-cell>
              <table:table-cell>
                <text:p text:style-name="P59"><text:span text:style-name="T153">-</text:span></text:p>
              </table:table-cell>
              <table:table-cell table:style-name="ce112">
                <text:p text:style-name="P53"><text:span text:style-name="T138">ə</text:span><text:span text:style-name="T139">–</text:span><text:span text:style-name="T140">u</text:span></text:p>
              </table:table-cell>
              <table:table-cell>
                <text:p text:style-name="P59"><text:span text:style-name="T153">-</text:span></text:p>
              </table:table-cell>
              <table:table-cell table:style-name="ce117">
                <text:p text:style-name="P61"><text:span text:style-name="T156">ə</text:span><text:span text:style-name="T148">–</text:span><text:span text:style-name="T147">æ</text:span></text:p>
              </table:table-cell>
              <table:table-cell table:style-name="ce118">
                <text:p text:style-name="P62"><text:span text:style-name="T157">ə–e</text:span></text:p>
              </table:table-cell>
              <table:table-cell table:style-name="ce113">
                <text:p text:style-name="P58"><text:span text:style-name="T151">ə–</text:span><text:span text:style-name="T141">ə</text:span></text:p>
              </table:table-cell>
            </table:table-row>
            <table:table-row table:style-name="ro21" table:default-cell-style-name="ce115">
              <table:table-cell table:style-name="ce111">
                <text:p text:style-name="P52"><text:span text:style-name="T79">iæ</text:span></text:p>
              </table:table-cell>
              <table:table-cell>
                <text:p text:style-name="P59"><text:span text:style-name="T153">-</text:span></text:p>
              </table:table-cell>
              <table:table-cell table:style-name="ce114">
                <text:p text:style-name="P55"><text:span text:style-name="T144">iæ</text:span><text:span text:style-name="T145">–</text:span><text:span text:style-name="T146">o</text:span></text:p>
              </table:table-cell>
              <table:table-cell table:style-name="ce113">
                <text:p text:style-name="P54"><text:span text:style-name="T141">iæ</text:span><text:span text:style-name="T142">–</text:span><text:span text:style-name="T143">u</text:span></text:p>
              </table:table-cell>
              <table:table-cell>
                <text:p text:style-name="P59"><text:span text:style-name="T153">-</text:span></text:p>
              </table:table-cell>
              <table:table-cell table:style-name="ce112">
                <text:p text:style-name="P53"><text:span text:style-name="T138">iæ</text:span><text:span text:style-name="T139">–</text:span><text:span text:style-name="T140">æ</text:span></text:p>
              </table:table-cell>
              <table:table-cell>
                <text:p text:style-name="P59"><text:span text:style-name="T153">-</text:span></text:p>
              </table:table-cell>
              <table:table-cell>
                <text:p text:style-name="P59"><text:span text:style-name="T153">-</text:span></text:p>
              </table:table-cell>
            </table:table-row>
            <table:table-row table:style-name="ro21" table:default-cell-style-name="ce112">
              <table:table-cell table:style-name="ce111">
                <text:p text:style-name="P52"><text:span text:style-name="T79">uæ</text:span></text:p>
              </table:table-cell>
              <table:table-cell table:style-name="ce115">
                <text:p text:style-name="P59"><text:span text:style-name="T153">-</text:span></text:p>
              </table:table-cell>
              <table:table-cell table:style-name="ce114">
                <text:p text:style-name="P55"><text:span text:style-name="T144">uæ</text:span><text:span text:style-name="T145">–</text:span><text:span text:style-name="T146">o</text:span></text:p>
              </table:table-cell>
              <table:table-cell table:style-name="ce113">
                <text:p text:style-name="P54"><text:span text:style-name="T141">uæ</text:span><text:span text:style-name="T142">–</text:span><text:span text:style-name="T143">u</text:span></text:p>
              </table:table-cell>
              <table:table-cell table:style-name="ce113">
                <text:p text:style-name="P54"><text:span text:style-name="T141">uæ</text:span><text:span text:style-name="T142">–</text:span><text:span text:style-name="T143">i</text:span></text:p>
              </table:table-cell>
              <table:table-cell>
                <text:p text:style-name="P53"><text:span text:style-name="T138">uæ</text:span><text:span text:style-name="T139">–</text:span><text:span text:style-name="T140">æ</text:span></text:p>
              </table:table-cell>
              <table:table-cell>
                <text:p text:style-name="P53"><text:span text:style-name="T140">uæ–e</text:span></text:p>
              </table:table-cell>
              <table:table-cell table:style-name="ce115">
                <text:p text:style-name="P59"><text:span text:style-name="T153">-</text:span></text:p>
              </table:table-cell>
            </table:table-row>
            <table:table-row table:style-name="ro21" table:default-cell-style-name="ce112">
              <table:table-cell table:style-name="ce111">
                <text:p text:style-name="P52"><text:span text:style-name="T79">uo</text:span></text:p>
              </table:table-cell>
              <table:table-cell table:style-name="ce114">
                <text:p text:style-name="P55"><text:span text:style-name="T144">uo</text:span><text:span text:style-name="T145">–</text:span><text:span text:style-name="T146">ɑ</text:span></text:p>
              </table:table-cell>
              <table:table-cell table:style-name="ce115">
                <text:p text:style-name="P59"><text:span text:style-name="T154">uo</text:span><text:span text:style-name="T155">–</text:span><text:span text:style-name="T153">o</text:span></text:p>
              </table:table-cell>
              <table:table-cell>
                <text:p text:style-name="P53"><text:span text:style-name="T138">uo</text:span><text:span text:style-name="T139">–</text:span><text:span text:style-name="T140">u</text:span></text:p>
              </table:table-cell>
              <table:table-cell>
                <text:p text:style-name="P53"><text:span text:style-name="T138">uo</text:span><text:span text:style-name="T139">–</text:span><text:span text:style-name="T140">i</text:span></text:p>
              </table:table-cell>
              <table:table-cell table:style-name="ce114">
                <text:p text:style-name="P55"><text:span text:style-name="T144">uo</text:span><text:span text:style-name="T145">–</text:span><text:span text:style-name="T146">æ</text:span></text:p>
              </table:table-cell>
              <table:table-cell table:style-name="ce115">
                <text:p text:style-name="P59"><text:span text:style-name="T153">?</text:span></text:p>
              </table:table-cell>
              <table:table-cell table:style-name="ce113">
                <text:p text:style-name="P58"><text:span text:style-name="T151">uo</text:span><text:span text:style-name="T152">–</text:span><text:span text:style-name="T141">ə</text:span></text:p>
              </table:table-cell>
            </table:table-row>
            <table:table-row table:style-name="ro21" table:default-cell-style-name="ce112">
              <table:table-cell table:style-name="ce111">
                <text:p text:style-name="P52"><text:span text:style-name="T79">ie</text:span></text:p>
              </table:table-cell>
              <table:table-cell table:style-name="ce114">
                <text:p text:style-name="P55"><text:span text:style-name="T144">ie</text:span><text:span text:style-name="T145">–</text:span><text:span text:style-name="T146">ɑ</text:span></text:p>
              </table:table-cell>
              <table:table-cell table:style-name="ce115">
                <text:p text:style-name="P59"><text:span text:style-name="T153">?</text:span></text:p>
              </table:table-cell>
              <table:table-cell>
                <text:p text:style-name="P53"><text:span text:style-name="T140">ie–u</text:span></text:p>
              </table:table-cell>
              <table:table-cell table:style-name="ce113">
                <text:p text:style-name="P54"><text:span text:style-name="T143">ie–i</text:span></text:p>
              </table:table-cell>
              <table:table-cell table:style-name="ce114">
                <text:p text:style-name="P55"><text:span text:style-name="T144">ie</text:span><text:span text:style-name="T145">–</text:span><text:span text:style-name="T146">æ</text:span></text:p>
              </table:table-cell>
              <table:table-cell>
                <text:p text:style-name="P53"><text:span text:style-name="T138">ie</text:span><text:span text:style-name="T139">–</text:span><text:span text:style-name="T140">e</text:span></text:p>
              </table:table-cell>
              <table:table-cell table:style-name="ce113">
                <text:p text:style-name="P58"><text:span text:style-name="T151">ie</text:span><text:span text:style-name="T152">–</text:span><text:span text:style-name="T141">ə</text:span></text:p>
              </table:table-cell>
            </table:table-row>
            <table:table-row table:style-name="ro21" table:default-cell-style-name="ce115">
              <table:table-cell table:style-name="ce111">
                <text:p text:style-name="P52"><text:span text:style-name="T79">ye</text:span></text:p>
              </table:table-cell>
              <table:table-cell>
                <text:p text:style-name="P59"><text:span text:style-name="T153">-</text:span></text:p>
              </table:table-cell>
              <table:table-cell>
                <text:p text:style-name="P59"><text:span text:style-name="T153">-</text:span></text:p>
              </table:table-cell>
              <table:table-cell>
                <text:p text:style-name="P59"><text:span text:style-name="T153">-</text:span></text:p>
              </table:table-cell>
              <table:table-cell table:style-name="ce113">
                <text:p text:style-name="P54"><text:span text:style-name="T141">ye</text:span><text:span text:style-name="T142">–</text:span><text:span text:style-name="T143">i</text:span></text:p>
              </table:table-cell>
              <table:table-cell>
                <text:p text:style-name="P59"><text:span text:style-name="T153">-</text:span></text:p>
              </table:table-cell>
              <table:table-cell table:style-name="ce112">
                <text:p text:style-name="P53"><text:span text:style-name="T138">ye</text:span><text:span text:style-name="T139">–</text:span><text:span text:style-name="T140">e</text:span></text:p>
              </table:table-cell>
              <table:table-cell>
                <text:p text:style-name="P59"><text:span text:style-name="T153">-</text:span></text:p>
              </table:table-cell>
            </table:table-row>
          </table:table>
          <draw:image xlink:href="Pictures/TablePreview16.svm" xlink:type="simple" xlink:show="embed" xlink:actuate="onLoad"/>
        </draw:frame>
        <draw:line draw:style-name="gr12" draw:text-style-name="P42" draw:layer="layout" svg:x1="6.842cm" svg:y1="2.992cm" svg:x2="6.842cm" svg:y2="18.666cm">
          <text:p/>
        </draw:line>
        <presentation:notes draw:style-name="dp2">
          <draw:page-thumbnail draw:style-name="gr1" draw:layer="layout" svg:width="19.798cm" svg:height="11.136cm" svg:x="0.6cm" svg:y="2.257cm" draw:page-number="17" presentation:class="page"/>
          <draw:frame presentation:style-name="pr6" draw:text-style-name="P73" draw:layer="layout" svg:width="16.799cm" svg:height="13.364cm" svg:x="2.1cm" svg:y="14.107cm" presentation:class="notes" presentation:placeholder="true">
            <draw:text-box/>
          </draw:frame>
        </presentation:notes>
      </draw:page>
      <draw:page draw:name="page18" draw:style-name="dp3" draw:master-page-name="Title_20_and_20_chart_20_1" presentation:presentation-page-layout-name="AL2T1" presentation:use-footer-name="ftr1">
        <draw:frame presentation:style-name="pr11" draw:text-style-name="P102" draw:layer="layout" svg:width="23.5cm" svg:height="3.473cm" svg:x="5.183cm" svg:y="0.047cm" presentation:class="title" presentation:user-transformed="true">
          <draw:text-box>
            <text:p text:style-name="P101"><text:span text:style-name="T210">V</text:span><text:span text:style-name="T211">1</text:span><text:span text:style-name="T210"> Groups</text:span></text:p>
          </draw:text-box>
        </draw:frame>
        <draw:frame draw:style-name="gr25" draw:text-style-name="P114" draw:layer="layout" svg:width="6.934cm" svg:height="15.045cm" svg:x="0.696cm" svg:y="3.66cm">
          <draw:text-box>
            <text:list text:style-name="L1">
              <text:list-item>
                <text:p text:style-name="P17"><text:span text:style-name="T212">/ɑ o u i/ as</text:span><text:span text:style-name="T212"><text:line-break/></text:span><text:span text:style-name="T212">V</text:span><text:span text:style-name="T213">1</text:span><text:span text:style-name="T212"> c</text:span><text:span text:style-name="T214">ombine</text:span><text:span text:style-name="T214"><text:line-break/></text:span><text:span text:style-name="T214">(relatively) freely with</text:span><text:span text:style-name="T214"><text:line-break/></text:span><text:span text:style-name="T214">any V</text:span><text:span text:style-name="T213">2</text:span><text:span text:style-name="T212">.</text:span></text:p>
              </text:list-item>
            </text:list>
            <text:list text:style-name="L8">
              <text:list-item>
                <text:list>
                  <text:list-item>
                    <text:p text:style-name="P112"><text:span text:style-name="T215">Limited where</text:span><text:span text:style-name="T216"> </text:span><text:span text:style-name="T217">other V</text:span><text:span text:style-name="T218">1</text:span><text:span text:style-name="T217">’s occur freely (</text:span><text:span text:style-name="T219">V</text:span><text:span text:style-name="T220">2 </text:span><text:span text:style-name="T219">/u i/).</text:span></text:p>
                  </text:list-item>
                </text:list>
              </text:list-item>
            </text:list>
            <text:list text:style-name="L1">
              <text:list-item>
                <text:p text:style-name="P113"><text:span text:style-name="T221">/æ e ə/ and diphthongs solely from historically long vowels.</text:span></text:p>
              </text:list-item>
            </text:list>
          </draw:text-box>
        </draw:frame>
        <draw:frame draw:style-name="standard" draw:layer="layout" svg:width="26.566cm" svg:height="15.664cm" svg:x="6.842cm" svg:y="2.992cm">
          <table:table table:template-name="default" table:use-first-row-styles="true" table:use-banding-rows-styles="true">
            <table:table-column table:style-name="co34"/>
            <table:table-column table:style-name="co35"/>
            <table:table-column table:style-name="co36"/>
            <table:table-column table:style-name="co37"/>
            <table:table-column table:style-name="co37"/>
            <table:table-column table:style-name="co38"/>
            <table:table-column table:style-name="co39"/>
            <table:table-column table:style-name="co40"/>
            <table:table-row table:style-name="ro21" table:default-cell-style-name="ce212">
              <table:table-cell table:style-name="ce211"/>
              <table:table-cell>
                <text:p text:style-name="P103"><text:span text:style-name="T79">ɑ</text:span></text:p>
              </table:table-cell>
              <table:table-cell table:style-name="ce244">
                <text:p text:style-name="P103"><text:span text:style-name="T79">o</text:span></text:p>
              </table:table-cell>
              <table:table-cell table:style-name="ce245">
                <text:p text:style-name="P103"><text:span text:style-name="T79">u</text:span></text:p>
              </table:table-cell>
              <table:table-cell table:style-name="ce246">
                <text:p text:style-name="P103"><text:span text:style-name="T79">i</text:span></text:p>
              </table:table-cell>
              <table:table-cell table:style-name="ce247">
                <text:p text:style-name="P103"><text:span text:style-name="T79">æ</text:span></text:p>
              </table:table-cell>
              <table:table-cell>
                <text:p text:style-name="P103"><text:span text:style-name="T79">e</text:span></text:p>
              </table:table-cell>
              <table:table-cell>
                <text:p text:style-name="P103"><text:span text:style-name="T79">ə</text:span></text:p>
              </table:table-cell>
            </table:table-row>
            <table:table-row table:style-name="ro21">
              <table:table-cell table:style-name="ce213">
                <text:p text:style-name="P82"><text:span text:style-name="T79">ɑ</text:span></text:p>
              </table:table-cell>
              <table:table-cell table:style-name="ce214">
                <text:p text:style-name="P104"><text:span text:style-name="T138">ɑ</text:span><text:span text:style-name="T139">–</text:span><text:span text:style-name="T140">ɑ</text:span></text:p>
              </table:table-cell>
              <table:table-cell table:style-name="ce215">
                <text:p text:style-name="P105"><text:span text:style-name="T141">ɑ</text:span><text:span text:style-name="T142">–</text:span><text:span text:style-name="T143">o</text:span></text:p>
              </table:table-cell>
              <table:table-cell table:style-name="ce248">
                <text:p text:style-name="P104"><text:span text:style-name="T138">ɑ</text:span><text:span text:style-name="T139">–</text:span><text:span text:style-name="T140">u</text:span></text:p>
              </table:table-cell>
              <table:table-cell table:style-name="ce249">
                <text:p text:style-name="P104"><text:span text:style-name="T138">ɑ</text:span><text:span text:style-name="T139">–</text:span><text:span text:style-name="T140">i</text:span></text:p>
              </table:table-cell>
              <table:table-cell table:style-name="ce218">
                <text:p text:style-name="P106"><text:span text:style-name="T144">ɑ</text:span><text:span text:style-name="T145">–</text:span><text:span text:style-name="T146">æ</text:span></text:p>
              </table:table-cell>
              <table:table-cell table:style-name="ce219">
                <text:p text:style-name="P105"><text:span text:style-name="T141">ɑ</text:span><text:span text:style-name="T142">–</text:span><text:span text:style-name="T143">e</text:span></text:p>
              </table:table-cell>
              <table:table-cell table:style-name="ce220">
                <text:p text:style-name="P105"><text:span text:style-name="T141">ɑ–ə</text:span></text:p>
              </table:table-cell>
            </table:table-row>
            <table:table-row table:style-name="ro21">
              <table:table-cell table:style-name="ce221">
                <text:p text:style-name="P82"><text:span text:style-name="T79">o</text:span></text:p>
              </table:table-cell>
              <table:table-cell table:style-name="ce222">
                <text:p text:style-name="P107"><text:span text:style-name="T147">o</text:span><text:span text:style-name="T148">–</text:span><text:span text:style-name="T147">ɑ</text:span></text:p>
              </table:table-cell>
              <table:table-cell table:style-name="ce223">
                <text:p text:style-name="P105"><text:span text:style-name="T141">o</text:span><text:span text:style-name="T142">–</text:span><text:span text:style-name="T143">o</text:span></text:p>
              </table:table-cell>
              <table:table-cell table:style-name="ce250">
                <text:p text:style-name="P104"><text:span text:style-name="T138">o</text:span><text:span text:style-name="T139">–</text:span><text:span text:style-name="T140">u</text:span></text:p>
              </table:table-cell>
              <table:table-cell table:style-name="ce251">
                <text:p text:style-name="P104"><text:span text:style-name="T138">o</text:span><text:span text:style-name="T139">–</text:span><text:span text:style-name="T140">i</text:span></text:p>
              </table:table-cell>
              <table:table-cell table:style-name="ce226">
                <text:p text:style-name="P108"><text:span text:style-name="T149">o</text:span><text:span text:style-name="T150">–</text:span><text:span text:style-name="T149">æ</text:span></text:p>
              </table:table-cell>
              <table:table-cell table:style-name="ce227">
                <text:p text:style-name="P105"><text:span text:style-name="T141">o</text:span><text:span text:style-name="T142">–</text:span><text:span text:style-name="T143">e</text:span></text:p>
              </table:table-cell>
              <table:table-cell table:style-name="ce228">
                <text:p text:style-name="P109"><text:span text:style-name="T151">o</text:span><text:span text:style-name="T152">–</text:span><text:span text:style-name="T141">ə</text:span></text:p>
              </table:table-cell>
            </table:table-row>
            <table:table-row table:style-name="ro21">
              <table:table-cell table:style-name="ce221">
                <text:p text:style-name="P82"><text:span text:style-name="T79">u</text:span></text:p>
              </table:table-cell>
              <table:table-cell table:style-name="ce229">
                <text:p text:style-name="P106"><text:span text:style-name="T144">u</text:span><text:span text:style-name="T145">–</text:span><text:span text:style-name="T146">ɑ</text:span></text:p>
              </table:table-cell>
              <table:table-cell table:style-name="ce223">
                <text:p text:style-name="P105"><text:span text:style-name="T141">u</text:span><text:span text:style-name="T142">–</text:span><text:span text:style-name="T143">o</text:span></text:p>
              </table:table-cell>
              <table:table-cell table:style-name="ce250">
                <text:p text:style-name="P104"><text:span text:style-name="T140">u–u</text:span></text:p>
              </table:table-cell>
              <table:table-cell table:style-name="ce251">
                <text:p text:style-name="P104"><text:span text:style-name="T140">u–i</text:span></text:p>
              </table:table-cell>
              <table:table-cell table:style-name="ce230">
                <text:p text:style-name="P104"><text:span text:style-name="T138">u</text:span><text:span text:style-name="T139">–</text:span><text:span text:style-name="T140">æ</text:span></text:p>
              </table:table-cell>
              <table:table-cell table:style-name="ce227">
                <text:p text:style-name="P105"><text:span text:style-name="T141">u</text:span><text:span text:style-name="T142">–</text:span><text:span text:style-name="T143">e</text:span></text:p>
              </table:table-cell>
              <table:table-cell table:style-name="ce228">
                <text:p text:style-name="P109"><text:span text:style-name="T151">u</text:span><text:span text:style-name="T152">–</text:span><text:span text:style-name="T141">ə</text:span></text:p>
              </table:table-cell>
            </table:table-row>
            <table:table-row table:style-name="ro21">
              <table:table-cell table:style-name="ce231">
                <text:p text:style-name="P82"><text:span text:style-name="T79">i</text:span></text:p>
              </table:table-cell>
              <table:table-cell table:style-name="ce232">
                <text:p text:style-name="P106"><text:span text:style-name="T144">i</text:span><text:span text:style-name="T145">–</text:span><text:span text:style-name="T146">ɑ</text:span></text:p>
              </table:table-cell>
              <table:table-cell table:style-name="ce233">
                <text:p text:style-name="P105"><text:span text:style-name="T141">i</text:span><text:span text:style-name="T142">–</text:span><text:span text:style-name="T143">o</text:span></text:p>
              </table:table-cell>
              <table:table-cell table:style-name="ce252">
                <text:p text:style-name="P104"><text:span text:style-name="T138">i</text:span><text:span text:style-name="T139">–</text:span><text:span text:style-name="T140">u</text:span></text:p>
              </table:table-cell>
              <table:table-cell table:style-name="ce253">
                <text:p text:style-name="P104"><text:span text:style-name="T138">i</text:span><text:span text:style-name="T139">–</text:span><text:span text:style-name="T140">i</text:span></text:p>
              </table:table-cell>
              <table:table-cell table:style-name="ce236">
                <text:p text:style-name="P104"><text:span text:style-name="T138">i</text:span><text:span text:style-name="T139">–</text:span><text:span text:style-name="T140">æ</text:span></text:p>
              </table:table-cell>
              <table:table-cell table:style-name="ce237">
                <text:p text:style-name="P105"><text:span text:style-name="T141">i</text:span><text:span text:style-name="T142">–</text:span><text:span text:style-name="T143">e</text:span></text:p>
              </table:table-cell>
              <table:table-cell table:style-name="ce238">
                <text:p text:style-name="P109"><text:span text:style-name="T151">i</text:span><text:span text:style-name="T152">–</text:span><text:span text:style-name="T141">ə</text:span></text:p>
              </table:table-cell>
            </table:table-row>
            <table:table-row table:style-name="ro21" table:default-cell-style-name="ce240">
              <table:table-cell table:style-name="ce239">
                <text:p text:style-name="P82"><text:span text:style-name="T79">æ</text:span></text:p>
              </table:table-cell>
              <table:table-cell>
                <text:p text:style-name="P110"><text:span text:style-name="T153">-</text:span></text:p>
              </table:table-cell>
              <table:table-cell table:style-name="ce254">
                <text:p text:style-name="P111"><text:span text:style-name="T144">æ</text:span><text:span text:style-name="T145">–</text:span><text:span text:style-name="T146">o</text:span></text:p>
              </table:table-cell>
              <table:table-cell table:style-name="ce255">
                <text:p text:style-name="P105"><text:span text:style-name="T141">æ</text:span><text:span text:style-name="T142">–</text:span><text:span text:style-name="T143">u</text:span></text:p>
              </table:table-cell>
              <table:table-cell table:style-name="ce256">
                <text:p text:style-name="P105"><text:span text:style-name="T141">æ</text:span><text:span text:style-name="T142">–</text:span><text:span text:style-name="T143">i</text:span></text:p>
              </table:table-cell>
              <table:table-cell table:style-name="ce257">
                <text:p text:style-name="P104"><text:span text:style-name="T138">æ</text:span><text:span text:style-name="T139">–</text:span><text:span text:style-name="T140">æ</text:span></text:p>
              </table:table-cell>
              <table:table-cell table:style-name="ce243">
                <text:p text:style-name="P104"><text:span text:style-name="T138">æ</text:span><text:span text:style-name="T139">–</text:span><text:span text:style-name="T140">e</text:span></text:p>
              </table:table-cell>
              <table:table-cell>
                <text:p text:style-name="P110"><text:span text:style-name="T153">-</text:span></text:p>
              </table:table-cell>
            </table:table-row>
            <table:table-row table:style-name="ro21" table:default-cell-style-name="ce115">
              <table:table-cell table:style-name="ce111">
                <text:p text:style-name="P52"><text:span text:style-name="T79">e</text:span></text:p>
              </table:table-cell>
              <table:table-cell>
                <text:p text:style-name="P59"><text:span text:style-name="T153">e–ɑ</text:span></text:p>
              </table:table-cell>
              <table:table-cell table:style-name="ce258">
                <text:p text:style-name="P110"><text:span text:style-name="T154">e</text:span><text:span text:style-name="T155">–</text:span><text:span text:style-name="T153">o</text:span></text:p>
              </table:table-cell>
              <table:table-cell table:style-name="ce259">
                <text:p text:style-name="P111"><text:span text:style-name="T144">e</text:span><text:span text:style-name="T145">–</text:span><text:span text:style-name="T146">u</text:span></text:p>
              </table:table-cell>
              <table:table-cell table:style-name="ce260">
                <text:p text:style-name="P105"><text:span text:style-name="T141">e</text:span><text:span text:style-name="T142">–</text:span><text:span text:style-name="T143">i</text:span></text:p>
              </table:table-cell>
              <table:table-cell table:style-name="ce261">
                <text:p text:style-name="P110"><text:span text:style-name="T154">e</text:span><text:span text:style-name="T155">–</text:span><text:span text:style-name="T153">æ</text:span></text:p>
              </table:table-cell>
              <table:table-cell table:style-name="ce112">
                <text:p text:style-name="P53"><text:span text:style-name="T138">e</text:span><text:span text:style-name="T139">–</text:span><text:span text:style-name="T140">e</text:span></text:p>
              </table:table-cell>
              <table:table-cell>
                <text:p text:style-name="P59"><text:span text:style-name="T153">-</text:span></text:p>
              </table:table-cell>
            </table:table-row>
            <table:table-row table:style-name="ro21" table:default-cell-style-name="ce258">
              <table:table-cell table:style-name="ce111">
                <text:p text:style-name="P52"><text:span text:style-name="T79">ə</text:span></text:p>
              </table:table-cell>
              <table:table-cell table:style-name="ce114">
                <text:p text:style-name="P55"><text:span text:style-name="T144">ə</text:span><text:span text:style-name="T145">–</text:span><text:span text:style-name="T146">ɑ</text:span></text:p>
              </table:table-cell>
              <table:table-cell>
                <text:p text:style-name="P110"><text:span text:style-name="T153">-</text:span></text:p>
              </table:table-cell>
              <table:table-cell table:style-name="ce250">
                <text:p text:style-name="P104"><text:span text:style-name="T138">ə</text:span><text:span text:style-name="T139">–</text:span><text:span text:style-name="T140">u</text:span></text:p>
              </table:table-cell>
              <table:table-cell>
                <text:p text:style-name="P110"><text:span text:style-name="T153">-</text:span></text:p>
              </table:table-cell>
              <table:table-cell table:style-name="ce262">
                <text:p text:style-name="P115"><text:span text:style-name="T156">ə</text:span><text:span text:style-name="T148">–</text:span><text:span text:style-name="T147">æ</text:span></text:p>
              </table:table-cell>
              <table:table-cell table:style-name="ce118">
                <text:p text:style-name="P62"><text:span text:style-name="T157">ə–e</text:span></text:p>
              </table:table-cell>
              <table:table-cell table:style-name="ce113">
                <text:p text:style-name="P58"><text:span text:style-name="T151">ə–</text:span><text:span text:style-name="T141">ə</text:span></text:p>
              </table:table-cell>
            </table:table-row>
            <table:table-row table:style-name="ro21" table:default-cell-style-name="ce115">
              <table:table-cell table:style-name="ce111">
                <text:p text:style-name="P52"><text:span text:style-name="T79">iæ</text:span></text:p>
              </table:table-cell>
              <table:table-cell>
                <text:p text:style-name="P59"><text:span text:style-name="T153">-</text:span></text:p>
              </table:table-cell>
              <table:table-cell table:style-name="ce263">
                <text:p text:style-name="P106"><text:span text:style-name="T144">iæ</text:span><text:span text:style-name="T145">–</text:span><text:span text:style-name="T146">o</text:span></text:p>
              </table:table-cell>
              <table:table-cell table:style-name="ce264">
                <text:p text:style-name="P105"><text:span text:style-name="T141">iæ</text:span><text:span text:style-name="T142">–</text:span><text:span text:style-name="T143">u</text:span></text:p>
              </table:table-cell>
              <table:table-cell table:style-name="ce258">
                <text:p text:style-name="P110"><text:span text:style-name="T153">-</text:span></text:p>
              </table:table-cell>
              <table:table-cell table:style-name="ce265">
                <text:p text:style-name="P104"><text:span text:style-name="T138">iæ</text:span><text:span text:style-name="T139">–</text:span><text:span text:style-name="T140">æ</text:span></text:p>
              </table:table-cell>
              <table:table-cell>
                <text:p text:style-name="P59"><text:span text:style-name="T153">-</text:span></text:p>
              </table:table-cell>
              <table:table-cell>
                <text:p text:style-name="P59"><text:span text:style-name="T153">-</text:span></text:p>
              </table:table-cell>
            </table:table-row>
            <table:table-row table:style-name="ro21" table:default-cell-style-name="ce115">
              <table:table-cell table:style-name="ce111">
                <text:p text:style-name="P52"><text:span text:style-name="T79">uæ</text:span></text:p>
              </table:table-cell>
              <table:table-cell>
                <text:p text:style-name="P59"><text:span text:style-name="T153">-</text:span></text:p>
              </table:table-cell>
              <table:table-cell table:style-name="ce263">
                <text:p text:style-name="P106"><text:span text:style-name="T144">uæ</text:span><text:span text:style-name="T145">–</text:span><text:span text:style-name="T146">o</text:span></text:p>
              </table:table-cell>
              <table:table-cell table:style-name="ce264">
                <text:p text:style-name="P105"><text:span text:style-name="T141">uæ</text:span><text:span text:style-name="T142">–</text:span><text:span text:style-name="T143">u</text:span></text:p>
              </table:table-cell>
              <table:table-cell table:style-name="ce260">
                <text:p text:style-name="P105"><text:span text:style-name="T141">uæ</text:span><text:span text:style-name="T142">–</text:span><text:span text:style-name="T143">i</text:span></text:p>
              </table:table-cell>
              <table:table-cell table:style-name="ce265">
                <text:p text:style-name="P104"><text:span text:style-name="T138">uæ</text:span><text:span text:style-name="T139">–</text:span><text:span text:style-name="T140">æ</text:span></text:p>
              </table:table-cell>
              <table:table-cell table:style-name="ce112">
                <text:p text:style-name="P53"><text:span text:style-name="T140">uæ–e</text:span></text:p>
              </table:table-cell>
              <table:table-cell>
                <text:p text:style-name="P59"><text:span text:style-name="T153">-</text:span></text:p>
              </table:table-cell>
            </table:table-row>
            <table:table-row table:style-name="ro21">
              <table:table-cell table:style-name="ce111">
                <text:p text:style-name="P52"><text:span text:style-name="T79">uo</text:span></text:p>
              </table:table-cell>
              <table:table-cell table:style-name="ce114">
                <text:p text:style-name="P55"><text:span text:style-name="T144">uo</text:span><text:span text:style-name="T145">–</text:span><text:span text:style-name="T146">ɑ</text:span></text:p>
              </table:table-cell>
              <table:table-cell table:style-name="ce258">
                <text:p text:style-name="P110"><text:span text:style-name="T154">uo</text:span><text:span text:style-name="T155">–</text:span><text:span text:style-name="T153">o</text:span></text:p>
              </table:table-cell>
              <table:table-cell table:style-name="ce250">
                <text:p text:style-name="P104"><text:span text:style-name="T138">uo</text:span><text:span text:style-name="T139">–</text:span><text:span text:style-name="T140">u</text:span></text:p>
              </table:table-cell>
              <table:table-cell table:style-name="ce251">
                <text:p text:style-name="P104"><text:span text:style-name="T138">uo</text:span><text:span text:style-name="T139">–</text:span><text:span text:style-name="T140">i</text:span></text:p>
              </table:table-cell>
              <table:table-cell table:style-name="ce266">
                <text:p text:style-name="P106"><text:span text:style-name="T144">uo</text:span><text:span text:style-name="T145">–</text:span><text:span text:style-name="T146">æ</text:span></text:p>
              </table:table-cell>
              <table:table-cell table:style-name="ce115">
                <text:p text:style-name="P59"><text:span text:style-name="T153">?</text:span></text:p>
              </table:table-cell>
              <table:table-cell table:style-name="ce113">
                <text:p text:style-name="P58"><text:span text:style-name="T151">uo</text:span><text:span text:style-name="T152">–</text:span><text:span text:style-name="T141">ə</text:span></text:p>
              </table:table-cell>
            </table:table-row>
            <table:table-row table:style-name="ro21">
              <table:table-cell table:style-name="ce111">
                <text:p text:style-name="P52"><text:span text:style-name="T79">ie</text:span></text:p>
              </table:table-cell>
              <table:table-cell table:style-name="ce114">
                <text:p text:style-name="P55"><text:span text:style-name="T144">ie</text:span><text:span text:style-name="T145">–</text:span><text:span text:style-name="T146">ɑ</text:span></text:p>
              </table:table-cell>
              <table:table-cell table:style-name="ce258">
                <text:p text:style-name="P110"><text:span text:style-name="T153">?</text:span></text:p>
              </table:table-cell>
              <table:table-cell table:style-name="ce250">
                <text:p text:style-name="P104"><text:span text:style-name="T140">ie–u</text:span></text:p>
              </table:table-cell>
              <table:table-cell table:style-name="ce260">
                <text:p text:style-name="P105"><text:span text:style-name="T143">ie–i</text:span></text:p>
              </table:table-cell>
              <table:table-cell table:style-name="ce266">
                <text:p text:style-name="P106"><text:span text:style-name="T144">ie</text:span><text:span text:style-name="T145">–</text:span><text:span text:style-name="T146">æ</text:span></text:p>
              </table:table-cell>
              <table:table-cell table:style-name="ce112">
                <text:p text:style-name="P53"><text:span text:style-name="T138">ie</text:span><text:span text:style-name="T139">–</text:span><text:span text:style-name="T140">e</text:span></text:p>
              </table:table-cell>
              <table:table-cell table:style-name="ce113">
                <text:p text:style-name="P58"><text:span text:style-name="T151">ie</text:span><text:span text:style-name="T152">–</text:span><text:span text:style-name="T141">ə</text:span></text:p>
              </table:table-cell>
            </table:table-row>
            <table:table-row table:style-name="ro21" table:default-cell-style-name="ce115">
              <table:table-cell table:style-name="ce111">
                <text:p text:style-name="P52"><text:span text:style-name="T79">ye</text:span></text:p>
              </table:table-cell>
              <table:table-cell>
                <text:p text:style-name="P59"><text:span text:style-name="T153">-</text:span></text:p>
              </table:table-cell>
              <table:table-cell table:style-name="ce258">
                <text:p text:style-name="P110"><text:span text:style-name="T153">-</text:span></text:p>
              </table:table-cell>
              <table:table-cell table:style-name="ce267">
                <text:p text:style-name="P110"><text:span text:style-name="T153">-</text:span></text:p>
              </table:table-cell>
              <table:table-cell table:style-name="ce268">
                <text:p text:style-name="P105"><text:span text:style-name="T141">ye</text:span><text:span text:style-name="T142">–</text:span><text:span text:style-name="T143">i</text:span></text:p>
              </table:table-cell>
              <table:table-cell table:style-name="ce261">
                <text:p text:style-name="P110"><text:span text:style-name="T153">-</text:span></text:p>
              </table:table-cell>
              <table:table-cell table:style-name="ce112">
                <text:p text:style-name="P53"><text:span text:style-name="T138">ye</text:span><text:span text:style-name="T139">–</text:span><text:span text:style-name="T140">e</text:span></text:p>
              </table:table-cell>
              <table:table-cell>
                <text:p text:style-name="P59"><text:span text:style-name="T153">-</text:span></text:p>
              </table:table-cell>
            </table:table-row>
          </table:table>
          <draw:image xlink:href="Pictures/TablePreview17.svm" xlink:type="simple" xlink:show="embed" xlink:actuate="onLoad"/>
        </draw:frame>
        <draw:line draw:style-name="gr12" draw:text-style-name="P42" draw:layer="layout" svg:x1="6.842cm" svg:y1="2.992cm" svg:x2="6.842cm" svg:y2="18.666cm">
          <text:p/>
        </draw:line>
        <presentation:notes draw:style-name="dp2">
          <draw:page-thumbnail draw:style-name="gr1" draw:layer="layout" svg:width="19.798cm" svg:height="11.136cm" svg:x="0.6cm" svg:y="2.257cm" draw:page-number="18" presentation:class="page"/>
          <draw:frame presentation:style-name="pr6" draw:text-style-name="P73" draw:layer="layout" svg:width="16.799cm" svg:height="13.364cm" svg:x="2.1cm" svg:y="14.107cm" presentation:class="notes" presentation:placeholder="true">
            <draw:text-box/>
          </draw:frame>
        </presentation:notes>
      </draw:page>
      <draw:page draw:name="page19" draw:style-name="dp3" draw:master-page-name="Title_20_and_20_chart_20_1" presentation:presentation-page-layout-name="AL2T1" presentation:use-footer-name="ftr1">
        <draw:frame presentation:style-name="pr10" draw:text-style-name="P2" draw:layer="layout" svg:width="30.485cm" svg:height="13.255cm" svg:x="2.157cm" svg:y="4.456cm" presentation:class="outline" presentation:user-transformed="true">
          <draw:text-box>
            <text:list text:style-name="L2">
              <text:list-item>
                <text:p><text:span text:style-name="T176">V</text:span><text:span text:style-name="T184">2</text:span><text:span text:style-name="T176"> /e o/ rarely occur if V</text:span><text:span text:style-name="T184">1</text:span><text:span text:style-name="T176"> is /æ e </text:span><text:span text:style-name="T5">ə</text:span><text:span text:style-name="T222">/ or a diphthong; usually changed to /i u/.</text:span></text:p>
                <text:list>
                  <text:list-item>
                    <text:p text:style-name="P17"><text:span text:style-name="T223">V</text:span><text:span text:style-name="T224">2</text:span><text:span text:style-name="T223"> alternation /e/~/i/ or /o/~/u/ (dependent on V</text:span><text:span text:style-name="T224">1</text:span><text:span text:style-name="T225">)</text:span><text:span text:style-name="T223"> in some forms.</text:span></text:p>
                  </text:list-item>
                  <text:list-item>
                    <text:p text:style-name="P68"><text:span text:style-name="T223">Certain extra complications for V</text:span><text:span text:style-name="T224">1</text:span><text:span text:style-name="T223"> /e ie ye/ before V</text:span><text:span text:style-name="T224">2</text:span><text:span text:style-name="T223"> /e i/ (cf. split of historic *</text:span><text:span text:style-name="T226">ē</text:span><text:span text:style-name="T223">).</text:span></text:p>
                  </text:list-item>
                </text:list>
              </text:list-item>
              <text:list-item>
                <text:p text:style-name="P97"><text:span text:style-name="T227">V</text:span><text:span text:style-name="T228">1 </text:span><text:span text:style-name="T222">/ɑ o u i/ before V</text:span><text:span text:style-name="T228">2</text:span><text:span text:style-name="T222"> /u i/ indicates contraction or loan, and thus a different inflectional pattern.</text:span></text:p>
                <text:list>
                  <text:list-item>
                    <text:p text:style-name="P116"><text:span text:style-name="T225">Same restriction for /uo/ and (before /u/ only) /ə ie/.</text:span></text:p>
                  </text:list-item>
                </text:list>
              </text:list-item>
            </text:list>
          </draw:text-box>
        </draw:frame>
        <draw:frame presentation:style-name="pr11" draw:text-style-name="P102" draw:layer="layout" svg:width="23.5cm" svg:height="3.473cm" svg:x="5.183cm" svg:y="0.748cm" presentation:class="title" presentation:user-transformed="true">
          <draw:text-box>
            <text:p text:style-name="P101"><text:span text:style-name="T210">V</text:span><text:span text:style-name="T211">1</text:span><text:span text:style-name="T210"> Groups</text:span></text:p>
          </draw:text-box>
        </draw:frame>
        <presentation:notes draw:style-name="dp2">
          <draw:page-thumbnail draw:style-name="gr1" draw:layer="layout" svg:width="19.798cm" svg:height="11.136cm" svg:x="0.6cm" svg:y="2.257cm" draw:page-number="19" presentation:class="page"/>
          <draw:frame presentation:style-name="pr6" draw:text-style-name="P43" draw:layer="layout" svg:width="16.799cm" svg:height="13.364cm" svg:x="2.1cm" svg:y="14.107cm" presentation:class="notes" presentation:placeholder="true">
            <draw:text-box/>
          </draw:frame>
        </presentation:notes>
      </draw:page>
      <draw:page draw:name="page20" draw:style-name="dp3" draw:master-page-name="Title_20_and_20_chart_20_1" presentation:presentation-page-layout-name="AL2T1" presentation:use-footer-name="ftr1">
        <draw:frame presentation:style-name="pr13" draw:text-style-name="P118" draw:layer="layout" svg:width="32.615cm" svg:height="14.01cm" svg:x="0.885cm" svg:y="3.99cm" presentation:class="outline" presentation:user-transformed="true">
          <draw:text-box>
            <text:list text:style-name="L2">
              <text:list-item>
                <text:p text:style-name="P9"><text:span text:style-name="T222">Possible grouping:</text:span></text:p>
                <text:list>
                  <text:list-item>
                    <text:p text:style-name="P68"><text:span text:style-name="T179">Two main groups, /ɑ o u i/ vs. /æ</text:span><text:span text:style-name="T225"> e iæ uæ ie/.</text:span></text:p>
                  </text:list-item>
                </text:list>
              </text:list-item>
            </text:list>
            <text:list text:style-name="L9">
              <text:list-item>
                <text:list>
                  <text:list-item>
                    <text:list>
                      <text:list-item>
                        <text:p text:style-name="P117"><text:span text:style-name="T39">The latter has two subgroups: /æ iæ uæ/ (</text:span><text:span text:style-name="T229">æ group) vs. /e ie/ (e group).</text:span></text:p>
                      </text:list-item>
                    </text:list>
                  </text:list-item>
                </text:list>
              </text:list-item>
            </text:list>
            <text:list text:style-name="L2">
              <text:list-item>
                <text:list>
                  <text:list-item>
                    <text:p text:style-name="P74"><text:span text:style-name="T179">/ə uo ye/ rarely occur in the relevant environments; /ə uo/ roughly pattern with /ɑ o u i/, while /ye/ patterns with /æ e iæ uæ ie/.</text:span></text:p>
                  </text:list-item>
                </text:list>
              </text:list-item>
              <text:list-item>
                <text:p text:style-name="P44"><text:span text:style-name="T222">Terminology:</text:span></text:p>
                <text:list>
                  <text:list-item>
                    <text:p text:style-name="P68"><text:span text:style-name="T225">Provisionally ”back” vs. ”front”, but this requires /i/ to be ”back”.</text:span></text:p>
                  </text:list-item>
                  <text:list-item>
                    <text:p text:style-name="P71"><text:span text:style-name="T225">Dark vs. bright (cf. Fischer-Jørgensen 1967)?</text:span></text:p>
                  </text:list-item>
                </text:list>
              </text:list-item>
            </text:list>
            <text:list text:style-name="L9">
              <text:list-item>
                <text:list>
                  <text:list-item>
                    <text:list>
                      <text:list-item>
                        <text:p text:style-name="P47"><text:span text:style-name="T229">Sometimes used to describe the low back vs. front vowel in IS &amp; NS</text:span><text:span text:style-name="T230">.</text:span></text:p>
                      </text:list-item>
                      <text:list-item>
                        <text:p text:style-name="P47"><text:span text:style-name="T229">Roughly analogous to back vs. front; may also have the same problem,</text:span><text:span text:style-name="T231"> </text:span><text:span text:style-name="T229">in that /i/ should be dark, but is often considered the ”brightest” vowel (ibid</text:span><text:span text:style-name="T232">.</text:span><text:span text:style-name="T229">)</text:span><text:span text:style-name="T232">.</text:span></text:p>
                      </text:list-item>
                    </text:list>
                  </text:list-item>
                </text:list>
              </text:list-item>
            </text:list>
          </draw:text-box>
        </draw:frame>
        <draw:frame presentation:style-name="pr11" draw:text-style-name="P102" draw:layer="layout" svg:width="23.5cm" svg:height="3.473cm" svg:x="5.183cm" svg:y="0.748cm" presentation:class="title" presentation:user-transformed="true">
          <draw:text-box>
            <text:p text:style-name="P101"><text:span text:style-name="T210">V</text:span><text:span text:style-name="T211">1</text:span><text:span text:style-name="T210"> Groups</text:span></text:p>
          </draw:text-box>
        </draw:frame>
        <presentation:notes draw:style-name="dp2">
          <draw:page-thumbnail draw:style-name="gr1" draw:layer="layout" svg:width="19.798cm" svg:height="11.136cm" svg:x="0.6cm" svg:y="2.257cm" draw:page-number="20" presentation:class="page"/>
          <draw:frame presentation:style-name="pr6" draw:text-style-name="P43" draw:layer="layout" svg:width="16.799cm" svg:height="13.364cm" svg:x="2.1cm" svg:y="14.107cm" presentation:class="notes" presentation:placeholder="true">
            <draw:text-box/>
          </draw:frame>
        </presentation:notes>
      </draw:page>
      <draw:page draw:name="page21" draw:style-name="dp3" draw:master-page-name="Title_20_and_20_chart_20_1" presentation:presentation-page-layout-name="AL2T1" presentation:use-footer-name="ftr1">
        <draw:frame draw:style-name="gr26" draw:text-style-name="P120" draw:layer="layout" svg:width="15.55cm" svg:height="7.259cm" draw:transform="rotate (-1.5707963267949) translate (33.5cm 3.5cm)">
          <draw:text-box>
            <text:p text:style-name="P12"><text:span text:style-name="T233">nuurrâđ</text:span><text:span text:style-name="T234"> ’collect’</text:span><text:span text:style-name="T234"><text:tab/></text:span><text:span text:style-name="T233">tavlu</text:span><text:span text:style-name="T234"> ’framed picture’ <text:s/></text:span><text:span text:style-name="T233">hettiđ</text:span><text:span text:style-name="T234"> ’obstruct’ </text:span><text:span text:style-name="T234"><text:tab/></text:span></text:p>
            <text:p text:style-name="P119"><text:span text:style-name="T233">keččâđ</text:span><text:span text:style-name="T234"> ’look’</text:span><text:span text:style-name="T233"><text:tab/></text:span><text:span text:style-name="T233"><text:tab/></text:span><text:span text:style-name="T233">čurgiđ ’clean’</text:span><text:span text:style-name="T233"><text:tab/></text:span><text:span text:style-name="T233"><text:tab/></text:span><text:span text:style-name="T233"> <text:s/>pettiđ </text:span><text:span text:style-name="T234">’deceive’</text:span><text:span text:style-name="T234"><text:line-break/></text:span><text:span text:style-name="T233">pilli</text:span><text:span text:style-name="T234"> ’drinking straw’</text:span><text:span text:style-name="T234"><text:tab/></text:span><text:span text:style-name="T233">puáttiđ</text:span><text:span text:style-name="T234"> ’come’</text:span><text:span text:style-name="T234"><text:tab/></text:span><text:span text:style-name="T234"><text:tab/></text:span><text:span text:style-name="T234"> <text:s/></text:span><text:span text:style-name="T233">pirrá’spinning top’</text:span><text:span text:style-name="T234"><text:line-break/></text:span><text:span text:style-name="T233">kyessi</text:span><text:span text:style-name="T234"> ’guest</text:span><text:span text:style-name="T235"><text:tab/></text:span><text:span text:style-name="T235"><text:tab/></text:span><text:span text:style-name="T235"><text:tab/></text:span><text:span text:style-name="T235"><text:tab/></text:span><text:span text:style-name="T235"><text:tab/></text:span><text:span text:style-name="T235"><text:tab/></text:span><text:span text:style-name="T235"> <text:s/></text:span><text:span text:style-name="T236">lášká</text:span><text:span text:style-name="T235"> ’slacker, slob’</text:span></text:p>
          </draw:text-box>
        </draw:frame>
        <draw:frame draw:style-name="standard" draw:layer="layout" svg:width="28.599cm" svg:height="15.068cm" svg:x="1.4cm" svg:y="3.51cm">
          <table:table table:template-name="default" table:use-first-row-styles="true" table:use-banding-rows-styles="true">
            <table:table-column table:style-name="co54"/>
            <table:table-column table:style-name="co55"/>
            <table:table-column table:style-name="co56"/>
            <table:table-column table:style-name="co57"/>
            <table:table-row table:style-name="ro28">
              <table:table-cell table:style-name="ce269"/>
              <table:table-cell table:style-name="ce270">
                <text:p text:style-name="P121"><text:span text:style-name="T237">Dark</text:span></text:p>
              </table:table-cell>
              <table:table-cell table:style-name="ce271">
                <text:p text:style-name="P122"><text:span text:style-name="T79">Bright</text:span></text:p>
              </table:table-cell>
              <table:table-cell table:style-name="ce272">
                <text:p text:style-name="P122"><text:span text:style-name="T79">/e ie/</text:span></text:p>
              </table:table-cell>
            </table:table-row>
            <table:table-row table:style-name="ro29">
              <table:table-cell table:style-name="ce273">
                <text:p text:style-name="P123"><text:span text:style-name="T238">PRS.3PL</text:span><text:span text:style-name="T79"> of â-stem verbs</text:span></text:p>
              </table:table-cell>
              <table:table-cell table:style-name="ce274">
                <text:p text:style-name="P124"><text:span text:style-name="T239">-eh</text:span><text:span text:style-name="T240"><text:line-break/></text:span><text:span text:style-name="T241">nuurrâđ</text:span><text:span text:style-name="T242"> : </text:span><text:span text:style-name="T241">nor</text:span><text:span text:style-name="T243">eh</text:span></text:p>
              </table:table-cell>
              <table:table-cell table:style-name="ce275">
                <text:p><text:span text:style-name="T239">-ih</text:span><text:span text:style-name="T244"><text:line-break/></text:span><text:span text:style-name="T241">aassâđ</text:span><text:span text:style-name="T242"> : </text:span><text:span text:style-name="T241">ääs</text:span><text:span text:style-name="T243">ih</text:span></text:p>
              </table:table-cell>
              <table:table-cell table:style-name="ce276" table:number-rows-spanned="2">
                <text:p text:style-name="P125"><text:span text:style-name="T245">either</text:span><text:span text:style-name="T246"> </text:span><text:span text:style-name="T245">(?)</text:span><text:span text:style-name="T247"><text:line-break/></text:span><text:span text:style-name="T247">ettâđ : et</text:span><text:span text:style-name="T248">eh</text:span><text:span text:style-name="T247"><text:line-break/></text:span><text:span text:style-name="T247">keččâđ : kečč</text:span><text:span text:style-name="T248">ih</text:span></text:p>
              </table:table-cell>
            </table:table-row>
            <table:table-row table:style-name="ro30">
              <table:table-cell table:style-name="ce271" table:number-rows-spanned="2">
                <text:p text:style-name="P122"><text:span text:style-name="T79">1</text:span><text:span text:style-name="T249">st</text:span><text:span text:style-name="T79"> and 3</text:span><text:span text:style-name="T249">rd</text:span><text:span text:style-name="T79"> person imperative</text:span></text:p>
              </table:table-cell>
              <table:table-cell table:style-name="ce277" table:number-rows-spanned="2">
                <text:p text:style-name="P124"><text:span text:style-name="T239">-o-</text:span></text:p>
                <text:p text:style-name="P124"><text:span text:style-name="T241">nuurrâđ : nor</text:span><text:span text:style-name="T243">o</text:span><text:span text:style-name="T241">s</text:span></text:p>
              </table:table-cell>
              <table:table-cell table:style-name="ce278" table:number-rows-spanned="2">
                <text:p text:style-name="P124"><text:span text:style-name="T245">-u-</text:span></text:p>
                <text:p text:style-name="P124"><text:span text:style-name="T241">aassâđ : áás</text:span><text:span text:style-name="T243">u</text:span><text:span text:style-name="T241">s</text:span></text:p>
              </table:table-cell>
              <table:covered-table-cell table:style-name="ce279"/>
            </table:table-row>
            <table:table-row table:style-name="ro31">
              <table:covered-table-cell table:style-name="gray2"/>
              <table:covered-table-cell table:style-name="ce280"/>
              <table:covered-table-cell table:style-name="ce281"/>
              <table:table-cell table:style-name="ce282"/>
            </table:table-row>
            <table:table-row table:style-name="ro32">
              <table:table-cell table:style-name="ce273">
                <text:p text:style-name="P123"><text:span text:style-name="T79">Metaphonic alternation in i-stem nouns</text:span></text:p>
              </table:table-cell>
              <table:table-cell table:style-name="ce274">
                <text:p text:style-name="P124"><text:span text:style-name="T250">no</text:span></text:p>
                <text:p text:style-name="P124"><text:span text:style-name="T241">p</text:span><text:span text:style-name="T243">i</text:span><text:span text:style-name="T241">lli : p</text:span><text:span text:style-name="T243">ii</text:span><text:span text:style-name="T241">lin : p</text:span><text:span text:style-name="T243">ii</text:span><text:span text:style-name="T241">lij</text:span></text:p>
              </table:table-cell>
              <table:table-cell table:style-name="ce283" table:number-columns-spanned="2">
                <text:p text:style-name="P126"><text:span text:style-name="T251">yes</text:span></text:p>
                <text:p text:style-name="P127"><text:span text:style-name="T241">k</text:span><text:span text:style-name="T243">ye</text:span><text:span text:style-name="T241">ssi</text:span><text:span text:style-name="T252"> : </text:span><text:span text:style-name="T241">k</text:span><text:span text:style-name="T243">uá</text:span><text:span text:style-name="T241">sán</text:span><text:span text:style-name="T252"> : </text:span><text:span text:style-name="T241">k</text:span><text:span text:style-name="T243">uo</text:span><text:span text:style-name="T241">sij</text:span></text:p>
              </table:table-cell>
              <table:covered-table-cell table:style-name="ce284"/>
            </table:table-row>
            <table:table-row table:style-name="ro29" table:default-cell-style-name="ce285">
              <table:table-cell table:style-name="ce271">
                <text:p text:style-name="P122"><text:span text:style-name="T79">Latus alternation in</text:span><text:span text:style-name="T79"><text:line-break/></text:span><text:span text:style-name="T79">u-stem nouns</text:span></text:p>
              </table:table-cell>
              <table:table-cell table:style-name="ce274">
                <text:p text:style-name="P124"><text:span text:style-name="T250">no</text:span></text:p>
                <text:p text:style-name="P124"><text:span text:style-name="T241">tavlu : tavl</text:span><text:span text:style-name="T243">u</text:span><text:span text:style-name="T241">in</text:span></text:p>
              </table:table-cell>
              <table:table-cell table:number-columns-spanned="2">
                <text:p><text:span text:style-name="T251">yes</text:span></text:p>
                <text:p text:style-name="P12"><text:span text:style-name="T241">ákku : áhh</text:span><text:span text:style-name="T243">o</text:span><text:span text:style-name="T241">in</text:span></text:p>
              </table:table-cell>
              <table:covered-table-cell/>
            </table:table-row>
            <table:table-row table:style-name="ro33">
              <table:table-cell table:style-name="ce271">
                <text:p text:style-name="P122"><text:span text:style-name="T79">Verbs ending in</text:span><text:span text:style-name="T79"><text:line-break/></text:span><text:span text:style-name="T79">-iđ</text:span><text:span text:style-name="T253">, </text:span><text:span text:style-name="T79">-uđ</text:span></text:p>
              </table:table-cell>
              <table:table-cell table:style-name="ce286">
                <text:p text:style-name="P128"><text:span text:style-name="T254">contracted</text:span></text:p>
                <text:p text:style-name="P129"><text:span text:style-name="T255">čurgiđ : čorgee</text:span></text:p>
              </table:table-cell>
              <table:table-cell table:style-name="ce285">
                <text:p><text:span text:style-name="T239">non-contracted</text:span></text:p>
                <text:p text:style-name="P12"><text:span text:style-name="T255">puáttiđ : puátá</text:span><text:span text:style-name="T256"> </text:span></text:p>
              </table:table-cell>
              <table:table-cell table:style-name="ce287" table:number-rows-spanned="2">
                <text:p text:style-name="P130"><text:span text:style-name="T239">either</text:span></text:p>
                <text:p text:style-name="P131"><text:span text:style-name="T257">hettiđ : hettee</text:span></text:p>
                <text:p text:style-name="P131"><text:span text:style-name="T257">pettiđ : piättá</text:span></text:p>
              </table:table-cell>
            </table:table-row>
            <table:table-row table:style-name="ro17" table:default-cell-style-name="ce285">
              <table:table-cell table:style-name="ce273" table:number-rows-spanned="2">
                <text:p text:style-name="P123"><text:span text:style-name="T79">V</text:span><text:span text:style-name="T258">1</text:span><text:span text:style-name="T79"> before grade II in </text:span><text:span text:style-name="T79"><text:line-break/></text:span><text:span text:style-name="T79">á-stem nouns and</text:span><text:span text:style-name="T79"><text:line-break/></text:span><text:span text:style-name="T79">â-stem verbs</text:span></text:p>
              </table:table-cell>
              <table:table-cell table:style-name="ce274" table:number-rows-spanned="2">
                <text:p text:style-name="P124"><text:span text:style-name="T259">short</text:span><text:span text:style-name="T260"><text:line-break/></text:span><text:span text:style-name="T261">pirrá</text:span><text:span text:style-name="T262"> : </text:span><text:span text:style-name="T261">p</text:span><text:span text:style-name="T263">i</text:span><text:span text:style-name="T261">rá</text:span><text:span text:style-name="T264"><text:line-break/></text:span><text:span text:style-name="T265">nuurrâđ : n</text:span><text:span text:style-name="T266">o</text:span><text:span text:style-name="T265">rá</text:span></text:p>
              </table:table-cell>
              <table:table-cell table:number-rows-spanned="2">
                <text:p><text:span text:style-name="T267">long</text:span><text:span text:style-name="T268"> </text:span><text:span text:style-name="T269"><text:line-break/></text:span><text:span text:style-name="T270">lášká</text:span><text:span text:style-name="T271"> : </text:span><text:span text:style-name="T247">l</text:span><text:span text:style-name="T248">áá</text:span><text:span text:style-name="T247">šká</text:span><text:span text:style-name="T272"> </text:span><text:span text:style-name="T273"><text:line-break/></text:span><text:span text:style-name="T247">aassâđ : </text:span><text:span text:style-name="T248">áá</text:span><text:span text:style-name="T247">sá</text:span></text:p>
              </table:table-cell>
              <table:covered-table-cell/>
            </table:table-row>
            <table:table-row table:style-name="ro34" table:default-cell-style-name="ce281">
              <table:covered-table-cell/>
              <table:covered-table-cell/>
              <table:covered-table-cell/>
              <table:table-cell table:style-name="ce285"/>
            </table:table-row>
          </table:table>
          <draw:image xlink:href="Pictures/TablePreview18.svm" xlink:type="simple" xlink:show="embed" xlink:actuate="onLoad"/>
        </draw:frame>
        <draw:frame presentation:style-name="pr11" draw:text-style-name="P132" draw:layer="layout" svg:width="23.5cm" svg:height="3.473cm" svg:x="5.183cm" svg:y="0.549cm" presentation:class="title" presentation:user-transformed="true">
          <draw:text-box>
            <text:p text:style-name="P101"><text:span text:style-name="T274">V</text:span><text:span text:style-name="T275">1</text:span><text:span text:style-name="T274"> Groups</text:span></text:p>
          </draw:text-box>
        </draw:frame>
        <draw:custom-shape draw:style-name="gr27" draw:text-style-name="P133" draw:layer="layout" svg:width="0.5cm" svg:height="2.3cm" svg:x="23.5cm" svg:y="16.3cm">
          <text:p/>
          <draw:enhanced-geometry svg:viewBox="0 0 21600 21600" draw:mirror-horizontal="false" draw:mirror-vertical="false" draw:type="rectangle" draw:enhanced-path="M 0 0 L 21600 0 21600 21600 0 21600 0 0 Z N"/>
        </draw:custom-shape>
        <draw:custom-shape draw:style-name="gr28" draw:text-style-name="P133" draw:layer="layout" svg:width="2cm" svg:height="1.2cm" svg:x="23.5cm" svg:y="7.8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3" draw:master-page-name="Title_20_and_20_chart_20_1" presentation:presentation-page-layout-name="AL2T1" presentation:use-footer-name="ftr1">
        <draw:frame presentation:style-name="pr11" draw:text-style-name="P134" draw:layer="layout" svg:width="30.298cm" svg:height="3.473cm" svg:x="2.872cm" svg:y="0.75cm" presentation:class="title" presentation:user-transformed="true">
          <draw:text-box>
            <text:p text:style-name="P101"><text:span text:style-name="T210">Current Developments: Instability? </text:span></text:p>
          </draw:text-box>
        </draw:frame>
        <draw:frame presentation:style-name="pr5" draw:text-style-name="P2" draw:layer="layout" svg:width="31.026cm" svg:height="14.505cm" svg:x="1.983cm" svg:y="3.901cm" presentation:class="outline" presentation:user-transformed="true">
          <draw:text-box>
            <text:list text:style-name="L2">
              <text:list-item>
                <text:p text:style-name="P135"><text:span text:style-name="T176">/ɑ/ vs. /æ/: Both can be reduced to /ə</text:span><text:span text:style-name="T36">/.</text:span><text:span text:style-name="T36"><text:line-break/></text:span><text:span text:style-name="T36"><text:tab/></text:span><text:span text:style-name="T36"><text:tab/></text:span><text:span text:style-name="T111">väldiđ</text:span><text:span text:style-name="T33"> ’take’</text:span><text:span text:style-name="T110">, PTCP.PST</text:span><text:span text:style-name="T33"> </text:span><text:span text:style-name="T111">váldám</text:span><text:span text:style-name="T110"> ~ </text:span><text:span text:style-name="T111">váldâm</text:span><text:span text:style-name="T111"><text:line-break/></text:span><text:span text:style-name="T111"><text:tab/></text:span><text:span text:style-name="T111"><text:tab/></text:span><text:span text:style-name="T111">vardeđ</text:span><text:span text:style-name="T33"> ’bleed’, </text:span><text:span text:style-name="T111">vardam</text:span><text:span text:style-name="T110"> ~ </text:span><text:span text:style-name="T111">vardâm</text:span></text:p>
                <text:list>
                  <text:list-item>
                    <text:p text:style-name="P68"><text:span text:style-name="T120">Mainly as V</text:span><text:span text:style-name="T208">2</text:span><text:span text:style-name="T39"> (although cf. previous note on /</text:span><text:span text:style-name="T229">ə–e/)</text:span></text:p>
                  </text:list-item>
                  <text:list-item>
                    <text:p text:style-name="P68"><text:span text:style-name="T39">Conversely, some speakers use /ɑ/ instead of /ə/</text:span><text:span text:style-name="T229"> (Itkonen 1971).</text:span></text:p>
                  </text:list-item>
                </text:list>
              </text:list-item>
              <text:list-item>
                <text:p text:style-name="P91"><text:span text:style-name="T192">V</text:span><text:span text:style-name="T184">1 </text:span><text:span text:style-name="T176">/</text:span><text:span text:style-name="T222">ə</text:span><text:span text:style-name="T36">/ merging with /e/?</text:span></text:p>
                <text:list>
                  <text:list-item>
                    <text:p text:style-name="P68"><text:span text:style-name="T276">Itkonen 1971:</text:span></text:p>
                    <text:list>
                      <text:list-item>
                        <text:list>
                          <text:list-header>
                            <text:p><text:span text:style-name="T276">”</text:span><text:span text:style-name="T277">nykyisin alkaa yleistyä […] tietyissä sanatyypeissä […] esim. </text:span><text:span text:style-name="T278">pes'tuꞏm</text:span><text:span text:style-name="T279"> voi</text:span><text:span text:style-name="T279"><text:line-break/></text:span><text:span text:style-name="T279">murteittain ääntyä myös</text:span><text:span text:style-name="T280"> </text:span><text:span text:style-name="T281">pes̄t̀um</text:span><text:span text:style-name="T39">”</text:span></text:p>
                          </text:list-header>
                        </text:list>
                      </text:list-item>
                    </text:list>
                  </text:list-item>
                  <text:list-item>
                    <text:p text:style-name="P136"><text:span text:style-name="T39">Mettovaara (forthc.)</text:spa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6" draw:text-style-name="P43" draw:layer="layout" svg:width="16.799cm" svg:height="13.364cm" svg:x="2.1cm" svg:y="14.107cm" presentation:class="notes" presentation:placeholder="true">
            <draw:text-box/>
          </draw:frame>
        </presentation:notes>
      </draw:page>
      <draw:page draw:name="page23" draw:style-name="dp3" draw:master-page-name="Title_20_and_20_chart_20_1" presentation:presentation-page-layout-name="AL2T1" presentation:use-footer-name="ftr1">
        <draw:frame presentation:style-name="pr11" draw:text-style-name="P134" draw:layer="layout" svg:width="30.298cm" svg:height="3.473cm" svg:x="2.872cm" svg:y="0.75cm" presentation:class="title" presentation:user-transformed="true">
          <draw:text-box>
            <text:p text:style-name="P101"><text:span text:style-name="T210">Current Developments: Instability? </text:span></text:p>
          </draw:text-box>
        </draw:frame>
        <draw:frame presentation:style-name="pr5" draw:text-style-name="P2" draw:layer="layout" svg:width="30.25cm" svg:height="14.849cm" svg:x="2.25cm" svg:y="3.901cm" presentation:class="outline" presentation:user-transformed="true">
          <draw:text-box>
            <text:list text:style-name="L2">
              <text:list-item>
                <text:p><text:span text:style-name="T282">New vowel combinations increasingly appearing in loans.</text:span></text:p>
                <text:list>
                  <text:list-item>
                    <text:p text:style-name="P68"><text:span text:style-name="T283">Widespread bilingualism, Finnish often being dominant &gt; IS increasingly affected by the phonological structure of Finnish, while loans from the latter face decreasing pressure to conform to IS?</text:span></text:p>
                  </text:list-item>
                </text:list>
              </text:list-item>
              <text:list-item>
                <text:p text:style-name="P97"><text:span text:style-name="T282">Increased literacy in IS, written form plays important role in how many new speakers learn the language.</text:span></text:p>
                <text:list>
                  <text:list-item>
                    <text:p text:style-name="P137"><text:span text:style-name="T39">Olthuis 2009:</text:span></text:p>
                    <text:list>
                      <text:list-header>
                        <text:p text:style-name="P138"><text:span text:style-name="T39">”</text:span><text:span text:style-name="T284">Lâi máttátmist väädis finniđ párnáid luuhâđ </text:span><text:span text:style-name="T285">škovlâ</text:span><text:span text:style-name="T284"> togobeht, kost</text:span><text:span text:style-name="T284"><text:line-break/></text:span><text:span text:style-name="T284">čallui puáris čäällimvyevi mield </text:span><text:span text:style-name="T285">škovla</text:span><text:span text:style-name="T284">.</text:span><text:span text:style-name="T39">”</text:span></text:p>
                      </text:list-header>
                    </text:list>
                  </text:list-item>
                  <text:list-item>
                    <text:p text:style-name="P68"><text:span text:style-name="T33">Modern orthography distinguishes /ə/ from /ɑ/ in non-initial</text:span><text:span text:style-name="T33"><text:line-break/></text:span><text:span text:style-name="T33">syllables, but not from /e/ as V</text:span><text:span text:style-name="T286">1</text:span><text:span text:style-name="T283">; effects?</text:span></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6" draw:text-style-name="P43" draw:layer="layout" svg:width="16.799cm" svg:height="13.364cm" svg:x="2.1cm" svg:y="14.107cm" presentation:class="notes" presentation:placeholder="true">
            <draw:text-box/>
          </draw:frame>
        </presentation:notes>
      </draw:page>
      <draw:page draw:name="page24" draw:style-name="dp3" draw:master-page-name="Title_20_and_20_chart_20_1" presentation:presentation-page-layout-name="AL2T1" presentation:use-footer-name="ftr1">
        <draw:frame presentation:style-name="pr11" draw:text-style-name="P134" draw:layer="layout" svg:width="30.298cm" svg:height="3.473cm" svg:x="2.872cm" svg:y="0.75cm" presentation:class="title" presentation:user-transformed="true">
          <draw:text-box>
            <text:p text:style-name="P101"><text:span text:style-name="T210">Conclusions</text:span></text:p>
          </draw:text-box>
        </draw:frame>
        <draw:frame presentation:style-name="pr5" draw:text-style-name="P2" draw:layer="layout" svg:width="31.026cm" svg:height="14.643cm" svg:x="2.489cm" svg:y="3.62cm" presentation:class="outline" presentation:user-transformed="true">
          <draw:text-box>
            <text:list text:style-name="L2">
              <text:list-item>
                <text:p><text:span text:style-name="T176">/ɑ/ vs. /æ/: Both progressive and regressive metaphony.</text:span></text:p>
                <text:list>
                  <text:list-item>
                    <text:p text:style-name="P71"><text:span text:style-name="T39">Progressive harmony quite limited.</text:span></text:p>
                  </text:list-item>
                </text:list>
              </text:list-item>
              <text:list-item>
                <text:p text:style-name="P139"><text:span text:style-name="T176">/ə/ vs. /e/: No true progressive harmony; three-way</text:span><text:span text:style-name="T176"><text:line-break/></text:span><text:span text:style-name="T176">regressive metaphony between /ə/ ~ /e/ ~ /iæ/.</text:span></text:p>
              </text:list-item>
              <text:list-item>
                <text:p text:style-name="P139"><text:span text:style-name="T176">/u/ vs. /y/: Marginal, only as imported from Finnish.</text:span></text:p>
              </text:list-item>
              <text:list-item>
                <text:p text:style-name="P140"><text:span text:style-name="T176">First-syllable vowels may be divided into two broader groups (”dark” and ”bright”) based on certain morphophonological features of the word that can be inferred from them.</text:span></text:p>
                <text:list>
                  <text:list-item>
                    <text:p text:style-name="P71"><text:span text:style-name="T39">Wide range of effects, only partially related to vowel quality.</text:span></text:p>
                  </text:list-item>
                </text:list>
              </text:list-item>
              <text:list-item>
                <text:p text:style-name="P91"><text:span text:style-name="T176">System based on a delicate balance of historical developments and maintenance of distinctions; might be lost of certain trends obscuring these distinctions continue.</text:span></text:p>
              </text:list-item>
            </text:list>
          </draw:text-box>
        </draw:frame>
        <presentation:notes draw:style-name="dp2">
          <draw:page-thumbnail draw:style-name="gr1" draw:layer="layout" svg:width="19.798cm" svg:height="11.136cm" svg:x="0.6cm" svg:y="2.257cm" draw:page-number="24" presentation:class="page"/>
          <draw:frame presentation:style-name="pr6" draw:text-style-name="P43" draw:layer="layout" svg:width="16.799cm" svg:height="13.364cm" svg:x="2.1cm" svg:y="14.107cm" presentation:class="notes" presentation:placeholder="true">
            <draw:text-box/>
          </draw:frame>
        </presentation:notes>
      </draw:page>
      <draw:page draw:name="page25" draw:style-name="dp3" draw:master-page-name="Title_20_and_20_chart_20_1" presentation:presentation-page-layout-name="AL2T1" presentation:use-footer-name="ftr1">
        <draw:frame presentation:style-name="pr11" draw:text-style-name="P134" draw:layer="layout" svg:width="30.298cm" svg:height="5.543cm" svg:x="3.096cm" svg:y="6.754cm" presentation:class="title" presentation:user-transformed="true">
          <draw:text-box>
            <text:p text:style-name="P101"><text:span text:style-name="T287">Takkâ!</text:span></text:p>
          </draw:text-box>
        </draw:frame>
        <draw:frame presentation:style-name="pr5" draw:text-style-name="P141" draw:layer="layout" svg:width="31.026cm" svg:height="1.939cm" svg:x="2.489cm" svg:y="16.024cm" presentation:class="outline" presentation:user-transformed="true">
          <draw:text-box>
            <text:p text:style-name="P6"><text:span text:style-name="T36"><text:a xlink:href="https://github.com/tkoukkar/anaraskiela/" xlink:type="simple">https://github.com/tkoukkar/anaraskiela/</text:a></text:span></text:p>
          </draw:text-box>
        </draw:frame>
        <presentation:notes draw:style-name="dp3">
          <draw:page-thumbnail draw:style-name="gr1" draw:layer="layout" svg:width="19.798cm" svg:height="11.136cm" svg:x="0.6cm" svg:y="2.257cm" draw:page-number="25" presentation:class="page"/>
          <draw:frame presentation:style-name="pr6" draw:text-style-name="P4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3" svg:font-family="Arial"/>
    <style:font-face style:name="Liberation Serif2" svg:font-family="'Liberation Serif'"/>
    <style:font-face style:name="Arial6" svg:font-family="Arial" style:font-family-generic="modern"/>
    <style:font-face style:name="Courier New1" svg:font-family="'Courier New'" style:font-family-generic="modern"/>
    <style:font-face style:name="Arial5" svg:font-family="Arial" style:font-family-generic="roman"/>
    <style:font-face style:name="Bookman Old Style1" svg:font-family="'Bookman Old Style'" style:font-family-generic="roman"/>
    <style:font-face style:name="Liberation Sans4" svg:font-family="'Liberation Sans'" style:font-family-generic="roman"/>
    <style:font-face style:name="Times New Roman3" svg:font-family="'Times New Roman'" style:font-family-generic="roman"/>
    <style:font-face style:name="Times New Roman" svg:font-family="'Times New Roman', 'Times New Roman'" style:font-family-generic="roman"/>
    <style:font-face style:name="Arial" svg:font-family="Arial" style:font-family-generic="swiss"/>
    <style:font-face style:name="DejaVu Sans1" svg:font-family="'DejaVu Sans'" style:font-family-generic="swiss"/>
    <style:font-face style:name="Liberation Sans1" svg:font-family="'Liberation Sans'" style:font-family-generic="swiss"/>
    <style:font-face style:name="Courier New" svg:font-family="'Courier New'" style:font-family-generic="modern" style:font-pitch="fixed"/>
    <style:font-face style:name="Arial2" svg:font-family="Arial" style:font-pitch="variable"/>
    <style:font-face style:name="Liberation Sans3" svg:font-family="'Liberation Sans'" style:font-pitch="variable"/>
    <style:font-face style:name="Liberation Serif1" svg:font-family="'Liberation Serif'" style:font-pitch="variable"/>
    <style:font-face style:name="Lucida Sans2" svg:font-family="'Lucida Sans'" style:font-pitch="variable"/>
    <style:font-face style:name="Microsoft YaHei1" svg:font-family="'Microsoft YaHei'" style:font-pitch="variable"/>
    <style:font-face style:name="Arial4" svg:font-family="Arial" style:font-family-generic="roman"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Microsoft YaHei2" svg:font-family="'Microsoft YaHei'"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Times New Roman1" svg:font-family="'Times New Roman', '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DejaVu Sans" svg:font-family="'DejaVu Sans'" style:font-family-generic="swiss" style:font-pitch="variable"/>
    <style:font-face style:name="Impact" svg:font-family="Impact" style:font-family-generic="swiss" style:font-pitch="variable"/>
    <style:font-face style:name="Liberation Sans2" svg:font-family="'Liberation Sans'" style:font-family-generic="swiss" style:font-pitch="variable"/>
    <style:font-face style:name="Lucida Sans3" svg:font-family="'Lucida Sans'" style:font-family-generic="swiss" style:font-pitch="variable"/>
    <style:font-face style:name="Microsoft YaHei3" svg:font-family="'Microsoft Ya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4" svg:font-family="'Times New Roman', 'Times New Roman'" style:font-family-generic="system" style:font-pitch="variable"/>
  </office:font-face-decls>
  <office:styles>
    <draw:gradient draw:name="Former" draw:style="rectangular" draw:cx="50%" draw:cy="50%" draw:start-color="#cccccc" draw:end-color="#ffffff" draw:start-intensity="100%" draw:end-intensity="100%" draw:angle="0deg" draw:border="0%"/>
    <draw:gradient draw:name="Fylld" draw:style="linear" draw:start-color="#ffffff" draw:end-color="#cccccc" draw:start-intensity="100%" draw:end-intensity="100%" draw:angle="30deg" draw:border="0%"/>
    <draw:gradient draw:name="Fylld_20_blå" draw:display-name="Fylld blå" draw:style="linear" draw:start-color="#729fcf" draw:end-color="#355269" draw:start-intensity="100%" draw:end-intensity="100%" draw:angle="30deg" draw:border="0%"/>
    <draw:gradient draw:name="Fylld_20_grön" draw:display-name="Fylld grön" draw:style="linear" draw:start-color="#77bc65" draw:end-color="#127622" draw:start-intensity="100%" draw:end-intensity="100%" draw:angle="30deg" draw:border="0%"/>
    <draw:gradient draw:name="Fylld_20_gul" draw:display-name="Fylld gul" draw:style="linear" draw:start-color="#ffde59" draw:end-color="#b47804" draw:start-intensity="100%" draw:end-intensity="100%" draw:angle="30deg" draw:border="0%"/>
    <draw:gradient draw:name="Fylld_20_röd" draw:display-name="Fylld röd" draw:style="linear" draw:start-color="#ff6d6d" draw:end-color="#c9211e" draw:start-intensity="100%" draw:end-intensity="100%" draw:angle="30deg" draw:border="0%"/>
    <draw:fill-image draw:name="background" xlink:href="Pictures/10000000000004B60000037D09A2EDD99A9656C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sv" fo:country="FI"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r"/>
      <style:text-properties fo:font-size="14pt" fo:font-weight="bold"/>
    </style:style>
    <style:style style:name="Filled" style:family="graphic" style:parent-style-name="Shapes">
      <style:graphic-properties draw:fill="gradient" draw:fill-gradient-name="Fylld"/>
    </style:style>
    <style:style style:name="Filled_20_Blue" style:display-name="Filled Blue" style:family="graphic" style:parent-style-name="Filled">
      <style:graphic-properties draw:fill-gradient-name="Fylld_20_blå"/>
      <style:text-properties fo:color="#ffffff" loext:opacity="100%"/>
    </style:style>
    <style:style style:name="Filled_20_Green" style:display-name="Filled Green" style:family="graphic" style:parent-style-name="Filled">
      <style:graphic-properties draw:fill-gradient-name="Fylld_20_grö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ylld_20_röd"/>
      <style:text-properties fo:color="#ffffff" loext:opacity="100%"/>
    </style:style>
    <style:style style:name="Filled_20_Yellow" style:display-name="Filled Yellow" style:family="graphic" style:parent-style-name="Filled">
      <style:graphic-properties draw:fill-gradient-name="Fylld_20_gul"/>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graphic">
      <style:paragraph-properties fo:text-align="start" style:text-autospace="none"/>
      <style:text-properties fo:color="#000000" loext:opacity="100%" style:font-name="Times New Roman" fo:font-family="'Times New Roman', 'Times New Roman'" style:font-family-generic="roman" fo:font-size="12pt" style:font-name-asian="Times New Roman" style:font-family-asian="'Times New Roman', 'Times New Roman'" style:font-family-generic-asian="roman" style:font-size-asian="12pt" style:font-name-complex="Times New Roman" style:font-family-complex="'Times New Roman', 'Times New Roman'" style:font-family-generic-complex="roman" style:font-size-complex="12pt"/>
    </style:style>
    <style:style style:name="Pa7" style:family="graphic">
      <style:paragraph-properties style:line-height-at-least="0.75cm" style:text-autospace="none"/>
    </style:style>
    <style:style style:name="A24" style:family="graphic">
      <style:paragraph-properties style:line-height-at-least="0.563cm" style:text-autospace="none"/>
      <style:text-properties fo:color="#000000" loext:opacity="100%" style:font-name="Times New Roman" fo:font-family="'Times New Roman', 'Times New Roman'" style:font-family-generic="roman" fo:font-size="9pt" fo:font-style="italic" style:font-name-asian="Times New Roman" style:font-family-asian="'Times New Roman', 'Times New Roman'" style:font-family-generic-asian="roman" style:font-size-asian="9pt" style:font-style-asian="italic" style:font-name-complex="Times New Roman" style:font-family-complex="'Times New Roman', 'Times New Roman'" style:font-family-generic-complex="roman" style:font-size-complex="9pt" style:font-style-complex="italic"/>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and_20_chart_20_1-background" style:display-name="Title and chart 1-background" style:family="presentation">
      <style:graphic-properties draw:stroke="none" draw:fill="solid" draw:fill-color="#ffffff"/>
      <style:text-properties style:letter-kerning="true"/>
    </style:style>
    <style:style style:name="Title_20_and_20_chart_20_1-backgroundobjects" style:display-name="Title and chart 1-backgroundobjects" style:family="presentation">
      <style:graphic-properties draw:textarea-horizontal-align="justify" draw:shadow="hidden" draw:shadow-offset-x="0.2cm" draw:shadow-offset-y="0.2cm" draw:shadow-color="#808080"/>
      <style:text-properties style:letter-kerning="true"/>
    </style:style>
    <style:style style:name="Title_20_and_20_chart_20_1-notes" style:display-name="Title and char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hart_20_1-outline1" style:display-name="Title and chart 1-outline1" style:family="presentation">
      <style:graphic-properties draw:stroke="none" draw:fill="none" draw:auto-grow-height="false" draw:fit-to-size="false" style:shrink-to-fit="true">
        <text:list-style style:name="Title_20_and_20_chart_20_1-outline1" style:display-name="Title and char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28pt" fo:letter-spacing="normal" fo:language="fi"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hart_20_1-outline2" style:display-name="Title and chart 1-outline2" style:family="presentation" style:parent-style-name="Title_20_and_20_chart_20_1-outline1">
      <style:paragraph-properties fo:margin-left="0cm" fo:margin-right="0cm" fo:margin-top="0.4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3" fo:font-family="Aria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hart_20_1-outline3" style:display-name="Title and chart 1-outline3" style:family="presentation" style:parent-style-name="Title_20_and_20_chart_20_1-outline2">
      <style:paragraph-properties fo:margin-left="0cm" fo:margin-right="0cm" fo:margin-top="0.3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3"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hart_20_1-outline4" style:display-name="Title and chart 1-outline4" style:family="presentation" style:parent-style-name="Title_20_and_20_chart_20_1-outline3">
      <style:paragraph-properties fo:margin-left="0cm" fo:margin-right="0cm" fo:margin-top="0.2cm" fo:margin-bottom="0cm" fo:line-height="110%" fo:text-align="start" fo:text-indent="0cm" style:punctuation-wrap="hanging" style:writing-mode="lr-tb"/>
      <style:text-properties fo:font-variant="normal" fo:text-transform="none" fo:color="#000000" loext:opacity="100%" style:text-line-through-style="none" style:text-line-through-type="none" style:text-position="0% 100%" style:font-name="Arial3" fo:font-family="Aria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hart_20_1-outline5" style:display-name="Title and chart 1-outline5" style:family="presentation" style:parent-style-name="Title_20_and_20_chart_20_1-outline4">
      <style:paragraph-properties fo:margin-left="0cm" fo:margin-right="0cm" fo:margin-top="0.1cm" fo:margin-bottom="0cm" fo:text-indent="0cm"/>
      <style:text-properties fo:font-size="20pt" style:font-size-asian="20pt" style:font-size-complex="20pt"/>
    </style:style>
    <style:style style:name="Title_20_and_20_chart_20_1-outline6" style:display-name="Title and chart 1-outline6" style:family="presentation" style:parent-style-name="Title_20_and_20_chart_20_1-outline5">
      <style:paragraph-properties fo:margin-left="0cm" fo:margin-right="0cm" fo:margin-top="0.1cm" fo:margin-bottom="0cm" fo:text-indent="0cm"/>
      <style:text-properties fo:font-size="20pt" style:font-size-asian="20pt" style:font-size-complex="20pt"/>
    </style:style>
    <style:style style:name="Title_20_and_20_chart_20_1-outline7" style:display-name="Title and chart 1-outline7" style:family="presentation" style:parent-style-name="Title_20_and_20_chart_20_1-outline6">
      <style:paragraph-properties fo:margin-left="0cm" fo:margin-right="0cm" fo:margin-top="0.1cm" fo:margin-bottom="0cm" fo:text-indent="0cm"/>
      <style:text-properties fo:font-size="20pt" style:font-size-asian="20pt" style:font-size-complex="20pt"/>
    </style:style>
    <style:style style:name="Title_20_and_20_chart_20_1-outline8" style:display-name="Title and chart 1-outline8" style:family="presentation" style:parent-style-name="Title_20_and_20_chart_20_1-outline7">
      <style:paragraph-properties fo:margin-left="0cm" fo:margin-right="0cm" fo:margin-top="0.1cm" fo:margin-bottom="0cm" fo:text-indent="0cm"/>
      <style:text-properties fo:font-size="20pt" style:font-size-asian="20pt" style:font-size-complex="20pt"/>
    </style:style>
    <style:style style:name="Title_20_and_20_chart_20_1-outline9" style:display-name="Title and chart 1-outline9" style:family="presentation" style:parent-style-name="Title_20_and_20_chart_20_1-outline8">
      <style:paragraph-properties fo:margin-left="0cm" fo:margin-right="0cm" fo:margin-top="0.1cm" fo:margin-bottom="0cm" fo:text-indent="0cm"/>
      <style:text-properties fo:font-size="20pt" style:font-size-asian="20pt" style:font-size-complex="20pt"/>
    </style:style>
    <style:style style:name="Title_20_and_20_chart_20_1-subtitle" style:display-name="Title and chart 1-subtitle" style:family="presentation">
      <style:graphic-properties draw:stroke="none" draw:fill="none" draw:textarea-vertical-align="middle">
        <text:list-style style:name="Title_20_and_20_chart_20_1-subtitle" style:display-name="Title and char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hart_20_1-title" style:display-name="Title and chart 1-title" style:family="presentation">
      <style:graphic-properties draw:stroke="none" draw:fill="none" draw:textarea-vertical-align="middle">
        <text:list-style style:name="Title_20_and_20_chart_20_1-title" style:display-name="Title and char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Arial3" fo:font-family="Arial" fo:font-size="18pt" fo:letter-spacing="normal" fo:language="fi" fo:country="FI"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Mgr4" style:family="graphic" style:parent-style-name="standard">
      <style:graphic-properties draw:stroke="none" svg:stroke-width="0cm" draw:fill="solid" draw:fill-color="#01aee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gr5" style:family="graphic" style:parent-style-name="standard">
      <style:graphic-properties draw:stroke="none" svg:stroke-width="0cm" draw:fill="solid" draw:fill-color="#23408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pr1" style:family="presentation" style:parent-style-name="Title_20_and_20_chart_20_1-title">
      <style:graphic-properties draw:stroke="none" svg:stroke-width="0cm" draw:fill="none" draw:textarea-vertical-align="top" draw:auto-grow-height="tru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and_20_chart_20_1-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and_20_chart_20_1-outline1">
      <style:graphic-properties draw:stroke="none" svg:stroke-width="0cm" draw:fill="none" draw:textarea-vertical-align="top" draw:auto-grow-height="false" draw:fit-to-size="false" style:shrink-to-fit="true" fo:min-height="11.049cm" fo:padding-top="0.125cm" fo:padding-bottom="0.125cm" fo:padding-left="0.25cm" fo:padding-right="0.25cm" fo:wrap-option="wrap"/>
      <style:paragraph-properties style:writing-mode="lr-tb"/>
    </style:style>
    <style:style style:name="Mpr4" style:family="presentation" style:parent-style-name="Title_20_and_20_chart_20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5" style:family="presentation" style:parent-style-name="Title_20_and_20_chart_20_1-backgroundobjects">
      <style:graphic-properties draw:stroke="none" draw:fill="none" draw:fill-color="#ffffff" draw:auto-grow-height="false" fo:min-height="1.485cm"/>
      <style:paragraph-properties style:writing-mode="lr-tb"/>
    </style:style>
    <style:style style:name="Mpr6" style:family="presentation" style:parent-style-name="Title_20_and_20_chart_20_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MP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7"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writing-mode="lr-tb" style:font-independent-line-spacing="true"/>
      <style:text-properties fo:font-size="28pt"/>
    </style:style>
    <style:style style:name="MP9" style:family="paragraph">
      <style:paragraph-properties fo:margin-left="0cm" fo:margin-right="0cm" fo:margin-top="0cm" fo:margin-bottom="0.353cm" fo:line-height="100%" fo:text-align="start" fo:text-indent="0cm" style:punctuation-wrap="hanging" style:writing-mode="lr-tb"/>
      <style:text-properties fo:hyphenate="false"/>
    </style:style>
    <style:style style:name="MP10" style:family="paragraph">
      <style:paragraph-properties fo:margin-left="0cm" fo:margin-right="0cm" fo:margin-top="0cm" fo:margin-bottom="0.106cm" fo:line-height="110%" fo:text-align="start" fo:text-indent="0cm" style:punctuation-wrap="hanging" style:writing-mode="lr-tb"/>
      <style:text-properties fo:hyphenate="false"/>
    </style:style>
    <style:style style:name="MP11" style:family="paragraph">
      <style:paragraph-properties fo:margin-left="0cm" fo:margin-right="0cm" fo:margin-top="0cm" fo:margin-bottom="0cm" fo:line-height="110%" fo:text-align="start" fo:text-indent="0cm" style:punctuation-wrap="hanging" style:writing-mode="lr-tb"/>
      <style:text-properties fo:hyphenate="false"/>
    </style:style>
    <style:style style:name="MP1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loext:graphic-properties draw:fill="none"/>
      <style:paragraph-properties fo:text-align="start" style:writing-mode="lr-tb" style:font-independent-line-spacing="true"/>
      <style:text-properties fo:font-size="16pt"/>
    </style:style>
    <style:style style:name="MP14" style:family="paragraph">
      <loext:graphic-properties draw:fill="solid" draw:fill-color="#01aeef"/>
      <style:paragraph-properties fo:text-align="start" style:writing-mode="lr-tb" style:font-independent-line-spacing="true"/>
      <style:text-properties fo:font-size="18pt"/>
    </style:style>
    <style:style style:name="MP15" style:family="paragraph">
      <loext:graphic-properties draw:fill="solid" draw:fill-color="#23408f"/>
      <style:paragraph-properties fo:text-align="start" style:writing-mode="lr-tb" style:font-independent-line-spacing="true"/>
      <style:text-properties fo:font-size="18pt"/>
    </style:style>
    <style:style style:name="MP16" style:family="paragraph">
      <style:paragraph-properties fo:margin-left="0cm" fo:margin-right="0cm" fo:margin-top="0cm" fo:margin-bottom="0cm" fo:line-height="100%" fo:text-align="start" fo:text-indent="0cm" style:punctuation-wrap="hanging" style:writing-mode="lr-tb"/>
      <style:text-properties fo:font-size="7pt" style:font-size-asian="14pt" style:font-size-complex="14pt" fo:hyphenate="false"/>
    </style:style>
    <style:style style:name="MP17" style:family="paragraph">
      <loext:graphic-properties draw:fill="none" draw:fill-color="#ffffff"/>
      <style:paragraph-properties fo:text-align="start" style:writing-mode="lr-tb" style:font-independent-line-spacing="true"/>
      <style:text-properties fo:font-size="7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3" fo:font-size="6pt" fo:letter-spacing="normal" fo:language="en" fo:country="GB" fo:font-style="normal" style:text-underline-style="none" fo:font-weight="bold" fo:background-color="transparent" style:font-size-asian="6pt" style:font-style-asian="normal" style:font-weight-asian="bold" style:font-size-complex="6pt" style:font-style-complex="normal" style:font-weight-complex="bold"/>
    </style:style>
    <style:style style:name="MT3" style:family="text">
      <style:text-properties fo:font-variant="normal" fo:text-transform="none" fo:color="#23408f" loext:opacity="100%" style:text-line-through-style="none" style:text-line-through-type="none" style:text-position="0% 100%" style:font-name="Arial3" fo:font-size="28pt" fo:letter-spacing="normal" fo:language="en" fo:country="GB" fo:font-style="normal" style:text-underline-style="none" fo:font-weight="bold" fo:background-color="transparent" style:font-size-asian="28pt" style:font-style-asian="normal" style:font-weight-asian="bold" style:font-size-complex="28pt" style:font-style-complex="normal" style:font-weight-complex="bold"/>
    </style:style>
    <style:style style:name="MT4" style:family="text">
      <style:text-properties fo:font-variant="normal" fo:text-transform="none" fo:color="#23418f" loext:opacity="100%" style:text-line-through-style="none" style:text-line-through-type="none" style:text-position="0% 100%" style:font-name="Arial3" fo:font-size="28pt" fo:letter-spacing="normal" fo:language="en" fo:country="GB"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23418f" loext:opacity="100%" style:text-line-through-style="none" style:text-line-through-type="none" style:text-position="0% 100%" style:font-name="Arial3"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23418f" loext:opacity="100%" style:text-line-through-style="none" style:text-line-through-type="none" style:text-position="0% 100%" style:font-name="Arial3"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23418f" loext:opacity="100%" style:text-line-through-style="none" style:text-line-through-type="none" style:text-position="0% 100%" style:font-name="Arial3"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23408f" loext:opacity="100%" style:text-line-through-style="none" style:text-line-through-type="none" style:text-position="0% 100%" style:font-name="Arial3" fo:font-size="16pt" fo:letter-spacing="normal" fo:language="en" fo:country="GB"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rial3" fo:font-size="7pt" fo:letter-spacing="normal" fo:language="en" fo:country="GB" fo:font-style="normal" style:text-underline-style="none" fo:font-weight="normal" fo:background-color="transparent" style:font-size-asian="7pt" style:font-style-asian="normal" style:font-weight-asian="normal" style:font-size-complex="7pt" style:font-style-complex="normal" style:font-weight-complex="normal"/>
    </style:style>
    <style:style style:name="MT10" style:family="text">
      <style:text-properties fo:font-size="7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_20_and_20_chart_20_1" style:display-name="Title and chart 1" style:page-layout-name="PM1" draw:style-name="Mdp1">
      <draw:custom-shape draw:name="Tekstiruutu 25" draw:style-name="Mgr3" draw:text-style-name="MP6" draw:layer="backgroundobjects" svg:width="5.944cm" svg:height="0.599cm" svg:x="26.964cm" svg:y="17.88cm">
        <text:p text:style-name="MP5"><text:span text:style-name="MT2">University of Ou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15.658cm" svg:height="3.435cm" svg:x="17.251cm" svg:y="1.636cm" presentation:class="title" presentation:user-transformed="true">
        <draw:text-box>
          <text:p text:style-name="MP7"><text:span text:style-name="MT3">Click to add title 1/2</text:span><text:span text:style-name="MT3"><text:line-break/></text:span><text:span text:style-name="MT3">Click to add title 2/2</text:span></text:p>
        </draw:text-box>
      </draw:frame>
      <draw:frame draw:name="Content placeholder 2" presentation:style-name="Mpr2" draw:text-style-name="MP8" draw:layer="backgroundobjects" svg:width="15.658cm" svg:height="13.255cm" svg:x="17.251cm" svg:y="4.29cm" presentation:class="outline" presentation:user-transformed="true">
        <draw:text-box>
          <text:list text:style-name="ML2">
            <text:list-item>
              <text:p text:style-name="MP9"><text:span text:style-name="MT4">Edit Master text styles</text:span></text:p>
              <text:list>
                <text:list-item>
                  <text:p text:style-name="MP10"><text:span text:style-name="MT5">Second level</text:span></text:p>
                  <text:list>
                    <text:list-item>
                      <text:p text:style-name="MP11"><text:span text:style-name="MT6">Third level</text:span></text:p>
                      <text:list>
                        <text:list-item>
                          <text:p text:style-name="MP11"><text:span text:style-name="MT7">Fourth level</text:span></text:p>
                          <text:list>
                            <text:list-item>
                              <text:p text:style-name="MP11"><text:span text:style-name="MT7">Fifth level</text:span></text:p>
                            </text:list-item>
                          </text:list>
                        </text:list-item>
                      </text:list>
                    </text:list-item>
                  </text:list>
                </text:list-item>
              </text:list>
            </text:list-item>
          </text:list>
        </draw:text-box>
      </draw:frame>
      <draw:frame draw:name="Chart Placeholder 16" presentation:style-name="Mpr3" draw:text-style-name="MP13" draw:layer="backgroundobjects" svg:width="12.28cm" svg:height="15.922cm" svg:x="4.352cm" svg:y="1.601cm" presentation:class="outline" presentation:user-transformed="true">
        <draw:text-box>
          <text:p text:style-name="MP12"><text:span text:style-name="MT8">Insert chart</text:span></text:p>
        </draw:text-box>
      </draw:frame>
      <draw:g draw:name="Logo">
        <draw:custom-shape draw:name="Freeform 6" draw:style-name="Mgr4" draw:text-style-name="MP14" draw:layer="layout" svg:width="1.24cm" svg:height="1.046cm" svg:x="1.597cm" svg:y="2.186cm">
          <text:p/>
          <draw:enhanced-geometry draw:mirror-horizontal="false" draw:mirror-vertical="false" svg:viewBox="0 0 0 0" drawooo:sub-view-size="4821 4067" draw:text-areas="0 0 ?f88 ?f89" draw:type="ooxml-non-primitive" draw:enhanced-path="M 1042 2420 L 1227 4067 3594 4067 3777 2420 4151 2420 4821 2420 4821 0 3481 0 3481 196 3481 932 3080 932 3080 0 1739 0 1739 932 1338 932 1338 0 0 0 0 2420 741 2420 1042 2420 Z M 391 392 L 946 392 946 1325 1219 1325 2133 1325 2133 392 2688 392 2688 1325 2957 1325 3602 1325 3875 1325 3875 392 4430 392 4430 2028 4151 2028 3679 2028 3425 2028 3243 3676 1578 3676 1394 2028 1142 2028 741 2028 391 2028 391 392 Z N">
            <draw:equation draw:name="f0" draw:formula="1042*logwidth/4821"/>
            <draw:equation draw:name="f1" draw:formula="2420*logheight/4067"/>
            <draw:equation draw:name="f2" draw:formula="1227*logwidth/4821"/>
            <draw:equation draw:name="f3" draw:formula="4067*logheight/4067"/>
            <draw:equation draw:name="f4" draw:formula="3594*logwidth/4821"/>
            <draw:equation draw:name="f5" draw:formula="4067*logheight/4067"/>
            <draw:equation draw:name="f6" draw:formula="3777*logwidth/4821"/>
            <draw:equation draw:name="f7" draw:formula="2420*logheight/4067"/>
            <draw:equation draw:name="f8" draw:formula="4151*logwidth/4821"/>
            <draw:equation draw:name="f9" draw:formula="2420*logheight/4067"/>
            <draw:equation draw:name="f10" draw:formula="4821*logwidth/4821"/>
            <draw:equation draw:name="f11" draw:formula="2420*logheight/4067"/>
            <draw:equation draw:name="f12" draw:formula="4821*logwidth/4821"/>
            <draw:equation draw:name="f13" draw:formula="0*logheight/4067"/>
            <draw:equation draw:name="f14" draw:formula="3481*logwidth/4821"/>
            <draw:equation draw:name="f15" draw:formula="0*logheight/4067"/>
            <draw:equation draw:name="f16" draw:formula="3481*logwidth/4821"/>
            <draw:equation draw:name="f17" draw:formula="196*logheight/4067"/>
            <draw:equation draw:name="f18" draw:formula="3481*logwidth/4821"/>
            <draw:equation draw:name="f19" draw:formula="932*logheight/4067"/>
            <draw:equation draw:name="f20" draw:formula="3080*logwidth/4821"/>
            <draw:equation draw:name="f21" draw:formula="932*logheight/4067"/>
            <draw:equation draw:name="f22" draw:formula="3080*logwidth/4821"/>
            <draw:equation draw:name="f23" draw:formula="0*logheight/4067"/>
            <draw:equation draw:name="f24" draw:formula="1739*logwidth/4821"/>
            <draw:equation draw:name="f25" draw:formula="0*logheight/4067"/>
            <draw:equation draw:name="f26" draw:formula="1739*logwidth/4821"/>
            <draw:equation draw:name="f27" draw:formula="932*logheight/4067"/>
            <draw:equation draw:name="f28" draw:formula="1338*logwidth/4821"/>
            <draw:equation draw:name="f29" draw:formula="932*logheight/4067"/>
            <draw:equation draw:name="f30" draw:formula="1338*logwidth/4821"/>
            <draw:equation draw:name="f31" draw:formula="0*logheight/4067"/>
            <draw:equation draw:name="f32" draw:formula="0*logwidth/4821"/>
            <draw:equation draw:name="f33" draw:formula="0*logheight/4067"/>
            <draw:equation draw:name="f34" draw:formula="0*logwidth/4821"/>
            <draw:equation draw:name="f35" draw:formula="2420*logheight/4067"/>
            <draw:equation draw:name="f36" draw:formula="741*logwidth/4821"/>
            <draw:equation draw:name="f37" draw:formula="2420*logheight/4067"/>
            <draw:equation draw:name="f38" draw:formula="1042*logwidth/4821"/>
            <draw:equation draw:name="f39" draw:formula="2420*logheight/4067"/>
            <draw:equation draw:name="f40" draw:formula="391*logwidth/4821"/>
            <draw:equation draw:name="f41" draw:formula="392*logheight/4067"/>
            <draw:equation draw:name="f42" draw:formula="946*logwidth/4821"/>
            <draw:equation draw:name="f43" draw:formula="392*logheight/4067"/>
            <draw:equation draw:name="f44" draw:formula="946*logwidth/4821"/>
            <draw:equation draw:name="f45" draw:formula="1325*logheight/4067"/>
            <draw:equation draw:name="f46" draw:formula="1219*logwidth/4821"/>
            <draw:equation draw:name="f47" draw:formula="1325*logheight/4067"/>
            <draw:equation draw:name="f48" draw:formula="2133*logwidth/4821"/>
            <draw:equation draw:name="f49" draw:formula="1325*logheight/4067"/>
            <draw:equation draw:name="f50" draw:formula="2133*logwidth/4821"/>
            <draw:equation draw:name="f51" draw:formula="392*logheight/4067"/>
            <draw:equation draw:name="f52" draw:formula="2688*logwidth/4821"/>
            <draw:equation draw:name="f53" draw:formula="392*logheight/4067"/>
            <draw:equation draw:name="f54" draw:formula="2688*logwidth/4821"/>
            <draw:equation draw:name="f55" draw:formula="1325*logheight/4067"/>
            <draw:equation draw:name="f56" draw:formula="2957*logwidth/4821"/>
            <draw:equation draw:name="f57" draw:formula="1325*logheight/4067"/>
            <draw:equation draw:name="f58" draw:formula="3602*logwidth/4821"/>
            <draw:equation draw:name="f59" draw:formula="1325*logheight/4067"/>
            <draw:equation draw:name="f60" draw:formula="3875*logwidth/4821"/>
            <draw:equation draw:name="f61" draw:formula="1325*logheight/4067"/>
            <draw:equation draw:name="f62" draw:formula="3875*logwidth/4821"/>
            <draw:equation draw:name="f63" draw:formula="392*logheight/4067"/>
            <draw:equation draw:name="f64" draw:formula="4430*logwidth/4821"/>
            <draw:equation draw:name="f65" draw:formula="392*logheight/4067"/>
            <draw:equation draw:name="f66" draw:formula="4430*logwidth/4821"/>
            <draw:equation draw:name="f67" draw:formula="2028*logheight/4067"/>
            <draw:equation draw:name="f68" draw:formula="4151*logwidth/4821"/>
            <draw:equation draw:name="f69" draw:formula="2028*logheight/4067"/>
            <draw:equation draw:name="f70" draw:formula="3679*logwidth/4821"/>
            <draw:equation draw:name="f71" draw:formula="2028*logheight/4067"/>
            <draw:equation draw:name="f72" draw:formula="3425*logwidth/4821"/>
            <draw:equation draw:name="f73" draw:formula="2028*logheight/4067"/>
            <draw:equation draw:name="f74" draw:formula="3243*logwidth/4821"/>
            <draw:equation draw:name="f75" draw:formula="3676*logheight/4067"/>
            <draw:equation draw:name="f76" draw:formula="1578*logwidth/4821"/>
            <draw:equation draw:name="f77" draw:formula="3676*logheight/4067"/>
            <draw:equation draw:name="f78" draw:formula="1394*logwidth/4821"/>
            <draw:equation draw:name="f79" draw:formula="2028*logheight/4067"/>
            <draw:equation draw:name="f80" draw:formula="1142*logwidth/4821"/>
            <draw:equation draw:name="f81" draw:formula="2028*logheight/4067"/>
            <draw:equation draw:name="f82" draw:formula="741*logwidth/4821"/>
            <draw:equation draw:name="f83" draw:formula="2028*logheight/4067"/>
            <draw:equation draw:name="f84" draw:formula="391*logwidth/4821"/>
            <draw:equation draw:name="f85" draw:formula="2028*logheight/4067"/>
            <draw:equation draw:name="f86" draw:formula="391*logwidth/4821"/>
            <draw:equation draw:name="f87" draw:formula="392*logheight/4067"/>
            <draw:equation draw:name="f88" draw:formula="logwidth"/>
            <draw:equation draw:name="f89" draw:formula="logheight"/>
          </draw:enhanced-geometry>
        </draw:custom-shape>
        <draw:custom-shape draw:name="Freeform 7" draw:style-name="Mgr5" draw:text-style-name="MP15" draw:layer="layout" svg:width="0.367cm" svg:height="0.366cm" svg:x="2.42cm" svg:y="1.601cm">
          <text:p/>
          <draw:enhanced-geometry draw:mirror-horizontal="false" draw:mirror-vertical="false" svg:viewBox="0 0 0 0" drawooo:sub-view-size="1428 1426" draw:text-areas="0 0 ?f12 ?f13" draw:type="ooxml-non-primitive" draw:enhanced-path="M 1428 268 L 1160 0 1135 25 0 1157 271 1426 1428 268 Z N">
            <draw:equation draw:name="f0" draw:formula="1428*logwidth/1428"/>
            <draw:equation draw:name="f1" draw:formula="268*logheight/1426"/>
            <draw:equation draw:name="f2" draw:formula="1160*logwidth/1428"/>
            <draw:equation draw:name="f3" draw:formula="0*logheight/1426"/>
            <draw:equation draw:name="f4" draw:formula="1135*logwidth/1428"/>
            <draw:equation draw:name="f5" draw:formula="25*logheight/1426"/>
            <draw:equation draw:name="f6" draw:formula="0*logwidth/1428"/>
            <draw:equation draw:name="f7" draw:formula="1157*logheight/1426"/>
            <draw:equation draw:name="f8" draw:formula="271*logwidth/1428"/>
            <draw:equation draw:name="f9" draw:formula="1426*logheight/1426"/>
            <draw:equation draw:name="f10" draw:formula="1428*logwidth/1428"/>
            <draw:equation draw:name="f11" draw:formula="268*logheight/1426"/>
            <draw:equation draw:name="f12" draw:formula="logwidth"/>
            <draw:equation draw:name="f13" draw:formula="logheight"/>
          </draw:enhanced-geometry>
        </draw:custom-shape>
        <draw:custom-shape draw:name="Freeform 8" draw:style-name="Mgr5" draw:text-style-name="MP15" draw:layer="layout" svg:width="0.367cm" svg:height="0.366cm" svg:x="1.647cm" svg:y="1.601cm">
          <text:p/>
          <draw:enhanced-geometry draw:mirror-horizontal="false" draw:mirror-vertical="false" svg:viewBox="0 0 0 0" drawooo:sub-view-size="1428 1426" draw:text-areas="0 0 ?f12 ?f13" draw:type="ooxml-non-primitive" draw:enhanced-path="M 1159 1426 L 1428 1157 270 0 0 268 25 293 1159 1426 Z N">
            <draw:equation draw:name="f0" draw:formula="1159*logwidth/1428"/>
            <draw:equation draw:name="f1" draw:formula="1426*logheight/1426"/>
            <draw:equation draw:name="f2" draw:formula="1428*logwidth/1428"/>
            <draw:equation draw:name="f3" draw:formula="1157*logheight/1426"/>
            <draw:equation draw:name="f4" draw:formula="270*logwidth/1428"/>
            <draw:equation draw:name="f5" draw:formula="0*logheight/1426"/>
            <draw:equation draw:name="f6" draw:formula="0*logwidth/1428"/>
            <draw:equation draw:name="f7" draw:formula="268*logheight/1426"/>
            <draw:equation draw:name="f8" draw:formula="25*logwidth/1428"/>
            <draw:equation draw:name="f9" draw:formula="293*logheight/1426"/>
            <draw:equation draw:name="f10" draw:formula="1159*logwidth/1428"/>
            <draw:equation draw:name="f11" draw:formula="1426*logheight/1426"/>
            <draw:equation draw:name="f12" draw:formula="logwidth"/>
            <draw:equation draw:name="f13" draw:formula="logheight"/>
          </draw:enhanced-geometry>
        </draw:custom-shape>
        <draw:custom-shape draw:name="Freeform 9" draw:style-name="Mgr5" draw:text-style-name="MP15" draw:layer="layout" svg:width="0.097cm" svg:height="0.421cm" svg:x="2.167cm" svg:y="1.471cm">
          <text:p/>
          <draw:enhanced-geometry draw:mirror-horizontal="false" draw:mirror-vertical="false" svg:viewBox="0 0 0 0" drawooo:sub-view-size="380 1638" draw:text-areas="0 0 ?f12 ?f13" draw:type="ooxml-non-primitive" draw:enhanced-path="M 380 0 L 0 0 0 34 0 1638 380 1638 380 0 Z N">
            <draw:equation draw:name="f0" draw:formula="380*logwidth/380"/>
            <draw:equation draw:name="f1" draw:formula="0*logheight/1638"/>
            <draw:equation draw:name="f2" draw:formula="0*logwidth/380"/>
            <draw:equation draw:name="f3" draw:formula="0*logheight/1638"/>
            <draw:equation draw:name="f4" draw:formula="0*logwidth/380"/>
            <draw:equation draw:name="f5" draw:formula="34*logheight/1638"/>
            <draw:equation draw:name="f6" draw:formula="0*logwidth/380"/>
            <draw:equation draw:name="f7" draw:formula="1638*logheight/1638"/>
            <draw:equation draw:name="f8" draw:formula="380*logwidth/380"/>
            <draw:equation draw:name="f9" draw:formula="1638*logheight/1638"/>
            <draw:equation draw:name="f10" draw:formula="380*logwidth/380"/>
            <draw:equation draw:name="f11" draw:formula="0*logheight/1638"/>
            <draw:equation draw:name="f12" draw:formula="logwidth"/>
            <draw:equation draw:name="f13" draw:formula="logheight"/>
          </draw:enhanced-geometry>
        </draw:custom-shape>
      </draw:g>
      <draw:frame draw:name="Päivämäärän paikkamerkki 2" presentation:style-name="Mpr4" draw:text-style-name="MP17" draw:layer="backgroundobjects" svg:width="1.835cm" svg:height="0.599cm" svg:x="4.352cm" svg:y="17.88cm" presentation:class="date-time" presentation:user-transformed="true">
        <draw:text-box>
          <text:p text:style-name="MP16"><text:span text:style-name="MT9"><text:date style:data-style-name="D4" text:date-value="2022-08-24">24/08/2022</text:date></text:span></text:p>
        </draw:text-box>
      </draw:frame>
      <draw:frame draw:name="Alatunnisteen paikkamerkki 4" presentation:style-name="Mpr4" draw:text-style-name="MP17" draw:layer="backgroundobjects" svg:width="12.829cm" svg:height="0.599cm" svg:x="6.222cm" svg:y="17.88cm" presentation:class="footer" presentation:user-transformed="true">
        <draw:text-box>
          <text:p text:style-name="MP16"><text:span text:style-name="MT10">Tuomas Koukkari – Vowel Harmony and Related Phenomena in Inari Saami</text:span></text:p>
        </draw:text-box>
      </draw:frame>
      <draw:frame draw:name="Dian numeron paikkamerkki 6" presentation:style-name="Mpr4" draw:text-style-name="MP17" draw:layer="backgroundobjects" svg:width="1.078cm" svg:height="0.599cm" svg:x="0.948cm" svg:y="17.88cm" presentation:class="page-number" presentation:user-transformed="true">
        <draw:text-box>
          <text:p text:style-name="MP16"><text:span text:style-name="MT9"><text:page-number>&lt;nummer&gt;</text:page-number></text:span></text:p>
        </draw:text-box>
      </draw:frame>
      <presentation:notes style:page-layout-name="PM2">
        <draw:page-thumbnail presentation:style-name="Title_20_and_20_chart_20_1-title" draw:layer="backgroundobjects" svg:width="19.798cm" svg:height="11.136cm" svg:x="0.6cm" svg:y="2.257cm" presentation:class="page"/>
        <draw:frame presentation:style-name="Title_20_and_20_char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30.479cm" svg:height="3.18cm" svg:x="1.693cm" svg:y="0.76cm" presentation:class="title" presentation:placeholder="true">
        <draw:text-box/>
      </draw:frame>
      <draw:frame presentation:style-name="Standard-outline1" draw:layer="backgroundobjects" svg:width="30.479cm" svg:height="11.048cm" svg:x="1.693cm" svg:y="4.457cm" presentation:class="outline" presentation:placeholder="true">
        <draw:text-box/>
      </draw:frame>
      <presentation:notes style:page-layout-name="PM2">
        <draw:page-thumbnail presentation:style-name="Standard-title" draw:layer="backgroundobjects" svg:width="16.932cm" svg:height="9.524cm" svg:x="1.058cm" svg:y="1.93cm" presentation:class="page"/>
        <draw:frame presentation:style-name="Standard-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owerPoint template</dc:title>
    <meta:editing-cycles>1161</meta:editing-cycles>
    <meta:creation-date>2022-07-19T22:31:20.722000000</meta:creation-date>
    <dc:date>2022-08-24T13:57:37.712000000</dc:date>
    <meta:editing-duration>P5DT20H12M53S</meta:editing-duration>
    <meta:generator>LibreOffice/7.1.5.2$Windows_X86_64 LibreOffice_project/85f04e9f809797b8199d13c421bd8a2b025d52b5</meta:generator>
    <meta:document-statistic meta:object-count="181"/>
    <meta:user-defined meta:name="AppVersion">16.0000</meta:user-defined>
    <meta:user-defined meta:name="ContentTypeId">0x010100E434FACEBCC7144CA2AE9D04C81B669B</meta:user-defined>
    <meta:user-defined meta:name="HiddenSlides" meta:value-type="float">1</meta:user-defined>
    <meta:user-defined meta:name="Notes" meta:value-type="float">1</meta:user-defined>
    <meta:user-defined meta:name="PresentationFormat" meta:value-type="string">Widescreen</meta:user-defined>
    <meta:user-defined meta:name="Slides" meta:value-type="float">1</meta:user-defined>
    <meta:user-defined meta:name="oy_department" meta:value-type="string">492;#240927 Viestintä, markkinointi ja yhteiskuntasuhteet|8bd4d200-c4c0-4210-84f2-6f07028d2c73</meta:user-defined>
    <meta:user-defined meta:name="oy_keywords" meta:value-type="string">360;#Dokumenttipohjat|778455bb-615e-47d7-8dbd-5c9cab4aadc7</meta:user-defined>
    <meta:user-defined meta:name="oy_subject" meta:value-type="string"/>
    <meta:user-defined meta:name="oy_typeTaxonomy" meta:value-type="string">627;#Ohje|62bdb1e9-6a4e-41b7-9f23-a2dfe98f3035</meta:user-defined>
  </office:meta>
</office:document-meta>
</file>